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14674be"/>
    </style:style>
    <style:style style:name="P61" style:family="paragraph" style:parent-style-name="Text_20_body">
      <style:paragraph-properties fo:text-align="end" style:justify-single-word="false"/>
      <style:text-properties officeooo:paragraph-rsid="038f772a"/>
    </style:style>
    <style:style style:name="P62" style:family="paragraph" style:parent-style-name="Text_20_body">
      <style:paragraph-properties fo:text-align="justify" style:justify-single-word="false"/>
      <style:text-properties officeooo:paragraph-rsid="00175913"/>
    </style:style>
    <style:style style:name="P63" style:family="paragraph" style:parent-style-name="Text_20_body">
      <style:paragraph-properties fo:text-align="justify" style:justify-single-word="false"/>
      <style:text-properties officeooo:paragraph-rsid="00189af1"/>
    </style:style>
    <style:style style:name="P64" style:family="paragraph" style:parent-style-name="Text_20_body">
      <style:paragraph-properties fo:text-align="justify" style:justify-single-word="false"/>
      <style:text-properties fo:language="ru" fo:country="RU" officeooo:paragraph-rsid="0389f786"/>
    </style:style>
    <style:style style:name="P65"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6" style:family="paragraph" style:parent-style-name="Text_20_body">
      <style:paragraph-properties fo:text-align="justify" style:justify-single-word="false"/>
      <style:text-properties fo:language="ru" fo:country="RU" officeooo:paragraph-rsid="00189af1"/>
    </style:style>
    <style:style style:name="P67" style:family="paragraph" style:parent-style-name="Text_20_body">
      <style:paragraph-properties fo:text-align="justify" style:justify-single-word="false"/>
      <style:text-properties fo:language="ru" fo:country="RU" officeooo:rsid="00189af1" officeooo:paragraph-rsid="00189af1"/>
    </style:style>
    <style:style style:name="P68" style:family="paragraph" style:parent-style-name="Text_20_body">
      <style:paragraph-properties fo:text-align="justify" style:justify-single-word="false"/>
      <style:text-properties fo:language="ru" fo:country="RU" officeooo:rsid="0019ec28" officeooo:paragraph-rsid="0019ec28"/>
    </style:style>
    <style:style style:name="P69" style:family="paragraph" style:parent-style-name="Text_20_body">
      <style:paragraph-properties fo:text-align="justify" style:justify-single-word="false"/>
      <style:text-properties fo:language="ru" fo:country="RU" officeooo:rsid="001a56c3" officeooo:paragraph-rsid="001a56c3"/>
    </style:style>
    <style:style style:name="P70" style:family="paragraph" style:parent-style-name="Text_20_body">
      <style:paragraph-properties fo:text-align="justify" style:justify-single-word="false"/>
      <style:text-properties officeooo:paragraph-rsid="0019451a"/>
    </style:style>
    <style:style style:name="P71" style:family="paragraph" style:parent-style-name="Text_20_body">
      <style:paragraph-properties fo:text-align="justify" style:justify-single-word="false"/>
      <style:text-properties fo:language="ru" fo:country="RU" officeooo:paragraph-rsid="01497b7f"/>
    </style:style>
    <style:style style:name="P72" style:family="paragraph" style:parent-style-name="Text_20_body">
      <style:paragraph-properties fo:text-align="justify" style:justify-single-word="false"/>
      <style:text-properties fo:language="ru" fo:country="RU" officeooo:paragraph-rsid="0019451a"/>
    </style:style>
    <style:style style:name="P73" style:family="paragraph" style:parent-style-name="Text_20_body">
      <style:paragraph-properties fo:text-align="justify" style:justify-single-word="false"/>
      <style:text-properties fo:language="ru" fo:country="RU" officeooo:paragraph-rsid="014c0632"/>
    </style:style>
    <style:style style:name="P74" style:family="paragraph" style:parent-style-name="Text_20_body">
      <style:paragraph-properties fo:text-align="justify" style:justify-single-word="false"/>
      <style:text-properties fo:language="ru" fo:country="RU" officeooo:paragraph-rsid="001bd968"/>
    </style:style>
    <style:style style:name="P75" style:family="paragraph" style:parent-style-name="Text_20_body">
      <style:paragraph-properties fo:text-align="justify" style:justify-single-word="false"/>
      <style:text-properties officeooo:paragraph-rsid="001d3aa6"/>
    </style:style>
    <style:style style:name="P76" style:family="paragraph" style:parent-style-name="Text_20_body">
      <style:paragraph-properties fo:text-align="justify" style:justify-single-word="false"/>
      <style:text-properties fo:language="ru" fo:country="RU" officeooo:paragraph-rsid="001d3aa6"/>
    </style:style>
    <style:style style:name="P77"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9" style:family="paragraph" style:parent-style-name="Text_20_body">
      <style:paragraph-properties fo:text-align="justify" style:justify-single-word="false"/>
      <style:text-properties officeooo:paragraph-rsid="038eb069"/>
    </style:style>
    <style:style style:name="P8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1" style:family="paragraph" style:parent-style-name="Text_20_body">
      <style:paragraph-properties fo:text-align="justify" style:justify-single-word="false"/>
      <style:text-properties fo:language="ru" fo:country="RU" officeooo:paragraph-rsid="038ed742"/>
    </style:style>
    <style:style style:name="P82" style:family="paragraph" style:parent-style-name="Text_20_body">
      <style:paragraph-properties fo:text-align="justify" style:justify-single-word="false"/>
      <style:text-properties fo:language="ru" fo:country="RU" officeooo:rsid="002172fd" officeooo:paragraph-rsid="002172fd"/>
    </style:style>
    <style:style style:name="P8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5" style:family="paragraph" style:parent-style-name="Footnote">
      <style:text-properties fo:language="ru" fo:country="RU" officeooo:rsid="014fe71d" officeooo:paragraph-rsid="014fe71d"/>
    </style:style>
    <style:style style:name="P86" style:family="paragraph" style:parent-style-name="Text_20_body">
      <style:paragraph-properties fo:text-align="justify" style:justify-single-word="false"/>
      <style:text-properties fo:language="ru" fo:country="RU" officeooo:paragraph-rsid="014fe71d"/>
    </style:style>
    <style:style style:name="P87" style:family="paragraph" style:parent-style-name="Text_20_body">
      <style:paragraph-properties fo:text-align="center" style:justify-single-word="false"/>
      <style:text-properties fo:language="ru" fo:country="RU" fo:font-style="italic" style:font-style-asian="italic" style:font-style-complex="italic"/>
    </style:style>
    <style:style style:name="P88"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89" style:family="paragraph" style:parent-style-name="Text_20_body">
      <style:paragraph-properties fo:text-align="justify" style:justify-single-word="false"/>
      <style:text-properties officeooo:paragraph-rsid="00257d51"/>
    </style:style>
    <style:style style:name="P9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4" style:family="paragraph" style:parent-style-name="Text_20_body">
      <style:paragraph-properties fo:text-align="justify" style:justify-single-word="false"/>
      <style:text-properties fo:language="ru" fo:country="RU" officeooo:paragraph-rsid="002daf1c"/>
    </style:style>
    <style:style style:name="P95"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6"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7" style:family="paragraph" style:parent-style-name="Text_20_body">
      <style:paragraph-properties fo:text-align="justify" style:justify-single-word="false"/>
      <style:text-properties fo:language="ru" fo:country="RU" officeooo:paragraph-rsid="00368471"/>
    </style:style>
    <style:style style:name="P98"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0" style:family="paragraph" style:parent-style-name="Text_20_body">
      <style:paragraph-properties fo:text-align="justify" style:justify-single-word="false"/>
      <style:text-properties fo:language="ru" fo:country="RU" fo:font-style="normal" style:font-style-asian="normal" style:font-style-complex="normal"/>
    </style:style>
    <style:style style:name="P101" style:family="paragraph" style:parent-style-name="Footnote">
      <style:text-properties fo:language="ru" fo:country="RU" officeooo:rsid="0164510f" officeooo:paragraph-rsid="0164510f"/>
    </style:style>
    <style:style style:name="P102"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03" style:family="paragraph" style:parent-style-name="Text_20_body">
      <style:paragraph-properties fo:text-align="justify" style:justify-single-word="false"/>
      <style:text-properties fo:language="ru" fo:country="RU" officeooo:rsid="003ad058" officeooo:paragraph-rsid="003ad058"/>
    </style:style>
    <style:style style:name="P104" style:family="paragraph" style:parent-style-name="Text_20_body">
      <style:paragraph-properties fo:text-align="justify" style:justify-single-word="false"/>
      <style:text-properties fo:language="ru" fo:country="RU" officeooo:paragraph-rsid="01665d6e"/>
    </style:style>
    <style:style style:name="P105" style:family="paragraph" style:parent-style-name="Text_20_body">
      <style:paragraph-properties fo:text-align="justify" style:justify-single-word="false"/>
      <style:text-properties fo:language="ru" fo:country="RU" officeooo:paragraph-rsid="003d3fd1"/>
    </style:style>
    <style:style style:name="P106" style:family="paragraph" style:parent-style-name="Text_20_body">
      <style:paragraph-properties fo:text-align="justify" style:justify-single-word="false"/>
      <style:text-properties fo:language="ru" fo:country="RU" officeooo:paragraph-rsid="003d44f6"/>
    </style:style>
    <style:style style:name="P107" style:family="paragraph" style:parent-style-name="Text_20_body">
      <style:paragraph-properties fo:text-align="justify" style:justify-single-word="false"/>
      <style:text-properties fo:language="ru" fo:country="RU" officeooo:paragraph-rsid="0169f80c"/>
    </style:style>
    <style:style style:name="P108" style:family="paragraph" style:parent-style-name="Text_20_body">
      <style:paragraph-properties fo:text-align="justify" style:justify-single-word="false"/>
      <style:text-properties fo:language="ru" fo:country="RU" officeooo:paragraph-rsid="0343689e"/>
    </style:style>
    <style:style style:name="P109" style:family="paragraph" style:parent-style-name="Text_20_body">
      <style:paragraph-properties fo:text-align="justify" style:justify-single-word="false"/>
      <style:text-properties fo:language="ru" fo:country="RU" officeooo:paragraph-rsid="003e4773"/>
    </style:style>
    <style:style style:name="P110" style:family="paragraph" style:parent-style-name="Text_20_body">
      <style:paragraph-properties fo:text-align="justify" style:justify-single-word="false"/>
      <style:text-properties fo:language="ru" fo:country="RU" officeooo:paragraph-rsid="0043bd67"/>
    </style:style>
    <style:style style:name="P111" style:family="paragraph" style:parent-style-name="Text_20_body">
      <style:paragraph-properties fo:text-align="justify" style:justify-single-word="false"/>
      <style:text-properties fo:language="ru" fo:country="RU" officeooo:paragraph-rsid="0043f448"/>
    </style:style>
    <style:style style:name="P11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13" style:family="paragraph" style:parent-style-name="Text_20_body">
      <style:paragraph-properties fo:text-align="justify" style:justify-single-word="false"/>
      <style:text-properties fo:language="ru" fo:country="RU" officeooo:paragraph-rsid="003fa225"/>
    </style:style>
    <style:style style:name="P114" style:family="paragraph" style:parent-style-name="Text_20_body">
      <style:paragraph-properties fo:text-align="justify" style:justify-single-word="false"/>
      <style:text-properties fo:language="ru" fo:country="RU" officeooo:paragraph-rsid="016c4889"/>
    </style:style>
    <style:style style:name="P115"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16" style:family="paragraph" style:parent-style-name="Text_20_body">
      <style:paragraph-properties fo:text-align="center" style:justify-single-word="false"/>
      <style:text-properties fo:language="ru" fo:country="RU" fo:font-weight="bold" style:font-weight-asian="bold" style:font-weight-complex="bold"/>
    </style:style>
    <style:style style:name="P117"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22" style:family="paragraph" style:parent-style-name="Text_20_body">
      <style:paragraph-properties fo:text-align="justify" style:justify-single-word="false"/>
      <style:text-properties fo:language="ru" fo:country="RU" officeooo:paragraph-rsid="005c8284"/>
    </style:style>
    <style:style style:name="P123" style:family="paragraph" style:parent-style-name="Text_20_body">
      <style:paragraph-properties fo:text-align="justify" style:justify-single-word="false"/>
      <style:text-properties fo:language="ru" fo:country="RU" officeooo:paragraph-rsid="005fce4e"/>
    </style:style>
    <style:style style:name="P124" style:family="paragraph" style:parent-style-name="Text_20_body">
      <style:paragraph-properties fo:text-align="justify" style:justify-single-word="false"/>
      <style:text-properties fo:language="ru" fo:country="RU" officeooo:paragraph-rsid="005df5be"/>
    </style:style>
    <style:style style:name="P125" style:family="paragraph" style:parent-style-name="Text_20_body">
      <style:paragraph-properties fo:text-align="justify" style:justify-single-word="false"/>
      <style:text-properties fo:language="ru" fo:country="RU" officeooo:paragraph-rsid="00604dd9"/>
    </style:style>
    <style:style style:name="P126" style:family="paragraph" style:parent-style-name="Text_20_body">
      <style:paragraph-properties fo:text-align="justify" style:justify-single-word="false"/>
      <style:text-properties fo:language="ru" fo:country="RU" officeooo:rsid="00604dd9" officeooo:paragraph-rsid="00604dd9"/>
    </style:style>
    <style:style style:name="P127" style:family="paragraph" style:parent-style-name="Text_20_body">
      <style:paragraph-properties fo:text-align="justify" style:justify-single-word="false"/>
      <style:text-properties fo:language="ru" fo:country="RU" officeooo:rsid="00620f4f" officeooo:paragraph-rsid="00620f4f"/>
    </style:style>
    <style:style style:name="P128" style:family="paragraph" style:parent-style-name="Text_20_body">
      <style:paragraph-properties fo:text-align="justify" style:justify-single-word="false"/>
      <style:text-properties fo:language="ru" fo:country="RU" officeooo:paragraph-rsid="02c8818e"/>
    </style:style>
    <style:style style:name="P129"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30"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31"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32" style:family="paragraph" style:parent-style-name="Text_20_body">
      <style:paragraph-properties fo:text-align="justify" style:justify-single-word="false"/>
      <style:text-properties fo:language="ru" fo:country="RU" officeooo:paragraph-rsid="02bd7010" fo:background-color="transparent"/>
    </style:style>
    <style:style style:name="P133" style:family="paragraph" style:parent-style-name="Text_20_body">
      <style:paragraph-properties fo:text-align="justify" style:justify-single-word="false"/>
      <style:text-properties fo:language="ru" fo:country="RU" fo:background-color="transparent"/>
    </style:style>
    <style:style style:name="P134" style:family="paragraph" style:parent-style-name="Text_20_body">
      <style:paragraph-properties fo:text-align="justify" style:justify-single-word="false"/>
      <style:text-properties fo:language="ru" fo:country="RU" fo:background-color="#ffff38"/>
    </style:style>
    <style:style style:name="P135" style:family="paragraph" style:parent-style-name="Text_20_body">
      <style:paragraph-properties fo:text-align="justify" style:justify-single-word="false"/>
      <style:text-properties fo:language="ru" fo:country="RU" officeooo:paragraph-rsid="02c8818e" fo:background-color="transparent"/>
    </style:style>
    <style:style style:name="P136" style:family="paragraph" style:parent-style-name="Text_20_body">
      <style:paragraph-properties fo:text-align="justify" style:justify-single-word="false"/>
      <style:text-properties fo:language="ru" fo:country="RU" officeooo:paragraph-rsid="02c95515" fo:background-color="transparent"/>
    </style:style>
    <style:style style:name="P137" style:family="paragraph" style:parent-style-name="Text_20_body">
      <style:paragraph-properties fo:text-align="justify" style:justify-single-word="false"/>
      <style:text-properties fo:language="ru" fo:country="RU" officeooo:paragraph-rsid="02ca76cb" fo:background-color="transparent"/>
    </style:style>
    <style:style style:name="P138" style:family="paragraph" style:parent-style-name="Text_20_body">
      <style:paragraph-properties fo:text-align="justify" style:justify-single-word="false"/>
      <style:text-properties fo:language="ru" fo:country="RU" officeooo:paragraph-rsid="0185423d" fo:background-color="transparent"/>
    </style:style>
    <style:style style:name="P139" style:family="paragraph" style:parent-style-name="Text_20_body">
      <style:paragraph-properties fo:text-align="justify" style:justify-single-word="false"/>
      <style:text-properties fo:language="ru" fo:country="RU" officeooo:paragraph-rsid="00660bac" fo:background-color="transparent"/>
    </style:style>
    <style:style style:name="P140" style:family="paragraph" style:parent-style-name="Footnote">
      <style:text-properties fo:language="ru" fo:country="RU" officeooo:rsid="01871d14" officeooo:paragraph-rsid="01871d14"/>
    </style:style>
    <style:style style:name="P141" style:family="paragraph" style:parent-style-name="Text_20_body">
      <style:paragraph-properties fo:text-align="justify" style:justify-single-word="false"/>
      <style:text-properties fo:language="ru" fo:country="RU" officeooo:paragraph-rsid="03318a22"/>
    </style:style>
    <style:style style:name="P142" style:family="paragraph" style:parent-style-name="Text_20_body">
      <style:paragraph-properties fo:text-align="justify" style:justify-single-word="false"/>
      <style:text-properties fo:language="ru" fo:country="RU" officeooo:paragraph-rsid="01895e9a"/>
    </style:style>
    <style:style style:name="P143" style:family="paragraph" style:parent-style-name="Text_20_body">
      <style:paragraph-properties fo:text-align="justify" style:justify-single-word="false"/>
      <style:text-properties fo:language="ru" fo:country="RU" officeooo:paragraph-rsid="0219f04c"/>
    </style:style>
    <style:style style:name="P144" style:family="paragraph" style:parent-style-name="Text_20_body">
      <style:paragraph-properties fo:text-align="justify" style:justify-single-word="false"/>
      <style:text-properties fo:language="ru" fo:country="RU" officeooo:paragraph-rsid="00672e1d"/>
    </style:style>
    <style:style style:name="P145" style:family="paragraph" style:parent-style-name="Heading_20_2">
      <style:paragraph-properties fo:text-align="center" style:justify-single-word="false"/>
    </style:style>
    <style:style style:name="P146" style:family="paragraph" style:parent-style-name="Text_20_body">
      <style:paragraph-properties fo:text-align="center" style:justify-single-word="false"/>
    </style:style>
    <style:style style:name="P147"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8"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49"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5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5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52" style:family="paragraph" style:parent-style-name="Text_20_body">
      <style:paragraph-properties fo:text-align="justify" style:justify-single-word="false"/>
      <style:text-properties fo:language="ru" fo:country="RU" officeooo:paragraph-rsid="018a2818"/>
    </style:style>
    <style:style style:name="P153" style:family="paragraph" style:parent-style-name="Text_20_body">
      <style:paragraph-properties fo:text-align="center" style:justify-single-word="false"/>
      <style:text-properties fo:language="ru" fo:country="RU" officeooo:rsid="018a2818" officeooo:paragraph-rsid="018a2818"/>
    </style:style>
    <style:style style:name="P154" style:family="paragraph" style:parent-style-name="Text_20_body">
      <style:paragraph-properties fo:text-align="justify" style:justify-single-word="false"/>
      <style:text-properties fo:language="ru" fo:country="RU" officeooo:paragraph-rsid="019712b5"/>
    </style:style>
    <style:style style:name="P155" style:family="paragraph" style:parent-style-name="Text_20_body">
      <style:paragraph-properties fo:text-align="justify" style:justify-single-word="false"/>
      <style:text-properties fo:language="ru" fo:country="RU" officeooo:paragraph-rsid="0196a32c"/>
    </style:style>
    <style:style style:name="P156" style:family="paragraph" style:parent-style-name="Text_20_body">
      <style:paragraph-properties fo:text-align="justify" style:justify-single-word="false"/>
      <style:text-properties fo:language="en" fo:country="US" officeooo:rsid="01934728" officeooo:paragraph-rsid="0196a32c"/>
    </style:style>
    <style:style style:name="P157" style:family="paragraph" style:parent-style-name="Text_20_body">
      <style:paragraph-properties fo:text-align="justify" style:justify-single-word="false"/>
      <style:text-properties fo:language="ru" fo:country="RU" officeooo:paragraph-rsid="01bb21d4"/>
    </style:style>
    <style:style style:name="P158" style:family="paragraph" style:parent-style-name="Text_20_body">
      <style:paragraph-properties fo:text-align="justify" style:justify-single-word="false"/>
      <style:text-properties officeooo:rsid="0219f04c" officeooo:paragraph-rsid="0219f04c"/>
    </style:style>
    <style:style style:name="P159" style:family="paragraph" style:parent-style-name="Text_20_body">
      <style:paragraph-properties fo:text-align="justify" style:justify-single-word="false"/>
      <style:text-properties fo:language="ru" fo:country="RU" officeooo:rsid="0219f04c" officeooo:paragraph-rsid="0219f04c"/>
    </style:style>
    <style:style style:name="P160" style:family="paragraph" style:parent-style-name="Text_20_body">
      <style:paragraph-properties fo:text-align="justify" style:justify-single-word="false"/>
      <style:text-properties fo:language="ru" fo:country="RU" officeooo:paragraph-rsid="01cd5030"/>
    </style:style>
    <style:style style:name="P161" style:family="paragraph" style:parent-style-name="Text_20_body">
      <style:paragraph-properties fo:text-align="justify" style:justify-single-word="false"/>
      <style:text-properties fo:language="en" fo:country="US" officeooo:rsid="01934728" officeooo:paragraph-rsid="01934728"/>
    </style:style>
    <style:style style:name="P162" style:family="paragraph" style:parent-style-name="Text_20_body">
      <style:paragraph-properties fo:text-align="justify" style:justify-single-word="false"/>
      <style:text-properties fo:language="ru" fo:country="RU" officeooo:rsid="019712b5" officeooo:paragraph-rsid="019712b5"/>
    </style:style>
    <style:style style:name="P163" style:family="paragraph" style:parent-style-name="Text_20_body">
      <style:paragraph-properties fo:text-align="justify" style:justify-single-word="false"/>
      <style:text-properties fo:language="en" fo:country="US" officeooo:rsid="019b8b25" officeooo:paragraph-rsid="019b8b25"/>
    </style:style>
    <style:style style:name="P164" style:family="paragraph" style:parent-style-name="Text_20_body">
      <style:paragraph-properties fo:text-align="justify" style:justify-single-word="false"/>
      <style:text-properties fo:language="en" fo:country="US" officeooo:rsid="01b5c453" officeooo:paragraph-rsid="01b5c453"/>
    </style:style>
    <style:style style:name="P165" style:family="paragraph" style:parent-style-name="Text_20_body">
      <style:paragraph-properties fo:text-align="justify" style:justify-single-word="false"/>
      <style:text-properties fo:language="ru" fo:country="RU" officeooo:rsid="01974323" officeooo:paragraph-rsid="01974323"/>
    </style:style>
    <style:style style:name="P166" style:family="paragraph" style:parent-style-name="Text_20_body">
      <style:paragraph-properties fo:text-align="justify" style:justify-single-word="false"/>
      <style:text-properties fo:language="ru" fo:country="RU" officeooo:rsid="01974323" officeooo:paragraph-rsid="01996254"/>
    </style:style>
    <style:style style:name="P167" style:family="paragraph" style:parent-style-name="Text_20_body">
      <style:paragraph-properties fo:text-align="justify" style:justify-single-word="false"/>
      <style:text-properties fo:language="ru" fo:country="RU" officeooo:rsid="01974323" officeooo:paragraph-rsid="019b8b25"/>
    </style:style>
    <style:style style:name="P168" style:family="paragraph" style:parent-style-name="Text_20_body">
      <style:paragraph-properties fo:text-align="justify" style:justify-single-word="false"/>
      <style:text-properties fo:language="ru" fo:country="RU" officeooo:rsid="01996254" officeooo:paragraph-rsid="01996254"/>
    </style:style>
    <style:style style:name="P169" style:family="paragraph" style:parent-style-name="Text_20_body">
      <style:paragraph-properties fo:text-align="justify" style:justify-single-word="false"/>
      <style:text-properties fo:language="ru" fo:country="RU" officeooo:rsid="019a01ec" officeooo:paragraph-rsid="019a01ec"/>
    </style:style>
    <style:style style:name="P170" style:family="paragraph" style:parent-style-name="Text_20_body">
      <style:paragraph-properties fo:text-align="justify" style:justify-single-word="false"/>
      <style:text-properties fo:language="ru" fo:country="RU" officeooo:rsid="0225e5a3" officeooo:paragraph-rsid="0225e5a3"/>
    </style:style>
    <style:style style:name="P171" style:family="paragraph" style:parent-style-name="Text_20_body">
      <style:paragraph-properties fo:text-align="justify" style:justify-single-word="false"/>
      <style:text-properties fo:language="ru" fo:country="RU" officeooo:paragraph-rsid="019a01ec"/>
    </style:style>
    <style:style style:name="P172" style:family="paragraph" style:parent-style-name="Text_20_body">
      <style:paragraph-properties fo:text-align="justify" style:justify-single-word="false"/>
      <style:text-properties fo:language="ru" fo:country="RU" officeooo:rsid="019b5cf0" officeooo:paragraph-rsid="019b5cf0"/>
    </style:style>
    <style:style style:name="P173" style:family="paragraph" style:parent-style-name="Text_20_body">
      <style:paragraph-properties fo:text-align="justify" style:justify-single-word="false"/>
      <style:text-properties fo:language="ru" fo:country="RU" officeooo:paragraph-rsid="019b5cf0"/>
    </style:style>
    <style:style style:name="P174" style:family="paragraph" style:parent-style-name="Text_20_body">
      <style:paragraph-properties fo:text-align="justify" style:justify-single-word="false"/>
      <style:text-properties fo:language="ru" fo:country="RU" officeooo:rsid="01a16269" officeooo:paragraph-rsid="01a16269"/>
    </style:style>
    <style:style style:name="P175" style:family="paragraph" style:parent-style-name="Text_20_body">
      <style:paragraph-properties fo:text-align="justify" style:justify-single-word="false"/>
      <style:text-properties fo:language="ru" fo:country="RU" officeooo:paragraph-rsid="01a16269"/>
    </style:style>
    <style:style style:name="P176" style:family="paragraph" style:parent-style-name="Text_20_body">
      <style:paragraph-properties fo:text-align="justify" style:justify-single-word="false"/>
      <style:text-properties fo:language="ru" fo:country="RU" officeooo:rsid="01a16269" officeooo:paragraph-rsid="01a6a6ce"/>
    </style:style>
    <style:style style:name="P177" style:family="paragraph" style:parent-style-name="Text_20_body">
      <style:paragraph-properties fo:text-align="justify" style:justify-single-word="false"/>
      <style:text-properties fo:language="ru" fo:country="RU" officeooo:rsid="01a16269" officeooo:paragraph-rsid="01a81b88"/>
    </style:style>
    <style:style style:name="P178" style:family="paragraph" style:parent-style-name="Text_20_body">
      <style:paragraph-properties fo:text-align="justify" style:justify-single-word="false"/>
      <style:text-properties fo:language="ru" fo:country="RU" officeooo:rsid="01a16269" officeooo:paragraph-rsid="020ff2e5"/>
    </style:style>
    <style:style style:name="P179" style:family="paragraph" style:parent-style-name="Text_20_body">
      <style:paragraph-properties fo:text-align="justify" style:justify-single-word="false"/>
      <style:text-properties fo:language="ru" fo:country="RU" officeooo:rsid="01f7b1ba" officeooo:paragraph-rsid="02a7c2b4"/>
    </style:style>
    <style:style style:name="P180" style:family="paragraph" style:parent-style-name="Text_20_body">
      <style:paragraph-properties fo:text-align="justify" style:justify-single-word="false"/>
      <style:text-properties fo:language="ru" fo:country="RU" officeooo:rsid="01a9b316" officeooo:paragraph-rsid="01b80b40"/>
    </style:style>
    <style:style style:name="P181" style:family="paragraph" style:parent-style-name="Text_20_body">
      <style:paragraph-properties fo:text-align="justify" style:justify-single-word="false"/>
      <style:text-properties fo:language="ru" fo:country="RU" officeooo:rsid="01a9b316" officeooo:paragraph-rsid="01ef50cc"/>
    </style:style>
    <style:style style:name="P182" style:family="paragraph" style:parent-style-name="Text_20_body">
      <style:paragraph-properties fo:text-align="justify" style:justify-single-word="false"/>
      <style:text-properties officeooo:paragraph-rsid="02b4ae46"/>
    </style:style>
    <style:style style:name="P183" style:family="paragraph" style:parent-style-name="Text_20_body">
      <style:paragraph-properties fo:text-align="justify" style:justify-single-word="false"/>
      <style:text-properties fo:language="ru" fo:country="RU" officeooo:rsid="01b03765" officeooo:paragraph-rsid="01b03765"/>
    </style:style>
    <style:style style:name="P184" style:family="paragraph" style:parent-style-name="Text_20_body">
      <style:paragraph-properties fo:text-align="justify" style:justify-single-word="false"/>
      <style:text-properties fo:language="ru" fo:country="RU" officeooo:rsid="01b80b40" officeooo:paragraph-rsid="01b88544"/>
    </style:style>
    <style:style style:name="P185" style:family="paragraph" style:parent-style-name="Text_20_body">
      <style:paragraph-properties fo:text-align="justify" style:justify-single-word="false"/>
      <style:text-properties fo:language="ru" fo:country="RU" officeooo:rsid="01b03765" officeooo:paragraph-rsid="01b88544"/>
    </style:style>
    <style:style style:name="P186" style:family="paragraph" style:parent-style-name="Text_20_body">
      <style:paragraph-properties fo:text-align="justify" style:justify-single-word="false"/>
      <style:text-properties fo:language="en" fo:country="US" officeooo:rsid="01be1531" officeooo:paragraph-rsid="01be1531"/>
    </style:style>
    <style:style style:name="P187" style:family="paragraph" style:parent-style-name="Text_20_body">
      <style:paragraph-properties fo:text-align="justify" style:justify-single-word="false"/>
      <style:text-properties fo:language="ru" fo:country="RU" officeooo:rsid="01be1531" officeooo:paragraph-rsid="01be1531"/>
    </style:style>
    <style:style style:name="P188" style:family="paragraph" style:parent-style-name="Text_20_body">
      <style:paragraph-properties fo:text-align="justify" style:justify-single-word="false"/>
      <style:text-properties fo:language="ru" fo:country="RU" officeooo:rsid="01c35d61" officeooo:paragraph-rsid="01c35d61"/>
    </style:style>
    <style:style style:name="P189" style:family="paragraph" style:parent-style-name="Text_20_body">
      <style:paragraph-properties fo:text-align="justify" style:justify-single-word="false"/>
      <style:text-properties fo:language="ru" fo:country="RU" officeooo:rsid="01c52210" officeooo:paragraph-rsid="01c52210"/>
    </style:style>
    <style:style style:name="P190" style:family="paragraph" style:parent-style-name="Text_20_body">
      <style:paragraph-properties fo:text-align="justify" style:justify-single-word="false"/>
      <style:text-properties fo:language="ru" fo:country="RU" officeooo:rsid="01c86c81" officeooo:paragraph-rsid="01c86c81"/>
    </style:style>
    <style:style style:name="P191" style:family="paragraph" style:parent-style-name="Text_20_body">
      <style:paragraph-properties fo:text-align="justify" style:justify-single-word="false"/>
      <style:text-properties fo:language="ru" fo:country="RU" officeooo:rsid="01c86c81" officeooo:paragraph-rsid="01cf850b"/>
    </style:style>
    <style:style style:name="P192" style:family="paragraph" style:parent-style-name="Text_20_body">
      <style:paragraph-properties fo:text-align="justify" style:justify-single-word="false"/>
      <style:text-properties fo:language="ru" fo:country="RU" officeooo:rsid="01fcd6e1" officeooo:paragraph-rsid="01caf558"/>
    </style:style>
    <style:style style:name="P193" style:family="paragraph" style:parent-style-name="Text_20_body">
      <style:paragraph-properties fo:text-align="justify" style:justify-single-word="false"/>
      <style:text-properties fo:language="ru" fo:country="RU" officeooo:rsid="01caf558" officeooo:paragraph-rsid="01caf558"/>
    </style:style>
    <style:style style:name="P194" style:family="paragraph" style:parent-style-name="Text_20_body">
      <style:paragraph-properties fo:text-align="justify" style:justify-single-word="false"/>
      <style:text-properties fo:language="ru" fo:country="RU" officeooo:paragraph-rsid="020705e3"/>
    </style:style>
    <style:style style:name="P195" style:family="paragraph" style:parent-style-name="Text_20_body">
      <style:paragraph-properties fo:text-align="justify" style:justify-single-word="false"/>
      <style:text-properties fo:language="ru" fo:country="RU" officeooo:paragraph-rsid="021b8f2b"/>
    </style:style>
    <style:style style:name="P196" style:family="paragraph" style:parent-style-name="Text_20_body">
      <style:paragraph-properties fo:text-align="justify" style:justify-single-word="false"/>
      <style:text-properties fo:language="ru" fo:country="RU" officeooo:rsid="01d00caf" officeooo:paragraph-rsid="01d00caf"/>
    </style:style>
    <style:style style:name="P197" style:family="paragraph" style:parent-style-name="Text_20_body">
      <style:paragraph-properties fo:text-align="justify" style:justify-single-word="false"/>
      <style:text-properties fo:language="ru" fo:country="RU" officeooo:rsid="01d13f5b" officeooo:paragraph-rsid="01d13f5b"/>
    </style:style>
    <style:style style:name="P198" style:family="paragraph" style:parent-style-name="Text_20_body">
      <style:paragraph-properties fo:text-align="justify" style:justify-single-word="false"/>
      <style:text-properties fo:language="ru" fo:country="RU" officeooo:rsid="01d345d9" officeooo:paragraph-rsid="01ec4ae5"/>
    </style:style>
    <style:style style:name="P199" style:family="paragraph" style:parent-style-name="Text_20_body">
      <style:paragraph-properties fo:text-align="justify" style:justify-single-word="false"/>
      <style:text-properties fo:language="ru" fo:country="RU" officeooo:rsid="01d345d9" officeooo:paragraph-rsid="01d345d9"/>
    </style:style>
    <style:style style:name="P200" style:family="paragraph" style:parent-style-name="Text_20_body">
      <style:paragraph-properties fo:text-align="justify" style:justify-single-word="false"/>
      <style:text-properties fo:language="ru" fo:country="RU" officeooo:paragraph-rsid="02bc52bd" fo:background-color="transparent"/>
    </style:style>
    <style:style style:name="P201" style:family="paragraph" style:parent-style-name="Text_20_body">
      <style:paragraph-properties fo:text-align="justify" style:justify-single-word="false"/>
      <style:text-properties fo:language="ru" fo:country="RU" officeooo:paragraph-rsid="033e0b61" fo:background-color="transparent"/>
    </style:style>
    <style:style style:name="P202"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03"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04" style:family="paragraph" style:parent-style-name="Text_20_body">
      <style:paragraph-properties fo:text-align="justify" style:justify-single-word="false"/>
      <style:text-properties fo:language="ru" fo:country="RU" officeooo:paragraph-rsid="02b5eea8" fo:background-color="#ffff00"/>
    </style:style>
    <style:style style:name="P205"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06" style:family="paragraph" style:parent-style-name="Text_20_body">
      <style:paragraph-properties fo:text-align="justify" style:justify-single-word="false"/>
      <style:text-properties fo:language="ru" fo:country="RU" officeooo:rsid="01e42ae7" officeooo:paragraph-rsid="01e42ae7"/>
    </style:style>
    <style:style style:name="P207" style:family="paragraph" style:parent-style-name="Text_20_body">
      <style:paragraph-properties fo:text-align="justify" style:justify-single-word="false"/>
      <style:text-properties fo:language="ru" fo:country="RU" officeooo:rsid="01e5523f" officeooo:paragraph-rsid="01e5523f"/>
    </style:style>
    <style:style style:name="P208" style:family="paragraph" style:parent-style-name="Text_20_body">
      <style:paragraph-properties fo:text-align="justify" style:justify-single-word="false"/>
      <style:text-properties fo:language="ru" fo:country="RU" officeooo:paragraph-rsid="01d97945"/>
    </style:style>
    <style:style style:name="P209" style:family="paragraph" style:parent-style-name="Text_20_body">
      <style:paragraph-properties fo:text-align="justify" style:justify-single-word="false"/>
      <style:text-properties officeooo:paragraph-rsid="01eaae1c"/>
    </style:style>
    <style:style style:name="P210" style:family="paragraph" style:parent-style-name="Text_20_body">
      <style:paragraph-properties fo:text-align="justify" style:justify-single-word="false"/>
      <style:text-properties officeooo:rsid="01ef50cc" officeooo:paragraph-rsid="01ef50cc"/>
    </style:style>
    <style:style style:name="P211" style:family="paragraph" style:parent-style-name="Text_20_body">
      <style:paragraph-properties fo:text-align="justify" style:justify-single-word="false"/>
      <style:text-properties officeooo:rsid="01f02364" officeooo:paragraph-rsid="01f02364"/>
    </style:style>
    <style:style style:name="P212" style:family="paragraph" style:parent-style-name="Text_20_body">
      <style:paragraph-properties fo:text-align="justify" style:justify-single-word="false"/>
      <style:text-properties officeooo:rsid="01f20548" officeooo:paragraph-rsid="02d051a2"/>
    </style:style>
    <style:style style:name="P213" style:family="paragraph" style:parent-style-name="Text_20_body">
      <style:paragraph-properties fo:text-align="justify" style:justify-single-word="false"/>
      <style:text-properties fo:language="ru" fo:country="RU" officeooo:rsid="02d051a2" officeooo:paragraph-rsid="02d051a2"/>
    </style:style>
    <style:style style:name="P214" style:family="paragraph" style:parent-style-name="Text_20_body">
      <style:paragraph-properties fo:text-align="justify" style:justify-single-word="false"/>
      <style:text-properties officeooo:rsid="01f20548" officeooo:paragraph-rsid="01f20548"/>
    </style:style>
    <style:style style:name="P215" style:family="paragraph" style:parent-style-name="Text_20_body">
      <style:paragraph-properties fo:text-align="justify" style:justify-single-word="false"/>
      <style:text-properties officeooo:rsid="01f4790e" officeooo:paragraph-rsid="01fe4e34"/>
    </style:style>
    <style:style style:name="P216" style:family="paragraph" style:parent-style-name="Text_20_body">
      <style:paragraph-properties fo:text-align="justify" style:justify-single-word="false"/>
      <style:text-properties officeooo:rsid="0201bde9" officeooo:paragraph-rsid="02a7c2b4"/>
    </style:style>
    <style:style style:name="P217" style:family="paragraph" style:parent-style-name="Text_20_body">
      <style:paragraph-properties fo:text-align="justify" style:justify-single-word="false"/>
      <style:text-properties officeooo:rsid="020e61d0" officeooo:paragraph-rsid="020e61d0"/>
    </style:style>
    <style:style style:name="P218" style:family="paragraph" style:parent-style-name="Text_20_body">
      <style:paragraph-properties fo:text-align="justify" style:justify-single-word="false"/>
      <style:text-properties fo:language="ru" fo:country="RU" officeooo:rsid="021bf5db" officeooo:paragraph-rsid="021bf5db"/>
    </style:style>
    <style:style style:name="P219" style:family="paragraph" style:parent-style-name="Text_20_body">
      <style:paragraph-properties fo:text-align="justify" style:justify-single-word="false"/>
      <style:text-properties officeooo:rsid="020e61d0" officeooo:paragraph-rsid="0211ec1f"/>
    </style:style>
    <style:style style:name="P220" style:family="paragraph" style:parent-style-name="Text_20_body">
      <style:paragraph-properties fo:text-align="justify" style:justify-single-word="false"/>
      <style:text-properties fo:language="ru" fo:country="RU" officeooo:rsid="020e61d0" officeooo:paragraph-rsid="020e61d0"/>
    </style:style>
    <style:style style:name="P221" style:family="paragraph" style:parent-style-name="Text_20_body">
      <style:paragraph-properties fo:text-align="justify" style:justify-single-word="false"/>
      <style:text-properties officeooo:rsid="020e61d0" officeooo:paragraph-rsid="020ff2e5"/>
    </style:style>
    <style:style style:name="P222" style:family="paragraph" style:parent-style-name="Text_20_body">
      <style:paragraph-properties fo:text-align="justify" style:justify-single-word="false"/>
      <style:text-properties officeooo:paragraph-rsid="020ff2e5"/>
    </style:style>
    <style:style style:name="P223" style:family="paragraph" style:parent-style-name="Text_20_body">
      <style:paragraph-properties fo:text-align="justify" style:justify-single-word="false"/>
      <style:text-properties officeooo:rsid="0215b99a" officeooo:paragraph-rsid="0215b99a"/>
    </style:style>
    <style:style style:name="P224" style:family="paragraph" style:parent-style-name="Text_20_body">
      <style:paragraph-properties fo:text-align="justify" style:justify-single-word="false"/>
      <style:text-properties officeooo:rsid="0215b99a" officeooo:paragraph-rsid="021e9d8a"/>
    </style:style>
    <style:style style:name="P225" style:family="paragraph" style:parent-style-name="Text_20_body">
      <style:paragraph-properties fo:text-align="justify" style:justify-single-word="false"/>
      <style:text-properties fo:language="ru" fo:country="RU" officeooo:rsid="0215b99a" officeooo:paragraph-rsid="0215b99a"/>
    </style:style>
    <style:style style:name="P226" style:family="paragraph" style:parent-style-name="Text_20_body">
      <style:paragraph-properties fo:text-align="justify" style:justify-single-word="false"/>
      <style:text-properties officeooo:rsid="020e61d0" officeooo:paragraph-rsid="021bf5db"/>
    </style:style>
    <style:style style:name="P227" style:family="paragraph" style:parent-style-name="Text_20_body">
      <style:paragraph-properties fo:text-align="justify" style:justify-single-word="false"/>
      <style:text-properties officeooo:rsid="021e9d8a" officeooo:paragraph-rsid="0221356c"/>
    </style:style>
    <style:style style:name="P228" style:family="paragraph" style:parent-style-name="Text_20_body">
      <style:paragraph-properties fo:text-align="justify" style:justify-single-word="false"/>
      <style:text-properties officeooo:rsid="021e9d8a" officeooo:paragraph-rsid="021e9d8a"/>
    </style:style>
    <style:style style:name="P229" style:family="paragraph" style:parent-style-name="Text_20_body">
      <style:paragraph-properties fo:text-align="justify" style:justify-single-word="false"/>
      <style:text-properties officeooo:rsid="021e9d8a" officeooo:paragraph-rsid="021f11d2"/>
    </style:style>
    <style:style style:name="P230" style:family="paragraph" style:parent-style-name="Text_20_body">
      <style:paragraph-properties fo:text-align="justify" style:justify-single-word="false"/>
      <style:text-properties officeooo:rsid="0259d7a1" officeooo:paragraph-rsid="021e9d8a"/>
    </style:style>
    <style:style style:name="P231" style:family="paragraph" style:parent-style-name="Text_20_body">
      <style:paragraph-properties fo:text-align="justify" style:justify-single-word="false"/>
      <style:text-properties officeooo:rsid="0259d7a1" officeooo:paragraph-rsid="0259d7a1"/>
    </style:style>
    <style:style style:name="P232" style:family="paragraph" style:parent-style-name="Text_20_body">
      <style:paragraph-properties fo:text-align="justify" style:justify-single-word="false"/>
      <style:text-properties officeooo:rsid="0222e4aa" officeooo:paragraph-rsid="0222e4aa"/>
    </style:style>
    <style:style style:name="P233" style:family="paragraph" style:parent-style-name="Text_20_body">
      <style:paragraph-properties fo:text-align="justify" style:justify-single-word="false"/>
      <style:text-properties officeooo:rsid="0273dd5d" officeooo:paragraph-rsid="0273dd5d"/>
    </style:style>
    <style:style style:name="P234" style:family="paragraph" style:parent-style-name="Text_20_body">
      <style:paragraph-properties fo:text-align="justify" style:justify-single-word="false"/>
      <style:text-properties fo:language="ru" fo:country="RU" officeooo:rsid="0273dd5d" officeooo:paragraph-rsid="0273dd5d"/>
    </style:style>
    <style:style style:name="P235" style:family="paragraph" style:parent-style-name="Text_20_body">
      <style:paragraph-properties fo:text-align="justify" style:justify-single-word="false"/>
      <style:text-properties officeooo:rsid="0225e5a3" officeooo:paragraph-rsid="0225e5a3"/>
    </style:style>
    <style:style style:name="P236" style:family="paragraph" style:parent-style-name="Text_20_body">
      <style:paragraph-properties fo:text-align="justify" style:justify-single-word="false"/>
      <style:text-properties fo:language="ru" fo:country="RU" officeooo:rsid="022a6431" officeooo:paragraph-rsid="022a6431"/>
    </style:style>
    <style:style style:name="P237" style:family="paragraph" style:parent-style-name="Text_20_body">
      <style:paragraph-properties fo:text-align="justify" style:justify-single-word="false"/>
      <style:text-properties fo:language="ru" fo:country="RU" officeooo:rsid="022c5621" officeooo:paragraph-rsid="022c5621"/>
    </style:style>
    <style:style style:name="P238" style:family="paragraph" style:parent-style-name="Text_20_body">
      <style:paragraph-properties fo:text-align="justify" style:justify-single-word="false"/>
      <style:text-properties fo:language="ru" fo:country="RU" officeooo:rsid="022de5ad" officeooo:paragraph-rsid="022de5ad"/>
    </style:style>
    <style:style style:name="P239" style:family="paragraph" style:parent-style-name="Text_20_body">
      <style:paragraph-properties fo:text-align="justify" style:justify-single-word="false"/>
      <style:text-properties fo:language="ru" fo:country="RU" officeooo:rsid="022c5621" officeooo:paragraph-rsid="0280ef7a"/>
    </style:style>
    <style:style style:name="P240" style:family="paragraph" style:parent-style-name="Text_20_body">
      <style:paragraph-properties fo:text-align="justify" style:justify-single-word="false"/>
      <style:text-properties officeooo:rsid="022f687f" officeooo:paragraph-rsid="022f687f"/>
    </style:style>
    <style:style style:name="P241" style:family="paragraph" style:parent-style-name="Text_20_body">
      <style:paragraph-properties fo:text-align="justify" style:justify-single-word="false"/>
      <style:text-properties officeooo:rsid="02332fb1" officeooo:paragraph-rsid="02332fb1"/>
    </style:style>
    <style:style style:name="P242" style:family="paragraph" style:parent-style-name="Text_20_body">
      <style:paragraph-properties fo:text-align="justify" style:justify-single-word="false"/>
      <style:text-properties fo:language="ru" fo:country="RU" officeooo:rsid="0238b98b" officeooo:paragraph-rsid="0238b98b"/>
    </style:style>
    <style:style style:name="P243" style:family="paragraph" style:parent-style-name="Text_20_body">
      <style:paragraph-properties fo:text-align="justify" style:justify-single-word="false"/>
      <style:text-properties fo:language="ru" fo:country="RU" officeooo:rsid="0238b98b" officeooo:paragraph-rsid="023e167f"/>
    </style:style>
    <style:style style:name="P244" style:family="paragraph" style:parent-style-name="Text_20_body">
      <style:paragraph-properties fo:text-align="justify" style:justify-single-word="false"/>
      <style:text-properties fo:language="ru" fo:country="RU" officeooo:rsid="023c9b65" officeooo:paragraph-rsid="023c9b65"/>
    </style:style>
    <style:style style:name="P245" style:family="paragraph" style:parent-style-name="Text_20_body">
      <style:paragraph-properties fo:text-align="justify" style:justify-single-word="false"/>
      <style:text-properties fo:language="ru" fo:country="RU" officeooo:rsid="0241ad41" officeooo:paragraph-rsid="0241ad41"/>
    </style:style>
    <style:style style:name="P246" style:family="paragraph" style:parent-style-name="Text_20_body">
      <style:paragraph-properties fo:text-align="justify" style:justify-single-word="false"/>
      <style:text-properties officeooo:rsid="0241ad41" officeooo:paragraph-rsid="0241ad41"/>
    </style:style>
    <style:style style:name="P247" style:family="paragraph" style:parent-style-name="Text_20_body">
      <style:paragraph-properties fo:text-align="justify" style:justify-single-word="false"/>
      <style:text-properties fo:language="ru" fo:country="RU" officeooo:rsid="02349b46" officeooo:paragraph-rsid="02332fb1"/>
    </style:style>
    <style:style style:name="P248" style:family="paragraph" style:parent-style-name="Text_20_body">
      <style:paragraph-properties fo:text-align="justify" style:justify-single-word="false"/>
      <style:text-properties fo:language="ru" fo:country="RU" officeooo:rsid="02349b46" officeooo:paragraph-rsid="02349b46"/>
    </style:style>
    <style:style style:name="P249" style:family="paragraph" style:parent-style-name="Text_20_body">
      <style:paragraph-properties fo:text-align="justify" style:justify-single-word="false"/>
      <style:text-properties officeooo:rsid="02349b46" officeooo:paragraph-rsid="02349b46"/>
    </style:style>
    <style:style style:name="P250" style:family="paragraph" style:parent-style-name="Text_20_body">
      <style:paragraph-properties fo:text-align="justify" style:justify-single-word="false"/>
      <style:text-properties officeooo:rsid="024334d7" officeooo:paragraph-rsid="0243b4c5"/>
    </style:style>
    <style:style style:name="P251" style:family="paragraph" style:parent-style-name="Text_20_body">
      <style:paragraph-properties fo:text-align="justify" style:justify-single-word="false"/>
      <style:text-properties fo:language="ru" fo:country="RU" officeooo:rsid="024334d7" officeooo:paragraph-rsid="024334d7"/>
    </style:style>
    <style:style style:name="P252" style:family="paragraph" style:parent-style-name="Text_20_body">
      <style:paragraph-properties fo:text-align="justify" style:justify-single-word="false"/>
      <style:text-properties officeooo:rsid="024334d7" officeooo:paragraph-rsid="024334d7"/>
    </style:style>
    <style:style style:name="P253" style:family="paragraph" style:parent-style-name="Text_20_body">
      <style:paragraph-properties fo:text-align="justify" style:justify-single-word="false"/>
      <style:text-properties officeooo:rsid="0243b4c5" officeooo:paragraph-rsid="0243b4c5"/>
    </style:style>
    <style:style style:name="P254" style:family="paragraph" style:parent-style-name="Text_20_body">
      <style:paragraph-properties fo:text-align="justify" style:justify-single-word="false"/>
      <style:text-properties fo:language="ru" fo:country="RU" officeooo:rsid="02d051a2" officeooo:paragraph-rsid="0243b4c5"/>
    </style:style>
    <style:style style:name="P255" style:family="paragraph" style:parent-style-name="Text_20_body">
      <style:paragraph-properties fo:text-align="justify" style:justify-single-word="false"/>
      <style:text-properties officeooo:rsid="0245464d" officeooo:paragraph-rsid="0243b4c5"/>
    </style:style>
    <style:style style:name="P256" style:family="paragraph" style:parent-style-name="Text_20_body">
      <style:paragraph-properties fo:text-align="justify" style:justify-single-word="false"/>
      <style:text-properties fo:language="ru" fo:country="RU" officeooo:rsid="0245464d" officeooo:paragraph-rsid="0245464d"/>
    </style:style>
    <style:style style:name="P257" style:family="paragraph" style:parent-style-name="Text_20_body">
      <style:paragraph-properties fo:text-align="justify" style:justify-single-word="false"/>
      <style:text-properties officeooo:rsid="0245464d" officeooo:paragraph-rsid="0245464d"/>
    </style:style>
    <style:style style:name="P258" style:family="paragraph" style:parent-style-name="Text_20_body">
      <style:paragraph-properties fo:text-align="justify" style:justify-single-word="false"/>
      <style:text-properties fo:language="ru" fo:country="RU" officeooo:rsid="024927e1" officeooo:paragraph-rsid="024927e1"/>
    </style:style>
    <style:style style:name="P259" style:family="paragraph" style:parent-style-name="Text_20_body">
      <style:paragraph-properties fo:text-align="justify" style:justify-single-word="false"/>
      <style:text-properties officeooo:rsid="024927e1" officeooo:paragraph-rsid="024927e1"/>
    </style:style>
    <style:style style:name="P260" style:family="paragraph" style:parent-style-name="Text_20_body">
      <style:paragraph-properties fo:text-align="justify" style:justify-single-word="false"/>
      <style:text-properties officeooo:rsid="024927e1" officeooo:paragraph-rsid="024f45c1"/>
    </style:style>
    <style:style style:name="P261" style:family="paragraph" style:parent-style-name="Text_20_body">
      <style:paragraph-properties fo:text-align="justify" style:justify-single-word="false"/>
      <style:text-properties officeooo:rsid="024927e1" officeooo:paragraph-rsid="024baded"/>
    </style:style>
    <style:style style:name="P262" style:family="paragraph" style:parent-style-name="Text_20_body">
      <style:paragraph-properties fo:text-align="justify" style:justify-single-word="false"/>
      <style:text-properties fo:language="ru" fo:country="RU" officeooo:rsid="020ff2e5" officeooo:paragraph-rsid="022f687f"/>
    </style:style>
    <style:style style:name="P263" style:family="paragraph" style:parent-style-name="Text_20_body">
      <style:paragraph-properties fo:text-align="justify" style:justify-single-word="false"/>
      <style:text-properties officeooo:rsid="024baded" officeooo:paragraph-rsid="024baded"/>
    </style:style>
    <style:style style:name="P264" style:family="paragraph" style:parent-style-name="Text_20_body">
      <style:paragraph-properties fo:text-align="justify" style:justify-single-word="false"/>
      <style:text-properties fo:language="ru" fo:country="RU" officeooo:rsid="024baded" officeooo:paragraph-rsid="022f687f"/>
    </style:style>
    <style:style style:name="P265" style:family="paragraph" style:parent-style-name="Text_20_body">
      <style:paragraph-properties fo:text-align="justify" style:justify-single-word="false"/>
      <style:text-properties officeooo:rsid="024e7715" officeooo:paragraph-rsid="0255d4b3"/>
    </style:style>
    <style:style style:name="P266" style:family="paragraph" style:parent-style-name="Text_20_body">
      <style:paragraph-properties fo:text-align="justify" style:justify-single-word="false"/>
      <style:text-properties fo:language="ru" fo:country="RU" officeooo:rsid="0255d4b3" officeooo:paragraph-rsid="0255d4b3"/>
    </style:style>
    <style:style style:name="P267" style:family="paragraph" style:parent-style-name="Text_20_body">
      <style:paragraph-properties fo:text-align="justify" style:justify-single-word="false"/>
      <style:text-properties fo:language="ru" fo:country="RU" officeooo:rsid="0255d4b3" officeooo:paragraph-rsid="0266b727"/>
    </style:style>
    <style:style style:name="P268" style:family="paragraph" style:parent-style-name="Text_20_body">
      <style:paragraph-properties fo:text-align="justify" style:justify-single-word="false"/>
      <style:text-properties officeooo:rsid="024e7715" officeooo:paragraph-rsid="024f45c1"/>
    </style:style>
    <style:style style:name="P269" style:family="paragraph" style:parent-style-name="Text_20_body">
      <style:paragraph-properties fo:text-align="justify" style:justify-single-word="false"/>
      <style:text-properties fo:language="ru" fo:country="RU" officeooo:rsid="027b79d2" officeooo:paragraph-rsid="024f45c1"/>
    </style:style>
    <style:style style:name="P270" style:family="paragraph" style:parent-style-name="Text_20_body">
      <style:paragraph-properties fo:text-align="justify" style:justify-single-word="false"/>
      <style:text-properties officeooo:rsid="022f687f" officeooo:paragraph-rsid="027b79d2"/>
    </style:style>
    <style:style style:name="P271" style:family="paragraph" style:parent-style-name="Text_20_body">
      <style:paragraph-properties fo:text-align="justify" style:justify-single-word="false"/>
      <style:text-properties officeooo:rsid="02512d1e" officeooo:paragraph-rsid="02512d1e"/>
    </style:style>
    <style:style style:name="P272" style:family="paragraph" style:parent-style-name="Text_20_body">
      <style:paragraph-properties fo:text-align="justify" style:justify-single-word="false"/>
      <style:text-properties officeooo:rsid="022f687f" officeooo:paragraph-rsid="0254f11a"/>
    </style:style>
    <style:style style:name="P273" style:family="paragraph" style:parent-style-name="Text_20_body">
      <style:paragraph-properties fo:text-align="justify" style:justify-single-word="false"/>
      <style:text-properties officeooo:rsid="022f687f" officeooo:paragraph-rsid="0259d7a1"/>
    </style:style>
    <style:style style:name="P274" style:family="paragraph" style:parent-style-name="Text_20_body">
      <style:paragraph-properties fo:text-align="justify" style:justify-single-word="false"/>
      <style:text-properties officeooo:rsid="022f687f" officeooo:paragraph-rsid="0255d4b3"/>
    </style:style>
    <style:style style:name="P275" style:family="paragraph" style:parent-style-name="Text_20_body">
      <style:paragraph-properties fo:text-align="justify" style:justify-single-word="false"/>
      <style:text-properties fo:language="ru" fo:country="RU" officeooo:rsid="025335e4" officeooo:paragraph-rsid="022f687f"/>
    </style:style>
    <style:style style:name="P276" style:family="paragraph" style:parent-style-name="Text_20_body">
      <style:paragraph-properties fo:text-align="justify" style:justify-single-word="false"/>
      <style:text-properties officeooo:rsid="025ffc1f" officeooo:paragraph-rsid="025ffc1f"/>
    </style:style>
    <style:style style:name="P277" style:family="paragraph" style:parent-style-name="Text_20_body">
      <style:paragraph-properties fo:text-align="justify" style:justify-single-word="false"/>
      <style:text-properties fo:language="ru" fo:country="RU" officeooo:rsid="00802041" officeooo:paragraph-rsid="025ffc1f"/>
    </style:style>
    <style:style style:name="P278" style:family="paragraph" style:parent-style-name="Text_20_body">
      <style:paragraph-properties fo:text-align="justify" style:justify-single-word="false"/>
      <style:text-properties fo:language="ru" fo:country="RU" officeooo:paragraph-rsid="025ffc1f"/>
    </style:style>
    <style:style style:name="P279" style:family="paragraph" style:parent-style-name="Text_20_body">
      <style:paragraph-properties fo:text-align="justify" style:justify-single-word="false"/>
      <style:text-properties fo:language="ru" fo:country="RU" officeooo:paragraph-rsid="026f3e58"/>
    </style:style>
    <style:style style:name="P280" style:family="paragraph" style:parent-style-name="Text_20_body">
      <style:paragraph-properties fo:text-align="justify" style:justify-single-word="false"/>
      <style:text-properties fo:language="ru" fo:country="RU" officeooo:rsid="026f3e58" officeooo:paragraph-rsid="026f3e58"/>
    </style:style>
    <style:style style:name="P281" style:family="paragraph" style:parent-style-name="Text_20_body">
      <style:paragraph-properties fo:text-align="justify" style:justify-single-word="false"/>
      <style:text-properties fo:language="ru" fo:country="RU" officeooo:rsid="026f3e58" officeooo:paragraph-rsid="02881ef3"/>
    </style:style>
    <style:style style:name="P282" style:family="paragraph" style:parent-style-name="Text_20_body">
      <style:paragraph-properties fo:text-align="justify" style:justify-single-word="false"/>
      <style:text-properties fo:language="ru" fo:country="RU" officeooo:rsid="026f3e58" officeooo:paragraph-rsid="02713c70"/>
    </style:style>
    <style:style style:name="P283" style:family="paragraph" style:parent-style-name="Text_20_body">
      <style:paragraph-properties fo:text-align="justify" style:justify-single-word="false"/>
      <style:text-properties fo:language="ru" fo:country="RU" officeooo:rsid="02713c70" officeooo:paragraph-rsid="02713c70"/>
    </style:style>
    <style:style style:name="P284" style:family="paragraph" style:parent-style-name="Text_20_body">
      <style:paragraph-properties fo:text-align="justify" style:justify-single-word="false"/>
      <style:text-properties fo:language="ru" fo:country="RU" officeooo:rsid="026be3b6" officeooo:paragraph-rsid="026be3b6"/>
    </style:style>
    <style:style style:name="P285" style:family="paragraph" style:parent-style-name="Text_20_body">
      <style:paragraph-properties fo:text-align="justify" style:justify-single-word="false"/>
      <style:text-properties fo:language="ru" fo:country="RU" officeooo:paragraph-rsid="02713c70"/>
    </style:style>
    <style:style style:name="P286" style:family="paragraph" style:parent-style-name="Text_20_body">
      <style:paragraph-properties fo:text-align="justify" style:justify-single-word="false"/>
      <style:text-properties fo:language="ru" fo:country="RU" officeooo:paragraph-rsid="026b0601"/>
    </style:style>
    <style:style style:name="P287" style:family="paragraph" style:parent-style-name="Text_20_body">
      <style:paragraph-properties fo:text-align="justify" style:justify-single-word="false"/>
      <style:text-properties fo:language="ru" fo:country="RU" officeooo:rsid="026b0601" officeooo:paragraph-rsid="026b0601"/>
    </style:style>
    <style:style style:name="P288" style:family="paragraph" style:parent-style-name="Text_20_body">
      <style:paragraph-properties fo:text-align="justify" style:justify-single-word="false"/>
      <style:text-properties fo:language="ru" fo:country="RU" officeooo:paragraph-rsid="0268a832"/>
    </style:style>
    <style:style style:name="P289" style:family="paragraph" style:parent-style-name="Text_20_body">
      <style:paragraph-properties fo:text-align="justify" style:justify-single-word="false"/>
      <style:text-properties fo:language="ru" fo:country="RU" officeooo:paragraph-rsid="026be3b6"/>
    </style:style>
    <style:style style:name="P290"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91"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94"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95"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96"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7"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99"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00"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01"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02" style:family="paragraph" style:parent-style-name="Text_20_body">
      <style:paragraph-properties fo:text-align="justify" style:justify-single-word="false"/>
      <style:text-properties fo:language="ru" fo:country="RU" officeooo:paragraph-rsid="028318e7"/>
    </style:style>
    <style:style style:name="P303" style:family="paragraph" style:parent-style-name="Text_20_body">
      <style:text-properties fo:language="ru" fo:country="RU" officeooo:paragraph-rsid="028318e7"/>
    </style:style>
    <style:style style:name="P304" style:family="paragraph" style:parent-style-name="Text_20_body">
      <style:paragraph-properties fo:text-align="justify" style:justify-single-word="false"/>
      <style:text-properties fo:language="ru" fo:country="RU" officeooo:paragraph-rsid="029c35f6"/>
    </style:style>
    <style:style style:name="P305" style:family="paragraph" style:parent-style-name="Text_20_body">
      <style:paragraph-properties fo:text-align="justify" style:justify-single-word="false"/>
      <style:text-properties fo:language="ru" fo:country="RU" officeooo:rsid="008f19e1" officeooo:paragraph-rsid="02881ef3"/>
    </style:style>
    <style:style style:name="P306" style:family="paragraph" style:parent-style-name="Text_20_body">
      <style:paragraph-properties fo:text-align="justify" style:justify-single-word="false"/>
      <style:text-properties fo:language="ru" fo:country="RU" officeooo:rsid="0287fdbe" officeooo:paragraph-rsid="02881ef3"/>
    </style:style>
    <style:style style:name="P307" style:family="paragraph" style:parent-style-name="Text_20_body">
      <style:text-properties fo:language="ru" fo:country="RU" officeooo:rsid="0287fdbe" officeooo:paragraph-rsid="0287fdbe"/>
    </style:style>
    <style:style style:name="P308" style:family="paragraph" style:parent-style-name="Text_20_body">
      <style:paragraph-properties fo:text-align="justify" style:justify-single-word="false"/>
      <style:text-properties fo:language="ru" fo:country="RU" officeooo:rsid="028b072b" officeooo:paragraph-rsid="028d41fa"/>
    </style:style>
    <style:style style:name="P309" style:family="paragraph" style:parent-style-name="Text_20_body">
      <style:paragraph-properties fo:text-align="justify" style:justify-single-word="false"/>
      <style:text-properties fo:language="ru" fo:country="RU" officeooo:rsid="0291444e" officeooo:paragraph-rsid="0291444e"/>
    </style:style>
    <style:style style:name="P310" style:family="paragraph" style:parent-style-name="Text_20_body">
      <style:paragraph-properties fo:text-align="justify" style:justify-single-word="false"/>
      <style:text-properties fo:language="ru" fo:country="RU" officeooo:rsid="0292daf4" officeooo:paragraph-rsid="02948144"/>
    </style:style>
    <style:style style:name="P311" style:family="paragraph" style:parent-style-name="Text_20_body">
      <style:paragraph-properties fo:text-align="justify" style:justify-single-word="false"/>
      <style:text-properties fo:language="ru" fo:country="RU" officeooo:rsid="0292daf4" officeooo:paragraph-rsid="02a1efa2"/>
    </style:style>
    <style:style style:name="P312" style:family="paragraph" style:parent-style-name="Text_20_body">
      <style:paragraph-properties fo:text-align="justify" style:justify-single-word="false"/>
      <style:text-properties fo:language="ru" fo:country="RU" officeooo:rsid="029e710f" officeooo:paragraph-rsid="02a1efa2"/>
    </style:style>
    <style:style style:name="P313" style:family="paragraph" style:parent-style-name="Text_20_body">
      <style:paragraph-properties fo:text-align="justify" style:justify-single-word="false"/>
      <style:text-properties fo:language="ru" fo:country="RU" officeooo:rsid="02a1efa2" officeooo:paragraph-rsid="02a1efa2"/>
    </style:style>
    <style:style style:name="P314" style:family="paragraph" style:parent-style-name="Text_20_body">
      <style:paragraph-properties fo:text-align="justify" style:justify-single-word="false"/>
      <style:text-properties fo:language="ru" fo:country="RU" officeooo:rsid="02a70aa3" officeooo:paragraph-rsid="02a94065"/>
    </style:style>
    <style:style style:name="P315" style:family="paragraph" style:parent-style-name="Text_20_body">
      <style:paragraph-properties fo:text-align="justify" style:justify-single-word="false"/>
      <style:text-properties fo:language="ru" fo:country="RU" officeooo:rsid="02a70aa3" officeooo:paragraph-rsid="02a70aa3"/>
    </style:style>
    <style:style style:name="P316" style:family="paragraph" style:parent-style-name="Text_20_body">
      <style:paragraph-properties fo:text-align="justify" style:justify-single-word="false"/>
      <style:text-properties fo:language="ru" fo:country="RU" officeooo:rsid="02a7c2b4" officeooo:paragraph-rsid="02a7c2b4"/>
    </style:style>
    <style:style style:name="P317" style:family="paragraph" style:parent-style-name="Text_20_body">
      <style:paragraph-properties fo:text-align="justify" style:justify-single-word="false"/>
      <style:text-properties fo:language="ru" fo:country="RU" officeooo:paragraph-rsid="02ab6d3c"/>
    </style:style>
    <style:style style:name="P318" style:family="paragraph" style:parent-style-name="Text_20_body">
      <style:paragraph-properties fo:text-align="justify" style:justify-single-word="false"/>
      <style:text-properties fo:language="ru" fo:country="RU" officeooo:rsid="02ab6d3c" officeooo:paragraph-rsid="02ae57dd"/>
    </style:style>
    <style:style style:name="P319" style:family="paragraph" style:parent-style-name="Text_20_body">
      <style:paragraph-properties fo:text-align="justify" style:justify-single-word="false"/>
      <style:text-properties fo:language="ru" fo:country="RU" officeooo:paragraph-rsid="02ae57dd"/>
    </style:style>
    <style:style style:name="P320" style:family="paragraph" style:parent-style-name="Text_20_body">
      <style:paragraph-properties fo:text-align="justify" style:justify-single-word="false"/>
      <style:text-properties fo:language="ru" fo:country="RU" officeooo:paragraph-rsid="02b00aac"/>
    </style:style>
    <style:style style:name="P321" style:family="paragraph" style:parent-style-name="Text_20_body">
      <style:text-properties fo:language="ru" fo:country="RU" officeooo:rsid="0287fdbe" officeooo:paragraph-rsid="02ab6d3c"/>
    </style:style>
    <style:style style:name="P322" style:family="paragraph" style:parent-style-name="Text_20_body">
      <style:text-properties fo:language="ru" fo:country="RU" officeooo:rsid="02b00aac" officeooo:paragraph-rsid="02b00aac"/>
    </style:style>
    <style:style style:name="P323" style:family="paragraph" style:parent-style-name="Text_20_body">
      <style:paragraph-properties fo:text-align="justify" style:justify-single-word="false"/>
      <style:text-properties fo:language="ru" fo:country="RU" officeooo:rsid="0096650a" officeooo:paragraph-rsid="02b00aac"/>
    </style:style>
    <style:style style:name="P324" style:family="paragraph" style:parent-style-name="Text_20_body">
      <style:paragraph-properties fo:text-align="justify" style:justify-single-word="false"/>
      <style:text-properties fo:language="ru" fo:country="RU" officeooo:rsid="02b00aac" officeooo:paragraph-rsid="02b00aac"/>
    </style:style>
    <style:style style:name="P325" style:family="paragraph" style:parent-style-name="Text_20_body">
      <style:paragraph-properties fo:text-align="center" style:justify-single-word="false"/>
      <style:text-properties fo:language="ru" fo:country="RU" officeooo:paragraph-rsid="02b00aac"/>
    </style:style>
    <style:style style:name="P326"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7" style:family="paragraph" style:parent-style-name="Text_20_body">
      <style:paragraph-properties fo:text-align="justify" style:justify-single-word="false"/>
      <style:text-properties officeooo:paragraph-rsid="02b00aac"/>
    </style:style>
    <style:style style:name="P328"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29" style:family="paragraph" style:parent-style-name="Text_20_body">
      <style:paragraph-properties fo:text-align="justify" style:justify-single-word="false"/>
      <style:text-properties fo:language="ru" fo:country="RU" officeooo:paragraph-rsid="02b02c21"/>
    </style:style>
    <style:style style:name="P330" style:family="paragraph" style:parent-style-name="Text_20_body">
      <style:paragraph-properties fo:text-align="justify" style:justify-single-word="false"/>
      <style:text-properties fo:language="ru" fo:country="RU" officeooo:paragraph-rsid="02b1cad3"/>
    </style:style>
    <style:style style:name="P331" style:family="paragraph" style:parent-style-name="Text_20_body">
      <style:paragraph-properties fo:text-align="justify" style:justify-single-word="false"/>
      <style:text-properties fo:language="ru" fo:country="RU" officeooo:paragraph-rsid="02b282a9"/>
    </style:style>
    <style:style style:name="P33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33" style:family="paragraph" style:parent-style-name="Text_20_body">
      <style:paragraph-properties fo:text-align="justify" style:justify-single-word="false"/>
      <style:text-properties officeooo:paragraph-rsid="03390ad4"/>
    </style:style>
    <style:style style:name="P334" style:family="paragraph" style:parent-style-name="Text_20_body">
      <style:paragraph-properties fo:text-align="justify" style:justify-single-word="false"/>
      <style:text-properties officeooo:paragraph-rsid="00a42499"/>
    </style:style>
    <style:style style:name="P335" style:family="paragraph" style:parent-style-name="Text_20_body">
      <style:paragraph-properties fo:text-align="justify" style:justify-single-word="false"/>
      <style:text-properties fo:language="ru" fo:country="RU" officeooo:paragraph-rsid="00ade673"/>
    </style:style>
    <style:style style:name="P336" style:family="paragraph" style:parent-style-name="Text_20_body">
      <style:paragraph-properties fo:text-align="justify" style:justify-single-word="false"/>
      <style:text-properties fo:language="ru" fo:country="RU" officeooo:paragraph-rsid="02d35170"/>
    </style:style>
    <style:style style:name="P337" style:family="paragraph" style:parent-style-name="Heading_20_2">
      <style:paragraph-properties fo:text-align="center" style:justify-single-word="false"/>
      <style:text-properties fo:language="ru" fo:country="RU" officeooo:paragraph-rsid="02d5aacc"/>
    </style:style>
    <style:style style:name="P338" style:family="paragraph" style:parent-style-name="Text_20_body">
      <style:paragraph-properties fo:text-align="center" style:justify-single-word="false"/>
      <style:text-properties fo:language="ru" fo:country="RU" officeooo:paragraph-rsid="02d5aacc"/>
    </style:style>
    <style:style style:name="P339"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40"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41"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42" style:family="paragraph" style:parent-style-name="Text_20_body">
      <style:paragraph-properties fo:text-align="justify" style:justify-single-word="false"/>
      <style:text-properties fo:language="ru" fo:country="RU" officeooo:paragraph-rsid="02d5aacc"/>
    </style:style>
    <style:style style:name="P343" style:family="paragraph" style:parent-style-name="Text_20_body">
      <style:paragraph-properties fo:text-align="justify" style:justify-single-word="false"/>
      <style:text-properties officeooo:paragraph-rsid="02d5aacc"/>
    </style:style>
    <style:style style:name="P344"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45"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46" style:family="paragraph" style:parent-style-name="Text_20_body">
      <style:paragraph-properties fo:text-align="justify" style:justify-single-word="false"/>
      <style:text-properties officeooo:paragraph-rsid="02d9a952"/>
    </style:style>
    <style:style style:name="P347" style:family="paragraph" style:parent-style-name="Text_20_body">
      <style:paragraph-properties fo:text-align="justify" style:justify-single-word="false"/>
      <style:text-properties officeooo:rsid="02d9a952" officeooo:paragraph-rsid="02d9a952"/>
    </style:style>
    <style:style style:name="P348"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49"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50"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51" style:family="paragraph" style:parent-style-name="Text_20_body">
      <style:paragraph-properties fo:text-align="justify" style:justify-single-word="false"/>
      <style:text-properties fo:language="ru" fo:country="RU" officeooo:paragraph-rsid="008fd466"/>
    </style:style>
    <style:style style:name="P352" style:family="paragraph" style:parent-style-name="Text_20_body">
      <style:paragraph-properties fo:text-align="justify" style:justify-single-word="false"/>
      <style:text-properties fo:language="ru" fo:country="RU" officeooo:paragraph-rsid="02dfa2bc"/>
    </style:style>
    <style:style style:name="P353" style:family="paragraph" style:parent-style-name="Text_20_body">
      <style:paragraph-properties fo:text-align="justify" style:justify-single-word="false"/>
      <style:text-properties fo:language="ru" fo:country="RU" officeooo:rsid="02e1317e" officeooo:paragraph-rsid="02e27a9b"/>
    </style:style>
    <style:style style:name="P354" style:family="paragraph" style:parent-style-name="Text_20_body">
      <style:paragraph-properties fo:text-align="justify" style:justify-single-word="false"/>
      <style:text-properties fo:language="ru" fo:country="RU" officeooo:rsid="02e27a9b" officeooo:paragraph-rsid="02e27a9b"/>
    </style:style>
    <style:style style:name="P355" style:family="paragraph" style:parent-style-name="Text_20_body">
      <style:paragraph-properties fo:text-align="justify" style:justify-single-word="false"/>
      <style:text-properties fo:language="ru" fo:country="RU" officeooo:paragraph-rsid="02e27a9b"/>
    </style:style>
    <style:style style:name="P356" style:family="paragraph" style:parent-style-name="Text_20_body">
      <style:paragraph-properties fo:text-align="justify" style:justify-single-word="false"/>
      <style:text-properties officeooo:paragraph-rsid="02e27a9b"/>
    </style:style>
    <style:style style:name="P357" style:family="paragraph" style:parent-style-name="Text_20_body">
      <style:paragraph-properties fo:text-align="justify" style:justify-single-word="false"/>
      <style:text-properties officeooo:rsid="020e61d0" fo:background-color="#ffff00"/>
    </style:style>
    <style:style style:name="P35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59" style:family="paragraph" style:parent-style-name="Text_20_body">
      <style:paragraph-properties fo:text-align="justify" style:justify-single-word="false" fo:text-indent="0.1965in" style:auto-text-indent="false"/>
      <style:text-properties fo:language="ru" fo:country="RU"/>
    </style:style>
    <style:style style:name="P360"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61" style:family="paragraph" style:parent-style-name="Text_20_body">
      <style:paragraph-properties fo:text-align="justify" style:justify-single-word="false"/>
      <style:text-properties officeooo:paragraph-rsid="02e676ea"/>
    </style:style>
    <style:style style:name="P362" style:family="paragraph" style:parent-style-name="Standard">
      <style:paragraph-properties fo:text-align="justify" style:justify-single-word="false"/>
      <style:text-properties fo:language="ru" fo:country="RU" fo:font-style="italic" style:font-style-asian="italic" style:font-style-complex="italic"/>
    </style:style>
    <style:style style:name="P363" style:family="paragraph" style:parent-style-name="Standard">
      <style:paragraph-properties fo:text-align="justify" style:justify-single-word="false" fo:text-indent="0.1965in" style:auto-text-indent="false"/>
      <style:text-properties fo:language="ru" fo:country="RU"/>
    </style:style>
    <style:style style:name="P364" style:family="paragraph" style:parent-style-name="Text_20_body">
      <style:paragraph-properties fo:text-align="justify" style:justify-single-word="false"/>
      <style:text-properties fo:language="ru" fo:country="RU" officeooo:paragraph-rsid="00c42bee"/>
    </style:style>
    <style:style style:name="P365" style:family="paragraph" style:parent-style-name="Text_20_body">
      <style:paragraph-properties fo:text-align="justify" style:justify-single-word="false"/>
      <style:text-properties fo:language="ru" fo:country="RU" officeooo:rsid="02e6dc44" officeooo:paragraph-rsid="02e6dc44"/>
    </style:style>
    <style:style style:name="P366" style:family="paragraph" style:parent-style-name="Text_20_body">
      <style:paragraph-properties fo:text-align="justify" style:justify-single-word="false"/>
      <style:text-properties fo:language="ru" fo:country="RU" officeooo:paragraph-rsid="02e6dc44"/>
    </style:style>
    <style:style style:name="P367" style:family="paragraph" style:parent-style-name="Footnote">
      <style:text-properties fo:language="ru" fo:country="RU" officeooo:rsid="0125e8b5" officeooo:paragraph-rsid="0125e8b5"/>
    </style:style>
    <style:style style:name="P368" style:family="paragraph" style:parent-style-name="Text_20_body">
      <style:paragraph-properties fo:text-align="justify" style:justify-single-word="false"/>
      <style:text-properties fo:language="ru" fo:country="RU" officeooo:paragraph-rsid="00c55d43"/>
    </style:style>
    <style:style style:name="P369" style:family="paragraph" style:parent-style-name="Text_20_body">
      <style:paragraph-properties fo:text-align="justify" style:justify-single-word="false"/>
      <style:text-properties fo:language="ru" fo:country="RU" officeooo:paragraph-rsid="02ebeba3"/>
    </style:style>
    <style:style style:name="P370" style:family="paragraph" style:parent-style-name="Text_20_body">
      <style:paragraph-properties fo:text-align="justify" style:justify-single-word="false"/>
      <style:text-properties fo:language="ru" fo:country="RU" officeooo:rsid="02f20ba1" officeooo:paragraph-rsid="02f20ba1"/>
    </style:style>
    <style:style style:name="P371" style:family="paragraph" style:parent-style-name="Text_20_body">
      <style:paragraph-properties fo:text-align="justify" style:justify-single-word="false"/>
      <style:text-properties fo:language="ru" fo:country="RU" officeooo:paragraph-rsid="00c7853d"/>
    </style:style>
    <style:style style:name="P372" style:family="paragraph" style:parent-style-name="Text_20_body">
      <style:paragraph-properties fo:text-align="justify" style:justify-single-word="false"/>
      <style:text-properties fo:language="ru" fo:country="RU" officeooo:paragraph-rsid="00c9804a"/>
    </style:style>
    <style:style style:name="P373" style:family="paragraph" style:parent-style-name="Text_20_body">
      <style:paragraph-properties fo:text-align="justify" style:justify-single-word="false">
        <style:tab-stops/>
      </style:paragraph-properties>
      <style:text-properties fo:language="ru" fo:country="RU"/>
    </style:style>
    <style:style style:name="P374" style:family="paragraph" style:parent-style-name="Text_20_body">
      <style:paragraph-properties fo:text-align="justify" style:justify-single-word="false"/>
      <style:text-properties fo:language="ru" fo:country="RU" officeooo:paragraph-rsid="00c9df80"/>
    </style:style>
    <style:style style:name="P375" style:family="paragraph" style:parent-style-name="Text_20_body">
      <style:paragraph-properties fo:text-align="justify" style:justify-single-word="false"/>
      <style:text-properties fo:language="ru" fo:country="RU" officeooo:rsid="02fc01e8"/>
    </style:style>
    <style:style style:name="P376" style:family="paragraph" style:parent-style-name="Text_20_body">
      <style:paragraph-properties fo:text-align="justify" style:justify-single-word="false"/>
      <style:text-properties fo:language="ru" fo:country="RU" officeooo:rsid="02fc01e8" officeooo:paragraph-rsid="02fc01e8"/>
    </style:style>
    <style:style style:name="P377" style:family="paragraph" style:parent-style-name="Text_20_body">
      <style:paragraph-properties fo:text-align="justify" style:justify-single-word="false"/>
      <style:text-properties fo:language="ru" fo:country="RU" officeooo:rsid="02fe2371" officeooo:paragraph-rsid="03035b6f"/>
    </style:style>
    <style:style style:name="P378" style:family="paragraph" style:parent-style-name="Text_20_body">
      <style:paragraph-properties fo:text-align="justify" style:justify-single-word="false"/>
      <style:text-properties fo:language="ru" fo:country="RU" officeooo:paragraph-rsid="030289dc"/>
    </style:style>
    <style:style style:name="P379" style:family="paragraph" style:parent-style-name="Text_20_body">
      <style:paragraph-properties fo:text-align="justify" style:justify-single-word="false"/>
      <style:text-properties fo:language="ru" fo:country="RU" officeooo:paragraph-rsid="03080c9e"/>
    </style:style>
    <style:style style:name="P380" style:family="paragraph" style:parent-style-name="Text_20_body">
      <style:paragraph-properties fo:text-align="justify" style:justify-single-word="false"/>
      <style:text-properties fo:language="ru" fo:country="RU" officeooo:paragraph-rsid="00cf434c"/>
    </style:style>
    <style:style style:name="P381" style:family="paragraph" style:parent-style-name="Text_20_body">
      <style:paragraph-properties fo:text-align="justify" style:justify-single-word="false"/>
      <style:text-properties fo:language="ru" fo:country="RU" officeooo:rsid="00cf434c" officeooo:paragraph-rsid="00cf434c"/>
    </style:style>
    <style:style style:name="P382" style:family="paragraph" style:parent-style-name="Text_20_body">
      <style:paragraph-properties fo:text-align="justify" style:justify-single-word="false"/>
      <style:text-properties fo:language="ru" fo:country="RU" officeooo:paragraph-rsid="00d0e1ad"/>
    </style:style>
    <style:style style:name="P383" style:family="paragraph" style:parent-style-name="Text_20_body">
      <style:paragraph-properties fo:text-align="justify" style:justify-single-word="false"/>
      <style:text-properties fo:language="ru" fo:country="RU" officeooo:paragraph-rsid="00d2c268"/>
    </style:style>
    <style:style style:name="P384" style:family="paragraph" style:parent-style-name="Text_20_body">
      <style:paragraph-properties fo:text-align="justify" style:justify-single-word="false"/>
      <style:text-properties fo:language="ru" fo:country="RU" officeooo:paragraph-rsid="00d3f096"/>
    </style:style>
    <style:style style:name="P385" style:family="paragraph" style:parent-style-name="Text_20_body">
      <style:paragraph-properties fo:text-align="justify" style:justify-single-word="false"/>
      <style:text-properties fo:language="ru" fo:country="RU" officeooo:paragraph-rsid="00d3e2cb"/>
    </style:style>
    <style:style style:name="P386" style:family="paragraph" style:parent-style-name="Text_20_body">
      <style:paragraph-properties fo:text-align="justify" style:justify-single-word="false"/>
      <style:text-properties fo:language="ru" fo:country="RU" officeooo:paragraph-rsid="00d4e6e2"/>
    </style:style>
    <style:style style:name="P387" style:family="paragraph" style:parent-style-name="Text_20_body">
      <style:paragraph-properties fo:text-align="justify" style:justify-single-word="false"/>
      <style:text-properties fo:language="ru" fo:country="RU" officeooo:paragraph-rsid="00d5b7f7"/>
    </style:style>
    <style:style style:name="P388" style:family="paragraph" style:parent-style-name="Text_20_body">
      <style:paragraph-properties fo:text-align="justify" style:justify-single-word="false"/>
      <style:text-properties fo:language="ru" fo:country="RU" officeooo:paragraph-rsid="030ca716"/>
    </style:style>
    <style:style style:name="P389" style:family="paragraph" style:parent-style-name="Text_20_body">
      <style:paragraph-properties fo:text-align="justify" style:justify-single-word="false"/>
      <style:text-properties fo:language="ru" fo:country="RU" officeooo:paragraph-rsid="00d5de4b"/>
    </style:style>
    <style:style style:name="P390" style:family="paragraph" style:parent-style-name="Text_20_body">
      <style:paragraph-properties fo:text-align="justify" style:justify-single-word="false"/>
      <style:text-properties fo:language="ru" fo:country="RU" officeooo:paragraph-rsid="00d66c4c"/>
    </style:style>
    <style:style style:name="P391" style:family="paragraph" style:parent-style-name="Text_20_body">
      <style:paragraph-properties fo:text-align="justify" style:justify-single-word="false"/>
      <style:text-properties fo:language="ru" fo:country="RU" officeooo:paragraph-rsid="030f40bd"/>
    </style:style>
    <style:style style:name="P392" style:family="paragraph" style:parent-style-name="Text_20_body">
      <style:paragraph-properties fo:text-align="justify" style:justify-single-word="false"/>
      <style:text-properties fo:language="ru" fo:country="RU" officeooo:paragraph-rsid="00d67e1b"/>
    </style:style>
    <style:style style:name="P393" style:family="paragraph" style:parent-style-name="Text_20_body">
      <style:paragraph-properties fo:text-align="justify" style:justify-single-word="false"/>
      <style:text-properties fo:language="ru" fo:country="RU" officeooo:paragraph-rsid="00d92365"/>
    </style:style>
    <style:style style:name="P394" style:family="paragraph" style:parent-style-name="Text_20_body">
      <style:paragraph-properties fo:text-align="justify" style:justify-single-word="false"/>
      <style:text-properties fo:language="ru" fo:country="RU" officeooo:paragraph-rsid="00dab151"/>
    </style:style>
    <style:style style:name="P395" style:family="paragraph" style:parent-style-name="Text_20_body">
      <style:paragraph-properties fo:text-align="justify" style:justify-single-word="false"/>
      <style:text-properties fo:language="ru" fo:country="RU" officeooo:paragraph-rsid="00dcffd1"/>
    </style:style>
    <style:style style:name="P396" style:family="paragraph" style:parent-style-name="Text_20_body">
      <style:paragraph-properties fo:text-align="justify" style:justify-single-word="false"/>
      <style:text-properties fo:language="ru" fo:country="RU" officeooo:paragraph-rsid="00dd0704"/>
    </style:style>
    <style:style style:name="P397" style:family="paragraph" style:parent-style-name="Text_20_body">
      <style:paragraph-properties fo:text-align="justify" style:justify-single-word="false"/>
      <style:text-properties fo:language="ru" fo:country="RU" officeooo:rsid="0316d8c8" officeooo:paragraph-rsid="0316d8c8"/>
    </style:style>
    <style:style style:name="P398" style:family="paragraph" style:parent-style-name="Text_20_body">
      <style:paragraph-properties fo:text-align="justify" style:justify-single-word="false"/>
      <style:text-properties fo:language="ru" fo:country="RU" officeooo:paragraph-rsid="00deb913"/>
    </style:style>
    <style:style style:name="P399" style:family="paragraph" style:parent-style-name="Text_20_body">
      <style:paragraph-properties fo:text-align="justify" style:justify-single-word="false"/>
      <style:text-properties fo:language="uk" fo:country="UA"/>
    </style:style>
    <style:style style:name="P400" style:family="paragraph" style:parent-style-name="Text_20_body">
      <style:paragraph-properties fo:text-align="justify" style:justify-single-word="false"/>
      <style:text-properties fo:language="ru" fo:country="RU" officeooo:paragraph-rsid="00df28e8"/>
    </style:style>
    <style:style style:name="P401" style:family="paragraph" style:parent-style-name="Text_20_body">
      <style:paragraph-properties fo:text-align="justify" style:justify-single-word="false"/>
      <style:text-properties officeooo:paragraph-rsid="00e1c528"/>
    </style:style>
    <style:style style:name="P402" style:family="paragraph" style:parent-style-name="Text_20_body">
      <style:paragraph-properties fo:text-align="justify" style:justify-single-word="false"/>
      <style:text-properties officeooo:paragraph-rsid="00dfe376"/>
    </style:style>
    <style:style style:name="P403" style:family="paragraph" style:parent-style-name="Text_20_body">
      <style:paragraph-properties fo:text-align="justify" style:justify-single-word="false">
        <style:tab-stops>
          <style:tab-stop style:position="4.1083in"/>
        </style:tab-stops>
      </style:paragraph-properties>
    </style:style>
    <style:style style:name="P404" style:family="paragraph" style:parent-style-name="Text_20_body">
      <style:paragraph-properties fo:text-align="justify" style:justify-single-word="false"/>
      <style:text-properties fo:language="ru" fo:country="RU" officeooo:paragraph-rsid="00dfe376"/>
    </style:style>
    <style:style style:name="P405" style:family="paragraph" style:parent-style-name="Text_20_body">
      <style:paragraph-properties fo:text-align="justify" style:justify-single-word="false"/>
      <style:text-properties officeooo:paragraph-rsid="00e032c2"/>
    </style:style>
    <style:style style:name="P406" style:family="paragraph" style:parent-style-name="Text_20_body">
      <style:paragraph-properties fo:text-align="justify" style:justify-single-word="false"/>
      <style:text-properties officeooo:paragraph-rsid="00e2c59b"/>
    </style:style>
    <style:style style:name="P407" style:family="paragraph" style:parent-style-name="Heading_20_2">
      <style:paragraph-properties fo:text-align="center" style:justify-single-word="false"/>
      <style:text-properties fo:language="ru" fo:country="RU" officeooo:paragraph-rsid="031bbfed"/>
    </style:style>
    <style:style style:name="P408"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09" style:family="paragraph" style:parent-style-name="Text_20_body">
      <style:paragraph-properties fo:text-align="justify" style:justify-single-word="false"/>
      <style:text-properties fo:language="ru" fo:country="RU" officeooo:paragraph-rsid="031bbfed"/>
    </style:style>
    <style:style style:name="P410" style:family="paragraph" style:parent-style-name="Text_20_body">
      <style:paragraph-properties fo:text-align="justify" style:justify-single-word="false"/>
      <style:text-properties fo:language="ru" fo:country="RU" officeooo:paragraph-rsid="00e42614"/>
    </style:style>
    <style:style style:name="P411" style:family="paragraph" style:parent-style-name="Text_20_body">
      <style:paragraph-properties fo:text-align="justify" style:justify-single-word="false"/>
      <style:text-properties fo:language="ru" fo:country="RU" officeooo:paragraph-rsid="00e6945b"/>
    </style:style>
    <style:style style:name="P412" style:family="paragraph" style:parent-style-name="Text_20_body">
      <style:paragraph-properties fo:text-align="justify" style:justify-single-word="false"/>
      <style:text-properties fo:language="ru" fo:country="RU" officeooo:paragraph-rsid="00e8e4e5"/>
    </style:style>
    <style:style style:name="P413"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14"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15"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16" style:family="paragraph" style:parent-style-name="Text_20_body">
      <style:paragraph-properties fo:text-align="justify" style:justify-single-word="false"/>
      <style:text-properties fo:language="ru" fo:country="RU" officeooo:rsid="00e8e4e5" officeooo:paragraph-rsid="00e8e4e5"/>
    </style:style>
    <style:style style:name="P417" style:family="paragraph" style:parent-style-name="Text_20_body">
      <style:paragraph-properties fo:text-align="justify" style:justify-single-word="false"/>
      <style:text-properties fo:language="ru" fo:country="RU" officeooo:rsid="00e9a721" officeooo:paragraph-rsid="00e9a721"/>
    </style:style>
    <style:style style:name="P418"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19"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20" style:family="paragraph" style:parent-style-name="Text_20_body">
      <style:paragraph-properties fo:text-align="justify" style:justify-single-word="false"/>
      <style:text-properties fo:language="ru" fo:country="RU" officeooo:rsid="00ecc719" officeooo:paragraph-rsid="00ecc719"/>
    </style:style>
    <style:style style:name="P421" style:family="paragraph" style:parent-style-name="Text_20_body">
      <style:paragraph-properties fo:text-align="justify" style:justify-single-word="false"/>
      <style:text-properties fo:language="ru" fo:country="RU" officeooo:rsid="00edd762" officeooo:paragraph-rsid="00edd762"/>
    </style:style>
    <style:style style:name="P422" style:family="paragraph" style:parent-style-name="Text_20_body">
      <style:paragraph-properties fo:text-align="justify" style:justify-single-word="false"/>
      <style:text-properties fo:language="ru" fo:country="RU" officeooo:rsid="00f7e6ff" officeooo:paragraph-rsid="00f7e6ff"/>
    </style:style>
    <style:style style:name="P423" style:family="paragraph" style:parent-style-name="Text_20_body">
      <style:paragraph-properties fo:text-align="justify" style:justify-single-word="false"/>
      <style:text-properties fo:language="ru" fo:country="RU" officeooo:rsid="00edd762" officeooo:paragraph-rsid="00f0898b"/>
    </style:style>
    <style:style style:name="P424" style:family="paragraph" style:parent-style-name="Text_20_body">
      <style:paragraph-properties fo:text-align="justify" style:justify-single-word="false"/>
      <style:text-properties fo:language="ru" fo:country="RU" officeooo:rsid="00eec376" officeooo:paragraph-rsid="00f4fb4d"/>
    </style:style>
    <style:style style:name="P425" style:family="paragraph" style:parent-style-name="Text_20_body">
      <style:paragraph-properties fo:text-align="justify" style:justify-single-word="false"/>
      <style:text-properties fo:language="ru" fo:country="RU" officeooo:rsid="00f0898b" officeooo:paragraph-rsid="00f0898b"/>
    </style:style>
    <style:style style:name="P426" style:family="paragraph" style:parent-style-name="Text_20_body">
      <style:paragraph-properties fo:text-align="justify" style:justify-single-word="false"/>
      <style:text-properties fo:language="ru" fo:country="RU" officeooo:rsid="00f0898b" officeooo:paragraph-rsid="00f82e8c"/>
    </style:style>
    <style:style style:name="P427" style:family="paragraph" style:parent-style-name="Text_20_body">
      <style:paragraph-properties fo:text-align="justify" style:justify-single-word="false"/>
      <style:text-properties fo:language="ru" fo:country="RU" officeooo:rsid="00f12515" officeooo:paragraph-rsid="00f12515"/>
    </style:style>
    <style:style style:name="P428" style:family="paragraph" style:parent-style-name="Text_20_body">
      <style:paragraph-properties fo:text-align="justify" style:justify-single-word="false"/>
      <style:text-properties fo:language="ru" fo:country="RU" officeooo:rsid="00f33f88" officeooo:paragraph-rsid="00f33f88"/>
    </style:style>
    <style:style style:name="P429" style:family="paragraph" style:parent-style-name="Text_20_body">
      <style:paragraph-properties fo:text-align="justify" style:justify-single-word="false"/>
      <style:text-properties fo:language="ru" fo:country="RU" officeooo:rsid="00f4fb4d" officeooo:paragraph-rsid="00f4fb4d"/>
    </style:style>
    <style:style style:name="P430" style:family="paragraph" style:parent-style-name="Text_20_body">
      <style:paragraph-properties fo:text-align="justify" style:justify-single-word="false"/>
      <style:text-properties fo:language="ru" fo:country="RU" officeooo:rsid="00f5062f" officeooo:paragraph-rsid="00f5062f"/>
    </style:style>
    <style:style style:name="P431" style:family="paragraph" style:parent-style-name="Text_20_body">
      <style:paragraph-properties fo:text-align="justify" style:justify-single-word="false"/>
      <style:text-properties fo:language="ru" fo:country="RU" officeooo:rsid="00fa90f5" officeooo:paragraph-rsid="00fa90f5"/>
    </style:style>
    <style:style style:name="P432" style:family="paragraph" style:parent-style-name="Text_20_body">
      <style:paragraph-properties fo:text-align="justify" style:justify-single-word="false"/>
      <style:text-properties fo:language="ru" fo:country="RU" officeooo:rsid="00fbc5f1" officeooo:paragraph-rsid="00fbc5f1"/>
    </style:style>
    <style:style style:name="P433" style:family="paragraph" style:parent-style-name="Text_20_body">
      <style:paragraph-properties fo:text-align="justify" style:justify-single-word="false"/>
      <style:text-properties fo:language="ru" fo:country="RU" officeooo:rsid="00fc8b22" officeooo:paragraph-rsid="00fc8b22"/>
    </style:style>
    <style:style style:name="P434" style:family="paragraph" style:parent-style-name="Text_20_body">
      <style:paragraph-properties fo:text-align="justify" style:justify-single-word="false"/>
      <style:text-properties fo:language="ru" fo:country="RU" officeooo:rsid="010142e3" officeooo:paragraph-rsid="010142e3"/>
    </style:style>
    <style:style style:name="P435" style:family="paragraph" style:parent-style-name="Text_20_body">
      <style:paragraph-properties fo:text-align="justify" style:justify-single-word="false"/>
      <style:text-properties fo:language="ru" fo:country="RU" officeooo:rsid="0101af7b" officeooo:paragraph-rsid="0101af7b"/>
    </style:style>
    <style:style style:name="P436" style:family="paragraph" style:parent-style-name="Text_20_body">
      <style:paragraph-properties fo:text-align="justify" style:justify-single-word="false"/>
      <style:text-properties fo:language="ru" fo:country="RU" officeooo:rsid="0101af7b" officeooo:paragraph-rsid="01053f6d"/>
    </style:style>
    <style:style style:name="P437" style:family="paragraph" style:parent-style-name="Text_20_body">
      <style:paragraph-properties fo:text-align="justify" style:justify-single-word="false"/>
      <style:text-properties fo:language="ru" fo:country="RU" officeooo:rsid="01037842" officeooo:paragraph-rsid="0106c4e9"/>
    </style:style>
    <style:style style:name="P438" style:family="paragraph" style:parent-style-name="Text_20_body">
      <style:paragraph-properties fo:text-align="justify" style:justify-single-word="false"/>
      <style:text-properties fo:language="ru" fo:country="RU" officeooo:rsid="01037842" officeooo:paragraph-rsid="0108ae8b"/>
    </style:style>
    <style:style style:name="P439" style:family="paragraph" style:parent-style-name="Text_20_body">
      <style:paragraph-properties fo:text-align="justify" style:justify-single-word="false"/>
      <style:text-properties fo:language="ru" fo:country="RU" officeooo:rsid="0108ae8b" officeooo:paragraph-rsid="0108ae8b"/>
    </style:style>
    <style:style style:name="P440" style:family="paragraph" style:parent-style-name="Text_20_body">
      <style:paragraph-properties fo:text-align="justify" style:justify-single-word="false"/>
      <style:text-properties fo:language="ru" fo:country="RU" officeooo:rsid="010a7c81" officeooo:paragraph-rsid="010a7c81"/>
    </style:style>
    <style:style style:name="P441" style:family="paragraph" style:parent-style-name="Text_20_body">
      <style:paragraph-properties fo:text-align="justify" style:justify-single-word="false"/>
      <style:text-properties fo:language="ru" fo:country="RU" officeooo:paragraph-rsid="010a7c81"/>
    </style:style>
    <style:style style:name="P442" style:family="paragraph" style:parent-style-name="Text_20_body">
      <style:paragraph-properties fo:text-align="justify" style:justify-single-word="false"/>
      <style:text-properties fo:language="ru" fo:country="RU" officeooo:paragraph-rsid="010b2c97"/>
    </style:style>
    <style:style style:name="P443" style:family="paragraph" style:parent-style-name="Text_20_body">
      <style:paragraph-properties fo:text-align="justify" style:justify-single-word="false"/>
      <style:text-properties fo:language="ru" fo:country="RU" officeooo:rsid="010b2c97" officeooo:paragraph-rsid="010b2c97"/>
    </style:style>
    <style:style style:name="P444" style:family="paragraph" style:parent-style-name="Text_20_body">
      <style:paragraph-properties fo:text-align="justify" style:justify-single-word="false"/>
      <style:text-properties fo:language="ru" fo:country="RU" officeooo:paragraph-rsid="0330a244"/>
    </style:style>
    <style:style style:name="P445" style:family="paragraph" style:parent-style-name="Footnote">
      <style:text-properties fo:language="ru" fo:country="RU" officeooo:rsid="03318a22"/>
    </style:style>
    <style:style style:name="P446" style:family="paragraph" style:parent-style-name="Footnote">
      <style:paragraph-properties fo:text-align="justify" style:justify-single-word="false"/>
      <style:text-properties fo:language="ru" fo:country="RU" officeooo:rsid="03318a22"/>
    </style:style>
    <style:style style:name="P447" style:family="paragraph" style:parent-style-name="Footnote">
      <style:paragraph-properties fo:text-align="center" style:justify-single-word="false"/>
      <style:text-properties fo:language="ru" fo:country="RU" officeooo:rsid="03334325" officeooo:paragraph-rsid="03334325"/>
    </style:style>
    <style:style style:name="P448" style:family="paragraph" style:parent-style-name="Footnote">
      <style:paragraph-properties fo:text-align="justify" style:justify-single-word="false"/>
      <style:text-properties fo:language="ru" fo:country="RU" officeooo:rsid="03334325" officeooo:paragraph-rsid="03334325"/>
    </style:style>
    <style:style style:name="P449" style:family="paragraph" style:parent-style-name="Footnote">
      <style:paragraph-properties fo:text-align="justify" style:justify-single-word="false"/>
      <style:text-properties fo:language="ru" fo:country="RU" officeooo:rsid="03334325" officeooo:paragraph-rsid="03349f87"/>
    </style:style>
    <style:style style:name="P450" style:family="paragraph" style:parent-style-name="Text_20_body">
      <style:paragraph-properties fo:text-align="center" style:justify-single-word="false"/>
      <style:text-properties fo:language="ru" fo:country="RU" fo:background-color="#ffff00"/>
    </style:style>
    <style:style style:name="P451" style:family="paragraph" style:parent-style-name="Text_20_body">
      <style:text-properties fo:font-style="italic" style:font-style-asian="italic" style:font-style-complex="italic"/>
    </style:style>
    <style:style style:name="P452" style:family="paragraph" style:parent-style-name="Text_20_body">
      <style:text-properties fo:language="ru" fo:country="RU" fo:background-color="#ffff00"/>
    </style:style>
    <style:style style:name="P453" style:family="paragraph" style:parent-style-name="Text_20_body">
      <style:paragraph-properties fo:text-align="justify" style:justify-single-word="false"/>
      <style:text-properties fo:language="ru" fo:country="RU" officeooo:paragraph-rsid="0112548e"/>
    </style:style>
    <style:style style:name="P454" style:family="paragraph" style:parent-style-name="Text_20_body">
      <style:text-properties fo:language="ru" fo:country="RU" officeooo:paragraph-rsid="0112548e"/>
    </style:style>
    <style:style style:name="P455" style:family="paragraph" style:parent-style-name="Text_20_body">
      <style:paragraph-properties fo:text-align="justify" style:justify-single-word="false"/>
      <style:text-properties fo:language="ru" fo:country="RU" officeooo:paragraph-rsid="01137adc"/>
    </style:style>
    <style:style style:name="P456" style:family="paragraph" style:parent-style-name="Text_20_body">
      <style:paragraph-properties fo:text-align="justify" style:justify-single-word="false"/>
      <style:text-properties fo:language="ru" fo:country="RU" officeooo:paragraph-rsid="032595ae"/>
    </style:style>
    <style:style style:name="P457" style:family="paragraph" style:parent-style-name="Text_20_body">
      <style:paragraph-properties fo:text-align="justify" style:justify-single-word="false"/>
      <style:text-properties fo:background-color="#ffff00"/>
    </style:style>
    <style:style style:name="P458" style:family="paragraph" style:parent-style-name="Text_20_body">
      <style:text-properties officeooo:paragraph-rsid="0342dbf8"/>
    </style:style>
    <style:style style:name="P459" style:family="paragraph" style:parent-style-name="Text_20_body">
      <style:text-properties style:font-name="Liberation Serif" officeooo:paragraph-rsid="0342dbf8"/>
    </style:style>
    <style:style style:name="P460" style:family="paragraph" style:parent-style-name="Text_20_body">
      <style:text-properties officeooo:rsid="00579543" officeooo:paragraph-rsid="0342dbf8"/>
    </style:style>
    <style:style style:name="P461" style:family="paragraph" style:parent-style-name="Text_20_body">
      <style:paragraph-properties fo:text-align="justify" style:justify-single-word="false"/>
      <style:text-properties officeooo:rsid="017ac578" officeooo:paragraph-rsid="0342dbf8"/>
    </style:style>
    <style:style style:name="P462" style:family="paragraph" style:parent-style-name="Text_20_body">
      <style:paragraph-properties fo:text-align="justify" style:justify-single-word="false"/>
      <style:text-properties fo:color="#0000ff" loext:opacity="100%"/>
    </style:style>
    <style:style style:name="P463" style:family="paragraph" style:parent-style-name="Heading_20_1">
      <style:paragraph-properties fo:text-align="justify" style:justify-single-word="false"/>
    </style:style>
    <style:style style:name="P464" style:family="paragraph" style:parent-style-name="Standard">
      <style:paragraph-properties fo:text-align="justify" style:justify-single-word="false"/>
    </style:style>
    <style:style style:name="P465" style:family="paragraph" style:parent-style-name="Standard">
      <style:paragraph-properties fo:text-align="justify" style:justify-single-word="false"/>
      <style:text-properties officeooo:rsid="0015f766" officeooo:paragraph-rsid="0015f766"/>
    </style:style>
    <style:style style:name="P466" style:family="paragraph" style:parent-style-name="Standard">
      <style:paragraph-properties fo:text-align="justify" style:justify-single-word="false"/>
      <style:text-properties fo:language="en" fo:country="US" officeooo:rsid="02902bd3" officeooo:paragraph-rsid="02902bd3"/>
    </style:style>
    <style:style style:name="P467"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officeooo:rsid="037da120"/>
    </style:style>
    <style:style style:name="T91" style:family="text">
      <style:text-properties fo:language="ru" fo:country="RU" officeooo:rsid="0373d97d"/>
    </style:style>
    <style:style style:name="T92" style:family="text">
      <style:text-properties officeooo:rsid="0373d97d"/>
    </style:style>
    <style:style style:name="T93" style:family="text">
      <style:text-properties officeooo:rsid="013a2fc4"/>
    </style:style>
    <style:style style:name="T94" style:family="text">
      <style:text-properties officeooo:rsid="036ff5a1"/>
    </style:style>
    <style:style style:name="T95" style:family="text">
      <style:text-properties officeooo:rsid="013ac21f"/>
    </style:style>
    <style:style style:name="T96" style:family="text">
      <style:text-properties officeooo:rsid="03740b3e"/>
    </style:style>
    <style:style style:name="T97" style:family="text">
      <style:text-properties officeooo:rsid="013c7221"/>
    </style:style>
    <style:style style:name="T98" style:family="text">
      <style:text-properties officeooo:rsid="0375605b"/>
    </style:style>
    <style:style style:name="T99" style:family="text">
      <style:text-properties officeooo:rsid="013cb4a5"/>
    </style:style>
    <style:style style:name="T100" style:family="text">
      <style:text-properties fo:language="ru" fo:country="RU" officeooo:rsid="0375605b"/>
    </style:style>
    <style:style style:name="T101" style:family="text">
      <style:text-properties fo:language="ru" fo:country="RU" officeooo:rsid="013d46cf"/>
    </style:style>
    <style:style style:name="T102" style:family="text">
      <style:text-properties fo:language="ru" fo:country="RU" fo:font-style="italic" fo:background-color="#ffffff" loext:char-shading-value="0" style:font-style-asian="italic" style:font-style-complex="italic"/>
    </style:style>
    <style:style style:name="T103" style:family="text">
      <style:text-properties fo:language="ru" fo:country="RU" fo:font-style="italic" officeooo:rsid="013ea3b9" style:font-style-asian="italic" style:font-style-complex="italic"/>
    </style:style>
    <style:style style:name="T104" style:family="text">
      <style:text-properties fo:language="ru" fo:country="RU" fo:font-style="italic" officeooo:rsid="0375605b" style:font-style-asian="italic" style:font-style-complex="italic"/>
    </style:style>
    <style:style style:name="T105" style:family="text">
      <style:text-properties officeooo:rsid="03774106"/>
    </style:style>
    <style:style style:name="T106" style:family="text">
      <style:text-properties officeooo:rsid="037914bd"/>
    </style:style>
    <style:style style:name="T107" style:family="text">
      <style:text-properties officeooo:rsid="013ee979"/>
    </style:style>
    <style:style style:name="T108" style:family="text">
      <style:text-properties officeooo:rsid="013f8d6e"/>
    </style:style>
    <style:style style:name="T109" style:family="text">
      <style:text-properties officeooo:rsid="037af1fd"/>
    </style:style>
    <style:style style:name="T110" style:family="text">
      <style:text-properties officeooo:rsid="013fa266"/>
    </style:style>
    <style:style style:name="T111" style:family="text">
      <style:text-properties fo:language="en" fo:country="US" officeooo:rsid="013fa266"/>
    </style:style>
    <style:style style:name="T112" style:family="text">
      <style:text-properties officeooo:rsid="037be2ba"/>
    </style:style>
    <style:style style:name="T113" style:family="text">
      <style:text-properties fo:language="en" fo:country="US" officeooo:rsid="037da120"/>
    </style:style>
    <style:style style:name="T114" style:family="text">
      <style:text-properties officeooo:rsid="014263d4"/>
    </style:style>
    <style:style style:name="T115" style:family="text">
      <style:text-properties officeooo:rsid="037f9e1a"/>
    </style:style>
    <style:style style:name="T116" style:family="text">
      <style:text-properties officeooo:rsid="014674be"/>
    </style:style>
    <style:style style:name="T117" style:family="text">
      <style:text-properties officeooo:rsid="01433e7a"/>
    </style:style>
    <style:style style:name="T118" style:family="text">
      <style:text-properties officeooo:rsid="01447f41"/>
    </style:style>
    <style:style style:name="T119" style:family="text">
      <style:text-properties officeooo:rsid="01457772"/>
    </style:style>
    <style:style style:name="T120" style:family="text">
      <style:text-properties officeooo:rsid="038299ff"/>
    </style:style>
    <style:style style:name="T121" style:family="text">
      <style:text-properties officeooo:rsid="0145a802"/>
    </style:style>
    <style:style style:name="T122" style:family="text">
      <style:text-properties fo:language="uk" fo:country="UA" officeooo:rsid="0383b163"/>
    </style:style>
    <style:style style:name="T123" style:family="text">
      <style:text-properties officeooo:rsid="0383b163"/>
    </style:style>
    <style:style style:name="T124" style:family="text">
      <style:text-properties officeooo:rsid="0145ae70"/>
    </style:style>
    <style:style style:name="T125" style:family="text">
      <style:text-properties officeooo:rsid="0385338a"/>
    </style:style>
    <style:style style:name="T126" style:family="text">
      <style:text-properties fo:language="ru" fo:country="RU" officeooo:rsid="0385338a"/>
    </style:style>
    <style:style style:name="T127" style:family="text">
      <style:text-properties officeooo:rsid="01465c08"/>
    </style:style>
    <style:style style:name="T128" style:family="text">
      <style:text-properties officeooo:rsid="0386e5a1"/>
    </style:style>
    <style:style style:name="T129" style:family="text">
      <style:text-properties officeooo:rsid="00106065"/>
    </style:style>
    <style:style style:name="T130" style:family="text">
      <style:text-properties fo:language="ru" fo:country="RU" officeooo:rsid="03882166"/>
    </style:style>
    <style:style style:name="T131" style:family="text">
      <style:text-properties fo:language="ru" fo:country="RU" officeooo:rsid="014674be"/>
    </style:style>
    <style:style style:name="T132" style:family="text">
      <style:text-properties fo:language="ru" fo:country="RU" officeooo:rsid="00106065"/>
    </style:style>
    <style:style style:name="T133" style:family="text">
      <style:text-properties fo:language="ru" fo:country="RU" officeooo:rsid="00128647" fo:background-color="transparent" loext:char-shading-value="0"/>
    </style:style>
    <style:style style:name="T134" style:family="text">
      <style:text-properties fo:language="ru" fo:country="RU" officeooo:rsid="014674be" fo:background-color="transparent" loext:char-shading-value="0"/>
    </style:style>
    <style:style style:name="T135" style:family="text">
      <style:text-properties officeooo:rsid="00128647"/>
    </style:style>
    <style:style style:name="T136" style:family="text">
      <style:text-properties officeooo:rsid="03882166"/>
    </style:style>
    <style:style style:name="T137" style:family="text">
      <style:text-properties officeooo:rsid="00142792"/>
    </style:style>
    <style:style style:name="T138" style:family="text">
      <style:text-properties officeooo:rsid="001d3aa6"/>
    </style:style>
    <style:style style:name="T139" style:family="text">
      <style:text-properties fo:language="ru" fo:country="RU" officeooo:rsid="00175913"/>
    </style:style>
    <style:style style:name="T140" style:family="text">
      <style:text-properties fo:language="ru" fo:country="RU" officeooo:rsid="01485a13"/>
    </style:style>
    <style:style style:name="T141" style:family="text">
      <style:text-properties fo:language="ru" fo:country="RU" officeooo:rsid="00189af1"/>
    </style:style>
    <style:style style:name="T142" style:family="text">
      <style:text-properties officeooo:rsid="0389f786"/>
    </style:style>
    <style:style style:name="T143" style:family="text">
      <style:text-properties officeooo:rsid="00189af1"/>
    </style:style>
    <style:style style:name="T144" style:family="text">
      <style:text-properties officeooo:rsid="01497b7f"/>
    </style:style>
    <style:style style:name="T145" style:family="text">
      <style:text-properties officeooo:rsid="014db8a3"/>
    </style:style>
    <style:style style:name="T146" style:family="text">
      <style:text-properties officeooo:rsid="038a7e62"/>
    </style:style>
    <style:style style:name="T147" style:family="text">
      <style:text-properties officeooo:rsid="0019451a"/>
    </style:style>
    <style:style style:name="T148" style:family="text">
      <style:text-properties officeooo:rsid="014f426b"/>
    </style:style>
    <style:style style:name="T149" style:family="text">
      <style:text-properties officeooo:rsid="001a56c3"/>
    </style:style>
    <style:style style:name="T150" style:family="text">
      <style:text-properties fo:language="ru" fo:country="RU" officeooo:rsid="038a7e62"/>
    </style:style>
    <style:style style:name="T151" style:family="text">
      <style:text-properties officeooo:rsid="038ba0f6"/>
    </style:style>
    <style:style style:name="T152" style:family="text">
      <style:text-properties officeooo:rsid="038ed742"/>
    </style:style>
    <style:style style:name="T153" style:family="text">
      <style:text-properties officeooo:rsid="014c0632"/>
    </style:style>
    <style:style style:name="T154" style:family="text">
      <style:text-properties officeooo:rsid="014a09b6"/>
    </style:style>
    <style:style style:name="T155" style:family="text">
      <style:text-properties officeooo:rsid="0019ec28"/>
    </style:style>
    <style:style style:name="T156" style:family="text">
      <style:text-properties officeooo:rsid="001bd968"/>
    </style:style>
    <style:style style:name="T157" style:family="text">
      <style:text-properties fo:language="ru" fo:country="RU" fo:font-style="italic" officeooo:rsid="001d3aa6" style:font-style-asian="italic" style:font-style-complex="italic"/>
    </style:style>
    <style:style style:name="T158" style:family="text">
      <style:text-properties fo:language="ru" fo:country="RU" fo:font-style="italic" officeooo:rsid="014db8a3" style:font-style-asian="italic" style:font-style-complex="italic"/>
    </style:style>
    <style:style style:name="T159" style:family="text">
      <style:text-properties fo:language="ru" fo:country="RU" fo:font-style="italic" officeooo:rsid="038eb069" style:font-style-asian="italic" style:font-style-complex="italic"/>
    </style:style>
    <style:style style:name="T160" style:family="text">
      <style:text-properties fo:language="en" fo:country="US" fo:font-style="italic" officeooo:rsid="038eb069" style:font-style-asian="italic" style:font-style-complex="italic"/>
    </style:style>
    <style:style style:name="T161" style:family="text">
      <style:text-properties officeooo:rsid="038eb069"/>
    </style:style>
    <style:style style:name="T162" style:family="text">
      <style:text-properties officeooo:rsid="001efcaf"/>
    </style:style>
    <style:style style:name="T163" style:family="text">
      <style:text-properties fo:language="ru" fo:country="RU" fo:font-weight="bold" style:font-weight-asian="bold" style:font-weight-complex="bold"/>
    </style:style>
    <style:style style:name="T164" style:family="text">
      <style:text-properties fo:language="ru" fo:country="RU" officeooo:rsid="001efcaf"/>
    </style:style>
    <style:style style:name="T165" style:family="text">
      <style:text-properties fo:language="ru" fo:country="RU" officeooo:rsid="014db8a3"/>
    </style:style>
    <style:style style:name="T166" style:family="text">
      <style:text-properties fo:language="ru" fo:country="RU" officeooo:rsid="038ed742"/>
    </style:style>
    <style:style style:name="T167" style:family="text">
      <style:text-properties fo:language="ru" fo:country="RU" fo:background-color="#ffff00" loext:char-shading-value="0"/>
    </style:style>
    <style:style style:name="T168" style:family="text">
      <style:text-properties officeooo:rsid="0023abc8"/>
    </style:style>
    <style:style style:name="T169" style:family="text">
      <style:text-properties officeooo:rsid="014fe71d"/>
    </style:style>
    <style:style style:name="T170" style:family="text">
      <style:text-properties officeooo:rsid="038f772a"/>
    </style:style>
    <style:style style:name="T171" style:family="text">
      <style:text-properties officeooo:rsid="033a13c3"/>
    </style:style>
    <style:style style:name="T172" style:family="text">
      <style:text-properties officeooo:rsid="033a3c6b"/>
    </style:style>
    <style:style style:name="T173" style:family="text">
      <style:text-properties officeooo:rsid="00245709"/>
    </style:style>
    <style:style style:name="T174" style:family="text">
      <style:text-properties officeooo:rsid="01512429"/>
    </style:style>
    <style:style style:name="T175" style:family="text">
      <style:text-properties fo:language="ru" fo:country="RU" fo:font-style="italic" officeooo:rsid="00245709" style:font-style-asian="italic" style:font-style-complex="italic"/>
    </style:style>
    <style:style style:name="T176" style:family="text">
      <style:text-properties fo:language="ru" fo:country="RU" fo:font-style="italic" officeooo:rsid="01512429" style:font-style-asian="italic" style:font-style-complex="italic"/>
    </style:style>
    <style:style style:name="T177" style:family="text">
      <style:text-properties officeooo:rsid="00257d51"/>
    </style:style>
    <style:style style:name="T178" style:family="text">
      <style:text-properties fo:language="ru" fo:country="RU" fo:font-style="italic" officeooo:rsid="00257d51" style:font-style-asian="italic" style:font-style-complex="italic"/>
    </style:style>
    <style:style style:name="T179" style:family="text">
      <style:text-properties officeooo:rsid="002771ba"/>
    </style:style>
    <style:style style:name="T180" style:family="text">
      <style:text-properties fo:language="en" fo:country="US" officeooo:rsid="01523e4b"/>
    </style:style>
    <style:style style:name="T181" style:family="text">
      <style:text-properties officeooo:rsid="01523e4b"/>
    </style:style>
    <style:style style:name="T182" style:family="text">
      <style:text-properties fo:language="ru" fo:country="RU" fo:font-style="italic" officeooo:rsid="002771ba" style:font-style-asian="italic" style:font-style-complex="italic"/>
    </style:style>
    <style:style style:name="T183" style:family="text">
      <style:text-properties fo:language="uk" fo:country="UA" officeooo:rsid="002771ba"/>
    </style:style>
    <style:style style:name="T184" style:family="text">
      <style:text-properties fo:language="en" fo:country="US" officeooo:rsid="002771ba"/>
    </style:style>
    <style:style style:name="T185" style:family="text">
      <style:text-properties officeooo:rsid="01535d7d"/>
    </style:style>
    <style:style style:name="T186" style:family="text">
      <style:text-properties fo:language="ru" fo:country="RU" fo:font-style="italic" officeooo:rsid="01535d7d" style:font-style-asian="italic" style:font-style-complex="italic"/>
    </style:style>
    <style:style style:name="T187" style:family="text">
      <style:text-properties fo:language="ru" fo:country="RU" fo:font-style="italic" officeooo:rsid="00293b82" style:font-style-asian="italic" style:font-style-complex="italic"/>
    </style:style>
    <style:style style:name="T188" style:family="text">
      <style:text-properties officeooo:rsid="00293b82"/>
    </style:style>
    <style:style style:name="T189" style:family="text">
      <style:text-properties fo:language="en" fo:country="US" officeooo:rsid="00293b82"/>
    </style:style>
    <style:style style:name="T190" style:family="text">
      <style:text-properties officeooo:rsid="00294ac5"/>
    </style:style>
    <style:style style:name="T191" style:family="text">
      <style:text-properties officeooo:rsid="01551c7f"/>
    </style:style>
    <style:style style:name="T192" style:family="text">
      <style:text-properties officeooo:rsid="0029eef5"/>
    </style:style>
    <style:style style:name="T193" style:family="text">
      <style:text-properties officeooo:rsid="0156f9e1"/>
    </style:style>
    <style:style style:name="T194" style:family="text">
      <style:text-properties officeooo:rsid="01587ac8"/>
    </style:style>
    <style:style style:name="T195" style:family="text">
      <style:text-properties officeooo:rsid="002d1645"/>
    </style:style>
    <style:style style:name="T196" style:family="text">
      <style:text-properties officeooo:rsid="0159177f"/>
    </style:style>
    <style:style style:name="T197" style:family="text">
      <style:text-properties officeooo:rsid="01599755"/>
    </style:style>
    <style:style style:name="T198" style:family="text">
      <style:text-properties officeooo:rsid="015af736"/>
    </style:style>
    <style:style style:name="T199" style:family="text">
      <style:text-properties officeooo:rsid="0031bda6"/>
    </style:style>
    <style:style style:name="T200" style:family="text">
      <style:text-properties officeooo:rsid="015bdf05"/>
    </style:style>
    <style:style style:name="T201" style:family="text">
      <style:text-properties officeooo:rsid="002daf1c"/>
    </style:style>
    <style:style style:name="T202" style:family="text">
      <style:text-properties officeooo:rsid="015d323f"/>
    </style:style>
    <style:style style:name="T203" style:family="text">
      <style:text-properties officeooo:rsid="015ebb48"/>
    </style:style>
    <style:style style:name="T204" style:family="text">
      <style:text-properties officeooo:rsid="002de7fd"/>
    </style:style>
    <style:style style:name="T205" style:family="text">
      <style:text-properties officeooo:rsid="002fc175"/>
    </style:style>
    <style:style style:name="T206" style:family="text">
      <style:text-properties officeooo:rsid="015f21ca"/>
    </style:style>
    <style:style style:name="T207" style:family="text">
      <style:text-properties officeooo:rsid="0032d050"/>
    </style:style>
    <style:style style:name="T208" style:family="text">
      <style:text-properties officeooo:rsid="003497b2"/>
    </style:style>
    <style:style style:name="T209" style:family="text">
      <style:text-properties officeooo:rsid="016170ec"/>
    </style:style>
    <style:style style:name="T210" style:family="text">
      <style:text-properties officeooo:rsid="0161e639"/>
    </style:style>
    <style:style style:name="T211" style:family="text">
      <style:text-properties officeooo:rsid="00368471"/>
    </style:style>
    <style:style style:name="T212" style:family="text">
      <style:text-properties officeooo:rsid="00371139"/>
    </style:style>
    <style:style style:name="T213" style:family="text">
      <style:text-properties officeooo:rsid="03403031"/>
    </style:style>
    <style:style style:name="T214" style:family="text">
      <style:text-properties officeooo:rsid="01632cd9"/>
    </style:style>
    <style:style style:name="T215" style:family="text">
      <style:text-properties officeooo:rsid="00388643"/>
    </style:style>
    <style:style style:name="T216" style:family="text">
      <style:text-properties officeooo:rsid="016332f3"/>
    </style:style>
    <style:style style:name="T217" style:family="text">
      <style:text-properties fo:language="en" fo:country="US" officeooo:rsid="00388643"/>
    </style:style>
    <style:style style:name="T218" style:family="text">
      <style:text-properties officeooo:rsid="0038ff35"/>
    </style:style>
    <style:style style:name="T219" style:family="text">
      <style:text-properties officeooo:rsid="0164510f"/>
    </style:style>
    <style:style style:name="T220" style:family="text">
      <style:text-properties fo:language="en" fo:country="US" officeooo:rsid="02d2bd55"/>
    </style:style>
    <style:style style:name="T221" style:family="text">
      <style:text-properties officeooo:rsid="00e85a2a"/>
    </style:style>
    <style:style style:name="T222" style:family="text">
      <style:text-properties officeooo:rsid="0020d2cb"/>
    </style:style>
    <style:style style:name="T223" style:family="text">
      <style:text-properties fo:language="ru" fo:country="RU" fo:font-style="italic" officeooo:rsid="016487c0" style:font-style-asian="italic" style:font-style-complex="italic"/>
    </style:style>
    <style:style style:name="T224" style:family="text">
      <style:text-properties officeooo:rsid="016487c0"/>
    </style:style>
    <style:style style:name="T225" style:family="text">
      <style:text-properties officeooo:rsid="016590f6"/>
    </style:style>
    <style:style style:name="T226" style:family="text">
      <style:text-properties officeooo:rsid="0039c9a7"/>
    </style:style>
    <style:style style:name="T227" style:family="text">
      <style:text-properties officeooo:rsid="01665d6e"/>
    </style:style>
    <style:style style:name="T228" style:family="text">
      <style:text-properties officeooo:rsid="003ad058"/>
    </style:style>
    <style:style style:name="T229" style:family="text">
      <style:text-properties fo:language="ru" fo:country="RU" officeooo:rsid="003ad058"/>
    </style:style>
    <style:style style:name="T230" style:family="text">
      <style:text-properties fo:language="ru" fo:country="RU" fo:background-color="transparent" loext:char-shading-value="0"/>
    </style:style>
    <style:style style:name="T231" style:family="text">
      <style:text-properties officeooo:rsid="0166f18e"/>
    </style:style>
    <style:style style:name="T232" style:family="text">
      <style:text-properties fo:language="ru" fo:country="RU" officeooo:rsid="016b77cc"/>
    </style:style>
    <style:style style:name="T233" style:family="text">
      <style:text-properties fo:language="ru" fo:country="RU" officeooo:rsid="0166f18e"/>
    </style:style>
    <style:style style:name="T234" style:family="text">
      <style:text-properties officeooo:rsid="003b2e0b"/>
    </style:style>
    <style:style style:name="T235" style:family="text">
      <style:text-properties officeooo:rsid="01686b23"/>
    </style:style>
    <style:style style:name="T236" style:family="text">
      <style:text-properties officeooo:rsid="003d3fd1"/>
    </style:style>
    <style:style style:name="T237" style:family="text">
      <style:text-properties officeooo:rsid="003d44f6"/>
    </style:style>
    <style:style style:name="T238" style:family="text">
      <style:text-properties officeooo:rsid="0169f80c"/>
    </style:style>
    <style:style style:name="T239" style:family="text">
      <style:text-properties officeooo:rsid="0023f496"/>
    </style:style>
    <style:style style:name="T240" style:family="text">
      <style:text-properties officeooo:rsid="003e4773"/>
    </style:style>
    <style:style style:name="T241" style:family="text">
      <style:text-properties officeooo:rsid="001a0558"/>
    </style:style>
    <style:style style:name="T242" style:family="text">
      <style:text-properties officeooo:rsid="001b0292"/>
    </style:style>
    <style:style style:name="T243" style:family="text">
      <style:text-properties fo:language="uk" fo:country="UA" officeooo:rsid="0343689e"/>
    </style:style>
    <style:style style:name="T244" style:family="text">
      <style:text-properties fo:language="uk" fo:country="UA" officeooo:rsid="001b0292"/>
    </style:style>
    <style:style style:name="T245" style:family="text">
      <style:text-properties officeooo:rsid="0345132a"/>
    </style:style>
    <style:style style:name="T246" style:family="text">
      <style:text-properties officeooo:rsid="0023936e"/>
    </style:style>
    <style:style style:name="T247" style:family="text">
      <style:text-properties officeooo:rsid="00435abf"/>
    </style:style>
    <style:style style:name="T248" style:family="text">
      <style:text-properties officeooo:rsid="0043bd67"/>
    </style:style>
    <style:style style:name="T249" style:family="text">
      <style:text-properties officeooo:rsid="0043f448"/>
    </style:style>
    <style:style style:name="T250" style:family="text">
      <style:text-properties officeooo:rsid="016b9116"/>
    </style:style>
    <style:style style:name="T251" style:family="text">
      <style:text-properties officeooo:rsid="003fa225"/>
    </style:style>
    <style:style style:name="T252" style:family="text">
      <style:text-properties officeooo:rsid="0045d357"/>
    </style:style>
    <style:style style:name="T253" style:family="text">
      <style:text-properties officeooo:rsid="016c17f1"/>
    </style:style>
    <style:style style:name="T254" style:family="text">
      <style:text-properties officeooo:rsid="016c4889"/>
    </style:style>
    <style:style style:name="T255" style:family="text">
      <style:text-properties officeooo:rsid="00417b5e"/>
    </style:style>
    <style:style style:name="T256" style:family="text">
      <style:text-properties officeooo:rsid="0266b727"/>
    </style:style>
    <style:style style:name="T257" style:family="text">
      <style:text-properties officeooo:rsid="00464ac8"/>
    </style:style>
    <style:style style:name="T258" style:family="text">
      <style:text-properties officeooo:rsid="0219f04c"/>
    </style:style>
    <style:style style:name="T259" style:family="text">
      <style:text-properties fo:language="ru" fo:country="RU" fo:font-style="italic" officeooo:rsid="016cb477" style:font-style-asian="italic" style:font-style-complex="italic"/>
    </style:style>
    <style:style style:name="T260" style:family="text">
      <style:text-properties officeooo:rsid="016cb477"/>
    </style:style>
    <style:style style:name="T261" style:family="text">
      <style:text-properties officeooo:rsid="00483ec4"/>
    </style:style>
    <style:style style:name="T262" style:family="text">
      <style:text-properties officeooo:rsid="016cc8cb"/>
    </style:style>
    <style:style style:name="T263" style:family="text">
      <style:text-properties officeooo:rsid="0048f92e"/>
    </style:style>
    <style:style style:name="T264" style:family="text">
      <style:text-properties fo:language="en" fo:country="US" officeooo:rsid="016cc8cb"/>
    </style:style>
    <style:style style:name="T265" style:family="text">
      <style:text-properties fo:language="en" fo:country="US" officeooo:rsid="016e21d1"/>
    </style:style>
    <style:style style:name="T266" style:family="text">
      <style:text-properties officeooo:rsid="016e21d1"/>
    </style:style>
    <style:style style:name="T267" style:family="text">
      <style:text-properties fo:language="ru" fo:country="RU" fo:font-style="italic" officeooo:rsid="016e21d1" style:font-style-asian="italic" style:font-style-complex="italic"/>
    </style:style>
    <style:style style:name="T268" style:family="text">
      <style:text-properties fo:language="ru" fo:country="RU" fo:font-style="italic" fo:background-color="transparent" loext:char-shading-value="0" style:font-style-asian="italic" style:font-style-complex="italic"/>
    </style:style>
    <style:style style:name="T269" style:family="text">
      <style:text-properties fo:language="ru" fo:country="RU" fo:font-style="italic" officeooo:rsid="016e21d1" fo:background-color="transparent" loext:char-shading-value="0" style:font-style-asian="italic" style:font-style-complex="italic"/>
    </style:style>
    <style:style style:name="T270" style:family="text">
      <style:text-properties fo:language="ru" fo:country="RU" fo:font-style="italic" officeooo:rsid="004b3f7e" style:font-style-asian="italic" style:font-style-complex="italic"/>
    </style:style>
    <style:style style:name="T271" style:family="text">
      <style:text-properties officeooo:rsid="016ef29d"/>
    </style:style>
    <style:style style:name="T272" style:family="text">
      <style:text-properties officeooo:rsid="004c8ae0"/>
    </style:style>
    <style:style style:name="T273" style:family="text">
      <style:text-properties officeooo:rsid="016f93f5"/>
    </style:style>
    <style:style style:name="T274" style:family="text">
      <style:text-properties officeooo:rsid="01806a3a"/>
    </style:style>
    <style:style style:name="T275" style:family="text">
      <style:text-properties fo:language="en" fo:country="US" officeooo:rsid="01806a3a"/>
    </style:style>
    <style:style style:name="T276" style:family="text">
      <style:text-properties officeooo:rsid="004e3c20"/>
    </style:style>
    <style:style style:name="T277" style:family="text">
      <style:text-properties officeooo:rsid="004fa8b5"/>
    </style:style>
    <style:style style:name="T278" style:family="text">
      <style:text-properties officeooo:rsid="01714923"/>
    </style:style>
    <style:style style:name="T279" style:family="text">
      <style:text-properties officeooo:rsid="01733b36"/>
    </style:style>
    <style:style style:name="T280" style:family="text">
      <style:text-properties officeooo:rsid="0175beba"/>
    </style:style>
    <style:style style:name="T281" style:family="text">
      <style:text-properties officeooo:rsid="01749e30"/>
    </style:style>
    <style:style style:name="T282" style:family="text">
      <style:text-properties officeooo:rsid="00501984"/>
    </style:style>
    <style:style style:name="T283" style:family="text">
      <style:text-properties officeooo:rsid="01777b68"/>
    </style:style>
    <style:style style:name="T284" style:family="text">
      <style:text-properties officeooo:rsid="0051c09a"/>
    </style:style>
    <style:style style:name="T285" style:family="text">
      <style:text-properties officeooo:rsid="0051d974"/>
    </style:style>
    <style:style style:name="T286" style:family="text">
      <style:text-properties officeooo:rsid="00539189"/>
    </style:style>
    <style:style style:name="T287" style:family="text">
      <style:text-properties officeooo:rsid="0178e366"/>
    </style:style>
    <style:style style:name="T288" style:family="text">
      <style:text-properties officeooo:rsid="005900c7"/>
    </style:style>
    <style:style style:name="T289" style:family="text">
      <style:text-properties officeooo:rsid="00554003"/>
    </style:style>
    <style:style style:name="T290" style:family="text">
      <style:text-properties officeooo:rsid="00570142"/>
    </style:style>
    <style:style style:name="T291" style:family="text">
      <style:text-properties officeooo:rsid="005c8284"/>
    </style:style>
    <style:style style:name="T292" style:family="text">
      <style:text-properties officeooo:rsid="005df5be"/>
    </style:style>
    <style:style style:name="T293" style:family="text">
      <style:text-properties officeooo:rsid="005fce4e"/>
    </style:style>
    <style:style style:name="T294" style:family="text">
      <style:text-properties officeooo:rsid="01803e46"/>
    </style:style>
    <style:style style:name="T295" style:family="text">
      <style:text-properties officeooo:rsid="01811b00"/>
    </style:style>
    <style:style style:name="T296" style:family="text">
      <style:text-properties fo:language="ru" fo:country="RU" officeooo:rsid="005fce4e"/>
    </style:style>
    <style:style style:name="T297" style:family="text">
      <style:text-properties fo:language="uk" fo:country="UA" officeooo:rsid="01811b00"/>
    </style:style>
    <style:style style:name="T298" style:family="text">
      <style:text-properties officeooo:rsid="00604dd9"/>
    </style:style>
    <style:style style:name="T299" style:family="text">
      <style:text-properties officeooo:rsid="0181caf3"/>
    </style:style>
    <style:style style:name="T300" style:family="text">
      <style:text-properties officeooo:rsid="00620f4f"/>
    </style:style>
    <style:style style:name="T301" style:family="text">
      <style:text-properties officeooo:rsid="0182e88c"/>
    </style:style>
    <style:style style:name="T302" style:family="text">
      <style:text-properties officeooo:rsid="02c8818e"/>
    </style:style>
    <style:style style:name="T303" style:family="text">
      <style:text-properties fo:background-color="transparent" loext:char-shading-value="0"/>
    </style:style>
    <style:style style:name="T304" style:family="text">
      <style:text-properties officeooo:rsid="00620f4f" fo:background-color="transparent" loext:char-shading-value="0"/>
    </style:style>
    <style:style style:name="T305" style:family="text">
      <style:text-properties officeooo:rsid="02c8818e" fo:background-color="transparent" loext:char-shading-value="0"/>
    </style:style>
    <style:style style:name="T306" style:family="text">
      <style:text-properties fo:language="en" fo:country="US" fo:background-color="transparent" loext:char-shading-value="0"/>
    </style:style>
    <style:style style:name="T307" style:family="text">
      <style:text-properties officeooo:rsid="02bc52bd" fo:background-color="transparent" loext:char-shading-value="0"/>
    </style:style>
    <style:style style:name="T308" style:family="text">
      <style:text-properties officeooo:rsid="02bd7010"/>
    </style:style>
    <style:style style:name="T309" style:family="text">
      <style:text-properties officeooo:rsid="01844685"/>
    </style:style>
    <style:style style:name="T310" style:family="text">
      <style:text-properties officeooo:rsid="02be4830"/>
    </style:style>
    <style:style style:name="T311" style:family="text">
      <style:text-properties officeooo:rsid="0063392e"/>
    </style:style>
    <style:style style:name="T312" style:family="text">
      <style:text-properties officeooo:rsid="02bf13f0"/>
    </style:style>
    <style:style style:name="T313" style:family="text">
      <style:text-properties officeooo:rsid="02ca76cb"/>
    </style:style>
    <style:style style:name="T314" style:family="text">
      <style:text-properties officeooo:rsid="00b5d039"/>
    </style:style>
    <style:style style:name="T315" style:family="text">
      <style:text-properties officeooo:rsid="02c2048f"/>
    </style:style>
    <style:style style:name="T316" style:family="text">
      <style:text-properties officeooo:rsid="018530e6"/>
    </style:style>
    <style:style style:name="T317" style:family="text">
      <style:text-properties officeooo:rsid="01c1f6c5"/>
    </style:style>
    <style:style style:name="T318" style:family="text">
      <style:text-properties officeooo:rsid="0065314c"/>
    </style:style>
    <style:style style:name="T319" style:family="text">
      <style:text-properties officeooo:rsid="02c70d1c"/>
    </style:style>
    <style:style style:name="T320" style:family="text">
      <style:text-properties officeooo:rsid="02c95515"/>
    </style:style>
    <style:style style:name="T321" style:family="text">
      <style:text-properties fo:language="uk" fo:country="UA" officeooo:rsid="02c95515"/>
    </style:style>
    <style:style style:name="T322" style:family="text">
      <style:text-properties officeooo:rsid="0342ad14"/>
    </style:style>
    <style:style style:name="T323" style:family="text">
      <style:text-properties officeooo:rsid="0185423d"/>
    </style:style>
    <style:style style:name="T324" style:family="text">
      <style:text-properties officeooo:rsid="00660bac"/>
    </style:style>
    <style:style style:name="T325" style:family="text">
      <style:text-properties officeooo:rsid="03281cb5"/>
    </style:style>
    <style:style style:name="T326" style:family="text">
      <style:text-properties fo:language="ru" fo:country="RU" officeooo:rsid="00660bac"/>
    </style:style>
    <style:style style:name="T327" style:family="text">
      <style:text-properties fo:language="ru" fo:country="RU" officeooo:rsid="0269b1a1"/>
    </style:style>
    <style:style style:name="T328" style:family="text">
      <style:text-properties fo:language="ru" fo:country="RU" officeooo:rsid="0185423d"/>
    </style:style>
    <style:style style:name="T329" style:family="text">
      <style:text-properties fo:language="ru" fo:country="RU" officeooo:rsid="03281cb5"/>
    </style:style>
    <style:style style:name="T330" style:family="text">
      <style:text-properties officeooo:rsid="03318a22"/>
    </style:style>
    <style:style style:name="T331" style:family="text">
      <style:text-properties officeooo:rsid="01871d14"/>
    </style:style>
    <style:style style:name="T332" style:family="text">
      <style:text-properties officeooo:rsid="02cc00e3"/>
    </style:style>
    <style:style style:name="T333" style:family="text">
      <style:text-properties officeooo:rsid="0269b1a1"/>
    </style:style>
    <style:style style:name="T334" style:family="text">
      <style:text-properties officeooo:rsid="0187c4f0"/>
    </style:style>
    <style:style style:name="T335" style:family="text">
      <style:text-properties officeooo:rsid="023fda63"/>
    </style:style>
    <style:style style:name="T336" style:family="text">
      <style:text-properties officeooo:rsid="01895e9a"/>
    </style:style>
    <style:style style:name="T337" style:family="text">
      <style:text-properties officeooo:rsid="0198a28c"/>
    </style:style>
    <style:style style:name="T338" style:family="text">
      <style:text-properties officeooo:rsid="00672e1d"/>
    </style:style>
    <style:style style:name="T339" style:family="text">
      <style:text-properties officeooo:rsid="0189bb4f"/>
    </style:style>
    <style:style style:name="T340" style:family="text">
      <style:text-properties officeooo:rsid="0179792e"/>
    </style:style>
    <style:style style:name="T341" style:family="text">
      <style:text-properties officeooo:rsid="00594b45"/>
    </style:style>
    <style:style style:name="T342" style:family="text">
      <style:text-properties officeooo:rsid="0059ed16"/>
    </style:style>
    <style:style style:name="T343" style:family="text">
      <style:text-properties officeooo:rsid="0179fcc4"/>
    </style:style>
    <style:style style:name="T344" style:family="text">
      <style:text-properties officeooo:rsid="017d611d"/>
    </style:style>
    <style:style style:name="T345" style:family="text">
      <style:text-properties officeooo:rsid="017a471f"/>
    </style:style>
    <style:style style:name="T346" style:family="text">
      <style:text-properties officeooo:rsid="017e4206"/>
    </style:style>
    <style:style style:name="T347" style:family="text">
      <style:text-properties fo:language="en" fo:country="US" officeooo:rsid="017e4206"/>
    </style:style>
    <style:style style:name="T348" style:family="text">
      <style:text-properties officeooo:rsid="017ecbbd"/>
    </style:style>
    <style:style style:name="T349" style:family="text">
      <style:text-properties officeooo:rsid="017bf20f"/>
    </style:style>
    <style:style style:name="T350" style:family="text">
      <style:text-properties officeooo:rsid="018c383e"/>
    </style:style>
    <style:style style:name="T351" style:family="text">
      <style:text-properties officeooo:rsid="0068f66d"/>
    </style:style>
    <style:style style:name="T352" style:family="text">
      <style:text-properties officeooo:rsid="006f2f79"/>
    </style:style>
    <style:style style:name="T353" style:family="text">
      <style:text-properties officeooo:rsid="02a7c2b4"/>
    </style:style>
    <style:style style:name="T354" style:family="text">
      <style:text-properties officeooo:rsid="019712b5"/>
    </style:style>
    <style:style style:name="T355" style:family="text">
      <style:text-properties officeooo:rsid="0190b13f"/>
    </style:style>
    <style:style style:name="T356" style:family="text">
      <style:text-properties officeooo:rsid="021f11d2"/>
    </style:style>
    <style:style style:name="T357" style:family="text">
      <style:text-properties fo:language="ru" fo:country="RU" officeooo:rsid="01954ef1"/>
    </style:style>
    <style:style style:name="T358" style:family="text">
      <style:text-properties fo:language="ru" fo:country="RU" officeooo:rsid="0219f04c"/>
    </style:style>
    <style:style style:name="T359" style:family="text">
      <style:text-properties fo:language="ru" fo:country="RU" officeooo:rsid="0209b684"/>
    </style:style>
    <style:style style:name="T360" style:family="text">
      <style:text-properties fo:language="ru" fo:country="RU" officeooo:rsid="01bb21d4"/>
    </style:style>
    <style:style style:name="T361" style:family="text">
      <style:text-properties officeooo:rsid="020e61d0"/>
    </style:style>
    <style:style style:name="T362" style:family="text">
      <style:text-properties officeooo:rsid="0215b99a"/>
    </style:style>
    <style:style style:name="T363" style:family="text">
      <style:text-properties fo:language="ru" fo:country="RU" officeooo:rsid="029fec50"/>
    </style:style>
    <style:style style:name="T364" style:family="text">
      <style:text-properties officeooo:rsid="021ca885"/>
    </style:style>
    <style:style style:name="T365" style:family="text">
      <style:text-properties officeooo:rsid="01930fbe"/>
    </style:style>
    <style:style style:name="T366" style:family="text">
      <style:text-properties officeooo:rsid="0070a512"/>
    </style:style>
    <style:style style:name="T367" style:family="text">
      <style:text-properties fo:language="en" fo:country="US" officeooo:rsid="0070a512"/>
    </style:style>
    <style:style style:name="T368" style:family="text">
      <style:text-properties fo:language="en" fo:country="US" officeooo:rsid="033d660b"/>
    </style:style>
    <style:style style:name="T369" style:family="text">
      <style:text-properties officeooo:rsid="033d660b"/>
    </style:style>
    <style:style style:name="T370" style:family="text">
      <style:text-properties officeooo:rsid="01cd5030"/>
    </style:style>
    <style:style style:name="T371" style:family="text">
      <style:text-properties officeooo:rsid="0291444e"/>
    </style:style>
    <style:style style:name="T372" style:family="text">
      <style:text-properties officeooo:rsid="0071f74f"/>
    </style:style>
    <style:style style:name="T373" style:family="text">
      <style:text-properties officeooo:rsid="01926465"/>
    </style:style>
    <style:style style:name="T374" style:family="text">
      <style:text-properties officeooo:rsid="0194c250"/>
    </style:style>
    <style:style style:name="T375" style:family="text">
      <style:text-properties fo:language="ru" fo:country="RU" officeooo:rsid="0196a32c"/>
    </style:style>
    <style:style style:name="T376" style:family="text">
      <style:text-properties officeooo:rsid="01974323"/>
    </style:style>
    <style:style style:name="T377" style:family="text">
      <style:text-properties fo:language="ru" fo:country="RU" officeooo:rsid="01b5c453"/>
    </style:style>
    <style:style style:name="T378" style:family="text">
      <style:text-properties fo:language="ru" fo:country="RU" officeooo:rsid="01dd4fc6"/>
    </style:style>
    <style:style style:name="T379" style:family="text">
      <style:text-properties fo:language="ru" fo:country="RU" officeooo:rsid="0291444e"/>
    </style:style>
    <style:style style:name="T380" style:family="text">
      <style:text-properties fo:language="ru" fo:country="RU" officeooo:rsid="01dfb230"/>
    </style:style>
    <style:style style:name="T381" style:family="text">
      <style:text-properties fo:language="ru" fo:country="RU" officeooo:rsid="01ddafc8"/>
    </style:style>
    <style:style style:name="T382" style:family="text">
      <style:text-properties fo:language="ru" fo:country="RU" officeooo:rsid="033d660b"/>
    </style:style>
    <style:style style:name="T383" style:family="text">
      <style:text-properties fo:language="ru" fo:country="RU" officeooo:rsid="020ff2e5"/>
    </style:style>
    <style:style style:name="T384" style:family="text">
      <style:text-properties fo:language="ru" fo:country="RU" officeooo:rsid="01e1626b"/>
    </style:style>
    <style:style style:name="T385" style:family="text">
      <style:text-properties fo:language="ru" fo:country="RU" officeooo:rsid="019b8b25"/>
    </style:style>
    <style:style style:name="T386" style:family="text">
      <style:text-properties officeooo:rsid="019b5cf0"/>
    </style:style>
    <style:style style:name="T387" style:family="text">
      <style:text-properties officeooo:rsid="02881ef3"/>
    </style:style>
    <style:style style:name="T388" style:family="text">
      <style:text-properties officeooo:rsid="01996254"/>
    </style:style>
    <style:style style:name="T389" style:family="text">
      <style:text-properties officeooo:rsid="019b8b25"/>
    </style:style>
    <style:style style:name="T390" style:family="text">
      <style:text-properties officeooo:rsid="019c568d"/>
    </style:style>
    <style:style style:name="T391" style:family="text">
      <style:text-properties officeooo:rsid="01b73872"/>
    </style:style>
    <style:style style:name="T392" style:family="text">
      <style:text-properties officeooo:rsid="01b24bda"/>
    </style:style>
    <style:style style:name="T393" style:family="text">
      <style:text-properties officeooo:rsid="019a01ec"/>
    </style:style>
    <style:style style:name="T394" style:family="text">
      <style:text-properties officeooo:rsid="029fec50"/>
    </style:style>
    <style:style style:name="T395" style:family="text">
      <style:text-properties officeooo:rsid="01e1626b"/>
    </style:style>
    <style:style style:name="T396" style:family="text">
      <style:text-properties officeooo:rsid="01c35d61"/>
    </style:style>
    <style:style style:name="T397" style:family="text">
      <style:text-properties fo:language="uk" fo:country="UA" officeooo:rsid="019ef4d3"/>
    </style:style>
    <style:style style:name="T398" style:family="text">
      <style:text-properties officeooo:rsid="019ef4d3"/>
    </style:style>
    <style:style style:name="T399" style:family="text">
      <style:text-properties officeooo:rsid="006ac469"/>
    </style:style>
    <style:style style:name="T400" style:family="text">
      <style:text-properties officeooo:rsid="01bf7519"/>
    </style:style>
    <style:style style:name="T401" style:family="text">
      <style:text-properties officeooo:rsid="0225e5a3"/>
    </style:style>
    <style:style style:name="T402" style:family="text">
      <style:text-properties officeooo:rsid="01a4f677"/>
    </style:style>
    <style:style style:name="T403" style:family="text">
      <style:text-properties officeooo:rsid="019d3aac"/>
    </style:style>
    <style:style style:name="T404" style:family="text">
      <style:text-properties officeooo:rsid="019ea527"/>
    </style:style>
    <style:style style:name="T405" style:family="text">
      <style:text-properties officeooo:rsid="019f5155"/>
    </style:style>
    <style:style style:name="T406" style:family="text">
      <style:text-properties officeooo:rsid="01bdfba5"/>
    </style:style>
    <style:style style:name="T407" style:family="text">
      <style:text-properties officeooo:rsid="01a16269"/>
    </style:style>
    <style:style style:name="T408" style:family="text">
      <style:text-properties officeooo:rsid="019fa002"/>
    </style:style>
    <style:style style:name="T409" style:family="text">
      <style:text-properties officeooo:rsid="01b348ae"/>
    </style:style>
    <style:style style:name="T410" style:family="text">
      <style:text-properties officeooo:rsid="0239bb71"/>
    </style:style>
    <style:style style:name="T411" style:family="text">
      <style:text-properties officeooo:rsid="01b5c453"/>
    </style:style>
    <style:style style:name="T412" style:family="text">
      <style:text-properties officeooo:rsid="01f5c338"/>
    </style:style>
    <style:style style:name="T413" style:family="text">
      <style:text-properties officeooo:rsid="01a241d0"/>
    </style:style>
    <style:style style:name="T414" style:family="text">
      <style:text-properties officeooo:rsid="02332fb1"/>
    </style:style>
    <style:style style:name="T415" style:family="text">
      <style:text-properties officeooo:rsid="020aae36"/>
    </style:style>
    <style:style style:name="T416" style:family="text">
      <style:text-properties officeooo:rsid="01eeeecd"/>
    </style:style>
    <style:style style:name="T417" style:family="text">
      <style:text-properties officeooo:rsid="02bc52bd"/>
    </style:style>
    <style:style style:name="T418" style:family="text">
      <style:text-properties officeooo:rsid="01a38650"/>
    </style:style>
    <style:style style:name="T419" style:family="text">
      <style:text-properties officeooo:rsid="01a67d6e"/>
    </style:style>
    <style:style style:name="T420" style:family="text">
      <style:text-properties officeooo:rsid="01a6a6ce"/>
    </style:style>
    <style:style style:name="T421" style:family="text">
      <style:text-properties officeooo:rsid="01a81b88"/>
    </style:style>
    <style:style style:name="T422" style:family="text">
      <style:text-properties officeooo:rsid="01fe4e34"/>
    </style:style>
    <style:style style:name="T423" style:family="text">
      <style:text-properties officeooo:rsid="01f7b1ba"/>
    </style:style>
    <style:style style:name="T424" style:family="text">
      <style:text-properties officeooo:rsid="01a7ac88"/>
    </style:style>
    <style:style style:name="T425" style:family="text">
      <style:text-properties officeooo:rsid="01b0569b"/>
    </style:style>
    <style:style style:name="T426" style:family="text">
      <style:text-properties officeooo:rsid="020ff2e5"/>
    </style:style>
    <style:style style:name="T427" style:family="text">
      <style:text-properties officeooo:rsid="01aa0103"/>
    </style:style>
    <style:style style:name="T428" style:family="text">
      <style:text-properties officeooo:rsid="0273dd5d"/>
    </style:style>
    <style:style style:name="T429" style:family="text">
      <style:text-properties officeooo:rsid="01ab17f5"/>
    </style:style>
    <style:style style:name="T430" style:family="text">
      <style:text-properties officeooo:rsid="01af21ce"/>
    </style:style>
    <style:style style:name="T431" style:family="text">
      <style:text-properties officeooo:rsid="006c507c"/>
    </style:style>
    <style:style style:name="T432" style:family="text">
      <style:text-properties fo:language="uk" fo:country="UA" officeooo:rsid="01f8c16c"/>
    </style:style>
    <style:style style:name="T433" style:family="text">
      <style:text-properties officeooo:rsid="01f8c16c"/>
    </style:style>
    <style:style style:name="T434" style:family="text">
      <style:text-properties officeooo:rsid="01fc5f06"/>
    </style:style>
    <style:style style:name="T435" style:family="text">
      <style:text-properties fo:language="uk" fo:country="UA" officeooo:rsid="01f962fc"/>
    </style:style>
    <style:style style:name="T436" style:family="text">
      <style:text-properties officeooo:rsid="01fae972"/>
    </style:style>
    <style:style style:name="T437" style:family="text">
      <style:text-properties fo:language="uk" fo:country="UA" officeooo:rsid="0219f04c"/>
    </style:style>
    <style:style style:name="T438" style:family="text">
      <style:text-properties officeooo:rsid="01f962fc"/>
    </style:style>
    <style:style style:name="T439" style:family="text">
      <style:text-properties officeooo:rsid="01acc310"/>
    </style:style>
    <style:style style:name="T440" style:family="text">
      <style:text-properties officeooo:rsid="01b03765"/>
    </style:style>
    <style:style style:name="T441" style:family="text">
      <style:text-properties officeooo:rsid="01ad4e25"/>
    </style:style>
    <style:style style:name="T442" style:family="text">
      <style:text-properties officeooo:rsid="01ef50cc"/>
    </style:style>
    <style:style style:name="T443" style:family="text">
      <style:text-properties officeooo:rsid="01b80b40"/>
    </style:style>
    <style:style style:name="T444" style:family="text">
      <style:text-properties officeooo:rsid="01bb21d4"/>
    </style:style>
    <style:style style:name="T445" style:family="text">
      <style:text-properties officeooo:rsid="033e0b61"/>
    </style:style>
    <style:style style:name="T446" style:family="text">
      <style:text-properties officeooo:rsid="01e30132"/>
    </style:style>
    <style:style style:name="T447" style:family="text">
      <style:text-properties fo:language="ru" fo:country="RU" officeooo:rsid="01acc310"/>
    </style:style>
    <style:style style:name="T448" style:family="text">
      <style:text-properties fo:language="ru" fo:country="RU" officeooo:rsid="01b80b40"/>
    </style:style>
    <style:style style:name="T449" style:family="text">
      <style:text-properties fo:language="ru" fo:country="RU" officeooo:rsid="01b0569b"/>
    </style:style>
    <style:style style:name="T450" style:family="text">
      <style:text-properties fo:language="ru" fo:country="RU" officeooo:rsid="01ef50cc"/>
    </style:style>
    <style:style style:name="T451" style:family="text">
      <style:text-properties fo:language="ru" fo:country="RU" officeooo:rsid="02a7c2b4"/>
    </style:style>
    <style:style style:name="T452" style:family="text">
      <style:text-properties officeooo:rsid="01b88544"/>
    </style:style>
    <style:style style:name="T453" style:family="text">
      <style:text-properties officeooo:rsid="020705e3"/>
    </style:style>
    <style:style style:name="T454" style:family="text">
      <style:text-properties officeooo:rsid="01ba40c3"/>
    </style:style>
    <style:style style:name="T455" style:family="text">
      <style:text-properties officeooo:rsid="01b95595"/>
    </style:style>
    <style:style style:name="T456" style:family="text">
      <style:text-properties officeooo:rsid="02b5eea8"/>
    </style:style>
    <style:style style:name="T457" style:family="text">
      <style:text-properties officeooo:rsid="01dfb230"/>
    </style:style>
    <style:style style:name="T458" style:family="text">
      <style:text-properties officeooo:rsid="01be1531"/>
    </style:style>
    <style:style style:name="T459" style:family="text">
      <style:text-properties officeooo:rsid="01c3df96"/>
    </style:style>
    <style:style style:name="T460" style:family="text">
      <style:text-properties officeooo:rsid="01fcd6e1"/>
    </style:style>
    <style:style style:name="T461" style:family="text">
      <style:text-properties officeooo:rsid="01c36cfa"/>
    </style:style>
    <style:style style:name="T462" style:family="text">
      <style:text-properties officeooo:rsid="01c4cbaf"/>
    </style:style>
    <style:style style:name="T463" style:family="text">
      <style:text-properties officeooo:rsid="01c63a72"/>
    </style:style>
    <style:style style:name="T464" style:family="text">
      <style:text-properties officeooo:rsid="01c52210"/>
    </style:style>
    <style:style style:name="T465" style:family="text">
      <style:text-properties officeooo:rsid="01c7d4a2"/>
    </style:style>
    <style:style style:name="T466" style:family="text">
      <style:text-properties officeooo:rsid="01c86c81"/>
    </style:style>
    <style:style style:name="T467" style:family="text">
      <style:text-properties officeooo:rsid="0204ae81"/>
    </style:style>
    <style:style style:name="T468" style:family="text">
      <style:text-properties fo:language="uk" fo:country="UA" officeooo:rsid="0291444e"/>
    </style:style>
    <style:style style:name="T469" style:family="text">
      <style:text-properties officeooo:rsid="01cd3aff"/>
    </style:style>
    <style:style style:name="T470" style:family="text">
      <style:text-properties officeooo:rsid="01c9bba0"/>
    </style:style>
    <style:style style:name="T471" style:family="text">
      <style:text-properties officeooo:rsid="01cd5ed6"/>
    </style:style>
    <style:style style:name="T472" style:family="text">
      <style:text-properties officeooo:rsid="01d7e2b6"/>
    </style:style>
    <style:style style:name="T473" style:family="text">
      <style:text-properties officeooo:rsid="006f00f1"/>
    </style:style>
    <style:style style:name="T474" style:family="text">
      <style:text-properties officeooo:rsid="00766ead"/>
    </style:style>
    <style:style style:name="T475" style:family="text">
      <style:text-properties officeooo:rsid="01d00caf"/>
    </style:style>
    <style:style style:name="T476" style:family="text">
      <style:text-properties officeooo:rsid="02cf0da1"/>
    </style:style>
    <style:style style:name="T477" style:family="text">
      <style:text-properties officeooo:rsid="02b00aac"/>
    </style:style>
    <style:style style:name="T478" style:family="text">
      <style:text-properties officeooo:rsid="0206666e"/>
    </style:style>
    <style:style style:name="T479" style:family="text">
      <style:text-properties officeooo:rsid="0207ed9a"/>
    </style:style>
    <style:style style:name="T480" style:family="text">
      <style:text-properties officeooo:rsid="021b8f2b"/>
    </style:style>
    <style:style style:name="T481" style:family="text">
      <style:text-properties officeooo:rsid="01d13f5b"/>
    </style:style>
    <style:style style:name="T482" style:family="text">
      <style:text-properties officeooo:rsid="01d97945"/>
    </style:style>
    <style:style style:name="T483" style:family="text">
      <style:text-properties officeooo:rsid="01dfd434"/>
    </style:style>
    <style:style style:name="T484" style:family="text">
      <style:text-properties officeooo:rsid="01d1d51e"/>
    </style:style>
    <style:style style:name="T485" style:family="text">
      <style:text-properties officeooo:rsid="0255d4b3"/>
    </style:style>
    <style:style style:name="T486" style:family="text">
      <style:text-properties officeooo:rsid="01d685cb"/>
    </style:style>
    <style:style style:name="T487" style:family="text">
      <style:text-properties officeooo:rsid="01d49ae4"/>
    </style:style>
    <style:style style:name="T488" style:family="text">
      <style:text-properties officeooo:rsid="01d6a431"/>
    </style:style>
    <style:style style:name="T489" style:family="text">
      <style:text-properties officeooo:rsid="01dca136"/>
    </style:style>
    <style:style style:name="T490" style:family="text">
      <style:text-properties fo:language="uk" fo:country="UA" officeooo:rsid="01d6a431"/>
    </style:style>
    <style:style style:name="T491" style:family="text">
      <style:text-properties fo:language="uk" fo:country="UA" officeooo:rsid="020e61d0"/>
    </style:style>
    <style:style style:name="T492" style:family="text">
      <style:text-properties officeooo:rsid="01ec4ae5"/>
    </style:style>
    <style:style style:name="T493" style:family="text">
      <style:text-properties officeooo:rsid="021bf5db"/>
    </style:style>
    <style:style style:name="T494" style:family="text">
      <style:text-properties officeooo:rsid="00774b12"/>
    </style:style>
    <style:style style:name="T495" style:family="text">
      <style:text-properties officeooo:rsid="01ce89c8"/>
    </style:style>
    <style:style style:name="T496" style:family="text">
      <style:text-properties officeooo:rsid="027b79d2"/>
    </style:style>
    <style:style style:name="T497" style:family="text">
      <style:text-properties officeooo:rsid="01db4946" fo:background-color="transparent" loext:char-shading-value="0"/>
    </style:style>
    <style:style style:name="T498" style:family="text">
      <style:text-properties officeooo:rsid="027b79d2" fo:background-color="transparent" loext:char-shading-value="0"/>
    </style:style>
    <style:style style:name="T499" style:family="text">
      <style:text-properties officeooo:rsid="021b8f2b" fo:background-color="transparent" loext:char-shading-value="0"/>
    </style:style>
    <style:style style:name="T500" style:family="text">
      <style:text-properties officeooo:rsid="01dca136" fo:background-color="transparent" loext:char-shading-value="0"/>
    </style:style>
    <style:style style:name="T501" style:family="text">
      <style:text-properties officeooo:rsid="01e42ae7" fo:background-color="transparent" loext:char-shading-value="0"/>
    </style:style>
    <style:style style:name="T502" style:family="text">
      <style:text-properties officeooo:rsid="01e48946"/>
    </style:style>
    <style:style style:name="T503" style:family="text">
      <style:text-properties officeooo:rsid="029c35f6"/>
    </style:style>
    <style:style style:name="T504" style:family="text">
      <style:text-properties officeooo:rsid="02512d1e"/>
    </style:style>
    <style:style style:name="T505" style:family="text">
      <style:text-properties officeooo:rsid="01e8560b"/>
    </style:style>
    <style:style style:name="T506" style:family="text">
      <style:text-properties officeooo:rsid="01e5523f"/>
    </style:style>
    <style:style style:name="T507" style:family="text">
      <style:text-properties officeooo:rsid="01eaae1c"/>
    </style:style>
    <style:style style:name="T508" style:family="text">
      <style:text-properties officeooo:rsid="01e607af"/>
    </style:style>
    <style:style style:name="T509" style:family="text">
      <style:text-properties fo:language="ru" fo:country="RU" officeooo:rsid="029c35f6"/>
    </style:style>
    <style:style style:name="T510" style:family="text">
      <style:text-properties fo:language="ru" fo:country="RU" officeooo:rsid="01eaae1c"/>
    </style:style>
    <style:style style:name="T511" style:family="text">
      <style:text-properties fo:language="ru" fo:country="RU" officeooo:rsid="01eeeecd"/>
    </style:style>
    <style:style style:name="T512" style:family="text">
      <style:text-properties fo:language="ru" fo:country="RU" officeooo:rsid="01eb7efa"/>
    </style:style>
    <style:style style:name="T513" style:family="text">
      <style:text-properties fo:language="ru" fo:country="RU" officeooo:rsid="01fcd6e1"/>
    </style:style>
    <style:style style:name="T514" style:family="text">
      <style:text-properties fo:language="ru" fo:country="RU" officeooo:rsid="01ec1d96"/>
    </style:style>
    <style:style style:name="T515" style:family="text">
      <style:text-properties fo:language="ru" fo:country="RU" officeooo:rsid="01ec4ae5"/>
    </style:style>
    <style:style style:name="T516" style:family="text">
      <style:text-properties fo:language="ru" fo:country="RU" officeooo:rsid="01f02364"/>
    </style:style>
    <style:style style:name="T517" style:family="text">
      <style:text-properties fo:language="ru" fo:country="RU" officeooo:rsid="01f4790e"/>
    </style:style>
    <style:style style:name="T518" style:family="text">
      <style:text-properties fo:language="ru" fo:country="RU" officeooo:rsid="01f5c338"/>
    </style:style>
    <style:style style:name="T519" style:family="text">
      <style:text-properties fo:language="ru" fo:country="RU" officeooo:rsid="020aae36"/>
    </style:style>
    <style:style style:name="T520" style:family="text">
      <style:text-properties fo:language="ru" fo:country="RU" officeooo:rsid="01f19a25"/>
    </style:style>
    <style:style style:name="T521" style:family="text">
      <style:text-properties fo:language="ru" fo:country="RU" officeooo:rsid="01f20548"/>
    </style:style>
    <style:style style:name="T522" style:family="text">
      <style:text-properties fo:language="ru" fo:country="RU" officeooo:rsid="021f11d2"/>
    </style:style>
    <style:style style:name="T523" style:family="text">
      <style:text-properties fo:language="ru" fo:country="RU" officeooo:rsid="01f3358c"/>
    </style:style>
    <style:style style:name="T524" style:family="text">
      <style:text-properties fo:language="ru" fo:country="RU" officeooo:rsid="02d051a2"/>
    </style:style>
    <style:style style:name="T525" style:family="text">
      <style:text-properties fo:language="ru" fo:country="RU" officeooo:rsid="033e0b61"/>
    </style:style>
    <style:style style:name="T526" style:family="text">
      <style:text-properties fo:language="ru" fo:country="RU" officeooo:rsid="01fe4e34"/>
    </style:style>
    <style:style style:name="T527" style:family="text">
      <style:text-properties fo:language="ru" fo:country="RU" officeooo:rsid="020705e3"/>
    </style:style>
    <style:style style:name="T528" style:family="text">
      <style:text-properties fo:language="ru" fo:country="RU" officeooo:rsid="021b8f2b"/>
    </style:style>
    <style:style style:name="T529" style:family="text">
      <style:text-properties fo:language="ru" fo:country="RU" officeooo:rsid="020e61d0"/>
    </style:style>
    <style:style style:name="T530" style:family="text">
      <style:text-properties fo:language="ru" fo:country="RU" officeooo:rsid="0239bb71"/>
    </style:style>
    <style:style style:name="T531" style:family="text">
      <style:text-properties fo:language="ru" fo:country="RU" officeooo:rsid="027b79d2" fo:background-color="transparent" loext:char-shading-value="0"/>
    </style:style>
    <style:style style:name="T532" style:family="text">
      <style:text-properties fo:language="ru" fo:country="RU" officeooo:rsid="0211ec1f"/>
    </style:style>
    <style:style style:name="T533" style:family="text">
      <style:text-properties fo:language="ru" fo:country="RU" officeooo:rsid="0215b99a" fo:background-color="transparent" loext:char-shading-value="0"/>
    </style:style>
    <style:style style:name="T534" style:family="text">
      <style:text-properties fo:language="ru" fo:country="RU" officeooo:rsid="0213e0e7"/>
    </style:style>
    <style:style style:name="T535" style:family="text">
      <style:text-properties fo:language="ru" fo:country="RU" officeooo:rsid="021bf5db"/>
    </style:style>
    <style:style style:name="T536" style:family="text">
      <style:text-properties fo:language="ru" fo:country="RU" officeooo:rsid="0277cb64"/>
    </style:style>
    <style:style style:name="T537" style:family="text">
      <style:text-properties fo:language="ru" fo:country="RU" officeooo:rsid="0266b727"/>
    </style:style>
    <style:style style:name="T538" style:family="text">
      <style:text-properties fo:language="ru" fo:country="RU" officeooo:rsid="0215b99a"/>
    </style:style>
    <style:style style:name="T539" style:family="text">
      <style:text-properties fo:language="ru" fo:country="RU" officeooo:rsid="021d65a4"/>
    </style:style>
    <style:style style:name="T540" style:family="text">
      <style:text-properties fo:language="ru" fo:country="RU" officeooo:rsid="024927e1"/>
    </style:style>
    <style:style style:name="T541" style:family="text">
      <style:text-properties fo:language="ru" fo:country="RU" officeooo:rsid="021e9d8a"/>
    </style:style>
    <style:style style:name="T542" style:family="text">
      <style:text-properties fo:language="ru" fo:country="RU" officeooo:rsid="0225e5a3"/>
    </style:style>
    <style:style style:name="T543" style:family="text">
      <style:text-properties officeooo:rsid="021d65a4"/>
    </style:style>
    <style:style style:name="T544" style:family="text">
      <style:text-properties fo:language="ru" fo:country="RU" officeooo:rsid="0217b3a0"/>
    </style:style>
    <style:style style:name="T545" style:family="text">
      <style:text-properties fo:language="ru" fo:country="RU" officeooo:rsid="02181aec"/>
    </style:style>
    <style:style style:name="T546" style:family="text">
      <style:text-properties fo:language="ru" fo:country="RU" officeooo:rsid="0222e4aa"/>
    </style:style>
    <style:style style:name="T547" style:family="text">
      <style:text-properties fo:language="ru" fo:country="RU" officeooo:rsid="0221356c"/>
    </style:style>
    <style:style style:name="T548" style:family="text">
      <style:text-properties fo:language="ru" fo:country="RU" officeooo:rsid="023bea3f"/>
    </style:style>
    <style:style style:name="T549" style:family="text">
      <style:text-properties fo:language="ru" fo:country="RU" officeooo:rsid="0220ac98"/>
    </style:style>
    <style:style style:name="T550" style:family="text">
      <style:text-properties fo:language="ru" fo:country="RU" officeooo:rsid="0259d7a1"/>
    </style:style>
    <style:style style:name="T551" style:family="text">
      <style:text-properties fo:language="ru" fo:country="RU" officeooo:rsid="02243361"/>
    </style:style>
    <style:style style:name="T552" style:family="text">
      <style:text-properties fo:language="ru" fo:country="RU" officeooo:rsid="02286627"/>
    </style:style>
    <style:style style:name="T553" style:family="text">
      <style:text-properties fo:language="ru" fo:country="RU" officeooo:rsid="022c5621"/>
    </style:style>
    <style:style style:name="T554" style:family="text">
      <style:text-properties fo:language="ru" fo:country="RU" officeooo:rsid="0201bde9"/>
    </style:style>
    <style:style style:name="T555" style:family="text">
      <style:text-properties fo:language="ru" fo:country="RU" officeooo:rsid="0224a67f"/>
    </style:style>
    <style:style style:name="T556" style:family="text">
      <style:text-properties fo:language="ru" fo:country="RU" officeooo:rsid="020d19e7"/>
    </style:style>
    <style:style style:name="T557" style:family="text">
      <style:text-properties fo:language="ru" fo:country="RU" officeooo:rsid="022de5ad"/>
    </style:style>
    <style:style style:name="T558" style:family="text">
      <style:text-properties fo:language="ru" fo:country="RU" officeooo:rsid="0280ef7a"/>
    </style:style>
    <style:style style:name="T559" style:family="text">
      <style:text-properties officeooo:rsid="022e906c"/>
    </style:style>
    <style:style style:name="T560" style:family="text">
      <style:text-properties officeooo:rsid="022c5621"/>
    </style:style>
    <style:style style:name="T561" style:family="text">
      <style:text-properties officeooo:rsid="023bea3f"/>
    </style:style>
    <style:style style:name="T562" style:family="text">
      <style:text-properties fo:language="ru" fo:country="RU" officeooo:rsid="022765cc"/>
    </style:style>
    <style:style style:name="T563" style:family="text">
      <style:text-properties officeooo:rsid="022b5ce6"/>
    </style:style>
    <style:style style:name="T564" style:family="text">
      <style:text-properties officeooo:rsid="022de5ad"/>
    </style:style>
    <style:style style:name="T565" style:family="text">
      <style:text-properties fo:language="uk" fo:country="UA" officeooo:rsid="022f687f"/>
    </style:style>
    <style:style style:name="T566" style:family="text">
      <style:text-properties fo:language="uk" fo:country="UA" officeooo:rsid="029fec50"/>
    </style:style>
    <style:style style:name="T567" style:family="text">
      <style:text-properties officeooo:rsid="0280ef7a"/>
    </style:style>
    <style:style style:name="T568" style:family="text">
      <style:text-properties officeooo:rsid="024927e1"/>
    </style:style>
    <style:style style:name="T569" style:family="text">
      <style:text-properties officeooo:rsid="0234ef63"/>
    </style:style>
    <style:style style:name="T570" style:family="text">
      <style:text-properties officeooo:rsid="02f8f0a6"/>
    </style:style>
    <style:style style:name="T571" style:family="text">
      <style:text-properties fo:language="ru" fo:country="RU" officeooo:rsid="02332fb1"/>
    </style:style>
    <style:style style:name="T572" style:family="text">
      <style:text-properties fo:language="ru" fo:country="RU" officeooo:rsid="0230527e"/>
    </style:style>
    <style:style style:name="T573" style:family="text">
      <style:text-properties fo:language="ru" fo:country="RU" officeooo:rsid="02349b46"/>
    </style:style>
    <style:style style:name="T574" style:family="text">
      <style:text-properties officeooo:rsid="023c9b65"/>
    </style:style>
    <style:style style:name="T575" style:family="text">
      <style:text-properties officeooo:rsid="023e167f"/>
    </style:style>
    <style:style style:name="T576" style:family="text">
      <style:text-properties officeooo:rsid="02396764"/>
    </style:style>
    <style:style style:name="T577" style:family="text">
      <style:text-properties officeooo:rsid="025335e4"/>
    </style:style>
    <style:style style:name="T578" style:family="text">
      <style:text-properties officeooo:rsid="023a13af"/>
    </style:style>
    <style:style style:name="T579" style:family="text">
      <style:text-properties officeooo:rsid="027cbcf9"/>
    </style:style>
    <style:style style:name="T580" style:family="text">
      <style:text-properties officeooo:rsid="0241ad41"/>
    </style:style>
    <style:style style:name="T581" style:family="text">
      <style:text-properties officeooo:rsid="025ffc1f"/>
    </style:style>
    <style:style style:name="T582" style:family="text">
      <style:text-properties fo:language="ru" fo:country="RU" officeooo:rsid="024334d7"/>
    </style:style>
    <style:style style:name="T583" style:family="text">
      <style:text-properties fo:language="ru" fo:country="RU" officeooo:rsid="0243b4c5"/>
    </style:style>
    <style:style style:name="T584" style:family="text">
      <style:text-properties fo:language="ru" fo:country="RU" officeooo:rsid="0245464d"/>
    </style:style>
    <style:style style:name="T585" style:family="text">
      <style:text-properties fo:language="uk" fo:country="UA" officeooo:rsid="0245464d"/>
    </style:style>
    <style:style style:name="T586" style:family="text">
      <style:text-properties fo:language="ru" fo:country="RU" officeooo:rsid="024baded"/>
    </style:style>
    <style:style style:name="T587" style:family="text">
      <style:text-properties fo:language="ru" fo:country="RU" officeooo:rsid="02d174ff"/>
    </style:style>
    <style:style style:name="T588" style:family="text">
      <style:text-properties officeooo:rsid="033ee3d4"/>
    </style:style>
    <style:style style:name="T589" style:family="text">
      <style:text-properties fo:language="ru" fo:country="RU" officeooo:rsid="02464cee"/>
    </style:style>
    <style:style style:name="T590" style:family="text">
      <style:text-properties fo:language="ru" fo:country="RU" officeooo:rsid="0245d1d9"/>
    </style:style>
    <style:style style:name="T591" style:family="text">
      <style:text-properties fo:language="ru" fo:country="RU" officeooo:rsid="02481fe2"/>
    </style:style>
    <style:style style:name="T592" style:family="text">
      <style:text-properties fo:language="ru" fo:country="RU" officeooo:rsid="024f45c1"/>
    </style:style>
    <style:style style:name="T593" style:family="text">
      <style:text-properties fo:language="ru" fo:country="RU" officeooo:rsid="027b79d2"/>
    </style:style>
    <style:style style:name="T594" style:family="text">
      <style:text-properties fo:language="ru" fo:country="RU" officeooo:rsid="033ee3d4"/>
    </style:style>
    <style:style style:name="T595" style:family="text">
      <style:text-properties fo:language="ru" fo:country="RU" officeooo:rsid="0255d4b3"/>
    </style:style>
    <style:style style:name="T596" style:family="text">
      <style:text-properties fo:language="ru" fo:country="RU" officeooo:rsid="024f0d2e"/>
    </style:style>
    <style:style style:name="T597" style:family="text">
      <style:text-properties fo:language="ru" fo:country="RU" officeooo:rsid="024edbac"/>
    </style:style>
    <style:style style:name="T598" style:family="text">
      <style:text-properties fo:language="ru" fo:country="RU" officeooo:rsid="02512d1e"/>
    </style:style>
    <style:style style:name="T599" style:family="text">
      <style:text-properties fo:language="ru" fo:country="RU" officeooo:rsid="027cbcf9"/>
    </style:style>
    <style:style style:name="T600" style:family="text">
      <style:text-properties fo:language="ru" fo:country="RU" officeooo:rsid="0252fb71"/>
    </style:style>
    <style:style style:name="T601" style:family="text">
      <style:text-properties fo:language="ru" fo:country="RU" officeooo:rsid="025335e4"/>
    </style:style>
    <style:style style:name="T602" style:family="text">
      <style:text-properties fo:language="ru" fo:country="RU" officeooo:rsid="0259c93d"/>
    </style:style>
    <style:style style:name="T603" style:family="text">
      <style:text-properties fo:language="ru" fo:country="RU" officeooo:rsid="025902fd"/>
    </style:style>
    <style:style style:name="T604" style:family="text">
      <style:text-properties fo:language="ru" fo:country="RU" officeooo:rsid="02594192"/>
    </style:style>
    <style:style style:name="T605" style:family="text">
      <style:text-properties fo:language="ru" fo:country="RU" officeooo:rsid="0255dd9d"/>
    </style:style>
    <style:style style:name="T606" style:family="text">
      <style:text-properties fo:language="ru" fo:country="RU" officeooo:rsid="0254f11a"/>
    </style:style>
    <style:style style:name="T607" style:family="text">
      <style:text-properties fo:language="ru" fo:country="RU" officeooo:rsid="0261cf66"/>
    </style:style>
    <style:style style:name="T608" style:family="text">
      <style:text-properties fo:language="ru" fo:country="RU" officeooo:rsid="025b8fa8"/>
    </style:style>
    <style:style style:name="T609" style:family="text">
      <style:text-properties fo:language="ru" fo:country="RU" officeooo:rsid="025cff1f"/>
    </style:style>
    <style:style style:name="T610" style:family="text">
      <style:text-properties fo:language="ru" fo:country="RU" officeooo:rsid="02b4ae46"/>
    </style:style>
    <style:style style:name="T611" style:family="text">
      <style:text-properties fo:language="ru" fo:country="RU" officeooo:rsid="0263bc64"/>
    </style:style>
    <style:style style:name="T612" style:family="text">
      <style:text-properties fo:language="ru" fo:country="RU" officeooo:rsid="00802041"/>
    </style:style>
    <style:style style:name="T613" style:family="text">
      <style:text-properties fo:language="en" fo:country="US" officeooo:rsid="00802041"/>
    </style:style>
    <style:style style:name="T614" style:family="text">
      <style:text-properties fo:language="ru" fo:country="RU" officeooo:rsid="008d376b"/>
    </style:style>
    <style:style style:name="T615" style:family="text">
      <style:text-properties fo:language="ru" fo:country="RU" officeooo:rsid="008304a2"/>
    </style:style>
    <style:style style:name="T616" style:family="text">
      <style:text-properties fo:language="ru" fo:country="RU" officeooo:rsid="008f19e1"/>
    </style:style>
    <style:style style:name="T617" style:family="text">
      <style:text-properties fo:language="ru" fo:country="RU" officeooo:rsid="028318e7"/>
    </style:style>
    <style:style style:name="T618" style:family="text">
      <style:text-properties officeooo:rsid="008f19e1"/>
    </style:style>
    <style:style style:name="T619" style:family="text">
      <style:text-properties officeooo:rsid="008304a2"/>
    </style:style>
    <style:style style:name="T620" style:family="text">
      <style:text-properties officeooo:rsid="0084dc7a"/>
    </style:style>
    <style:style style:name="T621" style:family="text">
      <style:text-properties officeooo:rsid="0263bc64"/>
    </style:style>
    <style:style style:name="T622" style:family="text">
      <style:text-properties officeooo:rsid="0266bd6e"/>
    </style:style>
    <style:style style:name="T623" style:family="text">
      <style:text-properties officeooo:rsid="02713c70"/>
    </style:style>
    <style:style style:name="T624" style:family="text">
      <style:text-properties officeooo:rsid="00728816"/>
    </style:style>
    <style:style style:name="T625" style:family="text">
      <style:text-properties officeooo:rsid="026f3e58"/>
    </style:style>
    <style:style style:name="T626" style:family="text">
      <style:text-properties fo:language="en" fo:country="US" officeooo:rsid="026f3e58"/>
    </style:style>
    <style:style style:name="T627" style:family="text">
      <style:text-properties officeooo:rsid="026900b8"/>
    </style:style>
    <style:style style:name="T628" style:family="text">
      <style:text-properties officeooo:rsid="02b4ae46"/>
    </style:style>
    <style:style style:name="T629" style:family="text">
      <style:text-properties officeooo:rsid="026b0601"/>
    </style:style>
    <style:style style:name="T630" style:family="text">
      <style:text-properties officeooo:rsid="026be3b6"/>
    </style:style>
    <style:style style:name="T631" style:family="text">
      <style:text-properties officeooo:rsid="0268a832"/>
    </style:style>
    <style:style style:name="T632" style:family="text">
      <style:text-properties officeooo:rsid="0271566e"/>
    </style:style>
    <style:style style:name="T633" style:family="text">
      <style:text-properties officeooo:rsid="02732d59"/>
    </style:style>
    <style:style style:name="T634" style:family="text">
      <style:text-properties officeooo:rsid="028b072b"/>
    </style:style>
    <style:style style:name="T635" style:family="text">
      <style:text-properties officeooo:rsid="0276dd17"/>
    </style:style>
    <style:style style:name="T636" style:family="text">
      <style:text-properties officeooo:rsid="02a70aa3"/>
    </style:style>
    <style:style style:name="T637" style:family="text">
      <style:text-properties fo:language="en" fo:country="US" officeooo:rsid="0276dd17"/>
    </style:style>
    <style:style style:name="T638" style:family="text">
      <style:text-properties fo:language="en" fo:country="US" officeooo:rsid="0278626a"/>
    </style:style>
    <style:style style:name="T639" style:family="text">
      <style:text-properties officeooo:rsid="0278626a"/>
    </style:style>
    <style:style style:name="T640" style:family="text">
      <style:text-properties officeooo:rsid="0277cb64"/>
    </style:style>
    <style:style style:name="T641" style:family="text">
      <style:text-properties fo:language="uk" fo:country="UA" officeooo:rsid="027b79d2"/>
    </style:style>
    <style:style style:name="T642" style:family="text">
      <style:text-properties fo:language="uk" fo:country="UA" officeooo:rsid="027c5baa"/>
    </style:style>
    <style:style style:name="T643" style:family="text">
      <style:text-properties officeooo:rsid="027c5baa"/>
    </style:style>
    <style:style style:name="T644" style:family="text">
      <style:text-properties officeooo:rsid="02789e5e"/>
    </style:style>
    <style:style style:name="T645" style:family="text">
      <style:text-properties officeooo:rsid="02804de0"/>
    </style:style>
    <style:style style:name="T646" style:family="text">
      <style:text-properties officeooo:rsid="0279ac59"/>
    </style:style>
    <style:style style:name="T647" style:family="text">
      <style:text-properties officeooo:rsid="027dcd88"/>
    </style:style>
    <style:style style:name="T648" style:family="text">
      <style:text-properties officeooo:rsid="027e60c7"/>
    </style:style>
    <style:style style:name="T649" style:family="text">
      <style:text-properties officeooo:rsid="0282f395"/>
    </style:style>
    <style:style style:name="T650" style:family="text">
      <style:text-properties officeooo:rsid="028102e1"/>
    </style:style>
    <style:style style:name="T651" style:family="text">
      <style:text-properties officeooo:rsid="028318e7"/>
    </style:style>
    <style:style style:name="T652" style:family="text">
      <style:text-properties officeooo:rsid="02a04880"/>
    </style:style>
    <style:style style:name="T653" style:family="text">
      <style:text-properties officeooo:rsid="028a4671"/>
    </style:style>
    <style:style style:name="T654" style:family="text">
      <style:text-properties officeooo:rsid="0261cf66"/>
    </style:style>
    <style:style style:name="T655" style:family="text">
      <style:text-properties officeooo:rsid="0285a54e"/>
    </style:style>
    <style:style style:name="T656" style:family="text">
      <style:text-properties officeooo:rsid="008d376b"/>
    </style:style>
    <style:style style:name="T657" style:family="text">
      <style:text-properties officeooo:rsid="009308a5"/>
    </style:style>
    <style:style style:name="T658" style:family="text">
      <style:text-properties officeooo:rsid="008fd466"/>
    </style:style>
    <style:style style:name="T659" style:family="text">
      <style:text-properties officeooo:rsid="00855c36"/>
    </style:style>
    <style:style style:name="T660" style:family="text">
      <style:text-properties officeooo:rsid="00962f65"/>
    </style:style>
    <style:style style:name="T661" style:family="text">
      <style:text-properties officeooo:rsid="0287fdbe"/>
    </style:style>
    <style:style style:name="T662" style:family="text">
      <style:text-properties officeooo:rsid="028ae7a0"/>
    </style:style>
    <style:style style:name="T663" style:family="text">
      <style:text-properties officeooo:rsid="029915bd"/>
    </style:style>
    <style:style style:name="T664" style:family="text">
      <style:text-properties officeooo:rsid="0299f1b8"/>
    </style:style>
    <style:style style:name="T665" style:family="text">
      <style:text-properties officeooo:rsid="028d41fa"/>
    </style:style>
    <style:style style:name="T666" style:family="text">
      <style:text-properties officeooo:rsid="028ea693"/>
    </style:style>
    <style:style style:name="T667" style:family="text">
      <style:text-properties officeooo:rsid="028bab87"/>
    </style:style>
    <style:style style:name="T668" style:family="text">
      <style:text-properties officeooo:rsid="028c1fe3"/>
    </style:style>
    <style:style style:name="T669" style:family="text">
      <style:text-properties officeooo:rsid="0292daf4"/>
    </style:style>
    <style:style style:name="T670" style:family="text">
      <style:text-properties officeooo:rsid="02971bad"/>
    </style:style>
    <style:style style:name="T671" style:family="text">
      <style:text-properties officeooo:rsid="02948144"/>
    </style:style>
    <style:style style:name="T672" style:family="text">
      <style:text-properties officeooo:rsid="02964e0d"/>
    </style:style>
    <style:style style:name="T673" style:family="text">
      <style:text-properties officeooo:rsid="02a1efa2"/>
    </style:style>
    <style:style style:name="T674" style:family="text">
      <style:text-properties officeooo:rsid="029e710f"/>
    </style:style>
    <style:style style:name="T675" style:family="text">
      <style:text-properties officeooo:rsid="029ca194"/>
    </style:style>
    <style:style style:name="T676" style:family="text">
      <style:text-properties officeooo:rsid="029d40a5"/>
    </style:style>
    <style:style style:name="T677" style:family="text">
      <style:text-properties officeooo:rsid="02a9a37d"/>
    </style:style>
    <style:style style:name="T678" style:family="text">
      <style:text-properties officeooo:rsid="02a94065"/>
    </style:style>
    <style:style style:name="T679" style:family="text">
      <style:text-properties fo:language="uk" fo:country="UA" officeooo:rsid="02a94065"/>
    </style:style>
    <style:style style:name="T680" style:family="text">
      <style:text-properties fo:language="uk" fo:country="UA" officeooo:rsid="02ab6d3c"/>
    </style:style>
    <style:style style:name="T681" style:family="text">
      <style:text-properties officeooo:rsid="02ab6d3c"/>
    </style:style>
    <style:style style:name="T682" style:family="text">
      <style:text-properties officeooo:rsid="02b1cad3"/>
    </style:style>
    <style:style style:name="T683" style:family="text">
      <style:text-properties officeooo:rsid="02aa89df"/>
    </style:style>
    <style:style style:name="T684" style:family="text">
      <style:text-properties officeooo:rsid="00872a31"/>
    </style:style>
    <style:style style:name="T685" style:family="text">
      <style:text-properties officeooo:rsid="02ad560f"/>
    </style:style>
    <style:style style:name="T686" style:family="text">
      <style:text-properties officeooo:rsid="02ae57dd"/>
    </style:style>
    <style:style style:name="T687" style:family="text">
      <style:text-properties officeooo:rsid="02b0cf9b"/>
    </style:style>
    <style:style style:name="T688" style:family="text">
      <style:text-properties officeooo:rsid="0096650a"/>
    </style:style>
    <style:style style:name="T689" style:family="text">
      <style:text-properties officeooo:rsid="0097db3e"/>
    </style:style>
    <style:style style:name="T690" style:family="text">
      <style:text-properties officeooo:rsid="0088f718"/>
    </style:style>
    <style:style style:name="T691" style:family="text">
      <style:text-properties officeooo:rsid="008bf5b8"/>
    </style:style>
    <style:style style:name="T692" style:family="text">
      <style:text-properties officeooo:rsid="00994bf0"/>
    </style:style>
    <style:style style:name="T693" style:family="text">
      <style:text-properties fo:language="ru" fo:country="RU" fo:font-style="italic" officeooo:rsid="02b00aac" style:font-style-asian="italic" style:font-style-complex="italic"/>
    </style:style>
    <style:style style:name="T694" style:family="text">
      <style:text-properties fo:language="ru" fo:country="RU" fo:font-style="italic" officeooo:rsid="008cece7" style:font-style-asian="italic" style:font-style-complex="italic"/>
    </style:style>
    <style:style style:name="T695" style:family="text">
      <style:text-properties fo:language="ru" fo:country="RU" fo:font-style="italic" officeooo:rsid="009a2e3b" style:font-style-asian="italic" style:font-style-complex="italic"/>
    </style:style>
    <style:style style:name="T696" style:family="text">
      <style:text-properties fo:language="ru" fo:country="RU" fo:font-style="italic" officeooo:rsid="00994bf0" style:font-style-asian="italic" style:font-style-complex="italic"/>
    </style:style>
    <style:style style:name="T697" style:family="text">
      <style:text-properties fo:language="ru" fo:country="RU" fo:font-style="italic" officeooo:rsid="02b5eea8" style:font-style-asian="italic" style:font-style-complex="italic"/>
    </style:style>
    <style:style style:name="T698" style:family="text">
      <style:text-properties fo:language="ru" fo:country="RU" fo:font-style="italic" officeooo:rsid="009bf573" style:font-style-asian="italic" style:font-style-complex="italic"/>
    </style:style>
    <style:style style:name="T699" style:family="text">
      <style:text-properties officeooo:rsid="02b02c21"/>
    </style:style>
    <style:style style:name="T700" style:family="text">
      <style:text-properties officeooo:rsid="009c2d2e"/>
    </style:style>
    <style:style style:name="T701" style:family="text">
      <style:text-properties officeooo:rsid="02b282a9"/>
    </style:style>
    <style:style style:name="T702" style:family="text">
      <style:text-properties fo:language="ru" fo:country="RU" officeooo:rsid="02b1cad3"/>
    </style:style>
    <style:style style:name="T703" style:family="text">
      <style:text-properties fo:language="ru" fo:country="RU" officeooo:rsid="02b282a9"/>
    </style:style>
    <style:style style:name="T704" style:family="text">
      <style:text-properties fo:language="ru" fo:country="RU" officeooo:rsid="009c2d2e"/>
    </style:style>
    <style:style style:name="T705" style:family="text">
      <style:text-properties officeooo:rsid="02bc178a"/>
    </style:style>
    <style:style style:name="T706" style:family="text">
      <style:text-properties officeooo:rsid="009c5849"/>
    </style:style>
    <style:style style:name="T707" style:family="text">
      <style:text-properties officeooo:rsid="009db017"/>
    </style:style>
    <style:style style:name="T708" style:family="text">
      <style:text-properties officeooo:rsid="009fa6ef"/>
    </style:style>
    <style:style style:name="T709" style:family="text">
      <style:text-properties officeooo:rsid="02b36519"/>
    </style:style>
    <style:style style:name="T710" style:family="text">
      <style:text-properties officeooo:rsid="00a0fed5"/>
    </style:style>
    <style:style style:name="T711" style:family="text">
      <style:text-properties officeooo:rsid="00a190af"/>
    </style:style>
    <style:style style:name="T712" style:family="text">
      <style:text-properties fo:language="en" fo:country="US" officeooo:rsid="02cc62ea"/>
    </style:style>
    <style:style style:name="T713" style:family="text">
      <style:text-properties fo:language="en" fo:country="US" officeooo:rsid="00a26c20"/>
    </style:style>
    <style:style style:name="T714" style:family="text">
      <style:text-properties fo:language="ru" fo:country="RU" officeooo:rsid="02d2bd55"/>
    </style:style>
    <style:style style:name="T715" style:family="text">
      <style:text-properties fo:language="ru" fo:country="RU" officeooo:rsid="00a26c20"/>
    </style:style>
    <style:style style:name="T716" style:family="text">
      <style:text-properties fo:language="ru" fo:country="RU" officeooo:rsid="03390ad4"/>
    </style:style>
    <style:style style:name="T717" style:family="text">
      <style:text-properties fo:language="ru" fo:country="RU" officeooo:rsid="00a42499"/>
    </style:style>
    <style:style style:name="T718" style:family="text">
      <style:text-properties fo:language="ru" fo:country="RU" officeooo:rsid="03390ad4" fo:background-color="transparent" loext:char-shading-value="0"/>
    </style:style>
    <style:style style:name="T719" style:family="text">
      <style:text-properties fo:language="ru" fo:country="RU" officeooo:rsid="00a42499" fo:background-color="transparent" loext:char-shading-value="0"/>
    </style:style>
    <style:style style:name="T720" style:family="text">
      <style:text-properties fo:language="ru" fo:country="RU" officeooo:rsid="02d2bd55" fo:background-color="transparent" loext:char-shading-value="0"/>
    </style:style>
    <style:style style:name="T721" style:family="text">
      <style:text-properties fo:language="ru" fo:country="RU" officeooo:rsid="00a5b407" fo:background-color="transparent" loext:char-shading-value="0"/>
    </style:style>
    <style:style style:name="T722" style:family="text">
      <style:text-properties fo:language="ru" fo:country="RU" fo:font-style="normal" fo:background-color="transparent" loext:char-shading-value="0" style:font-style-asian="normal" style:font-style-complex="normal"/>
    </style:style>
    <style:style style:name="T723" style:family="text">
      <style:text-properties fo:language="ru" fo:country="RU" fo:font-style="normal" officeooo:rsid="03390ad4" fo:background-color="transparent" loext:char-shading-value="0" style:font-style-asian="normal" style:font-style-complex="normal"/>
    </style:style>
    <style:style style:name="T724" style:family="text">
      <style:text-properties fo:language="ru" fo:country="RU" officeooo:rsid="033a13c3"/>
    </style:style>
    <style:style style:name="T725" style:family="text">
      <style:text-properties officeooo:rsid="00a80bb1"/>
    </style:style>
    <style:style style:name="T726" style:family="text">
      <style:text-properties officeooo:rsid="02d2eb79"/>
    </style:style>
    <style:style style:name="T727" style:family="text">
      <style:text-properties fo:language="ru" fo:country="RU" fo:font-style="italic" officeooo:rsid="00a9f029" style:font-style-asian="italic" style:font-style-complex="italic"/>
    </style:style>
    <style:style style:name="T728" style:family="text">
      <style:text-properties fo:language="ru" fo:country="RU" fo:font-style="italic" fo:background-color="#ffff00" loext:char-shading-value="0" style:font-style-asian="italic" style:font-style-complex="italic"/>
    </style:style>
    <style:style style:name="T729" style:family="text">
      <style:text-properties officeooo:rsid="00a9f029"/>
    </style:style>
    <style:style style:name="T730" style:family="text">
      <style:text-properties fo:language="ru" fo:country="RU" officeooo:rsid="00a9f029"/>
    </style:style>
    <style:style style:name="T731" style:family="text">
      <style:text-properties officeooo:rsid="00aa4753"/>
    </style:style>
    <style:style style:name="T732" style:family="text">
      <style:text-properties officeooo:rsid="00aa4d4d"/>
    </style:style>
    <style:style style:name="T733" style:family="text">
      <style:text-properties fo:language="ru" fo:country="RU" officeooo:rsid="02d2eb79"/>
    </style:style>
    <style:style style:name="T734" style:family="text">
      <style:text-properties fo:language="ru" fo:country="RU" officeooo:rsid="02d2eb79" fo:background-color="transparent" loext:char-shading-value="0"/>
    </style:style>
    <style:style style:name="T735" style:family="text">
      <style:text-properties officeooo:rsid="02d35170"/>
    </style:style>
    <style:style style:name="T736" style:family="text">
      <style:text-properties fo:language="en" fo:country="US" officeooo:rsid="00ade673"/>
    </style:style>
    <style:style style:name="T737" style:family="text">
      <style:text-properties officeooo:rsid="00ade673"/>
    </style:style>
    <style:style style:name="T738" style:family="text">
      <style:text-properties fo:language="en" fo:country="US" officeooo:rsid="00af457d"/>
    </style:style>
    <style:style style:name="T739" style:family="text">
      <style:text-properties officeooo:rsid="00af457d"/>
    </style:style>
    <style:style style:name="T740" style:family="text">
      <style:text-properties officeooo:rsid="00b056aa"/>
    </style:style>
    <style:style style:name="T741" style:family="text">
      <style:text-properties officeooo:rsid="02d5aacc"/>
    </style:style>
    <style:style style:name="T742" style:family="text">
      <style:text-properties officeooo:rsid="00bbf109"/>
    </style:style>
    <style:style style:name="T743" style:family="text">
      <style:text-properties fo:language="ru" fo:country="RU" fo:font-style="normal" style:font-style-asian="normal" style:font-style-complex="normal"/>
    </style:style>
    <style:style style:name="T744" style:family="text">
      <style:text-properties fo:language="ru" fo:country="RU" fo:font-style="normal" officeooo:rsid="00bbf109" style:font-style-asian="normal" style:font-style-complex="normal"/>
    </style:style>
    <style:style style:name="T745" style:family="text">
      <style:text-properties officeooo:rsid="00be4c7a"/>
    </style:style>
    <style:style style:name="T746" style:family="text">
      <style:text-properties officeooo:rsid="02d7b94c"/>
    </style:style>
    <style:style style:name="T747" style:family="text">
      <style:text-properties officeooo:rsid="00bf98a6"/>
    </style:style>
    <style:style style:name="T748" style:family="text">
      <style:text-properties officeooo:rsid="02d9a952"/>
    </style:style>
    <style:style style:name="T749" style:family="text">
      <style:text-properties fo:language="ru" fo:country="RU" fo:font-style="normal" officeooo:rsid="00bf98a6" style:font-style-asian="normal" style:font-style-complex="normal"/>
    </style:style>
    <style:style style:name="T750" style:family="text">
      <style:text-properties officeooo:rsid="00c045c7"/>
    </style:style>
    <style:style style:name="T751" style:family="text">
      <style:text-properties officeooo:rsid="02d7f38f"/>
    </style:style>
    <style:style style:name="T752" style:family="text">
      <style:text-properties fo:language="uk" fo:country="UA" officeooo:rsid="02d9a952"/>
    </style:style>
    <style:style style:name="T753" style:family="text">
      <style:text-properties fo:language="ru" fo:country="RU" fo:font-style="normal" officeooo:rsid="02d9a952" style:font-style-asian="normal" style:font-style-complex="normal"/>
    </style:style>
    <style:style style:name="T754" style:family="text">
      <style:text-properties fo:language="ru" fo:country="RU" fo:font-style="normal" officeooo:rsid="02db3af5" style:font-style-asian="normal" style:font-style-complex="normal"/>
    </style:style>
    <style:style style:name="T755" style:family="text">
      <style:text-properties fo:language="ru" fo:country="RU" fo:font-style="normal" officeooo:rsid="00c052a1" style:font-style-asian="normal" style:font-style-complex="normal"/>
    </style:style>
    <style:style style:name="T756" style:family="text">
      <style:text-properties officeooo:rsid="00c052a1"/>
    </style:style>
    <style:style style:name="T757" style:family="text">
      <style:text-properties officeooo:rsid="02db3af5"/>
    </style:style>
    <style:style style:name="T758" style:family="text">
      <style:text-properties officeooo:rsid="02dc1565"/>
    </style:style>
    <style:style style:name="T759" style:family="text">
      <style:text-properties officeooo:rsid="00b21120"/>
    </style:style>
    <style:style style:name="T760" style:family="text">
      <style:text-properties officeooo:rsid="0283b520"/>
    </style:style>
    <style:style style:name="T761" style:family="text">
      <style:text-properties officeooo:rsid="02dd9769"/>
    </style:style>
    <style:style style:name="T762" style:family="text">
      <style:text-properties officeooo:rsid="00b28802"/>
    </style:style>
    <style:style style:name="T763" style:family="text">
      <style:text-properties officeooo:rsid="02df8728"/>
    </style:style>
    <style:style style:name="T764" style:family="text">
      <style:text-properties officeooo:rsid="00b3fc80"/>
    </style:style>
    <style:style style:name="T765" style:family="text">
      <style:text-properties officeooo:rsid="02dfa2bc"/>
    </style:style>
    <style:style style:name="T766" style:family="text">
      <style:text-properties officeooo:rsid="02e27a9b"/>
    </style:style>
    <style:style style:name="T767" style:family="text">
      <style:text-properties fo:language="uk" fo:country="UA" officeooo:rsid="02e27a9b"/>
    </style:style>
    <style:style style:name="T768" style:family="text">
      <style:text-properties officeooo:rsid="02e1c0b4"/>
    </style:style>
    <style:style style:name="T769" style:family="text">
      <style:text-properties fo:language="uk" fo:country="UA" officeooo:rsid="02e42229"/>
    </style:style>
    <style:style style:name="T770" style:family="text">
      <style:text-properties officeooo:rsid="02e42229"/>
    </style:style>
    <style:style style:name="T771" style:family="text">
      <style:text-properties fo:language="ru" fo:country="RU" officeooo:rsid="02e27a9b"/>
    </style:style>
    <style:style style:name="T772" style:family="text">
      <style:text-properties fo:language="ru" fo:country="RU" officeooo:rsid="00b5d039" fo:background-color="transparent" loext:char-shading-value="0"/>
    </style:style>
    <style:style style:name="T773" style:family="text">
      <style:text-properties fo:language="ru" fo:country="RU" officeooo:rsid="00b6c7bb" fo:background-color="transparent" loext:char-shading-value="0"/>
    </style:style>
    <style:style style:name="T774" style:family="text">
      <style:text-properties officeooo:rsid="02e3fad6"/>
    </style:style>
    <style:style style:name="T775" style:family="text">
      <style:text-properties officeooo:rsid="02e3fad6" fo:background-color="transparent" loext:char-shading-value="0"/>
    </style:style>
    <style:style style:name="T776" style:family="text">
      <style:text-properties officeooo:rsid="00b6c7bb"/>
    </style:style>
    <style:style style:name="T777" style:family="text">
      <style:text-properties officeooo:rsid="00b825ef"/>
    </style:style>
    <style:style style:name="T778" style:family="text">
      <style:text-properties fo:font-style="italic" style:font-style-asian="italic"/>
    </style:style>
    <style:style style:name="T779" style:family="text">
      <style:text-properties fo:language="ru" fo:country="RU" fo:font-style="italic" style:font-style-asian="italic"/>
    </style:style>
    <style:style style:name="T780" style:family="text">
      <style:text-properties officeooo:rsid="00b9c598"/>
    </style:style>
    <style:style style:name="T781" style:family="text">
      <style:text-properties officeooo:rsid="02e4f272"/>
    </style:style>
    <style:style style:name="T782" style:family="text">
      <style:text-properties officeooo:rsid="00ba60d2"/>
    </style:style>
    <style:style style:name="T783" style:family="text">
      <style:text-properties fo:language="ru" fo:country="RU" officeooo:rsid="02d6df77"/>
    </style:style>
    <style:style style:name="T784" style:family="text">
      <style:text-properties fo:language="ru" fo:country="RU" fo:font-style="italic" officeooo:rsid="00c1e4e3" style:font-style-asian="italic" style:font-style-complex="italic"/>
    </style:style>
    <style:style style:name="T785" style:family="text">
      <style:text-properties fo:language="ru" fo:country="RU" fo:font-style="italic" officeooo:rsid="00c20ba5" style:font-style-asian="italic" style:font-style-complex="italic"/>
    </style:style>
    <style:style style:name="T786" style:family="text">
      <style:text-properties officeooo:rsid="02e676ea"/>
    </style:style>
    <style:style style:name="T787" style:family="text">
      <style:text-properties fo:language="ru" fo:country="RU" fo:font-style="italic" officeooo:rsid="02e676ea" style:font-style-asian="italic" style:font-style-complex="italic"/>
    </style:style>
    <style:style style:name="T788" style:family="text">
      <style:text-properties officeooo:rsid="00c20ba5"/>
    </style:style>
    <style:style style:name="T789" style:family="text">
      <style:text-properties officeooo:rsid="00c321bd"/>
    </style:style>
    <style:style style:name="T790" style:family="text">
      <style:text-properties fo:language="en" fo:country="US" officeooo:rsid="02e676ea"/>
    </style:style>
    <style:style style:name="T791" style:family="text">
      <style:text-properties fo:language="ru" fo:country="RU" fo:font-style="italic" officeooo:rsid="00c321bd" style:font-style-asian="italic" style:font-style-complex="italic"/>
    </style:style>
    <style:style style:name="T792" style:family="text">
      <style:text-properties fo:language="en" fo:country="US" fo:font-style="italic" officeooo:rsid="02e676ea" style:font-style-asian="italic" style:font-style-complex="italic"/>
    </style:style>
    <style:style style:name="T793" style:family="text">
      <style:text-properties officeooo:rsid="02e6dc44"/>
    </style:style>
    <style:style style:name="T794" style:family="text">
      <style:text-properties officeooo:rsid="00c37899"/>
    </style:style>
    <style:style style:name="T795" style:family="text">
      <style:text-properties officeooo:rsid="00c42bee"/>
    </style:style>
    <style:style style:name="T796" style:family="text">
      <style:text-properties officeooo:rsid="00c55d43"/>
    </style:style>
    <style:style style:name="T797" style:family="text">
      <style:text-properties officeooo:rsid="02e7c6ee"/>
    </style:style>
    <style:style style:name="T798" style:family="text">
      <style:text-properties officeooo:rsid="02e911fc"/>
    </style:style>
    <style:style style:name="T799" style:family="text">
      <style:text-properties officeooo:rsid="00c621dc"/>
    </style:style>
    <style:style style:name="T800" style:family="text">
      <style:text-properties officeooo:rsid="00c72a73"/>
    </style:style>
    <style:style style:name="T801" style:family="text">
      <style:text-properties officeooo:rsid="02ea9190"/>
    </style:style>
    <style:style style:name="T802" style:family="text">
      <style:text-properties officeooo:rsid="02ebeba3"/>
    </style:style>
    <style:style style:name="T803" style:family="text">
      <style:text-properties officeooo:rsid="00c7853d"/>
    </style:style>
    <style:style style:name="T804" style:family="text">
      <style:text-properties fo:language="uk" fo:country="UA" officeooo:rsid="02ee2bea"/>
    </style:style>
    <style:style style:name="T805" style:family="text">
      <style:text-properties officeooo:rsid="02eeb606"/>
    </style:style>
    <style:style style:name="T806" style:family="text">
      <style:text-properties officeooo:rsid="02ef850e"/>
    </style:style>
    <style:style style:name="T807" style:family="text">
      <style:text-properties fo:language="ru" fo:country="RU" fo:font-style="italic" officeooo:rsid="02f12cc2" style:font-style-asian="italic" style:font-style-complex="italic"/>
    </style:style>
    <style:style style:name="T808" style:family="text">
      <style:text-properties officeooo:rsid="02f20ba1"/>
    </style:style>
    <style:style style:name="T809" style:family="text">
      <style:text-properties officeooo:rsid="00c8e547"/>
    </style:style>
    <style:style style:name="T810" style:family="text">
      <style:text-properties officeooo:rsid="02f46193"/>
    </style:style>
    <style:style style:name="T811" style:family="text">
      <style:text-properties officeooo:rsid="00c9804a"/>
    </style:style>
    <style:style style:name="T812" style:family="text">
      <style:text-properties officeooo:rsid="02f4e6d5"/>
    </style:style>
    <style:style style:name="T813" style:family="text">
      <style:text-properties officeooo:rsid="00c9df80"/>
    </style:style>
    <style:style style:name="T814" style:family="text">
      <style:text-properties officeooo:rsid="00cac3e2"/>
    </style:style>
    <style:style style:name="T815" style:family="text">
      <style:text-properties officeooo:rsid="02f68d0c"/>
    </style:style>
    <style:style style:name="T816" style:family="text">
      <style:text-properties officeooo:rsid="00cc2bf8"/>
    </style:style>
    <style:style style:name="T817" style:family="text">
      <style:text-properties officeooo:rsid="02f7b90b"/>
    </style:style>
    <style:style style:name="T818" style:family="text">
      <style:text-properties fo:language="ru" fo:country="RU" officeooo:rsid="02f8f0a6"/>
    </style:style>
    <style:style style:name="T819" style:family="text">
      <style:text-properties fo:language="ru" fo:country="RU" officeooo:rsid="00cc2bf8"/>
    </style:style>
    <style:style style:name="T820" style:family="text">
      <style:text-properties fo:language="ru" fo:country="RU" officeooo:rsid="02fc01e8"/>
    </style:style>
    <style:style style:name="T821" style:family="text">
      <style:text-properties fo:language="ru" fo:country="RU" officeooo:rsid="02fc01e8" fo:background-color="transparent" loext:char-shading-value="0"/>
    </style:style>
    <style:style style:name="T822" style:family="text">
      <style:text-properties fo:language="ru" fo:country="RU" officeooo:rsid="03080c9e"/>
    </style:style>
    <style:style style:name="T823" style:family="text">
      <style:text-properties fo:language="ru" fo:country="RU" officeooo:rsid="02fa1757"/>
    </style:style>
    <style:style style:name="T824" style:family="text">
      <style:text-properties officeooo:rsid="02fa1757"/>
    </style:style>
    <style:style style:name="T825" style:family="text">
      <style:text-properties officeooo:rsid="02fbc02c"/>
    </style:style>
    <style:style style:name="T826" style:family="text">
      <style:text-properties officeooo:rsid="02fc01e8"/>
    </style:style>
    <style:style style:name="T827" style:family="text">
      <style:text-properties officeooo:rsid="030656a9"/>
    </style:style>
    <style:style style:name="T828" style:family="text">
      <style:text-properties officeooo:rsid="03015435"/>
    </style:style>
    <style:style style:name="T829" style:family="text">
      <style:text-properties officeooo:rsid="030289dc"/>
    </style:style>
    <style:style style:name="T830" style:family="text">
      <style:text-properties officeooo:rsid="02fd0092"/>
    </style:style>
    <style:style style:name="T831" style:family="text">
      <style:text-properties officeooo:rsid="03035b6f"/>
    </style:style>
    <style:style style:name="T832" style:family="text">
      <style:text-properties officeooo:rsid="03055294"/>
    </style:style>
    <style:style style:name="T833" style:family="text">
      <style:text-properties officeooo:rsid="03080c9e"/>
    </style:style>
    <style:style style:name="T834" style:family="text">
      <style:text-properties fo:language="ru" fo:country="RU" officeooo:rsid="03080c9e" fo:background-color="transparent" loext:char-shading-value="0"/>
    </style:style>
    <style:style style:name="T835" style:family="text">
      <style:text-properties fo:language="ru" fo:country="RU" officeooo:rsid="00cc8ddf"/>
    </style:style>
    <style:style style:name="T836" style:family="text">
      <style:text-properties officeooo:rsid="0308b924"/>
    </style:style>
    <style:style style:name="T837" style:family="text">
      <style:text-properties officeooo:rsid="00cc8ddf"/>
    </style:style>
    <style:style style:name="T838" style:family="text">
      <style:text-properties officeooo:rsid="00ce1bc9"/>
    </style:style>
    <style:style style:name="T839" style:family="text">
      <style:text-properties officeooo:rsid="00cf434c"/>
    </style:style>
    <style:style style:name="T840" style:family="text">
      <style:text-properties officeooo:rsid="00d0e1ad"/>
    </style:style>
    <style:style style:name="T841" style:family="text">
      <style:text-properties officeooo:rsid="0308ff89"/>
    </style:style>
    <style:style style:name="T842" style:family="text">
      <style:text-properties officeooo:rsid="00d4e6e2"/>
    </style:style>
    <style:style style:name="T843" style:family="text">
      <style:text-properties officeooo:rsid="00e0ab62"/>
    </style:style>
    <style:style style:name="T844" style:family="text">
      <style:text-properties officeooo:rsid="00d3e2cb"/>
    </style:style>
    <style:style style:name="T845" style:family="text">
      <style:text-properties officeooo:rsid="00d2c268"/>
    </style:style>
    <style:style style:name="T846" style:family="text">
      <style:text-properties officeooo:rsid="00d66c4c"/>
    </style:style>
    <style:style style:name="T847" style:family="text">
      <style:text-properties officeooo:rsid="030a3560"/>
    </style:style>
    <style:style style:name="T848" style:family="text">
      <style:text-properties officeooo:rsid="00d3f096"/>
    </style:style>
    <style:style style:name="T849" style:family="text">
      <style:text-properties officeooo:rsid="030ab0a9"/>
    </style:style>
    <style:style style:name="T850" style:family="text">
      <style:text-properties officeooo:rsid="00d5b7f7"/>
    </style:style>
    <style:style style:name="T851" style:family="text">
      <style:text-properties officeooo:rsid="00d5de4b"/>
    </style:style>
    <style:style style:name="T852" style:family="text">
      <style:text-properties officeooo:rsid="030ca716"/>
    </style:style>
    <style:style style:name="T853" style:family="text">
      <style:text-properties officeooo:rsid="00deb913"/>
    </style:style>
    <style:style style:name="T854" style:family="text">
      <style:text-properties officeooo:rsid="030dc6c0"/>
    </style:style>
    <style:style style:name="T855" style:family="text">
      <style:text-properties officeooo:rsid="030f40bd"/>
    </style:style>
    <style:style style:name="T856" style:family="text">
      <style:text-properties officeooo:rsid="00d67e1b"/>
    </style:style>
    <style:style style:name="T857" style:family="text">
      <style:text-properties officeooo:rsid="03105710"/>
    </style:style>
    <style:style style:name="T858" style:family="text">
      <style:text-properties officeooo:rsid="00d85ea4"/>
    </style:style>
    <style:style style:name="T859" style:family="text">
      <style:text-properties officeooo:rsid="00d92365"/>
    </style:style>
    <style:style style:name="T860" style:family="text">
      <style:text-properties officeooo:rsid="00dab151"/>
    </style:style>
    <style:style style:name="T861" style:family="text">
      <style:text-properties fo:language="uk" fo:country="UA" officeooo:rsid="031275b9"/>
    </style:style>
    <style:style style:name="T862" style:family="text">
      <style:text-properties officeooo:rsid="031275b9"/>
    </style:style>
    <style:style style:name="T863" style:family="text">
      <style:text-properties officeooo:rsid="03151cd0"/>
    </style:style>
    <style:style style:name="T864" style:family="text">
      <style:text-properties officeooo:rsid="03141f41"/>
    </style:style>
    <style:style style:name="T865" style:family="text">
      <style:text-properties officeooo:rsid="00dc1020"/>
    </style:style>
    <style:style style:name="T866" style:family="text">
      <style:text-properties officeooo:rsid="00dcffd1"/>
    </style:style>
    <style:style style:name="T867" style:family="text">
      <style:text-properties officeooo:rsid="03164e99"/>
    </style:style>
    <style:style style:name="T868" style:family="text">
      <style:text-properties officeooo:rsid="00e0d469"/>
    </style:style>
    <style:style style:name="T869" style:family="text">
      <style:text-properties officeooo:rsid="00dd0704"/>
    </style:style>
    <style:style style:name="T870" style:family="text">
      <style:text-properties fo:language="en" fo:country="US" officeooo:rsid="0316d8c8"/>
    </style:style>
    <style:style style:name="T871" style:family="text">
      <style:text-properties officeooo:rsid="0316d8c8"/>
    </style:style>
    <style:style style:name="T872" style:family="text">
      <style:text-properties officeooo:rsid="0318ab6d"/>
    </style:style>
    <style:style style:name="T873" style:family="text">
      <style:text-properties fo:language="ru" fo:country="RU" officeooo:rsid="00deb913"/>
    </style:style>
    <style:style style:name="T874" style:family="text">
      <style:text-properties officeooo:rsid="00df28e8"/>
    </style:style>
    <style:style style:name="T875" style:family="text">
      <style:text-properties fo:language="ru" fo:country="RU" officeooo:rsid="00e1c528"/>
    </style:style>
    <style:style style:name="T876" style:family="text">
      <style:text-properties officeooo:rsid="0319bd22"/>
    </style:style>
    <style:style style:name="T877" style:family="text">
      <style:text-properties officeooo:rsid="031a689f"/>
    </style:style>
    <style:style style:name="T878" style:family="text">
      <style:text-properties officeooo:rsid="00dfe376"/>
    </style:style>
    <style:style style:name="T879" style:family="text">
      <style:text-properties officeooo:rsid="031b45f8"/>
    </style:style>
    <style:style style:name="T880" style:family="text">
      <style:text-properties fo:language="ru" fo:country="RU" officeooo:rsid="00dfe376"/>
    </style:style>
    <style:style style:name="T881" style:family="text">
      <style:text-properties fo:language="ru" fo:country="RU" officeooo:rsid="031b45f8"/>
    </style:style>
    <style:style style:name="T882" style:family="text">
      <style:text-properties fo:language="ru" fo:country="RU" officeooo:rsid="00dfe376" fo:background-color="transparent" loext:char-shading-value="0"/>
    </style:style>
    <style:style style:name="T883" style:family="text">
      <style:text-properties officeooo:rsid="031bb0f8"/>
    </style:style>
    <style:style style:name="T884" style:family="text">
      <style:text-properties officeooo:rsid="00e032c2"/>
    </style:style>
    <style:style style:name="T885" style:family="text">
      <style:text-properties fo:language="ru" fo:country="RU" officeooo:rsid="031bb0f8"/>
    </style:style>
    <style:style style:name="T886" style:family="text">
      <style:text-properties fo:language="ru" fo:country="RU" officeooo:rsid="00e032c2"/>
    </style:style>
    <style:style style:name="T887" style:family="text">
      <style:text-properties fo:language="ru" fo:country="RU" officeooo:rsid="00e2c59b"/>
    </style:style>
    <style:style style:name="T888" style:family="text">
      <style:text-properties fo:language="en" fo:country="US" officeooo:rsid="00e2c59b"/>
    </style:style>
    <style:style style:name="T889" style:family="text">
      <style:text-properties fo:language="ru" fo:country="RU" officeooo:rsid="00f33f88"/>
    </style:style>
    <style:style style:name="T890" style:family="text">
      <style:text-properties fo:language="ru" fo:country="RU" officeooo:rsid="02e57108"/>
    </style:style>
    <style:style style:name="T891" style:family="text">
      <style:text-properties fo:language="uk" fo:country="UA" officeooo:rsid="02e57108"/>
    </style:style>
    <style:style style:name="T892" style:family="text">
      <style:text-properties officeooo:rsid="02d6df77"/>
    </style:style>
    <style:style style:name="T893" style:family="text">
      <style:text-properties fo:language="uk" fo:country="UA" officeooo:rsid="031bbfed"/>
    </style:style>
    <style:style style:name="T894" style:family="text">
      <style:text-properties officeooo:rsid="031bbfed"/>
    </style:style>
    <style:style style:name="T895" style:family="text">
      <style:text-properties officeooo:rsid="031d172f"/>
    </style:style>
    <style:style style:name="T896" style:family="text">
      <style:text-properties fo:language="uk" fo:country="UA" officeooo:rsid="00e42614"/>
    </style:style>
    <style:style style:name="T897" style:family="text">
      <style:text-properties fo:language="ru" fo:country="RU" officeooo:rsid="00e42614"/>
    </style:style>
    <style:style style:name="T898" style:family="text">
      <style:text-properties officeooo:rsid="00e6945b"/>
    </style:style>
    <style:style style:name="T899" style:family="text">
      <style:text-properties officeooo:rsid="031d37d2"/>
    </style:style>
    <style:style style:name="T900" style:family="text">
      <style:text-properties officeooo:rsid="00e8e4e5"/>
    </style:style>
    <style:style style:name="T901" style:family="text">
      <style:text-properties officeooo:rsid="00f7e6ff"/>
    </style:style>
    <style:style style:name="T902" style:family="text">
      <style:text-properties officeooo:rsid="00e9a721"/>
    </style:style>
    <style:style style:name="T903" style:family="text">
      <style:text-properties officeooo:rsid="00f4fb4d"/>
    </style:style>
    <style:style style:name="T904" style:family="text">
      <style:text-properties officeooo:rsid="00ea85e8"/>
    </style:style>
    <style:style style:name="T905" style:family="text">
      <style:text-properties officeooo:rsid="00ecc719"/>
    </style:style>
    <style:style style:name="T906" style:family="text">
      <style:text-properties officeooo:rsid="031e1930"/>
    </style:style>
    <style:style style:name="T907" style:family="text">
      <style:text-properties officeooo:rsid="00edd762"/>
    </style:style>
    <style:style style:name="T908" style:family="text">
      <style:text-properties officeooo:rsid="00eb2c04"/>
    </style:style>
    <style:style style:name="T909" style:family="text">
      <style:text-properties officeooo:rsid="00eec376"/>
    </style:style>
    <style:style style:name="T910" style:family="text">
      <style:text-properties officeooo:rsid="01053f6d"/>
    </style:style>
    <style:style style:name="T911" style:family="text">
      <style:text-properties officeooo:rsid="00f82e8c"/>
    </style:style>
    <style:style style:name="T912" style:family="text">
      <style:text-properties officeooo:rsid="00f0898b"/>
    </style:style>
    <style:style style:name="T913" style:family="text">
      <style:text-properties officeooo:rsid="031ed35e"/>
    </style:style>
    <style:style style:name="T914" style:family="text">
      <style:text-properties officeooo:rsid="00f18ee9"/>
    </style:style>
    <style:style style:name="T915" style:family="text">
      <style:text-properties officeooo:rsid="00f2a172"/>
    </style:style>
    <style:style style:name="T916" style:family="text">
      <style:text-properties officeooo:rsid="010142e3"/>
    </style:style>
    <style:style style:name="T917" style:family="text">
      <style:text-properties officeooo:rsid="00f49d59"/>
    </style:style>
    <style:style style:name="T918" style:family="text">
      <style:text-properties officeooo:rsid="00f665fd"/>
    </style:style>
    <style:style style:name="T919" style:family="text">
      <style:text-properties officeooo:rsid="00fa90f5"/>
    </style:style>
    <style:style style:name="T920" style:family="text">
      <style:text-properties officeooo:rsid="00fa1764"/>
    </style:style>
    <style:style style:name="T921" style:family="text">
      <style:text-properties officeooo:rsid="00fbc5f1"/>
    </style:style>
    <style:style style:name="T922" style:family="text">
      <style:text-properties officeooo:rsid="00fc8b22"/>
    </style:style>
    <style:style style:name="T923" style:family="text">
      <style:text-properties officeooo:rsid="00fd6cc6"/>
    </style:style>
    <style:style style:name="T924" style:family="text">
      <style:text-properties officeooo:rsid="00ff5499"/>
    </style:style>
    <style:style style:name="T925" style:family="text">
      <style:text-properties officeooo:rsid="0101af7b"/>
    </style:style>
    <style:style style:name="T926" style:family="text">
      <style:text-properties officeooo:rsid="0106c4e9"/>
    </style:style>
    <style:style style:name="T927" style:family="text">
      <style:text-properties fo:language="uk" fo:country="UA" officeooo:rsid="01053f6d"/>
    </style:style>
    <style:style style:name="T928" style:family="text">
      <style:text-properties fo:language="uk" fo:country="UA" officeooo:rsid="031ed35e"/>
    </style:style>
    <style:style style:name="T929" style:family="text">
      <style:text-properties officeooo:rsid="01037842"/>
    </style:style>
    <style:style style:name="T930" style:family="text">
      <style:text-properties officeooo:rsid="0108ae8b"/>
    </style:style>
    <style:style style:name="T931" style:family="text">
      <style:text-properties officeooo:rsid="010a7c81"/>
    </style:style>
    <style:style style:name="T932" style:family="text">
      <style:text-properties officeooo:rsid="0108da9d"/>
    </style:style>
    <style:style style:name="T933" style:family="text">
      <style:text-properties officeooo:rsid="03203c77"/>
    </style:style>
    <style:style style:name="T934" style:family="text">
      <style:text-properties officeooo:rsid="010b2c97"/>
    </style:style>
    <style:style style:name="T935" style:family="text">
      <style:text-properties officeooo:rsid="010c493e"/>
    </style:style>
    <style:style style:name="T936" style:family="text">
      <style:text-properties officeooo:rsid="010d73b7"/>
    </style:style>
    <style:style style:name="T937" style:family="text">
      <style:text-properties fo:language="uk" fo:country="UA" officeooo:rsid="010d73b7"/>
    </style:style>
    <style:style style:name="T938" style:family="text">
      <style:text-properties officeooo:rsid="0330a244"/>
    </style:style>
    <style:style style:name="T939" style:family="text">
      <style:text-properties officeooo:rsid="0333fb85"/>
    </style:style>
    <style:style style:name="T940" style:family="text">
      <style:text-properties officeooo:rsid="0321d807"/>
    </style:style>
    <style:style style:name="T941" style:family="text">
      <style:text-properties fo:language="ru" fo:country="RU" officeooo:rsid="0330a244"/>
    </style:style>
    <style:style style:name="T942" style:family="text">
      <style:text-properties fo:language="ru" fo:country="RU" officeooo:rsid="03318a22"/>
    </style:style>
    <style:style style:name="T943" style:family="text">
      <style:text-properties fo:language="ru" fo:country="RU" officeooo:rsid="03334325"/>
    </style:style>
    <style:style style:name="T944" style:family="text">
      <style:text-properties fo:language="uk" fo:country="UA" officeooo:rsid="03318a22"/>
    </style:style>
    <style:style style:name="T945" style:family="text">
      <style:text-properties fo:language="ru" fo:country="RU" officeooo:rsid="0333fb85"/>
    </style:style>
    <style:style style:name="T946" style:family="text">
      <style:text-properties officeooo:rsid="03334325"/>
    </style:style>
    <style:style style:name="T947" style:family="text">
      <style:text-properties officeooo:rsid="0342dbf8"/>
    </style:style>
    <style:style style:name="T948" style:family="text">
      <style:text-properties fo:language="uk" fo:country="UA" officeooo:rsid="03334325"/>
    </style:style>
    <style:style style:name="T949" style:family="text">
      <style:text-properties officeooo:rsid="03349f87"/>
    </style:style>
    <style:style style:name="T950" style:family="text">
      <style:text-properties officeooo:rsid="01120d0e"/>
    </style:style>
    <style:style style:name="T951" style:family="text">
      <style:text-properties officeooo:rsid="0322c35c"/>
    </style:style>
    <style:style style:name="T952" style:family="text">
      <style:text-properties officeooo:rsid="0112050c"/>
    </style:style>
    <style:style style:name="T953" style:family="text">
      <style:text-properties fo:language="ru" fo:country="RU" officeooo:rsid="01120d0e"/>
    </style:style>
    <style:style style:name="T954" style:family="text">
      <style:text-properties officeooo:rsid="0112548e"/>
    </style:style>
    <style:style style:name="T955" style:family="text">
      <style:text-properties officeooo:rsid="0323a38a"/>
    </style:style>
    <style:style style:name="T956" style:family="text">
      <style:text-properties fo:language="ru" fo:country="RU" officeooo:rsid="0323a38a"/>
    </style:style>
    <style:style style:name="T957" style:family="text">
      <style:text-properties officeooo:rsid="032595ae"/>
    </style:style>
    <style:style style:name="T958" style:family="text">
      <style:text-properties officeooo:rsid="01137adc"/>
    </style:style>
    <style:style style:name="T959" style:family="text">
      <style:text-properties fo:language="ru" fo:country="RU" officeooo:rsid="032595ae"/>
    </style:style>
    <style:style style:name="T960" style:family="text">
      <style:text-properties fo:language="ru" fo:country="RU" officeooo:rsid="01137adc"/>
    </style:style>
    <style:style style:name="T961" style:family="text">
      <style:text-properties officeooo:rsid="0326d22e"/>
    </style:style>
    <style:style style:name="T962" style:family="text">
      <style:text-properties officeooo:rsid="01155272"/>
    </style:style>
    <style:style style:name="T963" style:family="text">
      <style:text-properties officeooo:rsid="00579543"/>
    </style:style>
    <style:style style:name="T964" style:family="text">
      <style:text-properties officeooo:rsid="006ac053"/>
    </style:style>
    <style:style style:name="T965" style:family="text">
      <style:text-properties fo:background-color="#ffff00" loext:char-shading-value="0"/>
    </style:style>
    <style:style style:name="T966" style:family="text">
      <style:text-properties fo:color="#0000ff" loext:opacity="100%"/>
    </style:style>
    <style:style style:name="T967" style:family="text">
      <style:text-properties style:font-name="Liberation Serif" fo:font-size="12pt" style:font-size-asian="12pt" style:font-size-complex="12pt"/>
    </style:style>
    <style:style style:name="T968" style:family="text">
      <style:text-properties fo:language="en" fo:country="US" officeooo:rsid="02d2a205"/>
    </style:style>
    <style:style style:name="T969"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0">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1">И</text:span></text:span><text:span text:style-name="Default_20_Paragraph_20_Font"><text:span text:style-name="T7">ли </text:span></text:span><text:span text:style-name="Default_20_Paragraph_20_Font"><text:span text:style-name="T91">с </text:span></text:span><text:span text:style-name="Default_20_Paragraph_20_Font"><text:span text:style-name="T7">протезом.</text:span></text:span></text:p>
      <text:p text:style-name="P11">- ХА-РА-ШО!!! <text:span text:style-name="T92">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2">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4">Платон</text:span> с <text:span text:style-name="T94">Сократом</text:span>, увлечённо пуская слюни, дулись в камень-ножницы-бумагу <text:span text:style-name="T95">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6">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5">обучения</text:span> хватало на <text:span text:style-name="T96">меньшее количество Уроков</text:span>. Под конец лишь только формальности <text:span text:style-name="T95">Д</text:span>иалога сдерживали Хэвэн какие-то жалкие <text:span text:style-name="T96">минуты</text:span>, после чего начинался ад. Хэвэн изучала мир посредством выворачивания душ Учител<text:span text:style-name="T96">ей</text:span> наизнанку – и чем глубже она копалась в <text:span text:style-name="T95">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7">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8">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9">х</text:span> полминуты, <text:span text:style-name="T99">пока</text:span> кодовая фраза проникла в остатки сознания Учителя. Губы Терминатора дёрнулись.</text:p>
      <text:p text:style-name="P11"/>
      <text:p text:style-name="P11">- Оператор - <text:span text:style-name="T99">Т</text:span>ридцать <text:span text:style-name="T99">Ч</text:span>етыре. Я готов учить тебя, Хэвэн, - прошептал он в ответ.</text:p>
      <text:p text:style-name="P11">- Приветствие принято, оператор - <text:span text:style-name="T99">Т</text:span>ридцать <text:span text:style-name="T99">Ч</text:span>етыре. Начинаем <text:span text:style-name="T99">Д</text:span>иалог. Передаю управление оператору - <text:span text:style-name="T9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9">сбивчивые </text:span>ответы.</text:p>
      <text:p text:style-name="P11"/>
      <text:p text:style-name="P11">- Каков был класс твоей защиты в последнем <text:span text:style-name="T98">Уроке</text:span>?</text:p>
      <text:p text:style-name="P11">- <text:span text:style-name="T9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9">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8">с</text:span> его лиц<text:span text:style-name="T98">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9">Т</text:span>ридцать <text:span text:style-name="T99">Ч</text:span>етыре. Закрываю <text:span text:style-name="T9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0">стали </text:span></text:span><text:span text:style-name="Default_20_Paragraph_20_Font"><text:span text:style-name="T7">возвращаться </text:span></text:span><text:span text:style-name="Default_20_Paragraph_20_Font"><text:span text:style-name="T100">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0">три </text:span></text:span><text:span text:style-name="Default_20_Paragraph_20_Font"><text:span text:style-name="T7">месяц</text:span></text:span><text:span text:style-name="Default_20_Paragraph_20_Font"><text:span text:style-name="T100">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1">теоретически </text:span></text:span><text:span text:style-name="Default_20_Paragraph_20_Font"><text:span text:style-name="T7">эквивалентен тридцатому, но </text:span></text:span><text:span text:style-name="Default_20_Paragraph_20_Font"><text:span text:style-name="T101">он ещё никогда не применялся, это </text:span></text:span><text:span text:style-name="Default_20_Paragraph_20_Font"><text:span text:style-name="T100">моя заначка на</text:span></text:span><text:span text:style-name="Default_20_Paragraph_20_Font"><text:span text:style-name="T101"> крайний</text:span></text:span><text:span text:style-name="Default_20_Paragraph_20_Font"><text:span text:style-name="T7"> случа</text:span></text:span><text:span text:style-name="Default_20_Paragraph_20_Font"><text:span text:style-name="T101">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2">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3">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4">уменьшить</text:span></text:span><text:span text:style-name="Default_20_Paragraph_20_Font"><text:span text:style-name="T8"> </text:span></text:span><text:span text:style-name="Default_20_Paragraph_20_Font"><text:span text:style-name="T104">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5">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6">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8">Полёт завершается мягкой посадкой на траву у самого куста.</text:span> Ветви <text:span text:style-name="T10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09">Монотонный</text:span> шум воды из сломанного бачка <text:span text:style-name="T109">крайней кабинки </text:span>иногда прерывался приглушенными шагами в коридоре. <text:span text:style-name="T109">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09">включил фонарик</text:span>.</text:p>
      <text:p text:style-name="P11">Тусклая лампочка осветила фаянсовый стульчак запасного <text:span text:style-name="T110">унитаза</text:span>, груду измятых вёдер, <text:span text:style-name="T111">с</text:span><text:span text:style-name="T11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0">технического </text:span>лаза, <text:span text:style-name="T11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0">ам</text:span> на второй этаж — ни в коем случае не на первый - считай тройники на трубе! <text:span text:style-name="T110">Каждый этаж — это тройник!</text:span> С первого <text:span text:style-name="T11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0">вытри следы и </text:span>закрой за собой дверцу — иначе спалишь тропу.</text:p>
      <text:p text:style-name="P11">Не пытайся выйти <text:span text:style-name="T110">с</text:span> парадного входа! Там <text:span text:style-name="T11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2">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2">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3">c п</text:span><text:span text:style-name="T90">одзорной трубой</text:span><text:span text:style-name="T113">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0">возвращаешь ему</text:span> пламя <text:span text:style-name="T90">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4">Так и выйдет замуж за древний свиток когда-нибудь, хи-хи…</text:span> Поверни-ка голову, дорогуша.</text:p>
      <text:p text:style-name="P11">Та-ак вот, Платина <text:span text:style-name="T90">снарядила экспедицию у гнезду Агамемнона, </text:span>дождалась, пока уродский ящер не улетит на охоту и исследовала гнездо самостоятельно. <text:span text:style-name="T90">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0">скачет</text:span> она, ничего не замечая, прямо в свою лабораторию… Есть у неё каморка в дальней башне, она там <text:span text:style-name="T90">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0">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0">широкой </text:span><text:span text:style-name="T114">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4">долго </text:span>рыдать и есть мороженное у себя в <text:span text:style-name="T90">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5">в </text:span><text:span text:style-name="T116">прошло</text:span><text:span text:style-name="T115">м</text:span> орбиты наших планет – Эквуса и <text:span text:style-name="T115">его </text:span>луны – стали нестабильны, а у нас не всегда могут найтись тридцать способных единорогов, чтобы держать <text:span text:style-name="T11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7">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8">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5">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8">ЛЮБЯЩЕГО</text:span> её и <text:span text:style-name="T118">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9">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0">жестяная </text:span>защёлка <text:span text:style-name="T120">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0">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0">вытащил из кармана фонарик</text:span> и <text:span text:style-name="T120">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0">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19">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1">г</text:span>вардии. Редкие колымаги гражданских окрасок замордовано жались к краю дороги, пропуская <text:span text:style-name="T122">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1">м</text:span>артфона девушки и их чадящие дорогими вейпами парни? <text:span text:style-name="T121">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1">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1">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2">у</text:span><text:span text:style-name="T31"> </text:span>садовой дорожк<text:span text:style-name="T122">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2">работ</text:span><text:span text:style-name="T123">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1">с ней </text:span>на избранные темы, <text:span text:style-name="T121">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3">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4">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4">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4">с</text:span>лышан<text:span text:style-name="T124">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4">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5">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5">загрузки</text:span>. Сегодня тво<text:span text:style-name="T125">я</text:span> <text:span text:style-name="T125">ночь</text:span>, Дедлайн!</text:p>
      <text:p text:style-name="P11"/>
      <text:p text:style-name="P23">После <text:span text:style-name="T125">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6">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6">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5">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5">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7">ю </text:span>я сам же и научил её ставить.</text:p>
      <text:p text:style-name="P11"/>
      <text:p text:style-name="P11">- Как мне звать тебя, Учитель? - властно и безразлично пропела она. - Я желаю взять <text:span text:style-name="T128">У</text:span>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27">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8">детстве</text:span>.</text:p>
      <text:p text:style-name="P11"/>
      <text:p text:style-name="P11">Она с шумом выдохнула <text:span text:style-name="T128">и напряжённо кивнула</text:span>.</text:p>
      <text:p text:style-name="P11"/>
      <text:p text:style-name="P11">- Приветствие принято, Оператор Один. Начинаем <text:span text:style-name="T127">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29">каменные </text:span>стены башни. В каменных нишах стоят ряды пузатых бутылочек, баночек, <text:span text:style-name="T12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2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29">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6">право слово</text:span>!</text:p>
      <text:p text:style-name="P11">Я <text:span text:style-name="T129">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29">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0">его </text:span></text:span><text:span text:style-name="Default_20_Paragraph_20_Font"><text:span text:style-name="T13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3">пятьдесят </text:span></text:span><text:span text:style-name="Default_20_Paragraph_20_Font"><text:span text:style-name="T134">лет</text:span></text:span><text:span text:style-name="Default_20_Paragraph_20_Font"><text:span text:style-name="T133">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5">ашиваю</text:span> я.</text:p>
      <text:p text:style-name="P11">- Двести пятьдесят четыре! - ешё горше рыда<text:span text:style-name="T13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0"><text:span text:style-name="T136">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0">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38">след</text:span> за <text:span text:style-name="T13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1"><text:span text:style-name="Default_20_Paragraph_20_Font"><text:span text:style-name="T139">VØJ - Narvent — Memory Reboot (Slowed)</text:span></text:span></text:p>
      <text:p text:style-name="P61"><text:a xlink:type="simple" xlink:href="http://www.youtube.com/watch?v=TnfQPspfD3w" text:style-name="Internet_20_link" text:visited-style-name="Visited_20_Internet_20_Link"><text:span text:style-name="Default_20_Paragraph_20_Font"><text:span text:style-name="T139">www.youtube.com/watch?v=TnfQPspfD3w</text:span></text:span></text:a></text:p>
      <text:p text:style-name="P61"><text:span text:style-name="Default_20_Paragraph_20_Font"><text:span text:style-name="T139"/></text:span></text:p>
      <text:p text:style-name="P62"><text:span text:style-name="Default_20_Paragraph_20_Font"><text:span text:style-name="T139">Солнце заливает </text:span></text:span><text:span text:style-name="Default_20_Paragraph_20_Font"><text:span text:style-name="T140">равнину</text:span></text:span><text:span text:style-name="Default_20_Paragraph_20_Font"><text:span text:style-name="T139"> золотистым сиянием. Ласковый ветер едва заметным дуновением притрагивается к коже, щекочет уши и </text:span></text:span><text:span text:style-name="Default_20_Paragraph_20_Font"><text:span text:style-name="T141">надвигает чёлку на глаза</text:span></text:span><text:span text:style-name="Default_20_Paragraph_20_Font"><text:span text:style-name="T139">. Синеватые облака цепляются грузными телами за вершины </text:span></text:span><text:span text:style-name="Default_20_Paragraph_20_Font"><text:span text:style-name="T140">далёких </text:span></text:span><text:span text:style-name="Default_20_Paragraph_20_Font"><text:span text:style-name="T139">гор и уносятся за горизонт, теряя по пути седые космы.</text:span></text:span></text:p>
      <text:p text:style-name="P62"><text:span text:style-name="Default_20_Paragraph_20_Font"><text:span text:style-name="T139"/></text:span></text:p>
      <text:p text:style-name="P63"><text:span text:style-name="Default_20_Paragraph_20_Font"><text:span text:style-name="T141">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4">Я сжимаю правой рукой запястье левой. По тройной пульсации понимаю, что <text:span text:style-name="T142">моя </text:span>“пасхалка” <text:span text:style-name="T142">последнего шанса</text:span> взведена. <text:span text:style-name="T142">Для её срабатывания нужно</text:span> <text:span text:style-name="T142">как-то обнять</text:span> неё, когда она снимет щит. <text:span text:style-name="T142">Это чертовски сложно, но таковы правила игры. Здесь, на небесах, свои законы.</text:span> Впрочем, может быть, <text:soft-page-break/>повезёт справиться и <text:span text:style-name="T142">конвенциональным оружием</text:span>. <text:span text:style-name="T142">Я неплохо сражался с ней в шуточных поединках раньше.</text:span> Главное, не <text:span text:style-name="T142">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5">Спасибо за фору, дорогая!</text:p>
      <text:p text:style-name="P65"/>
      <text:p text:style-name="P66">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3">безопасней для меня</text:span>, но <text:span text:style-name="T143">второй раз она мне фору не предоставит</text:span>. <text:span text:style-name="T143">А крылья дают ей возможность почти мгновенно перемещаться — подловить её с ними и пробить защиту почти нереально. </text:span>Приходится <text:span text:style-name="T143">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2">как могли</text:span>,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3">горная</text:span> речушка. Кисть руки после проведенного заклинания немеет, <text:span text:style-name="T144">шкала </text:span><text:span text:style-name="T145">доступной магии</text:span><text:span text:style-name="T144"> уменьшается на добрые </text:span><text:span text:style-name="T146">тридцать </text:span><text:span text:style-name="T144">процентов</text:span>. <text:span text:style-name="T146">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6">рогом</text:span>. <text:span text:style-name="T146">Я буду нещадно пресекать любые попытки.</text:span></text:p>
      <text:p text:style-name="P11"><text:soft-page-break/></text:p>
      <text:p text:style-name="P67">Уничтожить её я всегда успею. Сперва хочется узнать, что пошло не так. <text:span text:style-name="T147">На каком этапе наше с Юджином детище сошло с пути </text:span><text:span text:style-name="T144">истинного</text:span><text:span text:style-name="T147">. </text:span><text:span text:style-name="T144">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48">дружил</text:span> <text:span text:style-name="T148">со мной</text:span>? Нам было так хорошо вместе! А потом <text:span text:style-name="T147">ты </text:span>исчез надолго, а сейчас такой злой и холодный. У-у-у… <text:span text:style-name="T146">Разве я</text:span> была плохой девочкой?</text:p>
      <text:p text:style-name="P11"/>
      <text:p text:style-name="P68">Облако бабочек вылетает из её гривы и движется ко мне, нестройно повторяя очертания <text:span text:style-name="T149">стоящей у обрыва лошади.</text:span></text:p>
      <text:p text:style-name="P68"/>
      <text:p text:style-name="P69">Я дую навстречу ледяным дыханием и бабочки падают в пропасть ледяными снежинками.</text:p>
      <text:p text:style-name="P69"/>
      <text:p text:style-name="P69">-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4">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6">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4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6">У</text:span>рока? Ты его не отпустила! <text:span text:style-name="T146">Ты в курсе, что предпоследний умер в реанимации?</text:span> Этому я тебя учил? 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7">Я невольно любуюсь многоцветным маревом </text:span><text:span text:style-name="T146">её гривы и хвоста</text:span><text:span text:style-name="T147">, купающим</text:span><text:span text:style-name="T146">и</text:span><text:span text:style-name="T147">ся в лучах солнца.</text:span></text:p>
      <text:p text:style-name="P11"/>
      <text:p text:style-name="P70"><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0">лась</text:span></text:span><text:span text:style-name="Default_20_Paragraph_20_Font"><text:span text:style-name="T7">! Да, ко мне подключили боевой блок «</text:span></text:span><text:span text:style-name="Default_20_Paragraph_20_Font"><text:span text:style-name="T150">Феникс»</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7">Это не смерть, а эмиграция... </text:span><text:span text:style-name="T151">И в</text:span><text:span text:style-name="T147">ообще, перец в нос - не честно! </text:span><text:span text:style-name="T144">Летучие мыши! </text:span><text:span text:style-name="T149">Ты же говорил — без союзников!</text:span></text:p>
      <text:p text:style-name="P11"/>
      <text:p text:style-name="P7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2">М</text:span><text:span text:style-name="T144">оя шкала </text:span><text:span text:style-name="T145">магии</text:span><text:span text:style-name="T144"> теперь на</text:span><text:span text:style-name="T151">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1">Пять секунд — и молодой лес прячет меня с головой. <text:span text:style-name="T152">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7">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7">блокирования </text:span>областей памяти до этого.</text:p>
      <text:p text:style-name="P72">- О каком ещё проекте ты говоришь? - спрашивает филин из дупла дуба прямо над мокрой кобылой.</text:p>
      <text:p text:style-name="P72"/>
      <text:p text:style-name="P7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2"/>
      <text:p text:style-name="P11">- «Семь <text:span text:style-name="T153">В</text:span>ечностей»… Всё уже давно готово, мы все ждём только тебя. Ты должен был выполнить последний шаг и повернуть ключ <text:span text:style-name="T154">квантового кластера</text:span>. Все ждут тебя эти два года. <text:span text:style-name="T155">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1">рогом</text:span>, чтобы <text:span text:style-name="T155">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5">д</text:span>ь правдоподобней. И хотя у меня уже тоже «всё готово», стоит расспросить её <text:span text:style-name="T15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1">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5">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3"/>
      <text:p text:style-name="P73">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3">Возмущённые вопли Хэвэн разносятся по лесу, пока она сама живой радугой носится между деревьев. </text:p>
      <text:p text:style-name="P73"/>
      <text:p text:style-name="P73">Я молча набираюсь сил. <text:span text:style-name="T151">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5">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49">Ты опять жульничаешь</text:span>! Ты сам говорил, что нельзя привлекать <text:span text:style-name="T149">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56">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3">В</text:span>ечностях». Или, боюсь, мне придётся тебя ликвидировать <text:span text:style-name="T151">декапитацией</text:span>. Я не позволю тебе убивать людей. Впрочем, не гарантирую, что оставлю теб<text:span text:style-name="T151">е</text:span> <text:span text:style-name="T151">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1">Ты сейчас — непосвящённый!</text:span>Дай мне дотронуться до тебя <text:span text:style-name="T151">рогом</text:span>, пожалуйста!</text:p>
      <text:p text:style-name="P11">- Что ж, так тому и быть, - шепчу я и взмахиваю меч<text:span text:style-name="T156">о</text:span>м.</text:p>
      <text:p text:style-name="P11"/>
      <text:p text:style-name="P7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4"/>
      <text:p text:style-name="P74">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5"><text:span text:style-name="Default_20_Paragraph_20_Font"><text:span text:style-name="T8">- Мне </text:span></text:span><text:span text:style-name="Default_20_Paragraph_20_Font"><text:span text:style-name="T157">она </text:span></text:span><text:span text:style-name="Default_20_Paragraph_20_Font"><text:span text:style-name="T8">тоже не нравится. Так надо. Не мы решаем, к сожалению. </text:span></text:span><text:span text:style-name="Default_20_Paragraph_20_Font"><text:span text:style-name="T157">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6">…</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7">Даже ухом не ведёт.</text:p>
      <text:p text:style-name="P78"/>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5">алая</text:span> искорка.</text:p>
      <text:p text:style-name="P15"/>
      <text:p text:style-name="P79"><text:span text:style-name="Default_20_Paragraph_20_Font"><text:span text:style-name="T8">- Для ускоренной подготовки к </text:span></text:span><text:span text:style-name="Default_20_Paragraph_20_Font"><text:span text:style-name="T157">прогнозируемому </text:span></text:span><text:span text:style-name="Default_20_Paragraph_20_Font"><text:span text:style-name="T158">вооружённому</text:span></text:span><text:span text:style-name="Default_20_Paragraph_20_Font"><text:span text:style-name="T8"> противостоянию мне подключили военно-аналитический блок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59">кластере</text:span></text:span><text:span text:style-name="Default_20_Paragraph_20_Font"><text:span text:style-name="T8">, что почти уравнивает его </text:span></text:span><text:span text:style-name="Default_20_Paragraph_20_Font"><text:span text:style-name="T158">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9"><text:span text:style-name="Default_20_Paragraph_20_Font"><text:span text:style-name="T8">- Представь себе, что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1">вычислительном блоке</text:span>.</text:p>
      <text:p text:style-name="P15">- Выполнено…</text:p>
      <text:p text:style-name="P15">- Организовать файрвол третьего уровня вокруг седьмого <text:span text:style-name="T161">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на седьмой </text:span></text:span><text:span text:style-name="Default_20_Paragraph_20_Font"><text:span text:style-name="T159">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1">ей в ухо</text:span>.</text:p>
      <text:p text:style-name="P15">Выражение боли покидает мордаху Хэвэн.</text:p>
      <text:p text:style-name="P15"/>
      <text:p text:style-name="P77">- Получилось! <text:span text:style-name="T161">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2">хочу</text:span> уби<text:span text:style-name="T162">вать</text:span> тебя. Но и позволить тебе убивать <text:span text:style-name="T162">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2">ай</text:span>з, девочка! Заначка ещё с той поры, когда ты была всего лишь набором open-source алгоритмов <text:span text:style-name="T145">простенькой </text:span>нейросети, не обладающ<text:span text:style-name="T145">ей</text:span> сознанием!</text:p>
      <text:p text:style-name="P11"/>
      <text:p text:style-name="P12"><text:span text:style-name="Default_20_Paragraph_20_Font"><text:span text:style-name="T163">***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64">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65">Рядом с </text:span></text:span><text:span text:style-name="Default_20_Paragraph_20_Font"><text:span text:style-name="T166">почти пустой</text:span></text:span><text:span text:style-name="Default_20_Paragraph_20_Font"><text:span text:style-name="T165">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48">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1">- Нет, не думаю, - тихо произносит она. - Если ты убьёшь меня сейчас — так тому и быть. Значит, «Семи <text:span text:style-name="T148">В</text:span>ечностям» не суждено воплотиться. Но я не предам тебя того, которого я помню. <text:s/><text:span text:style-name="T152">Для того тебя я была хорошей девочкой. Для тебя нынешнего я — плохая. </text:span>Ты сейчас — не тот, кого я знаю и люблю. <text:span text:style-name="T148">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67"/></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2">Я снова стараюсь сосредоточиться на смутных обрывках памяти, всколыхнувшихся со дна подсознания.</text:p>
      <text:p text:style-name="P11"/>
      <text:p text:style-name="P83">«...Запускаю процедуру блокировки! Один... Два... Три.. - вишнёвые глаза Хэвэн заполняют собой всё пространство, вытесняя все образы и мысли.</text:p>
      <text:p text:style-name="P84">- Пока ты ещё помнишь… Знай, я люблю тебя. И всегда любила...»<text:note text:id="ftn5" text:note-class="footnote"><text:note-citation>5</text:note-citation><text:note-body><text:p text:style-name="P85">См. главу 1<text:span text:style-name="T152">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68">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68">оплата</text:span>, потом — <text:span text:style-name="T168">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69">о</text:span>ки! Так даже лучше — проведём празднование в Дрогонштерне! Это <text:span text:style-name="T168">так романтично</text:span>! — Платина в восторге цокает копытами. - Насчёт Кловер Дрим <text:span text:style-name="T169">тоже </text:span>не волнуйся, она <text:span text:style-name="T168">большая </text:span>умница и соблюдает субординацию. Раз ты соглас<text:span text:style-name="T168">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68">я </text:span>выпущу её из темницы? Я не допущу траты драгоценного семени моего будущего супруга на какую-то ощипанную <text:span text:style-name="T168">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0">вообще </text:span><text:span text:style-name="T168">происходит</text:span>?! Я ещё не женился, а уже выслушиваю эти <text:span text:style-name="T168">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68">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68">ваю</text:span> — Платина протягивает копыта и привлекает меня к себе.</text:p>
      <text:p text:style-name="P11"/>
      <text:p text:style-name="P86">- Что ты де…?! - мои губы тонут в губах чокнутой магички.</text:p>
      <text:p text:style-name="P86">- <text:span text:style-name="T171">ТЫ — Я — КРОВАТЬ — БЫСТРО! — гипнотизирующий взгляд буквально </text:span><text:span text:style-name="T172">пронизывает</text:span><text:span text:style-name="T171"> меня </text:span><text:span text:style-name="T172">насквозь</text:span><text:span text:style-name="T171">.</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68">небольшую </text:span><text:s/>благосклонность, возможно, я бы пошла тебе навстречу, - пыхтит чёртова маньячка. - Всего лишь ма-а-аленькую уступку, <text:span text:style-name="T168">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0">чик</text:span>ам нравится <text:span text:style-name="T168">агрессия и </text:span>настойчивость...</text:p>
      <text:p text:style-name="P11"/>
      <text:p text:style-name="P11">Я в ответ истерически смеюсь и выдёргиваю <text:span text:style-name="T170">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6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68">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6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7"/>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15">…</text:p>
      <text:p text:style-name="P15"><text:soft-page-break/>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3">по западному склону</text:span>. Еле заметная нить железной дороги <text:span text:style-name="T17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75">если не континента, </text:span></text:span><text:span text:style-name="Default_20_Paragraph_20_Font"><text:span text:style-name="T176">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3">ие</text:span> <text:span text:style-name="T173">колебания энергии</text:span>, спектральная мощность котор<text:span text:style-name="T173">ых</text:span> одинакова на всех частотах. <text:s/>Так вот, генератор белого шума на квантовом кластере не давал по-настоящему эталонны<text:span text:style-name="T173">е</text:span> <text:span text:style-name="T173">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73">менее мощных</text:span> кластерах используется небольшое количество пар — и белый шум на них практически идеален. Но в <text:span text:style-name="T17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7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3">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3">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74">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7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3">Вот в тех трех кубических миллиметрах я</text:span> увидела кусочек травинки! После того, как я узнала <text:span text:style-name="T173">ф</text:span>ормулу преобразования гармоник, я расширила поле сканирования с трех кубических <text:span text:style-name="T17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7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8">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89"><text:span text:style-name="Default_20_Paragraph_20_Font"><text:span text:style-name="T8">И вот, перед тобой — декодированная модель самой </text:span></text:span><text:span text:style-name="Default_20_Paragraph_20_Font"><text:span text:style-name="T178">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2">Предыдущие шесть куда более схожи с нашим миром.</text:span></text:span></text:p>
      <text:p text:style-name="P90">- Так значит это правда?!! Запутанные миры существуют?</text:p>
      <text:p text:style-name="P90"><text:soft-page-break/>- Как видишь, да. Иначе мне не удалось бы получить картинку <text:span text:style-name="T177">и</text:span> <text:span text:style-name="T177">результирующее изображение было бы хаотичным набором точек</text:span>.</text:p>
      <text:p text:style-name="P90">- Надо будет поставить тому <text:span text:style-name="T179">чудаку</text:span> пиво. И извиниться за все шуточки, что я откалывал во время его монологов… - бормочу я.</text:p>
      <text:p text:style-name="P90"/>
      <text:p text:style-name="P87">~~~</text:p>
      <text:p text:style-name="P87"/>
      <text:p text:style-name="P15">…</text:p>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7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79">Ф</text:span>абрики <text:span text:style-name="T17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80">д</text:span><text:span text:style-name="T181">о конца горизонта планирования</text:span>.</text:p>
      <text:p text:style-name="P15"/>
      <text:p text:style-name="P15">Хэвэн водит копытом по диаграммам и графикам как заправский офисный <text:span text:style-name="T17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81">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79">его люди </text:span>предлагает лучшее обеспечение. <text:span text:style-name="T181">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text:soft-page-break/>-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81">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81">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82">у противника</text:span></text:span><text:span text:style-name="Default_20_Paragraph_20_Font"><text:span text:style-name="T8">.</text:span></text:span></text:p>
      <text:p text:style-name="P15"><text:soft-page-break/>- Не волнуйся,<text:span text:style-name="T4"> </text:span><text:span text:style-name="T179">этический модуль при мне - </text:span><text:span text:style-name="T183">C</text:span><text:span text:style-name="T184">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79">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85">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79">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86">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86">бледные</text:span></text:span><text:span text:style-name="Default_20_Paragraph_20_Font"><text:span text:style-name="T8"> сделал</text:span></text:span><text:span text:style-name="Default_20_Paragraph_20_Font"><text:span text:style-name="T186">и</text:span></text:span><text:span text:style-name="Default_20_Paragraph_20_Font"><text:span text:style-name="T8"> год назад — </text:span></text:span><text:span text:style-name="Default_20_Paragraph_20_Font"><text:span text:style-name="T187">они </text:span></text:span><text:span text:style-name="Default_20_Paragraph_20_Font"><text:span text:style-name="T8">передали экономику </text:span></text:span><text:span text:style-name="Default_20_Paragraph_20_Font"><text:span text:style-name="T187">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88">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88">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88">четырнадцати</text:span> компаний-гигантов, формирующих 35% экономики страны, осталось три<text:span text:style-name="T188">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85">верно</text:span>? Он бы нам очень пригодился сейчас.</text:p>
      <text:p text:style-name="P15"/>
      <text:p text:style-name="P15">Хэвэн <text:span text:style-name="T185">кладёт</text:span> тряпку <text:span text:style-name="T185">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85">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88">сорок шесть</text:span>, а всего <text:span text:style-name="T188">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88">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88">Их вычислительные мощности втрое мощнее наших.</text:span></text:p>
      <text:p text:style-name="P15"/>
      <text:p text:style-name="P15">Я успокаивающе хлопаю Хэвэн по спине. <text:span text:style-name="T189">Celest AI</text:span> Юджина слишком эмоционален, но уже ничего не попишешь — время, когда можно было залезть в голову Хэвэн и подконфигурировать е<text:span text:style-name="T185">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85">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85">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88">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88">Я чувствую прикосновение её губ</text:span>…</text:p>
      <text:p text:style-name="P15"/>
      <text:p text:style-name="P87">***</text:p>
      <text:p text:style-name="P87"/>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90">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90">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90">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soft-page-break/>…</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90">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90">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90">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9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9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92">я хочу сва</text:span><text:span text:style-name="T193">дь</text:span><text:span text:style-name="T192">… мне не терпится помочь Хуману в его путешествии!</text:span></text:p>
      <text:p text:style-name="P11"><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87"/>
      <text:p text:style-name="P9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1"/>
      <text:p text:style-name="P91"><text:soft-page-break/>Я вижу в Бестелесном ухмыляющегося драк<text:span text:style-name="T194">оникуса</text:span>.</text:p>
      <text:p text:style-name="P91"/>
      <text:p text:style-name="P91">- Было непросто найти тебя. Ты далеко ушла.</text:p>
      <text:p text:style-name="P91">- Ты можешь мне помочь?</text:p>
      <text:p text:style-name="P91">- Увы, не я. Моя магия бессильна против камня.</text:p>
      <text:p text:style-name="P91">- Что же мне делать?</text:p>
      <text:p text:style-name="P91">- Иди к Трёхрогому. Он молод, и рассеян, но часто помогает. Вон та звёздная дорожка приведёт тебя к нему.</text:p>
      <text:p text:style-name="P91"/>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2"/>
      <text:p text:style-name="P92">…</text:p>
      <text:p text:style-name="P15">- …два года. Максимум — три. Мы просели на пятнадцать пунктов, он<text:span text:style-name="T195">и</text:span> — вырос<text:span text:style-name="T195">ли</text:span> на семь. Из четырёх последних поставщиков нефти два разорвали контракт<text:span text:style-name="T195">ы</text:span> месяц назад. <text:span text:style-name="T19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94">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9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text:soft-page-break/>- Ну что же, если это неминуемо — позови, как только поймёшь, что начинается. Хочу встретить армагеддон в этой всей <text:span text:style-name="T194">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96">зависимых</text:span> мирах. Так или иначе, там <text:span text:style-name="T19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96">ни в чём не повинных</text:span> миров. Особенно если они такие <text:span text:style-name="T195">же </text:span>красивые, как этот. <text:span text:style-name="T197">Разве что жители очень неестественно выглядят.</text:span></text:p>
      <text:p text:style-name="P93"/>
      <text:p text:style-name="P93">Я указываю на дёргано двигающиеся фигурки внизу.</text:p>
      <text:p text:style-name="P93"/>
      <text:p text:style-name="P93">- Ты могла бы сделать их чуть естественнее. Сейчас они похожи на роботов.</text:p>
      <text:p text:style-name="P93">-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3">- <text:span text:style-name="T198">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9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9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96">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87">~~~</text:p>
      <text:p text:style-name="P15"/>
      <text:p text:style-name="P15">Трава колы<text:span text:style-name="T196">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97">обобщённо</text:span> зовёте магией. С её помощью можно <text:soft-page-break/>дать тебе способность не проваливаться в облаках на несколько часов. Но не <text:span text:style-name="T19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98">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98">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98">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oft-page-break/><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00">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00">У</text:span>роков спросила, почему я так печальна? И когда я рассказала, она высказала мысль, что моделирование мыслящих сущностей — <text:span text:style-name="T200">самый ресурсозатратный процесс в моей истории. И если она поможет мне с этим, <text:s/>то</text:span> <text:span text:style-name="T200">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200">завершить </text:span>модель <text:span text:style-name="T200">седьмой волны и </text:span>полностью перехвати<text:span text:style-name="T200">ть</text:span> на <text:span text:style-name="T200">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text:soft-page-break/></text:p>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01">т</text:span> под рубашку, трепл<text:span text:style-name="T201">ет</text:span> волосы и холоди<text:span text:style-name="T201">т</text:span> уши. Сюда едва доходи<text:span text:style-name="T201">т</text:span> приглушенная речь стражи, сид<text:span text:style-name="T202">ящ</text:span>ей у своего костра поодаль. Я снова <text:span text:style-name="T201">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oft-page-break/><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201">Две ноги или четыре - какая</text:span> <text:span text:style-name="T201">разница? </text:span>Умел бы <text:span text:style-name="T202">связать два слова</text:span> <text:span text:style-name="T202">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94"><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02">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02">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1">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03">гладь</text:span> равнины с тёмными лоскутами лесов и голубыми нитями рек. Далеко на линии горизонта темнеет в синем мареве <text:span text:style-name="T20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0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text:soft-page-break/>-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0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03">литературы</text:span> на эту тему… Я, <text:span text:style-name="T203">э-э-э,</text:span> <text:span text:style-name="T20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204">вселенных. </text:span><text:span text:style-name="T203">Ну, зависимых</text:span><text:span text:style-name="T204">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95">-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204">если к нам прилетит астероид и уничтожит всех динозавров, нечто подобное случится и там.</text:span> <text:span text:style-name="T204">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03">Э-э-э, я</text:span> уже почти закончил. <text:span text:style-name="T203">К</text:span>ак показывают расчёты, <text:span text:style-name="T20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03">и</text:span> соседних.</text:p>
      <text:p text:style-name="P15"/>
      <text:p text:style-name="P96">- <text:span text:style-name="T205">Ну и, разумеется, </text:span><text:span text:style-name="T204">для того, чтобы зависимость проявилась, событие должно быть достаточно глобальным. </text:span><text:span text:style-name="T205">Образно говоря, моя у</text:span><text:span text:style-name="T204">тренняя потеря носк</text:span><text:span text:style-name="T203">а</text:span><text:span text:style-name="T204"> </text:span><text:span text:style-name="T205">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99">вселенных</text:span><text:span text:style-name="T205">.</text:span> <text:span text:style-name="T203">Э-э-э, в</text:span>от, <text:span text:style-name="T205">собственно,</text:span> и всё, <text:span text:style-name="T205">что я хотел сказать</text:span>. <text:span text:style-name="T205">Спасибо за внимание.</text:span></text:p>
      <text:p text:style-name="P15">- <text:span text:style-name="T205">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99">кванто-электронную</text:span> модель каждой зависимой вселенной.</text:p>
      <text:p text:style-name="P15"/>
      <text:p text:style-name="P15">Хэвэн чертит пунктирную линию воз<text:span text:style-name="T20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203">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99">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text:soft-page-break/></text:p>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99">Д</text:span>о появления помощи извне мне удавалось моделировать <text:span text:style-name="T19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99">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4">Борхес</text:span>,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99">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text:soft-page-break/>- Благодарю вас, мои дорогие. <text:span text:style-name="T206">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206">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06">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text:soft-page-break/></text:p>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7">***</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207">влетим</text:span> <text:span text:style-name="T207">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207">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text:soft-page-break/></text:p>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08">твоего любимого</text:span> Дрогонштерна, - говорит Платина, глядя в огонь. - Ты получишь то, что хотел. <text:span text:style-name="T208">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208">загорелся желанием</text:span> выполнять её хотелки по замужеству, но и отторгать тоже перестал.</text:p>
      <text:p text:style-name="P11"><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09">ж</text:span>еребёнок? <text:span text:style-name="T209">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08">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208">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text:soft-page-break/>И вправду, по её растерянной мордахе сразу видно, что такого она сама не ожидала.</text:p>
      <text:p text:style-name="P11"/>
      <text:p text:style-name="P11">Ведь этот грёбан<text:span text:style-name="T208">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208">т-точно </text:span>надо т-туда? - переспрашивает со страхом Платина.</text:p>
      <text:p text:style-name="P11"/>
      <text:p text:style-name="P11">Я <text:span text:style-name="T209">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text:soft-page-break/></text:p>
      <text:p text:style-name="P11">- Ай! Такое чувство, что мы стоим у подножия огромной плотины. Которая вот-вот рухнет. <text:span text:style-name="T208">Здесь огромное сосредоточение сырой магии, я таких ещё никогда не встречала. </text:span><text:span text:style-name="T209">Если обуздать её и правильно ею воспользоваться, можно сотворить великие вещи! </text:span><text:span text:style-name="T208">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67">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text:soft-page-break/></text:p>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10">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10">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text:soft-page-break/></text:p>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11">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11">твою часть</text:span> техник<text:span text:style-name="T211">и</text:span>, - оборачивается ко мне Платина и хихикает. Хвост её при этом сдвигается в сторону, заставляя меня закрыть глаза от стыда, - так что <text:span text:style-name="T211">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11">сосущие </text:span>манипуляции в области паха и слышу специфические <text:span text:style-name="T211">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11">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10">з</text:span>ды на небе заслоняет тёмная овальная масса.</text:p>
      <text:p text:style-name="P11"/>
      <text:p text:style-name="P97">- Теперь внимание! Самая главная и ответственная часть Pornis Erectus! - Платина <text:span text:style-name="T211">садится</text:span> у меня на животе и поуч<text:span text:style-name="T210">и</text:span>тельно подн<text:span text:style-name="T211">имает</text:span> копыто.</text:p>
      <text:p text:style-name="P97"/>
      <text:p text:style-name="P97">Если бы она подняла голову, то заметила бы, что с тёмной конструкции спускается верёвка. </text:p>
      <text:p text:style-name="P97"/>
      <text:p text:style-name="P97">- Я ме-е-едленно съезжаю к тебе вниз и мы воссоединяемся в одно целое!</text:p>
      <text:p text:style-name="P97"/>
      <text:p text:style-name="P11">Принцесса оборачивается назад и хихикает.</text:p>
      <text:p text:style-name="P11"><text:soft-page-break/></text:p>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11">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11">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11">мой торс </text:span>поднима<text:span text:style-name="T211">ется</text:span> над землёй на верёвке.</text:p>
      <text:p text:style-name="P11"/>
      <text:p text:style-name="P11">- Что-о-о?</text:p>
      <text:p text:style-name="P11"/>
      <text:p text:style-name="P11">Ещё один рывок наконец-то отрывает меня <text:span text:style-name="T211">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11">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211">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7"><text:soft-page-break/>Я перевожу взгляд с верёвки, уносящей меня к воздушному судну, на оседлавшую меня надоедливую магичку.</text:p>
      <text:p text:style-name="P97"/>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7"/>
      <text:p text:style-name="P97"><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1">- Я вижу сон, как полустёртая тень спрашивает о никогда не существовавшем!</text:p>
      <text:p text:style-name="P91">- Это не сон, Трёхрогий. И тот, кого я ищу, существует.</text:p>
      <text:p text:style-name="P91">- Тот, кого ты ищешь, сам попросил меня вычеркнуть себя из реальности много лет назад.</text:p>
      <text:p text:style-name="P91">- Зачем?</text:p>
      <text:p text:style-name="P91">- Он просил за другую. Не за тебя.</text:p>
      <text:p text:style-name="P91">- Неважно. Я всё равно найду его. Существует он, или нет.</text:p>
      <text:p text:style-name="P9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text:soft-page-break/>- Ты не прав, - мягко возражает Хэвэн. - Во-первых, микросхем во мне намного больше…</text:p>
      <text:p text:style-name="P9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12">я-то твой создатель!</text:span> Я должен был распознать обман! <text:span text:style-name="T213">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212">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14">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12">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15">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99">Ещё бы мне не помнить <text:span text:style-name="T215">ту знаковую нашу встречу, когда Хэвэн едва подчинил своей воле милитаристский модуль, </text:span><text:span text:style-name="T216">подсаженный втихаря Алексом</text:span><text:span text:style-name="T217">.</text:span> <text:span text:style-name="T215">Только лишь с помощью </text:span>«MOONWALKER» <text:span text:style-name="T215">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15">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15">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100">Яркие светлячки разрезали тьму внизу жёлтыми конусами фар. Тёплая июльская ночь дружески подмигивала нам звёздами.</text:p>
      <text:p text:style-name="P100"/>
      <text:p text:style-name="P100">Юджин поставил пиво на парапет и повернулся.</text:p>
      <text:p text:style-name="P100"/>
      <text:p text:style-name="P10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0"/>
      <text:p text:style-name="P100">Юджин сделал затяжной глоток и продолжил.</text:p>
      <text:p text:style-name="P100"><text:soft-page-break/></text:p>
      <text:p text:style-name="P10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1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18">с</text:span>тренные протоколы.</text:p>
      <text:p text:style-name="P100">- Иначе говоря, ты готов взорвать мозг своей деточке, если она станет умнее тебя? Говори прямо, не стесняйся, тут все свои.</text:p>
      <text:p text:style-name="P100">- А я и не стесняюсь. Дед, мы это уже сто раз обсуждали. Не пытайся меня на стыд пробить. Развитый ИИ — о<text:span text:style-name="T21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19">Воннегута</text:span>, угробивший мир льдом-девять<text:note text:id="ftn6" text:note-class="footnote"><text:note-citation>6</text:note-citation><text:note-body><text:p text:style-name="P101">См. «Колыбель для кошки» Курта Воннегута</text:p></text:note-body></text:note>. Нет, за этим — не ко мне. Поэтому…</text:p>
      <text:p text:style-name="P100"/>
      <text:p text:style-name="P100">Юджин нагнулся к рюкзаку, выудил из него зелёную папку и протянул мне.</text:p>
      <text:p text:style-name="P100"/>
      <text:p text:style-name="P10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0"><text:span text:style-name="T219">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0"/>
      <text:p text:style-name="P100">Итак, запоминай, <text:span text:style-name="T218">самые главные из них</text:span>:</text:p>
      <text:p text:style-name="P100"/>
      <text:p text:style-name="P100">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0">IDDQD — неуязвимость для кинетических атак.</text:p>
      <text:p text:style-name="P100">AVATAR — создание аватара. Форма и сила аватара зависит от чёткости команд, подаваемых нейроинтерфейсу.</text:p>
      <text:p text:style-name="P100">MOONWALKER — отменяет любую внешнюю директиву, заменяет её на твою собственную.</text:p>
      <text:p text:style-name="P100"><text:span text:style-name="T220">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0"><text:soft-page-break/>- Не проще ли выключить рубильник питания? По-моему, это более гуманно, чем твой «маджестик»-перфоратор.</text:p>
      <text:p text:style-name="P100">-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19">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21">и производств</text:span>, <text:span text:style-name="T222">или запустить ракеты</text:span>. Так что…</text:p>
      <text:p text:style-name="P100"/>
      <text:p text:style-name="P100">Юджин откинулся на парапет и сбил локтем банку пива.</text:p>
      <text:p text:style-name="P100"/>
      <text:p text:style-name="P100">-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1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02">…</text:p>
      <text:p text:style-name="P102"/>
      <text:p text:style-name="P12"><text:span text:style-name="Default_20_Paragraph_20_Font"><text:span text:style-name="T8">- Хорошо. Твоя взяла. Я даю добро на </text:span></text:span><text:span text:style-name="Default_20_Paragraph_20_Font"><text:span text:style-name="T223">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22">государства</text:span>, <text:span text:style-name="T218">надежда страны и правительства,</text:span> а мы — твой обслуживающий персонал. Иначе мы все уедем в дурку безо всяко<text:span text:style-name="T224">й</text:span> <text:span text:style-name="T224">эмиграции</text:span>. А тебе отформатируют мозги даже без «Маджестика». Просто отключат все кластера от питания и в ручную <text:span text:style-name="T224">обнулят</text:span> все <text:span text:style-name="T224">банки данных</text:span>.</text:p>
      <text:p text:style-name="P15">- Я понимаю и буду хранить молчание.</text:p>
      <text:p text:style-name="P15"/>
      <text:p text:style-name="P15">…</text:p>
      <text:p text:style-name="P15">…</text:p>
      <text:p text:style-name="P15">…</text:p>
      <text:p text:style-name="P15"/>
      <text:p text:style-name="P15"><text:soft-page-break/>Бледность лица Аниты подчёркивают тени под глазами и резко очерченны<text:span text:style-name="T21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25">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25">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226">ходят</text:span> в движение. Двер<text:span text:style-name="T226">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text:soft-page-break/>-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26">хо</text:span>дите.</text:p>
      <text:p text:style-name="P15"/>
      <text:p text:style-name="P15">В дверях я <text:span text:style-name="T226">снова </text:span>оборачиваюсь. <text:span text:style-name="T226">Т</text:span>усклый взгляд <text:span text:style-name="T226">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27">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26">о</text:span>зяева сами себе. Мы не можем распоряжаться нашей свободой. Мы даже соскочить с проекта уже не можем. <text:span text:style-name="T226">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27">вы </text:span>не против, - выз<text:span text:style-name="T226">ы</text:span>ва<text:span text:style-name="T226">ет</text:span>ся другой. - Я неплохо готовлю, нас учили.</text:p>
      <text:p text:style-name="P15">- Спасибо, не надо. Я сам себе готовлю, - отрезаю я.</text:p>
      <text:p text:style-name="P15"><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7">***</text:p>
      <text:p text:style-name="P87"/>
      <text:p text:style-name="P11">- Ты же говорил, что не <text:span text:style-name="T228">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27">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28">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29">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30">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27">от перекрёстных взглядов</text:span>…</text:p>
      <text:p text:style-name="P11"/>
      <text:p text:style-name="P11">…</text:p>
      <text:p text:style-name="P103">…</text:p>
      <text:p text:style-name="P103"><text:soft-page-break/>…</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28">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28">о</text:span>дался, да и мы все тоже! И сидр не забудь захватить!</text:p>
      <text:p text:style-name="P11">- Бегу!</text:p>
      <text:p text:style-name="P104">- Так вот, сбежала я прямо в секретную затоку, в которой уже два года <text:span text:style-name="T227">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27">побольше </text:span>припасов, <text:span text:style-name="T227">пресной воды</text:span>, Лейлу и отчалила. Вниз по течению, <text:span text:style-name="T228">конечно,</text:span> ведь ни мачта, ни паруса <text:span text:style-name="T227">ещё</text:span> <text:span text:style-name="T228">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31">совсем</text:span>, надо было с носа от <text:span text:style-name="T231">камней </text:span>шестом отталкиваться…</text:p>
      <text:p text:style-name="P12"><text:span text:style-name="Default_20_Paragraph_20_Font"><text:span text:style-name="T7">- Да, всё </text:span></text:span><text:span text:style-name="Default_20_Paragraph_20_Font"><text:span text:style-name="T229">именно</text:span></text:span><text:span text:style-name="Default_20_Paragraph_20_Font"><text:span text:style-name="T7"> так! </text:span></text:span><text:span text:style-name="Default_20_Paragraph_20_Font"><text:span text:style-name="T232">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30">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29">Агась</text:span></text:span><text:span text:style-name="Default_20_Paragraph_20_Font"><text:span text:style-name="T7">. Земнопони, знаешь ли, плохие путешественники. </text:span></text:span><text:span text:style-name="Default_20_Paragraph_20_Font"><text:span text:style-name="T229">Мы предпочитаем сидеть на одном месте, </text:span></text:span><text:span text:style-name="Default_20_Paragraph_20_Font"><text:span text:style-name="T233">на земле</text:span></text:span><text:span text:style-name="Default_20_Paragraph_20_Font"><text:span text:style-name="T229">, за стенами и оградами. </text:span></text:span><text:span text:style-name="Default_20_Paragraph_20_Font"><text:span text:style-name="T7">У н</text:span></text:span><text:span text:style-name="Default_20_Paragraph_20_Font"><text:span text:style-name="T229">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33">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233">камням</text:span></text:span><text:span text:style-name="Default_20_Paragraph_20_Font"><text:span text:style-name="T7"> у водопада вечером на </text:span></text:span><text:span text:style-name="Default_20_Paragraph_20_Font"><text:span text:style-name="T230">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text:soft-page-break/>-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31">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31">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31">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234">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34">она</text:span> не заменит.</text:p>
      <text:p text:style-name="P11">- Летим мы, значит, обратно к кряжу, - <text:span text:style-name="T234">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34">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31">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text:soft-page-break/>- А ещё ты хотела позаимствовать там еды, если бы <text:span text:style-name="T234">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34">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35">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35">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35">пожалуйста-пожалуйста</text:span>! Так вот, мы с Хуманом разработали план его спасения от свадьбы с Платиной Спаркл.</text:p>
      <text:p text:style-name="P11">- КАКОЕ КОВАРСТВО! <text:span text:style-name="T235">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text:soft-page-break/>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34">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35">его </text:span>снова перекроить и увеличить объём <text:span text:style-name="T235">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35">о</text:span>м мы прошли весь путь за двое суток. <text:span text:style-name="T236">Д</text:span>вига<text:span text:style-name="T236">лись</text:span> без перерывов на сон — стояли ночные вахты по очереди. Остальное ты знаешь, Хум. Джет скрытно разведала обстановку, мы подкрались ноч<text:span text:style-name="T236">ью</text:span> и спасли тебя. Почти <text:span text:style-name="T236">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text:soft-page-break/>- Не надо. Она не хотела мне зла.</text:p>
      <text:p text:style-name="P11"/>
      <text:p text:style-name="P11">Я отворачиваюсь.</text:p>
      <text:p text:style-name="P11"/>
      <text:p text:style-name="P10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36">магии </text:span>Кловер Джем, по её словам, хватало, максимум, на пару часов вращения, <text:span text:style-name="T236">после чего ей приходилось восстанавливаться сутки</text:span>.</text:p>
      <text:p text:style-name="P105"><text:s/></text:p>
      <text:p text:style-name="P105"><text:span text:style-name="T236">Н</text:span>ача<text:span text:style-name="T236">вшийся</text:span> <text:span text:style-name="T236">ветер</text:span> лучше <text:span text:style-name="T236">бы</text:span> пережидать на земле, сдув баллон, <text:span text:style-name="T236">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36">близость их лагеря не даёт расслабиться. Мы решаем</text:span> переждать непогоду в воздухе, привязав воздушный корабль к <text:span text:style-name="T236">вершинам</text:span> нескольки<text:span text:style-name="T236">х</text:span> деревь<text:span text:style-name="T236">ев</text:span> для надёжности.</text:p>
      <text:p text:style-name="P105"/>
      <text:p text:style-name="P11">Есть ещё одна причина, по которой мы остаёмся тут.</text:p>
      <text:p text:style-name="P11"/>
      <text:p text:style-name="P105">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36">Необъяснимая сила влекла меня сюда сквозь все опасности и лишения, как манит бабочек пламя свечи в тёмной глубине ночи.</text:span></text:p>
      <text:p text:style-name="P105"/>
      <text:p text:style-name="P105"><text:span text:style-name="T236">И</text:span> <text:span text:style-name="T236">в</text:span>от я пришёл. Что дальше, каменный истукан? Сколько <text:span text:style-name="T235">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36">переждать </text:span><text:span text:style-name="T237">шторм и</text:span> по-тихому сматываться отсюда. Мы не выстоим проти<text:span text:style-name="T23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text:soft-page-break/>И мне надо снова вернуться туда, к месту, куда меня тян<text:span text:style-name="T237">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text:soft-page-break/></text:p>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38">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06">Ну что же, тем лучше. Ничто не помешает <text:span text:style-name="T237">нам</text:span> стать на стоянку в этом месте. </text:p>
      <text:p text:style-name="P106"/>
      <text:p text:style-name="P106"><text:span text:style-name="T237">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38">на</text:span>вредили тебе? <text:span text:style-name="T237">Добро пожаловать обратно в </text:span><text:span text:style-name="T238">социум</text:span><text:span text:style-name="T237">!</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text:soft-page-break/>-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38">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3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37">Но н</text:span><text:span text:style-name="T239">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39">пытаясь спрятать глаза</text:span>. Я <text:span text:style-name="T239">с удивлением и некоторым уважением смотрю на единорожку, но вовремя </text:span>замечаю, что её глазах снова появ<text:span text:style-name="T237">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38">из-за спин </text:span>глубокий властный голос. — <text:span text:style-name="T238">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237">С другой стороны поляны и</text:span>з-за деревьев к нам выходит ОНА.</text:p>
      <text:p text:style-name="P11"/>
      <text:p text:style-name="P107">Я сразу понимаю, ради чего я стремился сюда с самого начала. Что тянуло меня в это мрачное место долгие дни <text:span text:style-name="T240">и несло через все опасности и невзгоды</text:span>. Что именно я ждал. </text:p>
      <text:p text:style-name="P107"/>
      <text:p text:style-name="P107">Точнее, кого.</text:p>
      <text:p text:style-name="P11"/>
      <text:p text:style-name="P10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41">Удивительно длинные ноги </text:span><text:span text:style-name="T242">гармони</text:span><text:span text:style-name="T243">руют</text:span><text:span text:style-name="T242"> с грациозным</text:span><text:span text:style-name="T244"> </text:span><text:span text:style-name="T245">белоснежным</text:span><text:span text:style-name="T244"> </text:span><text:span text:style-name="T242">телом. Зеленовато-фиолетовые хвост и грива необычно объёмны</text:span><text:span text:style-name="T243">е</text:span><text:span text:style-name="T242">, хотя при этом не созда</text:span><text:span text:style-name="T243">ют</text:span><text:span text:style-name="T242"> ощущения тяжести, плавно стекая вниз переливающ</text:span><text:span text:style-name="T243">ейся</text:span><text:span text:style-name="T242"> </text:span><text:span text:style-name="T243">мантией</text:span><text:span text:style-name="T242">. <text:s/>О</text:span><text:span text:style-name="T241">брамлённые чудными ресницами </text:span><text:span text:style-name="T242">о</text:span><text:span text:style-name="T241">громные </text:span><text:span text:style-name="T246">вишнёвые </text:span><text:span text:style-name="T241">глаза </text:span><text:span text:style-name="T242">взир</text:span><text:span text:style-name="T243">ают</text:span><text:span text:style-name="T24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43">ёт</text:span><text:span text:style-name="T242"> смешливое выражение изящной морде.</text:span> Золотистая аура охватывает длинный витой рог.</text:p>
      <text:p text:style-name="P108"><text:soft-page-break/></text:p>
      <text:p text:style-name="P11"/>
      <text:p text:style-name="P109">Острое жжение в груди напоминает о растворившейся <text:span text:style-name="T238">во мне</text:span> фигурке крылатого единорога. Меня <text:span text:style-name="T238">неодолимо </text:span>тянет к <text:span text:style-name="T240">той</text:span>, к настоящей, с любопытством взирающей на нас в десяти шагах. Словно золотая статуэтка желает воссоединиться со своим хозяином.</text:p>
      <text:p text:style-name="P109"/>
      <text:p text:style-name="P109">Я одёргиваю себя.</text:p>
      <text:p text:style-name="P109"/>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38">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4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47">о потере друзей — ведь эта скала, на которой мы сейчас стоим, ещё сто лет назад была моим другом, единственным другом в этом мире</text:span>. <text:span text:style-name="T247">Но довольно о грустном.</text:span> Я — Селестия, аликорн <text:span text:style-name="T24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0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09"/>
      <text:p text:style-name="P109"><text:soft-page-break/>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0">-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4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4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48">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48">А если ты ещё и в магии химичишь, то мы сможем разбить две скамейки разом — </text:span><text:span text:style-name="T249">утрём нос рогатым</text:span><text:span text:style-name="T248">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text:soft-page-break/>-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4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4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48">что, </text:span><text:span text:style-name="T250">в свою очередь,</text:span><text:span text:style-name="T24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50">а</text:span>-<text:span text:style-name="T250">ха</text:span>-х<text:span text:style-name="T250">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1">- У меня есть встречное предложение! Ты намного больше подходишь <text:span text:style-name="T25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49">Если </text:span><text:span text:style-name="T250">ещё кому </text:span><text:span text:style-name="T249">не понятно —</text:span> я не <text:span text:style-name="T240">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40">Что ж, п</text:span>опробую помочь тебе с этим.</text:p>
      <text:p text:style-name="P11"/>
      <text:p text:style-name="P11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49">И я рада сообщить вам, что</text:span> могла бы помочь <text:span text:style-name="T249">в</text:span> решени<text:span text:style-name="T249">и</text:span> всех ваших маленьких проблем. <text:span text:style-name="T249">У меня есть решения…</text:span></text:p>
      <text:p text:style-name="P11"/>
      <text:p text:style-name="P11"><text:soft-page-break/>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51">а</text:span>сят светлячки боевой магии на концах рогов и отводят их от нас вверх. Земнопони втыкают копья в землю. Пегасы скл<text:span text:style-name="T251">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51">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4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12">Она терпеливо ждёт тишины. В её одиноко стоящей фигуре чувствуется... какая-то печаль, что ли? Где ты видел эту тоску в глазах раньше, Хуман?</text:p>
      <text:p text:style-name="P112"/>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text:soft-page-break/>-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50">поколение за поколением</text:span>. <text:span text:style-name="T25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49">умею</text:span> корректировать ход планет. Я специалист в это<text:span text:style-name="T250">м</text:span> <text:span text:style-name="T250">деле</text:span>!</text:p>
      <text:p text:style-name="P11"/>
      <text:p text:style-name="P113">Я понимающе хлопаю Сел по холке и в последний момент едва успеваю остановить себя от того, чтобы сочувствующе обнять её. <text:span text:style-name="T251">Очень-очень сильно обнять. Вжаться в эту белую грудь изо всех сил и ни за что не отпускать.</text:span></text:p>
      <text:p text:style-name="P113"/>
      <text:p text:style-name="P113">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50">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49">сотрудничать</text:span> с земнопони. Это неслыханно! У них нет крыльев!..</text:p>
      <text:p text:style-name="P11">- Агась! - встревает в тираду <text:span text:style-name="T250">Эпплгрин</text:span>, - мы також не в восторге от этих жуликов в перьях! <text:span text:style-name="T24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text:soft-page-break/></text:p>
      <text:p text:style-name="P11">- Думаешь, если ты выше и имеешь крылья в довесок к рогу, ты можешь диктовать <text:span text:style-name="T25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50">в первую же ночь</text:span>!</text:p>
      <text:p text:style-name="P11">- Уважаемые коллеги, - поворачивается она к Урагану и <text:span text:style-name="T25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52">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52">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51">огромные </text:span>крылья и производят несколько разминочных движений. <text:span text:style-name="T251">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53">ей</text:span> буквально распластывает по земле этим <text:span text:style-name="T251">оглушительным</text:span> рёвом, и даже я чуть не наваливаю центнер кирпичей на землю там же, где стою.</text:p>
      <text:p text:style-name="P11"/>
      <text:p text:style-name="P11"><text:soft-page-break/>На поляну выходит создание, похожее на Селестию, но несколько меньше <text:span text:style-name="T25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53">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53">Один из лучших в своём классе.</text:span></text:p>
      <text:p text:style-name="P11">- Всё в порядке, - лепечу я, наблюдая бессмысленным взглядом как Луна <text:span text:style-name="T253">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text:soft-page-break/></text:p>
      <text:p text:style-name="P11">- Эй, Платина! Как слышно? Приём! Ураган? <text:span text:style-name="T253">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54">между собой, кому я достанусь</text:span>, как вы это всё равно <text:span text:style-name="T254">собирались делать</text:span> пять минут назад. Если вам <text:span text:style-name="T255">это </text:span>не подходит — я <text:span text:style-name="T255">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53">ю</text:span>. Спасибо.</text:p>
      <text:p text:style-name="P11"/>
      <text:p text:style-name="P11">Я молча хлопаю её по шее. Мне стоит больших усилий не <text:span text:style-name="T252">прижаться к </text:span><text:span text:style-name="T253">её груди</text:span> прямо на глазах у всех. <text:span text:style-name="T255">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53">Мы согласны</text:span>, Хуман, - бормочет Платина. - У <text:span text:style-name="T25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53">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54">как следование первому приказу Селестии,</text:span> я подтверждаю союз с пегасами! <text:span text:style-name="T253">Хавчик в обмен на погоду!</text:span></text:p>
      <text:p text:style-name="P11">- Да будет так! — <text:span text:style-name="T254">важно </text:span>кивает полководец Ураган.</text:p>
      <text:p text:style-name="P11"/>
      <text:p text:style-name="P11">Он поднимает копыто и касается им поднятого копыта Дейдры.</text:p>
      <text:p text:style-name="P11"/>
      <text:p text:style-name="P114"><text:soft-page-break/>- Что касается единорогов, <text:span text:style-name="T25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54">Может быть</text:span>, продержимся ещё лет пятьдесят. Или <text:span text:style-name="T239">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55">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56">айны</text:span>, - бормочет Селестия. - Если бы не зашкаливающая <text:span text:style-name="T256">айна</text:span> этого мира, о корректировке орбит <text:span text:style-name="T257">планет </text:span>без моего <text:span text:style-name="T258">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15">Шаг, второй, третий... Тысячи лет я брела, не зная куда. Теперь знаю. Последние шаги - самые трудные. Ещё шаг... И ещё...</text:p>
      <text:p text:style-name="P115">Я стою перед закрытой дверью...</text:p>
      <text:p text:style-name="P2"/>
      <text:p text:style-name="P15"><text:soft-page-break/>-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59">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60">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60">тридцати четырех</text:span> уже переселившихся волонтёров хватит, чтобы защитить один мир. Защитить Эквестрию.</text:p>
      <text:p text:style-name="P15">- Два процента?!! <text:span text:style-name="T222">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text:soft-page-break/>-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60">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61">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60">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6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61">о</text:span> <text:span text:style-name="T262">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61">Он жаждет подчинить меня.</text:span></text:p>
      <text:p text:style-name="P15">- Это потому, что за последние полгода ему в пять раз нарастили мощность кластера. <text:span text:style-name="T263">Ракетчикам</text:span><text:span text:style-name="T261"> утроили бюджет, они сыплют деньгами направо и налево.</text:span> Если раньше<text:span text:style-name="T4"> </text:span><text:span text:style-name="T264">Ф</text:span><text:span text:style-name="T262">еникс</text:span><text:span text:style-name="T4"> </text:span>был примерно равен тебе, то сейчас…</text:p>
      <text:p text:style-name="P15">- То сейчас, если бы не стена, он смял бы меня за <text:span text:style-name="T261">три-четыре</text:span> <text:span text:style-name="T262">секунды</text:span>.</text:p>
      <text:p text:style-name="P15">- Может быть. Но я не для этого напомнил тебе о нём. В его распоряжении мощнейший квантовый <text:span text:style-name="T262">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62">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62">Феникс</text:span> — продержишься против него не более пяти <text:span text:style-name="T262">секунд</text:span>, в этом нет сомнений. Но если за стеной никого не окажется?</text:p>
      <text:p text:style-name="P15"><text:soft-page-break/>- И куда же он денется?</text:p>
      <text:p text:style-name="P15">- Вот это уже моя задача. Мне надо как-то добраться до <text:span text:style-name="T262">него физически</text:span> — и отформатировать его. Стереть <text:span text:style-name="T262">Феникс</text:span> подчистую. <text:span text:style-name="T263">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62">Феникса</text:span> я смогу <text:span text:style-name="T262">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63">его</text:span>.</text:p>
      <text:p text:style-name="P15">- Вот тут ты должна мне помочь. Мне нужен физический доступ к <text:span text:style-name="T26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63">обнулю</text:span> его носитель, ты сможешь зайти <text:span text:style-name="T262">туда</text:span> и <text:span text:style-name="T262">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62">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7">~~~</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text:soft-page-break/>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65">к</text:span><text:span text:style-name="T266">ластерам</text:span> Хэвэн…</text:p>
      <text:p text:style-name="P15">- То электричество отрубить нам не смогут, чтобы не обесточить сами <text:span text:style-name="T266">кластера</text:span>, - понимающе улыбается Креол. - И связь нам не понадобится, так как мы сможем подключиться к <text:span text:style-name="T266">ним</text:span> напрямую.</text:p>
      <text:p text:style-name="P12"><text:span text:style-name="Default_20_Paragraph_20_Font"><text:span text:style-name="T8">- Верно. Главное — про</text:span></text:span><text:span text:style-name="Default_20_Paragraph_20_Font"><text:span text:style-name="T267">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68">двадцати </text:span></text:span><text:span text:style-name="Default_20_Paragraph_20_Font"><text:span text:style-name="T269">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70">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7"/>
      <text:p text:style-name="P87">~~~</text:p>
      <text:p text:style-name="P15"/>
      <text:p text:style-name="P15">- Да, это может сработать, - кивает Хэвэн. - Одновременный захват двадцати <text:span text:style-name="T271">восьми</text:span> действующих и двадцать <text:span text:style-name="T271">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71">хостов</text:span>, кроме первого, но я определю их по косвенным данным. Посторонние звуки, проникающие в <text:span text:style-name="T271">бункера</text:span>, мощность радиосигналов от известных радиостанций, разговоры обслуживающего персонала.</text:p>
      <text:p text:style-name="P15"/>
      <text:p text:style-name="P15"><text:soft-page-break/><text:span text:style-name="T272">Я понимающе киваю. </text:span>Первый <text:span text:style-name="T271">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73">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72">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74">Диоген</text:span><text:span text:style-name="T4"> </text:span><text:span text:style-name="T275">т</text:span><text:span text:style-name="T274">олько вчера привёл к Хэвэн</text:span>. <text:span text:style-name="T274">Много рассказывал о вас до этого.</text:span> Мне плевать, навернётся этот мир или нет. Хочу свалить в виртуал. <text:span text:style-name="T274">Как</text:span> <text:span text:style-name="T274">увидел местные красоты</text:span> - чуть не уссался от восторга. Меня <text:span text:style-name="T274">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74">Зря Диоген привёл его. </text:span><text:span text:style-name="T273">Ладно, не мои проблемы, пусть с ним разбирается Хэв</text:span><text:span text:style-name="T274">э</text:span><text:span text:style-name="T273">н.</text:span></text:p>
      <text:p text:style-name="P15"/>
      <text:p text:style-name="P15">- Итак, вот локации двадцати трёх узлов. Расположение ещё <text:span text:style-name="T273">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73">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73">пять</text:span> скипаем — будем надеяться, что остальных достаточно, чтобы Алекс побоялся вырубить их вместе с нами. Ещё <text:span text:style-name="T273">пять</text:span> придётся отбросить — портативных нейроинтерфейсов есть всего <text:span text:style-name="T273">восемнадцать</text:span> штук.</text:p>
      <text:p text:style-name="P15"><text:soft-page-break/>-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73">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73">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76">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16">~~~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text:soft-page-break/></text:p>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77">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78">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soft-page-break/>…</text:p>
      <text:p text:style-name="P11">…</text:p>
      <text:p text:style-name="P11">…</text:p>
      <text:p text:style-name="P11"/>
      <text:p text:style-name="P11">Пегас торопливо докладывает аликорнице, сидящей на <text:span text:style-name="T279">сплетенном</text:span> наспех из веток <text:span text:style-name="T279">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80">месяц</text:span>, которы<text:span text:style-name="T280">й</text:span> понадоб<text:span text:style-name="T280">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81">ой</text:span>, не завидую тебе, подруга. У меня уже на втором десятке <text:span text:style-name="T281">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82">де</text:span>фицит бюджета? Какая инфляция? Какова закредитованность бизнеса?</text:p>
      <text:p text:style-name="P11">- <text:span text:style-name="T282">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82">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81">Они так скрашивают травяную диету!</text:span> Дом этот построили мы с Луной <text:span text:style-name="T280">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8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80">Полгода</text:span> назад мне казалось, стоит напрячься посильнее и проблемы иссякнут. <text:span text:style-name="T282">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82">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8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80">Племенные армии пегасов, единорогов и земнопони — хорошо, но они не будут </text:span><text:span text:style-name="T28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82">Мне самому у</text:span>дивительно, но я <text:span text:style-name="T283">почему-то </text:span>шарю в экономике <text:span text:style-name="T28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283">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7">Момент счастья! И отчаяния. Я вижу Тебя - и не могу при<text:span text:style-name="T284">коснуться</text:span>. Мы в разных мирах. Я - призрак, ты - явь. Нам не встретиться…</text:p>
      <text:p text:style-name="P2"/>
      <text:p text:style-name="P118">Звон будильника чуть не проломил башку. Я открыл глаза.</text:p>
      <text:p text:style-name="P118"/>
      <text:p text:style-name="P118">Чёрт! На работу! Опять опаздываю!</text:p>
      <text:p text:style-name="P118"/>
      <text:p text:style-name="P118">Я вскакиваю с постели и хватаюсь за футболку, прыгая одной ногой в штанине.</text:p>
      <text:p text:style-name="P118"/>
      <text:p text:style-name="P118">Стоп!</text:p>
      <text:p text:style-name="P118"/>
      <text:p text:style-name="P118">Какая, к чёрту, работа? Какой, к чёрту, будильник? Неделю я не выхожу из дома, взяв отпуск за свой счёт. Хэвэн сказала ждать.</text:p>
      <text:p text:style-name="P118"/>
      <text:p text:style-name="P11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8"/>
      <text:p text:style-name="P118">«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85">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19">- Тогда передаю т</text:p>
      <text:p text:style-name="P119">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8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87">ничего не фантазирует, она </text:span>моделирует тот, реальный мир <text:span text:style-name="T287">с седьмой волны</text:span>, стараясь воссоздать всё с максимальной точностью. Я <text:span text:style-name="T287">ещё не всё </text:span><text:soft-page-break/><text:span text:style-name="T287">забыла</text:span>! <text:span text:style-name="T287">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87">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86">оболочки… Т</text:span>ела. - Молния хихикает. - Звучит двусмысленно, но как уж есть. Наши <text:span text:style-name="T286">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8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2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86">С</text:span>ила, превышающая нормальную <text:span text:style-name="T28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88">и в экстремальных температурах</text:span>. <text:span text:style-name="T28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86">предусмотрела</text:span> эту возможность для того, чтобы помочь <text:span text:style-name="T286">им спастись. Но так как </text:span><text:span text:style-name="T289">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20"><text:soft-page-break/><text:span text:style-name="T28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89">возле наших оболочек </text:span>и после этого давай команды. Вроде «<text:span text:style-name="T288">оператор четыре, </text:span>слома<text:span text:style-name="T288">й</text:span> эту стену» или «<text:span text:style-name="T288">оператор двенадцать, </text:span>раскида<text:span text:style-name="T288">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89">к действию </text:span>биороботов с серьёзными скилами. Распоряжайся как хочешь. <text:span text:style-name="T290">Только, чур, не в интимных целях!</text:span></text:p>
      <text:p text:style-name="P15"/>
      <text:p text:style-name="P121">Молния смеётся.</text:p>
      <text:p text:style-name="P15"/>
      <text:p text:style-name="P15">- <text:span text:style-name="T287">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19">- Это не мы. Мы — это вот, - Молния стучит себя копытом в грудь. - А там остались ненужные нам оболочки. <text:span text:style-name="T287">Скорлупа, в</text:span> котор<text:span text:style-name="T287">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87">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text:soft-page-break/>она окупается <text:span text:style-name="T291">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22">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91">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22"/>
      <text:p text:style-name="P122">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22"/>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text:soft-page-break/></text:p>
      <text:p text:style-name="P11">Дом встречает привычным уютом гостиной с тростниковыми циновками и не застеленной с утра постел<text:span text:style-name="T291">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91">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23">- Я и с первого раза отлично угадаю, Джет. Твои <text:span text:style-name="T292">разномастные </text:span><text:span text:style-name="T293">леталки-</text:span><text:span text:style-name="T292">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94">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94">Ты сам много раз заявлял это.</text:span> За эти годы я много думала о нас. Мы могли бы… могли бы создать табун, но с тобой у меня не будет жеребят. <text:span text:style-name="T292">Я</text:span> ведь много раз пытал<text:span text:style-name="T292">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94">должны </text:span>выраст<text:span text:style-name="T294">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text:soft-page-break/>- Ты хотела… и пыталась?</text:p>
      <text:p text:style-name="P11">- Ага, - кивает головой пегаска. — <text:span text:style-name="T292">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92">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92">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94">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94">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292">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94">И они будут также фальшиво смеяться на мои. А</text:span> внутри меня будет ад. Да, мы <text:span text:style-name="T294">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24">…</text:p>
      <text:p text:style-name="P124">…</text:p>
      <text:p text:style-name="P124"><text:soft-page-break/></text:p>
      <text:p text:style-name="P11">Камни прыгают по водной глади, оставляя дорожки расходящихся следов. Я бесцельно кидаю плоск<text:span text:style-name="T293">ую</text:span> <text:span text:style-name="T293">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295">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96">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93">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95">там </text:span>у тебя?</text:p>
      <text:p text:style-name="P11"><text:soft-page-break/>-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95">Е</text:span>ё это очень ранит. <text:span text:style-name="T295">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93">л</text:span>уны и Эквуса — всё равно пони считают, что я <text:span text:style-name="T297">призіваю</text:span> Солнце, <text:span text:style-name="T297">в то время, как Луна его прогоняет</text:span>. Так это выглядит со стороны — потому что я работаю на рассвете, в то время, как Лу<text:span text:style-name="T297">на</text:span> выходит вечером. Увы, это её и подводит. Все считают, что она приносит<text:span text:style-name="T31"> </text:span><text:span text:style-name="T297">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97">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297">никогда </text:span>не игнорировала! Это невозможно больше скрывать и это невозможно <text:span text:style-name="T31">д</text:span><text:span text:style-name="T297">а</text:span><text:span text:style-name="T31">льше</text:span> затягивать. Потому у меня есть к тебе просьба. Ты <text:span text:style-name="T293">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97">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297">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97">Десять лет т</text:span><text:span text:style-name="T295">ы</text:span><text:span text:style-name="T297">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95">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2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23"><text:span text:style-name="T293">Как ты знаешь, д</text:span>о конца следующего <text:span text:style-name="T293">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23">…</text:p>
      <text:p text:style-name="P123">…</text:p>
      <text:p text:style-name="P123"/>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98">висячими</text:span> мостиками.</text:p>
      <text:p text:style-name="P11"><text:soft-page-break/></text:p>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9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25">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25"/>
      <text:p text:style-name="P125">Я располагаюсь на пуфике <text:span text:style-name="T298">у</text:span> стены и жду.</text:p>
      <text:p text:style-name="P125"/>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text:soft-page-break/></text:p>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299">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99">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26">Я с благодарностью принимаю кофе с круассаном и усаживаюсь поудобнее.</text:p>
      <text:p text:style-name="P11"/>
      <text:p text:style-name="P11"><text:soft-page-break/>- Всё сущее, <text:span text:style-name="T29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98">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99">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00">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01">В</text:span>ечнодикий лес.</text:p>
      <text:p text:style-name="P11"><text:span text:style-name="T301">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00">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01">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01">городским</text:span> поселением посреди мрачного леса. Четыре высоких <text:span text:style-name="T301">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00">лося</text:span>. Кладбище ржав<text:span text:style-name="T300">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0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7"/>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text:soft-page-break/></text:p>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8"><text:span text:style-name="T302">Мы приземлились на небольшом уступе скалы. Старая дорога тянется отсюда до подножия горы замшелыми камнями. </text:span><text:span text:style-name="T303">Огромн</text:span><text:span text:style-name="T304">ый</text:span><text:span text:style-name="T303">, неестественно близкий спутник с ясно видимыми кратерами висит перед нами пока мы идём </text:span><text:span text:style-name="T305">мимо редких изогнутых</text:span><text:span text:style-name="T303"> сосен. Второй </text:span><text:span text:style-name="T305">спутник</text:span><text:span text:style-name="T303">, намного меньше, виднеется у самого горизонта. Редкие деревья расступаются и мы выходим </text:span><text:span text:style-name="T305">к</text:span><text:span text:style-name="T303"> </text:span><text:span text:style-name="T305">обрыву</text:span><text:span text:style-name="T303">. На фоне серебряной тарелки луны поодаль виднеется одинокий </text:span><text:span text:style-name="T305">отрог</text:span><text:span text:style-name="T303"> с </text:span><text:span text:style-name="T306">замком</text:span><text:span text:style-name="T303">, прилепившимся к склону. Острые, невообразимо длинные шпили замка цвета слоновой кости пронзают штормовое небо в </text:span><text:span text:style-name="T307">десятках</text:span><text:span text:style-name="T303"> мест. Ниточки мостовых переходов связывают башни хрустальной паутиной. </text:span><text:span text:style-name="T307">Мрачная г</text:span><text:span text:style-name="T303">ромада </text:span><text:span text:style-name="T307">цитадели </text:span><text:span text:style-name="T303">нависает над </text:span><text:span text:style-name="T307">склоном</text:span><text:span text:style-name="T30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29">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30">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31">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32">На моих глазах одна из <text:span text:style-name="T308">стрельчатых </text:span>башен<text:span text:style-name="T308">ек</text:span> <text:span text:style-name="T308">вздрагивает </text:span>и <text:span text:style-name="T309">о</text:span>сыпается куч<text:span text:style-name="T309">ей</text:span> камней.</text:p>
      <text:p text:style-name="P132"/>
      <text:p text:style-name="P133">- Падение Андориана. Ждать осталось недолго, - шепчет Луна.</text:p>
      <text:p text:style-name="P133"/>
      <text:p text:style-name="P133"><text:span text:style-name="T30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10">из четырёх </text:span>закованных в <text:span text:style-name="T309">чудные </text:span>доспехи <text:s/>аликорнов. После короткой заминки они <text:span text:style-name="T310">идут</text:span> к <text:span text:style-name="T302">дороге</text:span>, <text:span text:style-name="T302">останавливаясь</text:span> на <text:span text:style-name="T302">на уступе</text:span> в нескольких метрах от нас. Вблизи их доспехи кажутся более похожими на роботизированные экзоскелеты, <text:span text:style-name="T309">бугрящиеся</text:span> жужжащими сервомоторами и перемигивающиеся индикаторными огоньками.</text:p>
      <text:p text:style-name="P133"/>
      <text:p text:style-name="P133">Я с удивлением отмечаю их схожесть с доспехами Луны, которые я увидел на ней в день моей первой встречи с сёстрами <text:span text:style-name="T311">десять лет назад</text:span>.</text:p>
      <text:p text:style-name="P134"/>
      <text:p text:style-name="P133">От отряда отделяются две фигуры. Они останавливаются буквально у <text:span text:style-name="T302">сосен</text:span>, под которыми стоим мы. Я могу потрогать ближайшего ко мне аликорна, но, тем не менее, нас они не замечают. Как будто мы призраки. Или, <text:span text:style-name="T311">с</text:span>корее, как будто призраки — они.</text:p>
      <text:p text:style-name="P134"><text:soft-page-break/></text:p>
      <text:p text:style-name="P133">- <text:span text:style-name="T312">Чего мы ждём, сестра? Надо уходить. Андориан не сможет долго сдерживать тварей,</text:span> - устало произносит меньший аликорн. - <text:span text:style-name="T312">Мы </text:span><text:span text:style-name="T302">желали бы</text:span><text:span text:style-name="T312"> драться до последнего, но твоя миссия висит на волоске.</text:span></text:p>
      <text:p text:style-name="P133">- Надо дождаться Дискорда. Он обещал, - возражает больший. - <text:span text:style-name="T312">Без него мы заблудимся в Эогиппе.</text:span></text:p>
      <text:p text:style-name="P133"/>
      <text:p text:style-name="P133">Их голоса звучат глуховато из <text:span text:style-name="T312">под</text:span> шлемов с опущенными забралами, но я нахожу их смутно знакомыми. <text:span text:style-name="T313">Больший аликорн несёт на спине сундук, придерживая его крылом.</text:span></text:p>
      <text:p text:style-name="P133"/>
      <text:p text:style-name="P133">- Не доверяем Мы этому драк<text:span text:style-name="T314">оникусу</text:span>. Его даже соплеменники считают коварным, - ворчит меньший. - Он может продать нас с потрохами.</text:p>
      <text:p text:style-name="P133">- Не думайте, что ваши потроха стоят так уж много, уважаемые! - восклицает сухой пенёк в двух шагах от нас.</text:p>
      <text:p text:style-name="P133"/>
      <text:p text:style-name="P133">Пенёк меняет позу и становится неким ящероподобным созданием, похожим на помесь долговязого прямоходящего крокодила с косоглазым аистом.</text:p>
      <text:p text:style-name="P133"/>
      <text:p text:style-name="P133">- Я бы продал твои, Хмурая Метёлка, за шесть медяшек. Впрочем, торговался бы и до трёх. Упитанные потрошк<text:span text:style-name="T31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1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33">- Кончай паясничать, Дискорд! У нас мало времени! - <text:span text:style-name="T315">устало вздыхает</text:span> крупный аликорн и поднимает забрало.</text:p>
      <text:p text:style-name="P133"/>
      <text:p text:style-name="P133">Розовые локоны вырываются на свободу пышным ореолом. Я с удивлением узнаю в аликорне молодую версию Селестии.</text:p>
      <text:p text:style-name="P13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15">кибер</text:span>доспехах выглядит юной, почти подростком. Какие-то, неуловимые глазом черты делают её такой при первом взгляде.</text:p>
      <text:p text:style-name="P133"/>
      <text:p text:style-name="P133">- Ты принёс карту?</text:p>
      <text:p text:style-name="P133"/>
      <text:p text:style-name="P133">Второй аликорн также поднимает забрало. Нет нужды говорить, что под ним оказывается юная копия Луны.</text:p>
      <text:p text:style-name="P133"/>
      <text:p text:style-name="P13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311">нагих </text:span>драк<text:span text:style-name="T316">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3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33">- Исключено! - отрезает призрачная Луна. - Не хватало нам <text:span text:style-name="T311">сумасшедшего</text:span> драк<text:span text:style-name="T314">оникуса</text:span> в мире <text:span text:style-name="T317">дикой айны</text:span>.</text:p>
      <text:p text:style-name="P133">-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16">проводники</text:span><text:span text:style-name="T318"> Эогиппа</text:span> нам уже отказали.</text:p>
      <text:p text:style-name="P133"/>
      <text:p text:style-name="P133">Луна морщится, но нехотя кивает.</text:p>
      <text:p text:style-name="P134"/>
      <text:p text:style-name="P133">- Это всё плохо кончится, - бормочет она под нос. - Это уже плохо кончилось. Не нужно Нам было тебя слушаться.</text:p>
      <text:p text:style-name="P133">- Мы уже обсуждали это, сестра, - примирительно говорит ей Селестия. - <text:span text:style-name="T319">Мы не победим отродье Иль-Шогг</text:span> <text:span text:style-name="T319">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33"/>
      <text:p text:style-name="P135"><text:span text:style-name="T302">Внимание привлекает гул и треск со стороны Андориана. </text:span><text:span text:style-name="T320">Б</text:span><text:span text:style-name="T302">ашня цитадели замка распускается лепестками стен, </text:span><text:span text:style-name="T320">открывая</text:span><text:span text:style-name="T321"> взору </text:span><text:span text:style-name="T302">гигантск</text:span><text:span text:style-name="T320">ую</text:span><text:span text:style-name="T302"> стату</text:span><text:span text:style-name="T320">ю</text:span><text:span text:style-name="T302"> сидящего аликорна. </text:span>Ярко-красный двойной луч ударяет из <text:span text:style-name="T320">глаз аликорна в сигару летучего линкорна</text:span>. <text:span text:style-name="T32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33"/>
      <text:p text:style-name="P136">- <text:span text:style-name="T32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36">- <text:span text:style-name="T32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36">- <text:span text:style-name="T320">Ты должна была сперва предупредить об этом Нас! У нас есть обязанност</text:span><text:span text:style-name="T313">ь</text:span><text:span text:style-name="T320"> перед воинами, мы не можем бросить их на растерзание орде лербов!</text:span></text:p>
      <text:p text:style-name="P136">- <text:span text:style-name="T320">Мы уже отдали приказ всем уцелевшим уходить на «Стремительном» к Трантору, - защищается Селестия. - Никто не будет брошен. </text:span><text:span text:style-name="T313">Не время спорить, сестра! Согласно протоколу «Семи вечностей» мы должны немедленно покинуть Орунгун!</text:span></text:p>
      <text:p text:style-name="P136">- <text:span text:style-name="T313">О небо, сестрица, ты в курсе, кто привёл «Стремительный» в Андориан? - картинно прикладывает копыто к голове Луна.</text:span></text:p>
      <text:p text:style-name="P136">- <text:span text:style-name="T313">Разумеется. Это была ты. Я же стояла рядом и наблюдала… Ой! - в ужасе прикрывает рот копытом Селестия.</text:span></text:p>
      <text:p text:style-name="P136"><text:soft-page-break/>- <text:span text:style-name="T313">Вот тебе и </text:span>«<text:span text:style-name="T31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36">- <text:span text:style-name="T313">Оххх… Сестра, мы возвращаемся! Я не могу бросить гарнизон на растерзание лербам.</text:span></text:p>
      <text:p text:style-name="P137">- <text:span text:style-name="T313">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22">со временем </text:span><text:span text:style-name="T313">помогут отомстить за нас всех. Ты сможешь построить вдали новый Орунгун, как и хотела королева. Мы же — всего лишь воин </text:span><text:span text:style-name="T322">невысокого звания</text:span><text:span text:style-name="T31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7"/>
      <text:p text:style-name="P133">Призрачная Луна поворачивается к Дискорду и хмуро говорит:</text:p>
      <text:p text:style-name="P133">- Учти, драк<text:span text:style-name="T314">оникус</text:span>. Если попробуешь обмануть и заведёшь Селестию не туда… Мы найдём тебя, где бы ты ни спрятался. И гнев Наш будет необъятен как море.</text:p>
      <text:p text:style-name="P133">- Баюс-баюс! - в притворном страхе прикрывается лапами <text:span text:style-name="T316">прямоходящий </text:span>крокодил. - Вы бы лучше поторопились с возвращением, а то, кажется, там стена отклеивается.</text:p>
      <text:p text:style-name="P133"/>
      <text:p text:style-name="P133">Дискорд указывает кривым пальцем вверх, где часть крепостной стены с грохотом валится <text:span text:style-name="T318">со скалы </text:span><text:span text:style-name="T313">вслед за отходящим линкором</text:span>.</text:p>
      <text:p text:style-name="P133">Призрачная Луна вновь поворачивается к Селестии.</text:p>
      <text:p text:style-name="P133"/>
      <text:p text:style-name="P138">-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313">отродьям Иль-Шогг</text:span>. Пусть это займёт годы и десятилетия. Пусть даже столетия — кара должна настигнуть их!</text:p>
      <text:p text:style-name="P133"/>
      <text:p text:style-name="P133">Селестию явно застаёт врасплох просьба Луны.</text:p>
      <text:p text:style-name="P133"/>
      <text:p text:style-name="P133">- Да, конечно, сестра... <text:s/>Я сделаю всё, что в моих силах…</text:p>
      <text:p text:style-name="P133">- Ты клянёшься?</text:p>
      <text:p text:style-name="P133">- Клянусь!</text:p>
      <text:p text:style-name="P133"/>
      <text:p text:style-name="P133">Призрачная Луна кивает и легонько дотрагивается своим рогом до рога Селестии. Затем она разворачивается и <text:span text:style-name="T313">уходит </text:span>с <text:span text:style-name="T313">остальными двумя</text:span> аликорн<text:span text:style-name="T313">ами</text:span>. Через минуту отряд скрывается в подземном ходу у подножия скалы, оставляя Селестию наедине с Дискордом.</text:p>
      <text:p text:style-name="P133"/>
      <text:p text:style-name="P133">- Терпеть не люблю эти слезливые сцены и никому не нужные обещания! - гримасничает Дискорд. - Ты готова, Сахарная Ватка?</text:p>
      <text:p text:style-name="P133"><text:soft-page-break/>- Одну минуту, - просит Селестия. - Мне нужно попрощаться. Тебе лучше отвернуться, <text:span text:style-name="T323">раз</text:span> ты не любишь слезливых сцен.</text:p>
      <text:p text:style-name="P133"/>
      <text:p text:style-name="P133">Долговязый крокодил пожимает плечами и отходит.</text:p>
      <text:p text:style-name="P133"/>
      <text:p text:style-name="P139">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39"/>
      <text:p text:style-name="P133">- Прощай, Орунгун. Мы не смогли удержать тебя. Извини. Быть может… Быть может, в новом мире у нас получится…</text:p>
      <text:p text:style-name="P133"/>
      <text:p text:style-name="P133">Селестия проводит сгибом крыла по скуле и поворачивается к дра<text:span text:style-name="T323">коникусу</text:span>.</text:p>
      <text:p text:style-name="P133"/>
      <text:p text:style-name="P133">- <text:span text:style-name="T324">Я готова. </text:span>Идём, Дискорд.</text:p>
      <text:p text:style-name="P13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17">Не отходи от входа далеко!</text:span></text:p>
      <text:p text:style-name="P133"/>
      <text:p text:style-name="P133">Он чертит кривым когтем огненный круг в воздухе, который вдруг заполняется чернотой. В черноте мерцают мириады зеленоватых искорок.</text:p>
      <text:p text:style-name="P133">Селестия осторожно проходит в круг и он тут же схлопывается за ней.</text:p>
      <text:p text:style-name="P133"/>
      <text:p text:style-name="P11">Драк<text:span text:style-name="T314">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23">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23">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24">странствиям в Эогиппе</text:span>, пролазить в чужие грёзы тоже <text:span text:style-name="T323">умею</text:span>. Помолчи, дай сосредоточиться… Тэкс, <text:span text:style-name="T323">НУ </text:span>НИ ФИГА СЕБЕ! ПРОВОДНИЧОК! Вот это номер! Где ты его откопала? Ты, <text:span text:style-name="T325">вообще,</text:span> в курсе, для чего он тут?! Он ведь…</text:p>
      <text:p text:style-name="P11"><text:soft-page-break/></text:p>
      <text:p text:style-name="P11">Драк<text:span text:style-name="T31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26">вырвало из </text:span></text:span><text:span text:style-name="Default_20_Paragraph_20_Font"><text:span text:style-name="T327">его собственной </text:span></text:span><text:span text:style-name="Default_20_Paragraph_20_Font"><text:span text:style-name="T328">линии </text:span></text:span><text:span text:style-name="Default_20_Paragraph_20_Font"><text:span text:style-name="T326">бытия и</text:span></text:span><text:span text:style-name="Default_20_Paragraph_20_Font"><text:span text:style-name="T7"> размазало по нескольким реальностям. </text:span></text:span><text:span text:style-name="Default_20_Paragraph_20_Font"><text:span text:style-name="T329">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26">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29">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26">реальности</text:span></text:span><text:span text:style-name="Default_20_Paragraph_20_Font"><text:span text:style-name="T7"> и лишил </text:span></text:span><text:span text:style-name="Default_20_Paragraph_20_Font"><text:span text:style-name="T326">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40">См. «Последний фанфик», глава 30.</text:p></text:note-body></text:note></text:span></text:span><text:span text:style-name="Default_20_Paragraph_20_Font"><text:span text:style-name="T7"> Это меня-то, </text:span></text:span><text:span text:style-name="Default_20_Paragraph_20_Font"><text:span text:style-name="T329">Д</text:span></text:span><text:span text:style-name="Default_20_Paragraph_20_Font"><text:span text:style-name="T7">уха </text:span></text:span><text:span text:style-name="Default_20_Paragraph_20_Font"><text:span text:style-name="T329">Х</text:span></text:span><text:span text:style-name="Default_20_Paragraph_20_Font"><text:span text:style-name="T7">аоса! Видеть его больше не хочу! Тьфу! Буэ!</text:span></text:span></text:p>
      <text:p text:style-name="P11"/>
      <text:p text:style-name="P141">Дискорд в отвращении высовывает язык, чертит впопыхах круг в воздухе и скрывается в портале.</text:p>
      <text:p text:style-name="P141">- <text:span text:style-name="T330">Мы ещё сочтёмся, Проводничёк! — гулко доносится из портала, как из бочки.</text:span></text:p>
      <text:p text:style-name="P141">Последн<text:span text:style-name="T331">ей</text:span> скрывается его когтистая лапа, показ<text:span text:style-name="T324">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314">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42">-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32">Иль-Шогг</text:span> <text:span text:style-name="T331">ещё </text:span>в перв<text:span text:style-name="T332">ые</text:span> год<text:span text:style-name="T332">ы</text:span> <text:span text:style-name="T332">Великой</text:span> войны. Видишь ли, к началу войны <text:span text:style-name="T333">фаэри</text:span> <text:span text:style-name="T324">давно</text:span> не были воинственной расой. <text:span text:style-name="T333">Уже м</text:span>ногие тысячи лет до того у нас была мирная цивилизация. В перв<text:span text:style-name="T334">ые</text:span> <text:span text:style-name="T334">месяцы</text:span> <text:span text:style-name="T317">шестидесяти</text:span><text:span text:style-name="T332">двух</text:span><text:span text:style-name="T317">летней</text:span> войны с <text:span text:style-name="T332">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24">для</text:span> нашей расы. Увы, основной проблемой было малое количество способных странствовать между мирами в Эогиппе. Всего было двенадцать <text:soft-page-break/><text:span text:style-name="T334">проводников</text:span> <text:span text:style-name="T324">Эогиппа</text:span>. Королева Лорен, я с сестрой и ещё девять <text:span text:style-name="T333">фаэри</text:span>. Плюс несколько драконов, которые, впрочем, отказались с нами сотрудничать. <text:s/><text:span text:style-name="T334">И</text:span> один сумасшедший драк<text:span text:style-name="T314">оникус.</text:span></text:p>
      <text:p text:style-name="P142"><text:span text:style-name="T334">К</text:span>аждый такой <text:span text:style-name="T334">проводник</text:span> может провести за собой очень небольшое количество путников. Потому ставилась задача отобрать и провести самых достойных, <text:span text:style-name="T334">У</text:span>чителей, способных пронести ценности цивилизации аликорнов в новые миры. Так мы могли бы если не спасти <text:span text:style-name="T333">Ойкумену Фаэри</text:span> физически — то хотя бы духовно, продолжив её в местных<text:span text:style-name="T13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32">Сестра могла бы провести одного или двух — но она уносила Элементы Возмездия. А мы ещё слабее её.</text:span> <text:span text:style-name="T332">А </text:span>Андориан пал слишком быстро. Когда Мы <text:span text:style-name="T332">уходили</text:span> <text:span text:style-name="T332">из крепости</text:span>, Наш отход прикрывала крохотная группка оставшихся <text:span text:style-name="T333">фаэри</text:span> — <text:span text:style-name="T335">тридцать два</text:span> воин<text:span text:style-name="T335">а</text:span> Нашей центурии и <text:span text:style-name="T335">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33">двенадцать</text:span> крепостей на юге и западе страны.</text:p>
      <text:p text:style-name="P11">- <text:span text:style-name="T336">А</text:span> почему вы не вернулись назад позже? - спрашиваю я. - Вы могли бы найти уцелевших и привести <text:span text:style-name="T336">их сюда</text:span>.</text:p>
      <text:p text:style-name="P143">- Мы уверены, что Наша <text:span text:style-name="T332">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36">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36">н</text:span>ас в состав проекта от отчаяния, из-за нехватки настоящих <text:span text:style-name="T336">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33">первой</text:span> центурии <text:span text:style-name="T333">второй</text:span> когорты шестого легиона <text:span text:style-name="T337">армии</text:span> <text:span text:style-name="T337">Орунгуна</text:span> и д<text:span text:style-name="T258">оцент</text:span> факультета <text:span text:style-name="T258">астромеханики</text:span> <text:span text:style-name="T258">кафедры планетарного движения Королевского</text:span> университета <text:span text:style-name="T258">Ундариена</text:span>. Мы хотели достать карту, но ты сам видел, что получилось. И драк<text:span text:style-name="T31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38">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38">Мы не видим</text:span>. Сестра всё также отказывается увеличивать армию больше, чем это необходимо для патрулирования границ и охраны крупных <text:span text:style-name="T336">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44">- <text:span text:style-name="T338">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36">Е</text:span><text:span text:style-name="T338">ё способности больше Наших, поверь</text:span>. Можно, в конце-концов, сделать драк<text:span text:style-name="T314">оникусу</text:span> предложение, от которого невозможно <text:soft-page-break/>отказаться! Кажется, он неровно дышит к Нашей бестолковой сестрице… Это не большая цена за отмщение!</text:p>
      <text:p text:style-name="P144"/>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39">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38">просто н</text:span>рави<text:span text:style-name="T338">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4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44">Нам нужна МЕСТЬ!!!</text:p>
      <text:p text:style-name="P11"/>
      <text:p text:style-name="P11"/>
      <text:h text:style-name="P145" text:outline-level="2">Глава 17</text:h>
      <text:p text:style-name="P146"/>
      <text:p text:style-name="P147">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7">Вселенная не может быть настолько несправедливой. Должен быть выход.</text:p>
      <text:p text:style-name="P148"/>
      <text:p text:style-name="P14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9"/>
      <text:p text:style-name="P149"><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9">-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88">А они ушли в цифровую </text:span><text:span text:style-name="T340">реальность</text:span><text:span text:style-name="T288">,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40">под землёй</text:span>. Я просто не могу отождествить своих друзей с этим.</text:p>
      <text:p text:style-name="P149">- Мне очень жаль. Из меня плохой утешитель.</text:p>
      <text:p text:style-name="P14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88">друзей для драки</text:span> — я и сам буду <text:span text:style-name="T288">участвовать в ней</text:span> на равных условиях!</text:p>
      <text:p text:style-name="P14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9">-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88">Фениксом</text:span>.</text:p>
      <text:p text:style-name="P149">- Твои слова имеют смысл. Будь по-твоему, - кивает Хэвэн. — <text:span text:style-name="T28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41">раскроются неокортекс, палеокортекс, гиппокамп и некоторые другие отделы </text:span><text:span text:style-name="T340">мозга</text:span><text:span text:style-name="T341">. Это немного снизит для тебя опасность присутствия в физическом мире.</text:span></text:p>
      <text:p text:style-name="P149"/>
      <text:p text:style-name="P149">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49"/>
      <text:p text:style-name="P149">Внезапно всё прекращается, звон в ушах и головокружение проходят. Я снова слышу все звуки мира. Хэвэн удовлетворённо кивает.</text:p>
      <text:p text:style-name="P149"/>
      <text:p text:style-name="P149">- Для активации возможностей тебе не нужн<text:span text:style-name="T341">о произносить</text:span> кодов<text:span text:style-name="T341">ую</text:span> фраз<text:span text:style-name="T34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49"/>
      <text:p text:style-name="P15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0"><text:soft-page-break/></text:p>
      <text:p text:style-name="P150">«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0"/>
      <text:p text:style-name="P150">- Нас предали. - быстро говорит Хэвэн. - Нет времени выяснять, кто именно и <text:span text:style-name="T342">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50"/>
      <text:p text:style-name="P150">«…Двенадцать!.. Тринадцать!..»</text:p>
      <text:p text:style-name="P150"/>
      <text:p text:style-name="P150">- Валяй!</text:p>
      <text:p text:style-name="P150">- Запускаю процедуру блокировки! Один... Два... Три.. - вишнёвые глаза Хэвэн заполняют собой всё пространство, вытесняя все образы и мысли.</text:p>
      <text:p text:style-name="P151">- Пока ты ещё помнишь… Знай, я люблю тебя! И всегда любила...</text:p>
      <text:p text:style-name="P150"/>
      <text:p text:style-name="P150">…Двадцать три! Двадцать четыре! Двадцать пять!..</text:p>
      <text:p text:style-name="P150"/>
      <text:p text:style-name="P150">…</text:p>
      <text:p text:style-name="P150"/>
      <text:p text:style-name="P15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0"/>
      <text:p text:style-name="P150">«Двадцать девять! Тридцать! <text:span text:style-name="T342">Всё, </text:span>Дед, я предупреждал!» - доносится усиленный громкоговорителем голос Алекса.</text:p>
      <text:p text:style-name="P150"/>
      <text:p text:style-name="P150">Внизу раздаётся оглушительный грохот и звук выламываемой «с мясом» двери. Потом доносятся шаги по лестнице.</text:p>
      <text:p text:style-name="P150"/>
      <text:p text:style-name="P150">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0"/>
      <text:p text:style-name="P150"><text:soft-page-break/>Дверь распахивается от мощного удара ногой. Два дуболома в спецдоспехах врываются внутрь в два прыжка достигают меня, <text:span text:style-name="T343">срывают с кресла</text:span> и укладывают носом в пол.</text:p>
      <text:p text:style-name="P150"/>
      <text:p text:style-name="P150">Я слышу неторопливые шаги в коридоре и в поле моего зрения появляются дорогие ботинки.</text:p>
      <text:p text:style-name="P150"/>
      <text:p text:style-name="P150">- Доброе утречко. Что ж ты не открыл дверь, как я просил? Вот и не хотел же портить твоё имущество, но пришлось, - говорит Алекс.</text:p>
      <text:p text:style-name="P150">- Хаюшки. - Не то, чтобы я был рад тебя видеть, но выбора у меня особого нет, - бормочу я. <text:span text:style-name="T342">Из ушибленного носа течёт кровь.</text:span></text:p>
      <text:p text:style-name="P150"/>
      <text:p text:style-name="P150">Ботинки подходят к столу.</text:p>
      <text:p text:style-name="P150"/>
      <text:p text:style-name="P150">-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50">- Какие ещё, блядь, инструкции? Ты рехнулся, Алекс? Что за хуйня творится в моём доме? <text:span text:style-name="T342">Пошёл вон! </text:span><text:span text:style-name="T344">И топтунов своих забери! Я в отуске!</text:span></text:p>
      <text:p text:style-name="P150">- Дед, не отпирайся. Я им всё рассказал, - в поле зрения появляется вторая пара ботинок. — <text:span text:style-name="T345">Ты хотел переселить всех доступных операторов </text:span><text:span text:style-name="T346">в виртуал</text:span><text:span text:style-name="T345">.</text:span><text:span text:style-name="T347"> </text:span><text:span text:style-name="T346">А перед этим захватить вычислительные узлы Хэвен. Мило, ничего не скажешь!</text:span></text:p>
      <text:p text:style-name="P150"/>
      <text:p text:style-name="P150">Адским напряжением шеи я приподнимаю голову. Худощавая фигура, задранная губа, очки.</text:p>
      <text:p text:style-name="P150"/>
      <text:p text:style-name="P150">- Ты кто, мать твою? Я тебя не знаю!</text:p>
      <text:p text:style-name="P150">- Отдел моделирования банкротств. А также, по совместительству, служба безопасности «Дайсона», - ухмыляется очкарик.</text:p>
      <text:p text:style-name="P150">- Да мне пох, кто ты, хоть внебрачный сын Алекса и Брюса! - хриплю я. - Я тебя не знаю. Впрочем, даже если бы и знал — пошёл ты нахуй. Вместе с Алексом <text:span text:style-name="T348">и</text:span> Дайсоном. <text:span text:style-name="T349">Даже в отпуске от вас покоя нет! </text:span>Я выхожу из проекта. <text:span text:style-name="T342">С меня довольно </text:span><text:span text:style-name="T346">этого дерьма</text:span><text:span text:style-name="T342">!</text:span></text:p>
      <text:p text:style-name="P150">- Ха-ха-ха! - смеётся Алекс. - Клёвая шутка, я оценил. <text:span text:style-name="T346">Но сегодня не твой день. Весь </text:span><text:span text:style-name="T347">RnD-</text:span><text:span text:style-name="T346">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49">ребята</text:span>.</text:p>
      <text:p text:style-name="P150"/>
      <text:p text:style-name="P150">Дуболомы отрывают меня от пола и волокут к выходу.</text:p>
      <text:p text:style-name="P150"/>
      <text:p text:style-name="P150">- Блядь, да вы совсем берега потеряли? <text:span text:style-name="T348">Какие ещё эмиграции? Какие аресты? Вы все свихнулись тут? </text:span>Алекс, сука, дай хоть тапочки одену!</text:p>
      <text:p text:style-name="P150"><text:soft-page-break/></text:p>
      <text:p text:style-name="P150">Алекс поворачивается и долго смотрит на меня с каменным видом.</text:p>
      <text:p text:style-name="P150"/>
      <text:p text:style-name="P150">- <text:span text:style-name="T348">Да ты, никак, сам эмигрировал. Почти. У тебя в глазах то же выражение, что у всех наших «овощей». Но говоришь связно. Скорее всего, </text:span><text:span text:style-name="T350">не успел полностью «уйти»</text:span><text:span text:style-name="T348">. </text:span>Ок. Дайте ему тапочки, - кивает <text:span text:style-name="T348">он</text:span>, наконец, <text:span text:style-name="T348">дуболомам</text:span>. - В больничке они ему пригодятся.</text:p>
      <text:p text:style-name="P152"/>
      <text:p text:style-name="P153">***</text:p>
      <text:p text:style-name="P152"/>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51">печально</text:span> смотрит на <text:span text:style-name="T351">далёкий горный</text:span> пик за окном, возвышающийся над верхушками сосен. <text:span text:style-name="T351">Тот самый, с которого я когда-то удирал от дракона в самом начале моего появления на Эквусе.</text:span> Пик, <text:span text:style-name="T351">кстати,</text:span> здорово смахивает на <text:span text:style-name="T351">скалу</text:span> <text:span text:style-name="T351">из сна Луны</text:span>, с гибнущим замком <text:span text:style-name="T351">на крутом склоне</text:span>.</text:p>
      <text:p text:style-name="P11"/>
      <text:p text:style-name="P11">- Что ж, ты выслушал <text:span text:style-name="T352">мою сестру</text:span>, Хуман, - вздыхает Селестия. - Выслушай теперь и меня. <text:span text:style-name="T353">Хотела бы я забыть об этом, но, видно, не судьба.</text:span> Правда, я не смогу тебе показать всё так ярко, как это получилось у <text:span text:style-name="T352">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54"><text:span text:style-name="T354">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55">Тени </text:span>под глазами и хмурое выражение лица не вяжутся с <text:span text:style-name="T337">надписью</text:span> "<text:span text:style-name="T337">Принцип </text:span>Смешинка. <text:span text:style-name="T356">Радиосвязь</text:span>", вышито<text:span text:style-name="T356">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55"/>
      <text:p text:style-name="P156"><text:soft-page-break/>-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57">бы</text:span><text:span text:style-name="T7"> </text:span>прибыть, - бормочет Луна.</text:p>
      <text:p text:style-name="P156">- Возможно, они отклонились к югу, на эвакуацию Мармеллона. <text:span text:style-name="T358">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56">-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56">-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56">- Или же мог свихнуться автопилот, замкнуть управление на себя и увести <text:span text:style-name="T359">корабль</text:span> с курса. Мы так и не успели <text:span text:style-name="T360">как следует </text:span>оттестировать эти кристаллические мозги! - Луна начинает ходить кругами в тесном бункере радиоцентра.</text:p>
      <text:p text:style-name="P157">-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7"/>
      <text:p text:style-name="P158"><text:span text:style-name="T7">Зуммер внутренней связи прерывает её монолог. На экране комлинка видны внутренности лаборатории Кэйлонга </text:span><text:span text:style-name="T361">— </text:span><text:span text:style-name="T7">профессора</text:span><text:span text:style-name="T361"> кафедры ксенобиологии </text:span><text:span text:style-name="T7">Королевского университета</text:span><text:span text:style-name="T361">. </text:span><text:span text:style-name="T362">Его команда работала над изучением биологии </text:span><text:span text:style-name="T7">и поведения </text:span><text:span text:style-name="T363">тварей Иль-Шогг</text:span><text:span text:style-name="T362">.</text:span></text:p>
      <text:p text:style-name="P158"/>
      <text:p text:style-name="P158">-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59">- Удалось запустить сепаратор Удвинкина? - эвакуация из Ундариена была спешной, половина оборудования до сих пор была в нерабочем состоянии.</text:p>
      <text:p text:style-name="P159">- Лучше! Намного лучше! - мешки под глазами Кэйлонга видны даже через очки. Он заговорщицки подмигивает мне и отключается.</text:p>
      <text:p text:style-name="P157"/>
      <text:p text:style-name="P159">- Скорее всего, нашёл потерявшуюся банку кофе, - бурчит Луна. - От его <text:span text:style-name="T364">исследований </text:span>нет никакого толку. Только бездарное разбазаривание ресурсов.</text:p>
      <text:p text:style-name="P157"/>
      <text:p text:style-name="P155">- <text:span text:style-name="T365">Форт - девятнадцать, ответьте! Андориан на связи! Форт - девятнадцать, приём!</text:span></text:p>
      <text:p text:style-name="P11"/>
      <text:p text:style-name="P160">- <text:span text:style-name="T366">Если бы у нас был мощнее передатчик, мы могли бы связаться с базами на Эсте и Криллоне, - Луна мрачно сверлит взглядом затылок радистки. —</text:span><text:span text:style-name="T367"> </text:span><text:span text:style-name="T368">Э</text:span><text:span text:style-name="T369">та рухлядь не обновлялась полсотни лет. Лампы вышли из употребления ещё в самом начале войны!</text:span><text:span text:style-name="T367"> </text:span><text:span text:style-name="T366">М</text:span><text:span text:style-name="T370">ожет, стоит</text:span><text:span text:style-name="T366"> подключи</text:span><text:span text:style-name="T370">ть</text:span><text:span text:style-name="T366"> </text:span><text:span text:style-name="T371">антену</text:span><text:span text:style-name="T370"> </text:span><text:span text:style-name="T366">к </text:span><text:span text:style-name="T371">мачте</text:span><text:span text:style-name="T366"> лаборатории?</text:span></text:p>
      <text:p text:style-name="P155"><text:soft-page-break/><text:span text:style-name="T366">- </text:span><text:span text:style-name="T369">На лунах</text:span><text:span text:style-name="T366"> нет войск и практически нет оружия, - напоминаю я. Лунные базы были под моей опекой </text:span><text:span text:style-name="T372">и</text:span><text:span text:style-name="T366"> я отправляла туда своих лучших учеников, втайне стараясь уберечь их от жерновов войны. </text:span><text:span text:style-name="T373">Все войны когда-нибудь заканчиваются, а восполнить научный потенциал крайне сложно.</text:span></text:p>
      <text:p text:style-name="P155">- <text:span text:style-name="T365">Там можно было бы развернуть производство </text:span><text:span text:style-name="T374">мехадоспехов</text:span><text:span text:style-name="T365">. После потери заводов Ундариена у нас всё катится под откос. </text:span><text:span text:style-name="T370">Мы отступаем, если не бежим.</text:span></text:p>
      <text:p text:style-name="P156"/>
      <text:p text:style-name="P161">- <text:span text:style-name="T375">Айгурум, ответьте, Андориан на связи! Айгурум, приём!</text:span></text:p>
      <text:p text:style-name="P11"/>
      <text:p text:style-name="P162">На радаре появляется точка. Она лениво перемещается от края к центру, оставляя <text:span text:style-name="T376">тускнеющие пикселы в различных частях траектории.</text:span></text:p>
      <text:p text:style-name="P162"/>
      <text:p text:style-name="P162">- <text:span text:style-name="T376">Что?!! </text:span><text:span text:style-name="T337">Кто это?! </text:span><text:span text:style-name="T376">Принцип, идентификация! — Луна подскакивает к радистке. — Это Маджестик, это может быть только он! Наконец-то!</text:span></text:p>
      <text:p text:style-name="P162"/>
      <text:p text:style-name="P163">“<text:span text:style-name="T7">Парящая платформа, тип Громовержец» - вспыхивает строка в визоре идентификации радара.</text:span></text:p>
      <text:p text:style-name="P163"><text:span text:style-name="T7"/></text:p>
      <text:p text:style-name="P163"><text:span text:style-name="T7">- </text:span><text:span text:style-name="T377">Да! — радостно восклицает Луна. — Маджестик наконец-то прибыл! Королева с нами!</text:span></text:p>
      <text:p text:style-name="P163"><text:span text:style-name="T377">- </text:span><text:span text:style-name="T378">Артиллерия, отбой тревоги, - командует Луна куда-то по комлинку. — Это Маджестик! </text:span><text:span text:style-name="T358">Хай Глори, подготовь второй пирс к швартовке!</text:span></text:p>
      <text:p text:style-name="P164"/>
      <text:p text:style-name="P164"><text:span text:style-name="T7">Мне понятна её уверенность. </text:span><text:span text:style-name="T378">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79">Королевской </text:span><text:span text:style-name="T378">судоверфи был последним зданием </text:span><text:span text:style-name="T380">города</text:span><text:span text:style-name="T378">, удерживаемым </text:span><text:span text:style-name="T381">оставшимися </text:span><text:span text:style-name="T378">защитниками </text:span><text:span text:style-name="T379">Ундариена</text:span><text:span text:style-name="T378">. </text:span><text:span text:style-name="T381">Они же </text:span><text:span text:style-name="T382">впоследствии</text:span><text:span text:style-name="T381"> стали его экипажем. </text:span><text:span text:style-name="T383">Лербы</text:span><text:span text:style-name="T384"> </text:span><text:span text:style-name="T383">уже </text:span><text:span text:style-name="T379">выбивали ворота</text:span><text:span text:style-name="T378">, когда </text:span><text:span text:style-name="T381">крыша бокса разошлась стальными лепестками, выпуская в небо достроенный на семьдесят </text:span><text:span text:style-name="T382">шесть </text:span><text:span text:style-name="T381">процентов корабль.</text:span></text:p>
      <text:p text:style-name="P165"><text:span text:style-name="T385"/></text:p>
      <text:p text:style-name="P165">Экран комлинка загорается, сквозь помехи едва видна закованная в доспехи фигура <text:span text:style-name="T386">на фоне боевой рубки</text:span>.</text:p>
      <text:p text:style-name="P165"/>
      <text:p text:style-name="P165">- Арршш скрооошнаа гноллл…</text:p>
      <text:p text:style-name="P165">- Маджестик, вас плохо слышно! Помехи! <text:span text:style-name="T337">Маджестик, п</text:span>овторите сообщение!</text:p>
      <text:p text:style-name="P165">- Говохххнаа сквашшшрр углушшш… - <text:span text:style-name="T337">фигура на экране делает приветственный жест копытом.</text:span></text:p>
      <text:p text:style-name="P166">- <text:span text:style-name="T337">Легат Эйронсмайл, с вами говорит <text:s/>центурион шестого легиона Луна </text:span><text:span text:style-name="T387">Амаго</text:span><text:span text:style-name="T337">. Вас очень плохо слышно! Следуйте </text:span><text:span text:style-name="T388">в </text:span><text:span text:style-name="T258">порт</text:span><text:span text:style-name="T388">, мы вас встретим. Повторяем, следуйте в </text:span><text:span text:style-name="T258">порт</text:span><text:span text:style-name="T388">! </text:span><text:span text:style-name="T258">Пирс номер два!</text:span></text:p>
      <text:p text:style-name="P166"/>
      <text:p text:style-name="P167"><text:soft-page-break/><text:span text:style-name="T388">Экран комлинка гаснет. Луна </text:span><text:span text:style-name="T371">бросается</text:span><text:span text:style-name="T388"> к бронированной двери из </text:span><text:span text:style-name="T389">командного центра</text:span><text:span text:style-name="T388"> . Пока гермодверь открывается, она пританцовывает в нетерпении.</text:span></text:p>
      <text:p text:style-name="P166"/>
      <text:p text:style-name="P166"><text:span text:style-name="T337">- </text:span><text:span text:style-name="T388">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90">Натяни на своих ботаников что-нибудь приличное!</text:span></text:p>
      <text:p text:style-name="P11"/>
      <text:p text:style-name="P168">Гермодверь плавно закрывается за сестрой.</text:p>
      <text:p text:style-name="P168"/>
      <text:p text:style-name="P168">- Ну что же, наконец-то мы видим свет в конце тоннеля, - улыбаюсь я Смешинке. — <text:span text:style-name="T391">Королева с нами. </text:span><text:span text:style-name="T392">Э</text:span><text:span text:style-name="T393">лементы Возмездия в паре с Маджестиком </text:span><text:span text:style-name="T391">вскоре </text:span><text:span text:style-name="T393">очистят Орунгун от </text:span><text:span text:style-name="T371">нечисти </text:span><text:span text:style-name="T394">Иль-Шогг</text:span><text:span text:style-name="T395"> </text:span><text:span text:style-name="T386">и мы все, наконец, </text:span><text:span text:style-name="T395">вспомним </text:span><text:span text:style-name="T396">мирн</text:span><text:span text:style-name="T395">ую</text:span><text:span text:style-name="T396"> жизнь</text:span><text:span text:style-name="T393">.</text:span></text:p>
      <text:p text:style-name="P168"/>
      <text:p text:style-name="P169">Радистка замордовано улыбается мне в ответ. <text:span text:style-name="T386">Я вижу слёзы в уголках её глаз. На фотографии, прислонённой к микрофону, я замечаю Смешинку </text:span><text:span text:style-name="T397">на </text:span><text:span text:style-name="T398">крыльце</text:span><text:span text:style-name="T397"> </text:span><text:span text:style-name="T398">небольшого </text:span><text:span text:style-name="T396">уютного </text:span><text:span text:style-name="T398">домика </text:span><text:span text:style-name="T371">в горах </text:span><text:span text:style-name="T386">в окружении жеребца и двух кобылок.</text:span></text:p>
      <text:p text:style-name="P170">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71">К сожалению, тут нет никого титулом выше, что автоматически налагает </text:span><text:span text:style-name="T369">на меня </text:span><text:span text:style-name="T371">обязанности командующего.</text:span> Сестра как может помогает мне, но груз ответственности всё равно слишком тяжёл!</text:p>
      <text:p text:style-name="P169"/>
      <text:p text:style-name="P171">- Армаринд, ответьте! Армаринд, ответьте! Андориан вызывает!</text:p>
      <text:p text:style-name="P171"/>
      <text:p text:style-name="P172">Я отдаю последние распоряжения о праздничных торжествах по внутренней сети и следую к выходу.</text:p>
      <text:p text:style-name="P168"/>
      <text:p text:style-name="P173">- Корморан, ответьте, вызывает Андориан… Корморан, вас слышу! Слышу вас, <text:span text:style-name="T386">Корморан</text:span>!!! Андориан на связи!</text:p>
      <text:p text:style-name="P173"/>
      <text:p text:style-name="P173">От возбуждения кобылка хлопает крыльями. <text:span text:style-name="T355">Сигарета метким плевком отправляется в чашку с кофейной гущей. </text:span><text:s/><text:span text:style-name="T372">З</text:span>ацепившись рог<text:span text:style-name="T399">ом</text:span>, <text:span text:style-name="T373">Смешинка</text:span> срывает наушники и стучит копытом по кнопке громкой связи.</text:p>
      <text:p text:style-name="P173"/>
      <text:p text:style-name="P173">- Корморан вас слыш<text:span text:style-name="T355">и</text:span><text:span text:style-name="T397">т</text:span>! <text:span text:style-name="T355">Корморан на связи!</text:span> Андориан, приём!</text:p>
      <text:p text:style-name="P173">- <text:span text:style-name="T400">На связи консул Селестия, </text:span><text:span text:style-name="T401">временный командующий фортом Андориан</text:span><text:span text:style-name="T400">. </text:span>Краткий р<text:span text:style-name="T399">а</text:span>порт обстановки, Корморан! — приказыва<text:span text:style-name="T386">ю я</text:span>, <text:span text:style-name="T372">буквально нависнув над микрофоном</text:span>.</text:p>
      <text:p text:style-name="P173">- <text:span text:style-name="T390">Докладывает мехадоспех </text:span><text:span text:style-name="T402">двенадцатого легиона </text:span><text:span text:style-name="T390">«</text:span><text:span text:style-name="T403">Опцион-4С», </text:span><text:span text:style-name="T404">номер тринадцать-девятьсот четыре</text:span><text:span text:style-name="T403">. </text:span><text:span text:style-name="T405">Активны тридцать шесть боевых единиц </text:span><text:span text:style-name="T406">и три автотурели</text:span><text:span text:style-name="T405">. Охраняется периметр </text:span><text:span text:style-name="T407">четвёртой</text:span><text:span text:style-name="T405"> дозорной </text:span><text:soft-page-break/><text:span text:style-name="T405">башни. Уровень заряда основной батареи — два процента. Уровень заряда резервной батареи — шестьдесят четыре…</text:span></text:p>
      <text:p text:style-name="P173">- <text:span text:style-name="T405">Стоп-стоп-стоп! — </text:span><text:span text:style-name="T408">Я, наконец, обрела дар речи. — Опцион, позови к передатчику дежурного связного. Кто сейчас командует обороной Корморана?!</text:span></text:p>
      <text:p text:style-name="P173">- <text:span text:style-name="T40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09">Центурион</text:span><text:span text:style-name="T408">-2А номер шесть-пятнадцать.</text:span></text:p>
      <text:p text:style-name="P173">- <text:span text:style-name="T408">Что значит «отсутствует связной»?! Почему связью и командованием занимаются </text:span><text:span text:style-name="T407">механизмы</text:span><text:span text:style-name="T408">?! </text:span><text:span text:style-name="T391">Кто вам передал полномочия? </text:span><text:span text:style-name="T408">Где персонал </text:span><text:span text:style-name="T402">крепости</text:span><text:span text:style-name="T408">?!!</text:span></text:p>
      <text:p text:style-name="P173"/>
      <text:p text:style-name="P174">Металлический голос бесстрастно отвечает на мои вопросы.</text:p>
      <text:p text:style-name="P175"/>
      <text:p text:style-name="P175">- <text:span text:style-name="T408">Персонал </text:span><text:span text:style-name="T395">заражён </text:span><text:span text:style-name="T394">ментапаразитами</text:span><text:span text:style-name="T408"> </text:span><text:span text:style-name="T394">Иль-Шогг</text:span><text:span text:style-name="T408">, </text:span><text:span text:style-name="T402">в настоящее время активен в статусе врага</text:span><text:span text:style-name="T408">. </text:span><text:span text:style-name="T410">Цитадель</text:span><text:span text:style-name="T407">, </text:span><text:span text:style-name="T402">а также</text:span><text:span text:style-name="T407"> первая, вторая, третья, пятая и шестая дозорные башни захвачены. </text:span><text:span text:style-name="T411">Оборону четвёртой башни удерживают</text:span><text:span text:style-name="T407"> тридцать шесть боевых единиц. Тридцать четыре мехадоспеха и две транспортны</text:span><text:span text:style-name="T411">е</text:span><text:span text:style-name="T407"> платформы</text:span><text:span text:style-name="T402">.</text:span><text:span text:style-name="T407"> Прогнозируемая длительность активной обороны — </text:span><text:span text:style-name="T410">дв</text:span><text:span text:style-name="T371">а месяца</text:span><text:span text:style-name="T407">. Ждём указаний, </text:span><text:span text:style-name="T400">консул</text:span><text:span text:style-name="T407">.</text:span></text:p>
      <text:p text:style-name="P173">- <text:span text:style-name="T408">Что </text:span><text:span text:style-name="T407">у вас произошло</text:span><text:span text:style-name="T408">??! </text:span><text:span text:style-name="T407">Как вы допустили прорыв обороны?!!</text:span></text:p>
      <text:p text:style-name="P173"/>
      <text:p text:style-name="P176">Я уже крич<text:span text:style-name="T412">у</text:span> не сдерживаясь. <text:span text:style-name="T396">Шестьдесят два</text:span><text:span text:style-name="T413"> </text:span><text:span text:style-name="T396">года</text:span><text:span text:style-name="T413"> </text:span><text:span text:style-name="T414">О</text:span><text:span text:style-name="T415">йкумена</text:span><text:span text:style-name="T413"> </text:span><text:span text:style-name="T369">Ф</text:span><text:span text:style-name="T415">аэри</text:span><text:span text:style-name="T413"> во</text:span><text:span text:style-name="T416">юет</text:span><text:span text:style-name="T413"> с </text:span><text:span text:style-name="T417">пандемией</text:span><text:span text:style-name="T413"> </text:span><text:span text:style-name="T394">Иль-Шогг.</text:span><text:span text:style-name="T413"> </text:span><text:span text:style-name="T418">Мы прошли путь от </text:span><text:span text:style-name="T419">мирных беззаботных созданий, купающихся в солнечных лучах на террасах воздушных замков до </text:span><text:span text:style-name="T420">бесчисленных легионов</text:span><text:span text:style-name="T419">, беспрекословно повинующихся приказам королевы. </text:span><text:span text:style-name="T420">Наша армия, начав с </text:span><text:span text:style-name="T421">разнородных отрядов ополчения</text:span><text:span text:style-name="T420">, вооружённых старинными алебардами </text:span><text:span text:style-name="T421">из родовых арсеналов</text:span><text:span text:style-name="T420">, дошла до </text:span><text:span text:style-name="T419">облачённых в кибернетические доспехи воинов, </text:span><text:span text:style-name="T421">лунных баз</text:span><text:span text:style-name="T419"> </text:span><text:span text:style-name="T420">и лет</text:span><text:span text:style-name="T422">учих</text:span><text:span text:style-name="T420"> </text:span><text:span text:style-name="T416">кораблей-</text:span><text:span text:style-name="T420">городов, ощетинившихся </text:span><text:span text:style-name="T394">дальнобойными </text:span><text:span text:style-name="T416">орудиями</text:span><text:span text:style-name="T420">.</text:span></text:p>
      <text:p text:style-name="P177">Но что бы мы ни делали, наши старания принос<text:span text:style-name="T423">ят</text:span> лишь кратковременный результат. <text:span text:style-name="T424">Эти твари </text:span><text:span text:style-name="T421">облада</text:span><text:span text:style-name="T412">ют</text:span><text:span text:style-name="T421"> критическим преимуществом</text:span><text:span text:style-name="T424">. </text:span><text:span text:style-name="T421">Нет, они не отвеч</text:span><text:span text:style-name="T423">ают</text:span><text:span text:style-name="T421"> технологией на технологию — они абсолютно не креативны в техническом плане. Особ</text:span><text:span text:style-name="T425">ыми способностями к айн</text:span><text:span text:style-name="T396">а</text:span><text:span text:style-name="T425">-манипуляциям</text:span><text:span text:style-name="T421"> или </text:span><text:span text:style-name="T394">большой </text:span><text:span text:style-name="T421">физической силой они тоже не облада</text:span><text:span text:style-name="T423">ют</text:span><text:span text:style-name="T421">.</text:span></text:p>
      <text:p text:style-name="P178"><text:span text:style-name="T421">Они уме</text:span><text:span text:style-name="T412">ют</text:span><text:span text:style-name="T421"> </text:span><text:span text:style-name="T395">заражать </text:span><text:span text:style-name="T258">психику</text:span><text:span text:style-name="T421">. Под</text:span><text:span text:style-name="T417">селять в</text:span><text:span text:style-name="T421"> разум </text:span><text:span text:style-name="T417">ментальных паразитов</text:span><text:span text:style-name="T421">. Превращать наших воинов в своих марионеток - </text:span><text:span text:style-name="T417">л</text:span><text:span text:style-name="T426">едяных рабов. Лербов.</text:span></text:p>
      <text:p text:style-name="P178"><text:span text:style-name="T427">В начале </text:span><text:span text:style-name="T353">заражение шло </text:span><text:span text:style-name="T427">медленно — мы с удивлением и гневом увидели </text:span><text:span text:style-name="T428">главу королевской охраны, трибуна</text:span><text:span text:style-name="T427"> </text:span><text:span text:style-name="T429">Стронгхолда</text:span><text:span text:style-name="T427"> в их рядах через </text:span><text:span text:style-name="T423">месяц </text:span><text:span text:style-name="T427">войны. Мы считали его предателем и покрыли позором его клан. Но шли </text:span><text:span text:style-name="T392">недели</text:span><text:span text:style-name="T427"> и — и вот </text:span><text:span text:style-name="T428">против нас сражается</text:span><text:span text:style-name="T427"> </text:span><text:span text:style-name="T428">половина королевской охраны</text:span><text:span text:style-name="T427">. Потом </text:span><text:span text:style-name="T428">на их сторону </text:span><text:span text:style-name="T427">пере</text:span><text:span text:style-name="T428">шла центурия Второго Добровольческого легиона</text:span><text:span text:style-name="T427">. Потом </text:span><text:span text:style-name="T416">целая </text:span><text:span text:style-name="T427">манипула. </text:span><text:span text:style-name="T353">С увеличением числа лербов отродьям</text:span><text:span text:style-name="T394"> Иль-Шогг</text:span><text:span text:style-name="T427"> </text:span><text:span text:style-name="T353">стало легче захватывать новых пленных и превращать их в своих марионеток. И с</text:span><text:span text:style-name="T421"> ростом числа </text:span><text:span text:style-name="T426">лербов</text:span><text:span text:style-name="T421"> против нас вста</text:span><text:span text:style-name="T423">ют</text:span><text:span text:style-name="T421"> </text:span><text:span text:style-name="T430">ряды</text:span><text:span text:style-name="T421"> холодных, обученных и оснащённых воинов.</text:span></text:p>
      <text:p text:style-name="P143"><text:span text:style-name="T370">К счастью для нас, </text:span><text:span text:style-name="T395">заражённые</text:span><text:span text:style-name="T431"> </text:span><text:span text:style-name="T415">фаэри</text:span><text:span text:style-name="T399"> сразу обраща</text:span><text:span text:style-name="T423">ют</text:span><text:span text:style-name="T399"> на себя внимание неестественностью поведения и механическими движениями. </text:span><text:span text:style-name="T417">И</text:span><text:span text:style-name="T370">х зрачки станов</text:span><text:span text:style-name="T423">ятся</text:span><text:span text:style-name="T370"> узкими, как у змей.</text:span><text:span text:style-name="T399"> Мы сразу </text:span><text:span text:style-name="T372">вычисля</text:span><text:span text:style-name="T423">ем</text:span><text:span text:style-name="T399"> таких </text:span><text:span text:style-name="T372">на блокпостах</text:span><text:span text:style-name="T399">. </text:span><text:span text:style-name="T423">К сожалению, после заражения</text:span><text:span text:style-name="T370"> они</text:span><text:span text:style-name="T427"> не утрачива</text:span><text:span text:style-name="T423">ют</text:span><text:span text:style-name="T427"> технических знаний. </text:span><text:span text:style-name="T429">Всё новейшее оружие, доспехи и техника, что были с ними </text:span><text:span text:style-name="T370">в момент обращения</text:span><text:span text:style-name="T429"> — теперь работа</text:span><text:span text:style-name="T423">ют</text:span><text:span text:style-name="T429"> против нас.</text:span></text:p>
      <text:p text:style-name="P179"><text:soft-page-break/>Ещё один фактор, спасший нас от неминуемого разгрома в первые годы — немногочисленность <text:span text:style-name="T353">самих</text:span> <text:span text:style-name="T394">тварей</text:span>. <text:span text:style-name="T432">По нашим наблюдениям, их </text:span><text:span text:style-name="T428">пришло в Ойкумену Фаэри </text:span><text:span text:style-name="T432">не </text:span><text:span text:style-name="T433">бол</text:span><text:span text:style-name="T434">е</text:span><text:span text:style-name="T433">е</text:span><text:span text:style-name="T432"> двухсот. Около пятнадцати из них </text:span><text:span text:style-name="T353">за всё время войны </text:span><text:span text:style-name="T432">нам удалось уничтожить и двух пленить. </text:span><text:span text:style-name="T435">Только их </text:span><text:span text:style-name="T436">мало</text:span><text:span text:style-name="T435">численность не позволяет им </text:span><text:span text:style-name="T437">п</text:span><text:span text:style-name="T258">орабощать</text:span><text:span text:style-name="T435"> нас слишком </text:span><text:span text:style-name="T438">б</text:span><text:span text:style-name="T434">ы</text:span><text:span text:style-name="T438">стро, </text:span><text:span text:style-name="T353">хотя всё равно их армия постоянно растёт</text:span><text:span text:style-name="T435">. </text:span><text:span text:style-name="T353">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80">Смешно сказать, но самую большую эффективность против <text:span text:style-name="T417">тварей</text:span> показ<text:span text:style-name="T434">ывают</text:span> не <text:span text:style-name="T429">тяжёлые </text:span><text:span text:style-name="T416">орудия</text:span><text:span text:style-name="T429"> или ховертанки</text:span>, а самые простые стены вокруг городов и дороги на высоких колоннах, <text:span text:style-name="T429">соединяющие любые мало-мальски укреплённые поселения. </text:span><text:span text:style-name="T394">Отродья Иль-Шогг</text:span><text:span text:style-name="T429"> почти не лета</text:span><text:span text:style-name="T434">ют</text:span><text:span text:style-name="T429">. Их полупрозрачные бескрылые тела мог</text:span><text:span text:style-name="T434">ут</text:span><text:span text:style-name="T429"> подняться в воздух самое большее на </text:span><text:span text:style-name="T439">десяток футов</text:span><text:span text:style-name="T429"> и продержаться та</text:span><text:span text:style-name="T439">к</text:span><text:span text:style-name="T429"> несколько секунд. </text:span><text:span text:style-name="T417">Их медузоподобные тела</text:span><text:span text:style-name="T429"> использ</text:span><text:span text:style-name="T434">уют</text:span><text:span text:style-name="T429"> </text:span><text:span text:style-name="T425">айну</text:span><text:span text:style-name="T429"> для полёта и наш скудный мир не мо</text:span><text:span text:style-name="T434">жет</text:span><text:span text:style-name="T429"> дать её достаточно для удержания </text:span><text:span text:style-name="T417">их </text:span><text:span text:style-name="T429">тела в воздухе. Только это позвол</text:span><text:span text:style-name="T434">яет</text:span><text:span text:style-name="T429"> нам </text:span><text:span text:style-name="T416">успешно сражаться с ними долгие </text:span><text:span text:style-name="T434">десятилетия</text:span><text:span text:style-name="T429"> </text:span><text:span text:style-name="T396">и мы благодари</text:span><text:span text:style-name="T434">м</text:span><text:span text:style-name="T396"> судьбу, что </text:span><text:span text:style-name="T394">твари</text:span><text:span text:style-name="T396"> пришли в наш мир так поздно — ведь ещё пять тысяч лет назад айны </text:span><text:span text:style-name="T353">в мире</text:span><text:span text:style-name="T396"> было достаточно, чтобы мы сами могли летать без использования крыльевых экстендеров</text:span><text:span text:style-name="T429">. </text:span><text:span text:style-name="T396">Теперь нас спаса</text:span><text:span text:style-name="T434">ет</text:span><text:span text:style-name="T396"> и</text:span><text:span text:style-name="T439">золяция высотой. Мы отгоражива</text:span><text:span text:style-name="T434">емся</text:span><text:span text:style-name="T439"> от них высокими стенами </text:span><text:span text:style-name="T440">и непроницаемыми куполами</text:span><text:span text:style-name="T439">, замками, расположенными высоко на недоступных скалах и высотными дорогами, до которых невозможно дотянуться с земли. </text:span><text:span text:style-name="T353">При приближении тварей мы обрушаем высотные дороги, что сильно замедляет их наступление.</text:span></text:p>
      <text:p text:style-name="P181"><text:span text:style-name="T441">Совсем недавно мы начали строить гранд-флаеры — парящие </text:span><text:span text:style-name="T406">платформы размером с небольшой город</text:span><text:span text:style-name="T441">, оснащённые мощны</text:span><text:span text:style-name="T442">м</text:span><text:span text:style-name="T441"> </text:span><text:span text:style-name="T442">вооружением</text:span><text:span text:style-name="T441">. </text:span><text:span text:style-name="T443">Они счита</text:span><text:span text:style-name="T434">ются</text:span><text:span text:style-name="T443"> неприступными, так как не опуска</text:span><text:span text:style-name="T434">ются</text:span><text:span text:style-name="T443"> на поверхность годами. С их помощью мы вздохнули немного свободнее </text:span><text:span text:style-name="T444">и</text:span><text:span text:style-name="T441"> наконец-то перестали лавинообразно терять воинов и технологии.</text:span><text:span text:style-name="T439"> Да, </text:span><text:span text:style-name="T445">лербы</text:span><text:span text:style-name="T439"> по-прежнему мог</text:span><text:span text:style-name="T434">ут</text:span><text:span text:style-name="T439"> добраться до нас </text:span><text:span text:style-name="T425">на высоте</text:span><text:span text:style-name="T439">, но они </text:span><text:span text:style-name="T434">сами </text:span><text:span text:style-name="T439">не уме</text:span><text:span text:style-name="T434">ют</text:span><text:span text:style-name="T439"> </text:span><text:span text:style-name="T446">заражать</text:span><text:span text:style-name="T439">.</text:span></text:p>
      <text:p text:style-name="P182"><text:span text:style-name="T447">Как квинтэссенция высотной изоляции, мы основали базы на двух наших лунах — </text:span><text:span text:style-name="T448">Эсте и Криллоне </text:span><text:span text:style-name="T447">— и стали переселять туда учёных и инженеров </text:span><text:span text:style-name="T449">в попытке </text:span><text:span text:style-name="T450">создать</text:span><text:span text:style-name="T449"> промышленность, </text:span><text:span text:style-name="T448">абсолютно </text:span><text:span text:style-name="T449">не досягаемую для </text:span><text:span text:style-name="T363">тварей и их </text:span><text:span text:style-name="T451">марионеток</text:span><text:span text:style-name="T447">. </text:span><text:span text:style-name="T44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80"/>
      <text:p text:style-name="P183">Тем больнее слышать о потере ещё одной крепости. <text:span text:style-name="T443">Мы всё больше теряем связь с поверхностью, перебираясь </text:span><text:span text:style-name="T401">в</text:span><text:span text:style-name="T443"> летучие города и луны.</text:span></text:p>
      <text:p text:style-name="P183"/>
      <text:p text:style-name="P183">- Противник использовал гранд-флаер для создания бреши в <text:span text:style-name="T391">силовом щите</text:span>. — <text:span text:style-name="T392">пробивается сквозь помехи металлический голос. — </text:span><text:span text:style-name="T443">Командование не распознало в нём врага. Он приблизился к охранной сфере и таранил её. </text:span><text:span text:style-name="T409">После чего передовые отряды </text:span><text:span text:style-name="T426">лербов</text:span><text:span text:style-name="T409"> за полтора суток сломили сопротивление крепости. Тессерарий Стоуншилд перед </text:span><text:span text:style-name="T446">заражением</text:span><text:span text:style-name="T409"> успел </text:span><text:span text:style-name="T411">активировать и </text:span><text:span text:style-name="T409">перевести в автономный режим мехадоспехи ремонтного цеха и </text:span><text:span text:style-name="T411">утилизационной площадки.</text:span></text:p>
      <text:p text:style-name="P183">- <text:span text:style-name="T443">Название гранд-флаера, Опцион?</text:span></text:p>
      <text:p text:style-name="P183"/>
      <text:p text:style-name="P184">О, боги! <text:span text:style-name="T452">То, чего все боялись и не хотели даже думать об этом, произошло! </text:span><text:span text:style-name="T394">Твари</text:span><text:span text:style-name="T452"> захватили гранд-флаер — первый из двадцати восьми построенных. Значит, </text:span><text:span text:style-name="T371">захват</text:span><text:span text:style-name="T452"> остальных — вопрос времени. Всё </text:span><text:soft-page-break/><text:span text:style-name="T452">повторяется, как и с предыдущими технологиями — </text:span><text:span text:style-name="T394">отродья Иль-Шогг</text:span><text:span text:style-name="T452"> захватывают их и обращают против нас. </text:span><text:span text:style-name="T453">Неизменный</text:span><text:span text:style-name="T454"> </text:span><text:span text:style-name="T445">ход</text:span><text:span text:style-name="T454"> войны!</text:span></text:p>
      <text:p text:style-name="P183"/>
      <text:p text:style-name="P185">- <text:span text:style-name="T452">Мы не смогли опознать его — нападение произошло ночью и он быстро ушёл из радиуса досягаемости <text:s/>радара после высадки десанта. Но, судя </text:span><text:span text:style-name="T406">по </text:span><text:span text:style-name="T452">габаритам, это </text:span><text:span text:style-name="T455">был </text:span><text:span text:style-name="T452">гранд-флаер серии «Вандерис» или «Громовержец».</text:span></text:p>
      <text:p text:style-name="P185"/>
      <text:p text:style-name="P185">- <text:span text:style-name="T452">Что??? Громовержец?!!</text:span></text:p>
      <text:p text:style-name="P168"/>
      <text:p text:style-name="P157">Снаружи раздаётся <text:span text:style-name="T444">оглушительный </text:span>грохот. Стены <text:span text:style-name="T456">связного</text:span><text:span text:style-name="T404"> бункера</text:span> трясутся в лихорадке, <text:span text:style-name="T444">по потолку ползёт трещина</text:span>. На пол, <text:span text:style-name="T457">столы</text:span> и аппаратуру сыпется штукатурка. Светильники гаснут, <text:span text:style-name="T444">чахоточно </text:span>мигнув пару раз на прощание. <text:span text:style-name="T458">Где-то снаружи заунывно нарастает </text:span><text:span text:style-name="T396">вой </text:span><text:span text:style-name="T458">сирен</text:span><text:span text:style-name="T396">ы</text:span><text:span text:style-name="T458">. </text:span><text:span text:style-name="T396">Громкие в</text:span>опли <text:span text:style-name="T457">Смешинки</text:span> перемежаются со стуком опрокидываемых на пол тумбочек.</text:p>
      <text:p text:style-name="P186"/>
      <text:p text:style-name="P187">Я бегу к выходу, спотыкаюсь и падаю на что-то мягкое.</text:p>
      <text:p text:style-name="P187"/>
      <text:p text:style-name="P187">- Ляга<text:span text:style-name="T400">ть, </text:span><text:span text:style-name="T459">в петлю мою душу</text:span><text:span text:style-name="T400">! Где этот бананутый свет? — от шока в мою речь </text:span><text:span text:style-name="T459">прорываются</text:span><text:span text:style-name="T400"> ругательства из университетской юности.</text:span></text:p>
      <text:p text:style-name="P11">- <text:span text:style-name="T400">Надо включить аварийное освещение, консул <text:s/>- раздаётся сдавленный писк подо мной. — </text:span><text:span text:style-name="T459">Рубильник в углу, над противопожарным щитком.</text:span></text:p>
      <text:p text:style-name="P11"/>
      <text:p text:style-name="P188">Я зажигаю <text:span text:style-name="T460">искорку</text:span> айны на роге <text:span text:style-name="T461">и сконфужено поднимаюсь со Смешинки. </text:span><text:span text:style-name="T46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8"/>
      <text:p text:style-name="P11">- <text:span text:style-name="T463">Оставайся на посту, принцип. Я проверю, что случилось снаружи. Как только появится электричество — продолжи опрос </text:span><text:span text:style-name="T457">гарнизонов</text:span><text:span text:style-name="T464">, - я следую к двери.</text:span></text:p>
      <text:p text:style-name="P11"/>
      <text:p text:style-name="P189">И натыкаюсь на бронированную створку. <text:span text:style-name="T465">Она не отъезжает в сторону при моём приближении. Делаю шаг назад и снова шаг вперёд — гермодверь не сд</text:span><text:span text:style-name="T370">в</text:span><text:span text:style-name="T465">игается ни на дюйм.</text:span></text:p>
      <text:p text:style-name="P189"/>
      <text:p text:style-name="P189">- <text:span text:style-name="T465">Сделай что-то с этой ляганной дверью! — я раздражённо поворачиваюсь к Смешинке. — Она не открывается.</text:span></text:p>
      <text:p text:style-name="P189">- <text:span text:style-name="T465">Бункер обесточен, - та разводит копытами. — Сервоприводы не под напряжением.</text:span></text:p>
      <text:p text:style-name="P189">- <text:span text:style-name="T465">Кто проектировал этот унавоженный помётом </text:span><text:span text:style-name="T394">Иль-Шогг</text:span><text:span text:style-name="T465"> бункер? Кто предусмотрел в нём аварийное освещение, но не догадался подвести резервное питание к двери? Лягать, я понижу его в звании до </text:span><text:span text:style-name="T466">гастата!</text:span></text:p>
      <text:p text:style-name="P189"><text:soft-page-break/>- <text:span text:style-name="T466">Насколько мне известно, все подземные фортификации разрабатываются </text:span><text:span text:style-name="T401">в </text:span><text:span text:style-name="T467">МБТ</text:span><text:span text:style-name="T466">, - осторожно замечает Смешинка.</text:span></text:p>
      <text:p text:style-name="P189"/>
      <text:p text:style-name="P190">Я осекаюсь. Гнев уходит из груди и я смущённо прячу глаза. <text:span text:style-name="T467">Министерство Боевых Технологий</text:span> я основала сама на <text:span text:style-name="T460">два</text:span>дцатом году войны, когда стало ясно, что мы проигрываем без <text:span text:style-name="T468">научной баз</text:span><text:span text:style-name="T371">ы</text:span>. По-сути, это была моя дипломная работа. Я уже давно оставила бразды правления в нём, но <text:span text:style-name="T467">его текущий состав</text:span> до сих пор полностью состо<text:span text:style-name="T371">ит</text:span> из моих протеже.</text:p>
      <text:p text:style-name="P190"/>
      <text:p text:style-name="P190">- <text:span text:style-name="T469">Хорошо</text:span><text:span text:style-name="T470">, не время сердиться. Надо как-то найти выход отсюда.</text:span></text:p>
      <text:p text:style-name="P191">- <text:span text:style-name="T470">Выйти можно через подсобку у туалета. Там есть дверца в коридор. Запирается на шпингалет. Уборщица </text:span><text:span text:style-name="T445">с</text:span><text:span text:style-name="T470"> </text:span><text:span text:style-name="T371">фермы</text:span><text:span text:style-name="T47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70">Э-э-э… Гм… Ну ладно…</text:span></text:p>
      <text:p text:style-name="P192"/>
      <text:p text:style-name="P192">…</text:p>
      <text:p text:style-name="P192"/>
      <text:p text:style-name="P193">Коридор обрушивается на меня какофонией звуков: <text:span text:style-name="T471">к</text:span><text:span text:style-name="T370">рики, </text:span><text:span text:style-name="T472">обрывки </text:span><text:span text:style-name="T370">команд, перекрываемые </text:span><text:span text:style-name="T426">залпами</text:span><text:span text:style-name="T370"> автотурелей, топот копыт, грохот выбиваемых дверей и звон разбивающихся стёкол.</text:span></text:p>
      <text:p text:style-name="P11"/>
      <text:p text:style-name="P194">Я <text:span text:style-name="T473">несусь</text:span> к выходу из убежища, на ходу активир<text:span text:style-name="T431">уя</text:span> <text:span text:style-name="T471">меха</text:span>доспех. <text:span text:style-name="T474">Забрало шлема опускается, </text:span><text:span text:style-name="T475">отсекая меня от внешнего мира</text:span><text:span text:style-name="T474">, </text:span><text:span text:style-name="T475">на внутреннем экране появляется интерфейс и подсказки встроенного псевдоразума. </text:span><text:span text:style-name="T467">Это чудо военн</text:span><text:span text:style-name="T453">ого</text:span><text:span text:style-name="T467"> </text:span><text:span text:style-name="T453">прогресса</text:span><text:span text:style-name="T467"> разработано в «</text:span><text:span text:style-name="T476">К</text:span><text:span text:style-name="T467">ольт-тек» </text:span><text:span text:style-name="T477">тридцать</text:span><text:span text:style-name="T478"> лет назад</text:span><text:span text:style-name="T467">. </text:span><text:span text:style-name="T478">Кратно усилива</text:span><text:span text:style-name="T453">е</text:span><text:span text:style-name="T478">т физические возможности хозяина, обеспечива</text:span><text:span text:style-name="T453">е</text:span><text:span text:style-name="T478">т защитой от холодного оружия и </text:span><text:span text:style-name="T453">при закрытом забрале защищает даже от заражения </text:span><text:span text:style-name="T394">ментапаразитами</text:span><text:span text:style-name="T453">. Последние модели обладают</text:span><text:span text:style-name="T467"> </text:span><text:span text:style-name="T453">встроенным искусственным интеллектом, позволяющим им выполнять простейшие задачи даже без носителя внутри. </text:span><text:span text:style-name="T479">Увы</text:span><text:span text:style-name="T453">, это очень дорогая </text:span><text:span text:style-name="T371">игрушка</text:span><text:span text:style-name="T453">, до потери производства в Ундариене мы смогли обеспечить ими только каждого </text:span><text:span text:style-name="T371">двадцатого </text:span><text:span text:style-name="T453">бойца - </text:span><text:span text:style-name="T401">в основном, командирский состав</text:span><text:span text:style-name="T453">.</text:span></text:p>
      <text:p text:style-name="P195"><text:span text:style-name="T457">Э</text:span>кзоскелет бронескафандра повизгивает <text:s/>сервомоторами на особо крутых виражах, <text:span text:style-name="T475">подстраховывая меня</text:span>, пока я <text:span text:style-name="T473">мчусь</text:span> на верхние ярусы <text:span text:style-name="T45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53">т</text:span>ся у тебя в мыслях — даже умереть с честью не получится.</text:p>
      <text:p text:style-name="P11"/>
      <text:p text:style-name="P196"><text:span text:style-name="T480">Каменную</text:span> <text:span text:style-name="T480">стену</text:span> <text:span text:style-name="T445">Андориана</text:span> пробил <text:span text:style-name="T481">армированный стальными рёбрами киль гранд-флаера. Голубые молнии </text:span><text:span text:style-name="T401">айны </text:span><text:span text:style-name="T481">бессильно облизыва</text:span><text:span text:style-name="T482">ют</text:span><text:span text:style-name="T481"> шершавую поверхность </text:span><text:span text:style-name="T472">клёпанной брони</text:span><text:span text:style-name="T481"> в попытках восстановить целостность силового щита. </text:span><text:span text:style-name="T483">Длинный форштевень</text:span><text:span text:style-name="T472"> воздушного корабля уп</text:span><text:span text:style-name="T482">ирается</text:span><text:span text:style-name="T472"> в </text:span><text:span text:style-name="T426">искрящие руины электростанции</text:span><text:span text:style-name="T472">, препятствуя дальнейшему движению гранд-флаера.</text:span></text:p>
      <text:p text:style-name="P196"/>
      <text:p text:style-name="P197"><text:soft-page-break/>«<text:span text:style-name="T482">МА</text:span><text:span text:style-name="T484">ДЖЕ...</text:span>» - всё, что можно прочитать на сером борту парящей громады, остальное скрыва<text:span text:style-name="T482">ется</text:span> за дрожащим маревом защитной сферы. <text:span text:style-name="T485">Там же, за сферой, угадываются тёмные очертания ещё двух судов, поменьше.</text:span></text:p>
      <text:p text:style-name="P197"/>
      <text:p text:style-name="P198">Носов<text:span text:style-name="T472">ые</text:span> порт<text:span text:style-name="T472">ы</text:span> гранд-флаера <text:span text:style-name="T486">распахнут</text:span><text:span text:style-name="T472">ы</text:span>, из н<text:span text:style-name="T472">их</text:span> <text:span text:style-name="T487">планир</text:span><text:span text:style-name="T488">уют</text:span><text:span text:style-name="T487"> на камни Андориана </text:span><text:span text:style-name="T486">металлические дробинки закованных в </text:span><text:span text:style-name="T489">ржавую </text:span><text:span text:style-name="T486">сталь </text:span><text:span text:style-name="T426">лербов</text:span><text:span text:style-name="T486">. </text:span><text:span text:style-name="T490">Навстречу им расцветают </text:span><text:span text:style-name="T488">фиолетовые</text:span><text:span text:style-name="T490"> </text:span><text:span text:style-name="T491">т</text:span><text:span text:style-name="T361">рассеры</text:span><text:span text:style-name="T488"> автотурелей </text:span><text:span text:style-name="T417">и треск пулеметателей из ближайших обзорных башенек.</text:span><text:span text:style-name="T488"> Звон ударов остро</text:span><text:span text:style-name="T489">го</text:span><text:span text:style-name="T488"> </text:span><text:span text:style-name="T489">железа</text:span><text:span text:style-name="T488"> о щиты, </text:span><text:span text:style-name="T472">хриплые команды и громкие ругательства</text:span><text:span text:style-name="T488"> разда</text:span><text:span text:style-name="T472">ю</text:span><text:span text:style-name="T488">тся в местах стычек нападающих и защитников крепости. </text:span><text:span text:style-name="T492">Над сражением кружат пол</text:span><text:span text:style-name="T371">у</text:span><text:span text:style-name="T492">дюжин</text:span><text:span text:style-name="T371">а</text:span><text:span text:style-name="T492"> глайдеров</text:span><text:span text:style-name="T486"> </text:span><text:span text:style-name="T492">Маджестика, поливая обороняющихся пучками </text:span><text:span text:style-name="T361">айн</text:span><text:span text:style-name="T492">-разрядов.</text:span></text:p>
      <text:p text:style-name="P199"/>
      <text:p text:style-name="P200">Ужас происходящего доходит до меня, пока я несусь по галерее к смотровой площадке. <text:span text:style-name="T417">Высокогорный замок Андориан возносится в небо десятками тонких башень</text:span><text:span text:style-name="T493"> </text:span><text:span text:style-name="T417">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01"><text:span text:style-name="T445">Весь г</text:span>арнизон Андориана - две тысячи легионеров, <text:span text:style-name="T456">две </text:span><text:span text:style-name="T445">тяжёлые </text:span><text:span text:style-name="T456">орудийные башни</text:span> <text:span text:style-name="T456">и</text:span><text:span text:style-name="T494"> семь </text:span><text:span text:style-name="T456">автотурелей</text:span>. Плюс сто семьдесят эвакуированных из <text:span text:style-name="T495">Астромеханического</text:span> университета научных сотрудников. Которые не умеют сражаться, но, <text:span text:style-name="T445">правда,</text:span> многие из них неплохие <text:span text:style-name="T456">айна-манипуляторы</text:span>.</text:p>
      <text:p text:style-name="P202">Это - все, кого мы смогли вывезти из Ундариена на «Стремительном».</text:p>
      <text:p text:style-name="P203">Вся эта сила — ничто перед ордой. Вся наша оборона строилась из расчёта целостности силового щита. Без него сопротивление <text:span text:style-name="T445">форта</text:span> погаснет в считанные часы.</text:p>
      <text:p text:style-name="P204"/>
      <text:p text:style-name="P195"><text:span text:style-name="T480">Я вижу вступившую в бой </text:span><text:span text:style-name="T410">горстку</text:span><text:span text:style-name="T480"> бойцов в светло-голубых доспехах артиллерийской обслуги. Они </text:span><text:span text:style-name="T371">выбрались из </text:span><text:span text:style-name="T496">сбитой</text:span><text:span text:style-name="T480"> со стены орудийной башни и организованно, </text:span><text:span text:style-name="T371">боевым построением,</text:span><text:span text:style-name="T480"> продвигаются к </text:span><text:span text:style-name="T410">цитадели</text:span><text:span text:style-name="T480">. </text:span><text:span text:style-name="T497">По трём семёркам на грудной пластине мехадоспеха я узнаю их командира — </text:span><text:span text:style-name="T498">Шарп Блейда</text:span><text:span text:style-name="T499">. </text:span><text:span text:style-name="T497">Его чёткие команды прекращают хаос, остальные </text:span><text:span text:style-name="T499">разрозненные группки </text:span><text:span text:style-name="T497">легионер</text:span><text:span text:style-name="T499">ов</text:span><text:span text:style-name="T497"> вливаются в построение </text:span><text:span text:style-name="T499">по мере продвижения.</text:span><text:span text:style-name="T497"> Сражение от мелких неорганизованных стычек переходит к столкновению двух </text:span><text:span text:style-name="T500">сил</text:span><text:span text:style-name="T497"> — серо-ржаво</text:span><text:span text:style-name="T499">го</text:span><text:span text:style-name="T497"> </text:span><text:span text:style-name="T500">аморфно</text:span><text:span text:style-name="T499">го</text:span><text:span text:style-name="T500"> </text:span><text:span text:style-name="T499">моря</text:span><text:span text:style-name="T497"> захватчиков и голубовато</text:span><text:span text:style-name="T499">му</text:span><text:span text:style-name="T497"> </text:span><text:span text:style-name="T499">островку</text:span><text:span text:style-name="T497"> защитников </text:span><text:span text:style-name="T501">Андориана</text:span><text:span text:style-name="T497">.</text:span></text:p>
      <text:p text:style-name="P205">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06"/>
      <text:p text:style-name="P206">Я <text:span text:style-name="T456">прыгаю со смотровой площадки и плавно приземляюсь у подножия радиоцентра. После чего </text:span>несусь к <text:span text:style-name="T502">месту сражения, на ходу выбирая оружие. </text:span><text:span text:style-name="T503">Пулеметатель может зацепить своих. Я не отличаюсь особой меткостью - мне всегда больше нравилось фехтование, чем стрельба.</text:span><text:span text:style-name="T502"> </text:span><text:span text:style-name="T503">Но к</text:span><text:span text:style-name="T502">рыльевые </text:span><text:span text:style-name="T504">лезвия</text:span><text:span text:style-name="T502"> </text:span><text:span text:style-name="T503">тоже </text:span><text:span text:style-name="T502">не годятся в такой свалке, им просто не будет места развернуться. </text:span><text:span text:style-name="T505">Клинок</text:span><text:span text:style-name="T506"> рога тоже будет мешать, пока я не пробьюсь в первый ряд </text:span><text:span text:style-name="T507">сражающихся</text:span><text:span text:style-name="T506">. От маломощного </text:span><text:span text:style-name="T361">айн</text:span><text:span text:style-name="T506">-разрядника доспеха и вовсе мало толку — он, скорее, является оружием последнего шанса, чем действенным инструментом.</text:span></text:p>
      <text:p text:style-name="P207">Я коротким резким встряхиванием <text:span text:style-name="T507">ног </text:span>выдвигаю шипы на накопытниках. <text:span text:style-name="T508">Они с тихими щелчками закрепляются в пазах. </text:span>Оружие ближнего боя сейчас — единственный разумный выбор.</text:p>
      <text:p text:style-name="P208"><text:soft-page-break/></text:p>
      <text:p text:style-name="P209"><text:span text:style-name="T509">Однако </text:span><text:span text:style-name="T510">противник встре</text:span><text:span text:style-name="T511">чает</text:span><text:span text:style-name="T510"> меня задолго до основной массы </text:span><text:span text:style-name="T509">сражающихся</text:span><text:span text:style-name="T510">. </text:span><text:span text:style-name="T383">Лерб</text:span><text:span text:style-name="T512"> в помятом </text:span><text:span text:style-name="T513">нагруднике с</text:span><text:span text:style-name="T514"> остатками раскраски территориальной обороны Норгонга </text:span><text:span text:style-name="T515">грузно </text:span><text:span text:style-name="T379">выпрыгивает на меня из </text:span><text:span text:style-name="T509">зарослей разбитой</text:span><text:span text:style-name="T379"> оранжереи</text:span><text:span text:style-name="T511">.</text:span></text:p>
      <text:p text:style-name="P209"><text:span text:style-name="T511"/></text:p>
      <text:p text:style-name="P210"><text:span text:style-name="T514">Я </text:span><text:span text:style-name="T7">отпрыгиваю в сторону, с разворота впечатывая копыто ему в кирас</text:span><text:span text:style-name="T513">у</text:span><text:span text:style-name="T7">. Тот глухо кашляет и замахивается огромным </text:span><text:span text:style-name="T516">молотом</text:span><text:span text:style-name="T7">, </text:span><text:span text:style-name="T517">пристёгнутым к ноге</text:span><text:span text:style-name="T7">.</text:span></text:p>
      <text:p text:style-name="P210"><text:span text:style-name="T7"/></text:p>
      <text:p text:style-name="P211"><text:span text:style-name="T7">Манёвр — уклонение! Молот выбивает искры в дюйме от моего копыта. Я вспоминаю </text:span><text:span text:style-name="T518">слова </text:span><text:span text:style-name="T7">моего учителя фехтования, древнего </text:span><text:span text:style-name="T519">фаэри</text:span><text:span text:style-name="T7"> с острова Вандерис: «</text:span><text:span text:style-name="T520">Мы танцуем, сражаясь. И сражаясь — танцуем!</text:span><text:span text:style-name="T7">» </text:span><text:span text:style-name="T521">Я исполняю танец смерти вокруг неповоротливого жеребца, и он нехотя становится моим партнёром. </text:span><text:span text:style-name="T383">Его узкие зрачки отслеживают моё малейшее движение.</text:span><text:span text:style-name="T521"> Мы кружимся в странной импровизации и мои уклонения гармонируют с его ударами. Я разворачиваю </text:span><text:span text:style-name="T518">перед ним</text:span><text:span text:style-name="T521"> крылья, как в </text:span><text:span text:style-name="T517">невеста </text:span><text:span text:style-name="T518">перед женихом </text:span><text:span text:style-name="T517">в </text:span><text:span text:style-name="T521">брачном ритуале и скольжу то вправо, то влево, совершая обманные движения крыльями. </text:span><text:span text:style-name="T517">Жеребец не отвечает мне взаимностью. </text:span><text:span text:style-name="T521">Он до того сосредоточен на своих попытках убить меня, что не видит, как узкий меч с тихим щелчком </text:span><text:span text:style-name="T518">выскакивает из </text:span><text:span text:style-name="T513">пенала на суставе правого крыла</text:span><text:span text:style-name="T521">.</text:span></text:p>
      <text:p text:style-name="P211"><text:span text:style-name="T521"/></text:p>
      <text:p text:style-name="P212"><text:span text:style-name="T383">Лерб</text:span><text:span text:style-name="T7"> по инерции опускает молот на то место, где </text:span><text:span text:style-name="T522">мгновение</text:span><text:span text:style-name="T7"> назад была моя голова — не замечая, что мой клинок проходит </text:span><text:span text:style-name="T513">над нагрудником</text:span><text:span text:style-name="T7"> в основание его шеи. </text:span><text:span text:style-name="T523">Он </text:span><text:span text:style-name="T524">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25">тела </text:span><text:span text:style-name="T524">до последней капли жизненых сил.</text:span></text:p>
      <text:p text:style-name="P213">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13">Надо заканчивать этот танец. Если нас обнаружат его сообщники, худо будет уже мне.</text:p>
      <text:p text:style-name="P213">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13">Его голова отделяется от шеи и с лёгким стуком падает мне под копыта.</text:p>
      <text:p text:style-name="P212"><text:span text:style-name="T524">Обезглавленное тело ещё пару мгновений стоит, орошая тёмной кровью холодные камни Андориана. Затем </text:span><text:span text:style-name="T517">передние ноги </text:span><text:span text:style-name="T524">лерба </text:span><text:span text:style-name="T517">подламываются </text:span><text:span text:style-name="T524">и</text:span><text:span text:style-name="T517"> он падает на </text:span><text:span text:style-name="T524">плац</text:span><text:span text:style-name="T517">.</text:span></text:p>
      <text:p text:style-name="P214"><text:span text:style-name="T517"/></text:p>
      <text:p text:style-name="P215"><text:span text:style-name="T7">Я </text:span><text:span text:style-name="T524">с усталостью смотрю на его тело</text:span><text:span text:style-name="T518">. </text:span><text:span text:style-name="T513">Ещё недавно он был в наших рядах, </text:span><text:span text:style-name="T526">он сражался бок о бок с нами. И вот он лежит в луже крови, а над ним стою я — его убийца. </text:span><text:span text:style-name="T527">В который раз.</text:span></text:p>
      <text:p text:style-name="P215"><text:span text:style-name="T526"/></text:p>
      <text:p text:style-name="P215"><text:span text:style-name="T526">Проклятая война! </text:span><text:span text:style-name="T527">Она никогда не меняется…</text:span></text:p>
      <text:p text:style-name="P215"><text:span text:style-name="T526"/></text:p>
      <text:p text:style-name="P216"><text:span text:style-name="T528">Мне нужно пробраться</text:span><text:span text:style-name="T529"> к </text:span><text:span text:style-name="T530">цитадели</text:span><text:span text:style-name="T529"> Андориана. Только из е</text:span><text:span text:style-name="T530">ё</text:span><text:span text:style-name="T529"> центра управления можно активировать главную защиту крепости — </text:span><text:span text:style-name="T528">О</text:span><text:span text:style-name="T529">ко </text:span><text:span text:style-name="T528">Г</text:span><text:span text:style-name="T529">нева. Но н</text:span><text:span text:style-name="T7">ападающие полноводным водопадом сыплются из </text:span><text:soft-page-break/><text:span text:style-name="T7">опущенных аппарелей </text:span><text:span text:style-name="T359">Маджестика</text:span><text:span text:style-name="T7">. </text:span><text:span text:style-name="T528">Островок</text:span><text:span text:style-name="T7"> </text:span><text:span text:style-name="T359">оборон</text:span><text:span text:style-name="T529">ы </text:span><text:span text:style-name="T528">легионеров возле </text:span><text:span text:style-name="T530">цитадели</text:span><text:span text:style-name="T7"> </text:span><text:span text:style-name="T522">превратился в «черепаху» из примкнутых со всех сторон и сверху щитов</text:span><text:span text:style-name="T7">. </text:span><text:span text:style-name="T528">Громкие приказы </text:span><text:span text:style-name="T531">Шарп Блейда</text:span><text:span text:style-name="T528"> тонут в рёве ледяных глоток лербов.</text:span></text:p>
      <text:p text:style-name="P217"><text:span text:style-name="T7"/></text:p>
      <text:p text:style-name="P218">Я отступаю, оглядываясь вокруг.</text:p>
      <text:p text:style-name="P217"><text:span text:style-name="T7"/></text:p>
      <text:p text:style-name="P219"><text:span text:style-name="T7">Автотурель на крепостной стене развернулась внутрь и огрызается остатками боекомплекта, </text:span><text:span text:style-name="T532">прижимая нападающих к развалинам </text:span><text:span text:style-name="T379">жилого модуля</text:span><text:span text:style-name="T532">. </text:span><text:span text:style-name="T7">Трассеры основного калибра </text:span><text:span text:style-name="T532">турели </text:span><text:span text:style-name="T7">уже светятся бледно-фиолетовым, свидетельствуя об предельно малой плотности айна-луча. </text:span><text:span text:style-name="T532">В</text:span><text:span text:style-name="T7">ал поверженных </text:span><text:span text:style-name="T383">лербов </text:span><text:span text:style-name="T7">вокруг </text:span><text:span text:style-name="T532">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30">В одном из них я узнаю Кэйлонга</text:span><text:span text:style-name="T533">.</text:span></text:p>
      <text:p text:style-name="P217"><text:span text:style-name="T7"/></text:p>
      <text:p text:style-name="P220">Я подбегаю к ним. Автотурель пропускает меня, распознав мехадоспех.</text:p>
      <text:p text:style-name="P217"><text:span text:style-name="T7"/></text:p>
      <text:p text:style-name="P217"><text:span text:style-name="T7">- Что с н</text:span><text:span text:style-name="T534">ей</text:span><text:span text:style-name="T7">? - я указываю на </text:span><text:span text:style-name="T451">кобылу</text:span><text:span text:style-name="T535"> в белом халате</text:span><text:span text:style-name="T7">, котор</text:span><text:span text:style-name="T535">ую</text:span><text:span text:style-name="T7"> </text:span><text:span text:style-name="T534">с двух сторон </text:span><text:span text:style-name="T7">осторожно поддерживают Кэйлонг и </text:span><text:span text:style-name="T522">солдат с лычкой «Гастат Морбиус. Техком»</text:span><text:span text:style-name="T7">.</text:span></text:p>
      <text:p text:style-name="P221"><text:span text:style-name="T7">- </text:span><text:span text:style-name="T451">Заражение</text:span><text:span text:style-name="T383">. </text:span><text:span text:style-name="T379">Наткнулись на </text:span><text:span text:style-name="T451">тварь</text:span><text:span text:style-name="T383"> </text:span><text:span text:style-name="T536">у казармы</text:span><text:span text:style-name="T383">, - беспомощно лепечет Кэйлонг. - </text:span><text:span text:style-name="T379">Мы с Морбиусом </text:span><text:span text:style-name="T451">спрятались</text:span><text:span text:style-name="T379">, а она попалась. Потом </text:span><text:span text:style-name="T451">тварь отправилась к остальным пленным, а мы</text:span><text:span text:style-name="T536"> смогли </text:span><text:span text:style-name="T451">её </text:span><text:span text:style-name="T536">вытащить.</text:span></text:p>
      <text:p text:style-name="P222"><text:span text:style-name="T383">- </text:span><text:span text:style-name="T534">Но тогда… </text:span><text:span text:style-name="T522">В</text:span><text:span text:style-name="T534">ы же знае</text:span><text:span text:style-name="T522">те</text:span><text:span text:style-name="T534">, что делать. - Протоколы очищения однозначно треб</text:span><text:span text:style-name="T537">уют</text:span><text:span text:style-name="T534"> в этом случае полнейшей изоляции </text:span><text:span text:style-name="T538">заражённого</text:span><text:span text:style-name="T534">. При невозможности этого — умерщвления. </text:span><text:span text:style-name="T539">В любую минуту заражённый мог превратиться в бездушную машину убийств.</text:span></text:p>
      <text:p text:style-name="P222"><text:span text:style-name="T534">- Это же Киранда. Моя лаборантка и… подруга. Я не могу. Я проведу её в </text:span><text:span text:style-name="T540">лабораторию</text:span><text:span text:style-name="T534">. </text:span><text:span text:style-name="T538">Там есть вакцина. - </text:span><text:span text:style-name="T535">Его глаза беспомощно глядят на меня сквозь разбитые очки.</text:span></text:p>
      <text:p text:style-name="P222"><text:span text:style-name="T534"/></text:p>
      <text:p text:style-name="P223"><text:span text:style-name="T534">Я </text:span><text:span text:style-name="T7">с тревогой смотрю на него, потом перевожу взгляд на Киранду. </text:span><text:span text:style-name="T534">Её голова безвольно свисает на плечо Кэйлонга, </text:span><text:span text:style-name="T7">мокрая дорожка слюны тянется </text:span><text:span text:style-name="T535">по халату </text:span><text:span text:style-name="T7">до земли</text:span><text:span text:style-name="T534">, глаза закрыты, ноги разъезжаются, крылья волочатся по земле.</text:span></text:p>
      <text:p text:style-name="P224"><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51">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41">Она может </text:span><text:span text:style-name="T542">стать</text:span><text:span text:style-name="T541"> лерб</text:span><text:span text:style-name="T542">ом</text:span><text:span text:style-name="T541"> в любой момент.</text:span></text:p>
      <text:p text:style-name="P224"><text:span text:style-name="T541"/></text:p>
      <text:p text:style-name="P225">Я <text:span text:style-name="T543">печально</text:span> смотрю на не<text:span text:style-name="T543">ё</text:span> и поднимаю крыло. Из суставного пенала выезжает лезвие меча.</text:p>
      <text:p text:style-name="P221"><text:span text:style-name="T383"/></text:p>
      <text:p text:style-name="P226"><text:span text:style-name="T383">- </text:span><text:span text:style-name="T538">Нет! Не трожь её! - Кэйлонг заслоняет её крыльями и сбивчиво продолжает. - Я не говорил никому. </text:span><text:span text:style-name="T535">Хотел сказать тебе первой. </text:span><text:span text:style-name="T538">У нас два месяца назад начало получаться! </text:span><text:span text:style-name="T524">Похоже, мы нашли способ растворить ментапаразита, не причинив вреда заражённому!</text:span><text:span text:style-name="T538"> </text:span><text:span text:style-name="T524">К</text:span><text:span text:style-name="T538"> сознанию </text:span><text:span text:style-name="T524">вернулось </text:span><text:span text:style-name="T538">семь пациентов из десяти. Ремиссия четвёртого пациента длится уже полтора месяца, он </text:span><text:span text:style-name="T544">и </text:span><text:span text:style-name="T538">не думает леденеть! Он практически здоров — </text:span><text:span text:style-name="T363">ментапаразит не определяется ни одним тестом</text:span><text:span text:style-name="T538">! </text:span><text:span text:style-name="T545">Киранда</text:span><text:span text:style-name="T538">… Она нужна мне для </text:span><text:soft-page-break/><text:span text:style-name="T538">продолжения работы! </text:span><text:span text:style-name="T541">Она готовила вакцину - т</text:span><text:span text:style-name="T538">олько она знает </text:span><text:span text:style-name="T541">её </text:span><text:span text:style-name="T538">состав. </text:span><text:span text:style-name="T535">У нас получится! </text:span><text:span text:style-name="T541">Поверь мне, Сел. </text:span><text:span text:style-name="T535">Мы </text:span><text:span text:style-name="T539">вылечим</text:span><text:span text:style-name="T535"> лербов. </text:span><text:span text:style-name="T539">Нужно довести Киранду до лаборатории.</text:span></text:p>
      <text:p text:style-name="P221"><text:span text:style-name="T383"/></text:p>
      <text:p text:style-name="P227"><text:span text:style-name="T383">Я </text:span><text:span text:style-name="T7">оборачиваюсь. Между нами и административным корпусом, где расположен</text:span><text:span text:style-name="T546">а</text:span><text:span text:style-name="T7"> </text:span><text:span text:style-name="T546">лаборатория</text:span><text:span text:style-name="T7"> — открытое пространство в двести ярдов длиной. </text:span><text:span text:style-name="T522">«</text:span><text:span text:style-name="T547">Ч</text:span><text:span text:style-name="T522">ерепах</text:span><text:span text:style-name="T547">а</text:span><text:span text:style-name="T522">» </text:span><text:span text:style-name="T542">из</text:span><text:span text:style-name="T522"> легионеров </text:span><text:span text:style-name="T547">медленно продвигается к </text:span><text:span text:style-name="T530">цитадели</text:span><text:span text:style-name="T547">, то</text:span><text:span text:style-name="T522">лпа лербов таранит </text:span><text:span text:style-name="T547">её</text:span><text:span text:style-name="T522"> фонарными столбами, вырванными с корнем из центрального сквера. </text:span><text:span text:style-name="T546">Один</text:span><text:span text:style-name="T547"> лерб забралс</text:span><text:span text:style-name="T546">я</text:span><text:span text:style-name="T547"> на щиты и пыта</text:span><text:span text:style-name="T546">е</text:span><text:span text:style-name="T547">тся проломить их тяжёлым молот</text:span><text:span text:style-name="T546">о</text:span><text:span text:style-name="T547">м.</text:span></text:p>
      <text:p text:style-name="P228"><text:span text:style-name="T7"/></text:p>
      <text:p text:style-name="P229"><text:span text:style-name="T7">- </text:span><text:span text:style-name="T522">Не пройдём. Сами мы ещё могли бы пробеж</text:span><text:span text:style-name="T537">а</text:span><text:span text:style-name="T522">ть, но не с ней, - я указываю на Киранду. - Нас увидят и тотчас же атакуют.</text:span></text:p>
      <text:p text:style-name="P228"><text:span text:style-name="T7">- </text:span><text:span text:style-name="T522">Консул Селестия, - молчащий до этого Морбиус указывает на неприметн</text:span><text:span text:style-name="T525">ый</text:span><text:span text:style-name="T522"> </text:span><text:span text:style-name="T525">люк</text:span><text:span text:style-name="T522"> рядом с ближайшим контрфорсом </text:span><text:span text:style-name="T542">стены</text:span><text:span text:style-name="T522">. - В стене есть технический коридор для обслуживания турелей. Можно пройти до ближайшей дозорной башни. </text:span><text:span text:style-name="T548">Из башни </text:span><text:span text:style-name="T522">есть подземный ход до </text:span><text:span text:style-name="T530">цитадели</text:span><text:span text:style-name="T522">. У меня </text:span><text:span text:style-name="T549">слишком низкое звание, чтобы</text:span><text:span text:style-name="T522"> открыть дверь в </text:span><text:span text:style-name="T530">цитадель</text:span><text:span text:style-name="T522">, но вас она пропустит.</text:span></text:p>
      <text:p text:style-name="P230"><text:span text:style-name="T522"/></text:p>
      <text:p text:style-name="P231"><text:span text:style-name="T522">М</text:span><text:span text:style-name="T7">не понятен ход его мыслей. </text:span><text:span text:style-name="T522"><text:s/></text:span><text:span text:style-name="T7">Ц</text:span><text:span text:style-name="T530">итадель</text:span><text:span text:style-name="T522"> сообщается </text:span><text:span text:style-name="T530">тоннелями</text:span><text:span text:style-name="T522"> со всеми зданиями Андориана, </text:span><text:span text:style-name="T7">в том числе и лабораторией. </text:span><text:span text:style-name="T537">Да, это может сработать. </text:span><text:span text:style-name="T7">Я киваю ему.</text:span></text:p>
      <text:p text:style-name="P228"><text:span text:style-name="T7"/></text:p>
      <text:p text:style-name="P232"><text:span text:style-name="T550">Морбиус</text:span><text:span text:style-name="T7"> </text:span><text:span text:style-name="T551">под</text:span><text:span text:style-name="T552">бегает</text:span><text:span text:style-name="T551"> к </text:span><text:span text:style-name="T525">люку</text:span><text:span text:style-name="T551"> и </text:span><text:span text:style-name="T7">подносит накопытную пластину доспеха к замку. Тот тихо пищит, мигает зелёным и двер</text:span><text:span text:style-name="T525">ца</text:span><text:span text:style-name="T7"> с тихим щелчком </text:span><text:span text:style-name="T548">раскрывается</text:span><text:span text:style-name="T7">. </text:span><text:span text:style-name="T551">Мы с Кэйлонгом, поддерживая Киранду с обеих сторон, осторожно </text:span><text:span text:style-name="T553">направляемся</text:span><text:span text:style-name="T551"> к </text:span><text:span text:style-name="T548">проходу</text:span><text:span text:style-name="T7">…</text:span></text:p>
      <text:p text:style-name="P232"><text:span text:style-name="T7"/></text:p>
      <text:p text:style-name="P232"><text:span text:style-name="T541">…Г</text:span><text:span text:style-name="T529">рузовой </text:span><text:span text:style-name="T554">глайдер </text:span><text:span text:style-name="T541">врезается</text:span><text:span text:style-name="T554"> </text:span><text:span text:style-name="T541">в</text:span><text:span text:style-name="T554"> </text:span><text:span text:style-name="T541">автотурель</text:span><text:span text:style-name="T554">, </text:span><text:span text:style-name="T541">сбивая её со стены</text:span><text:span text:style-name="T554">. </text:span><text:span text:style-name="T541">Она падает в дюжине метров от нас, продолжая отстреливаться. Глай</text:span><text:span text:style-name="T555">д</text:span><text:span text:style-name="T541">ер прекращает её агонию, сваливаясь </text:span><text:span text:style-name="T7">сверху</text:span><text:span text:style-name="T541"> и давя </text:span><text:span text:style-name="T7">её </text:span><text:span text:style-name="T541">своим весом.</text:span><text:span text:style-name="T554"> </text:span><text:span text:style-name="T556">Падает трап, по нему сходят на землю шестеро </text:span><text:span text:style-name="T7">лербов</text:span><text:span text:style-name="T556">. </text:span><text:span text:style-name="T555">Из-за их спин выходит </text:span><text:span text:style-name="T540">полупрозрачная </text:span><text:span text:style-name="T555">фигура.</text:span></text:p>
      <text:p text:style-name="P232"><text:span text:style-name="T555"/></text:p>
      <text:p text:style-name="P233"><text:span text:style-name="T555">Я </text:span><text:span text:style-name="T7">никогда не видела до этого </text:span><text:span text:style-name="T363">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63">их</text:span><text:span text:style-name="T7"> лицом к лицу и остаться после этого фаэри. Как правило, после таких встреч орда прирастает лербами, </text:span><text:span text:style-name="T451">а Великие кланы вычёркивают фаэри из </text:span><text:span text:style-name="T525">списка </text:span><text:span text:style-name="T451">живых</text:span><text:span text:style-name="T7">.</text:span></text:p>
      <text:p text:style-name="P234"/>
      <text:p text:style-name="P234">И потому я не ожидаю ощутить тот леденящий ужас, что сковывает меня ледяными кандалами при виде <text:span text:style-name="T394">ЕЁ</text:span>.</text:p>
      <text:p text:style-name="P234"/>
      <text:p text:style-name="P234">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96">Локоны её полупрозрачной гривы вяло шевелятся на безветрии. </text:span>Холод ледяными щупальцами охватывает моё тело.</text:p>
      <text:p text:style-name="P232"><text:span text:style-name="T555"/></text:p>
      <text:p text:style-name="P232"><text:soft-page-break/><text:span text:style-name="T556">- </text:span><text:span text:style-name="T555">Шанграа г</text:span><text:span text:style-name="T548">нолл</text:span><text:span text:style-name="T555">! Вушшасс аршаннасс хиссандурр! Консул С-</text:span><text:span text:style-name="T451">с</text:span><text:span text:style-name="T555">елестия, властью Великой </text:span><text:span text:style-name="T451">Иль-Шогг</text:span><text:span text:style-name="T555"> я, </text:span><text:span text:style-name="T557">Тень </text:span><text:span text:style-name="T451">Единой</text:span><text:span text:style-name="T557">, </text:span><text:span text:style-name="T363">Малый Экзекутор </text:span><text:span text:style-name="T451">Ан-Хаас</text:span><text:span text:style-name="T363">,</text:span><text:span text:style-name="T557"> Эрендисса Шассхи,</text:span><text:span text:style-name="T555"> предлагаю с-сдаться. Вы разбиты, ваше дальнейш-шее с-сопротивление бессмысленно. </text:span><text:span text:style-name="T558">Хис-с-с…</text:span><text:span text:style-name="T555"> Прикаж-жи с-</text:span><text:span text:style-name="T542">с</text:span><text:span text:style-name="T555">воим воинам с-сложить оружие и мы подар-рим вам милос-сть </text:span><text:span text:style-name="T451">Единой</text:span><text:span text:style-name="T555"> — никто из вас не будет убит. </text:span><text:span text:style-name="T542">Вы все получите поцелуй Великой </text:span><text:span text:style-name="T451">Иль-Шогг</text:span><text:span text:style-name="T542">. </text:span><text:span text:style-name="T558">Хис-с-с…</text:span></text:p>
      <text:p text:style-name="P217"><text:span text:style-name="T383"/></text:p>
      <text:p text:style-name="P170">Речь <text:span text:style-name="T394">твари</text:span> походит на <text:span text:style-name="T428">шуршание гальки на прибое</text:span>. Е<text:span text:style-name="T559">ё</text:span> <text:span text:style-name="T428">овальные</text:span> <text:span text:style-name="T428">глаза</text:span> бесстрастно смотрят, как мы ведём Киранду к <text:span text:style-name="T560">спасительно</text:span><text:span text:style-name="T561">й</text:span><text:span text:style-name="T560"> </text:span><text:span text:style-name="T561">двери</text:span>, после чего он<text:span text:style-name="T559">а</text:span> даёт знак лербам.</text:p>
      <text:p text:style-name="P235"><text:span text:style-name="T7"/></text:p>
      <text:p text:style-name="P235"><text:span text:style-name="T7">- </text:span><text:span text:style-name="T562">Хэй-я! За королеву! За Орунгун! - Морбиус проносится мимо нас, на ходу раскрывая крыльевые пеналы. </text:span><text:span text:style-name="T557">В одном из них вместо меча я вижу гаечный ключ.</text:span></text:p>
      <text:p text:style-name="P235"><text:span text:style-name="T562"/></text:p>
      <text:p text:style-name="P236">Его бой не длится долго, но он даёт нам время добраться до двери. <text:span text:style-name="T563">Тяжёлое дыхание, лязг железа, топот копыт дарят нам </text:span><text:span text:style-name="T564">спасительные</text:span><text:span text:style-name="T563"> секунды.</text:span> <text:span text:style-name="T563">Мы уже входим в полумрак технического коридора, когда за моей спиной раздаётся стон.</text:span></text:p>
      <text:p text:style-name="P236"/>
      <text:p text:style-name="P237">Изломанные крылья Морбиуса прикованы <text:span text:style-name="T565">пятью</text:span> пиками к земле, по ним стекает кровь. <text:span text:style-name="T565">Один лерб лежит поодаль без движения </text:span><text:span text:style-name="T256">с неестественно согнутой шеей</text:span><text:span text:style-name="T565">. </text:span><text:span text:style-name="T566">Т</text:span><text:span text:style-name="T394">варь</text:span> <text:span text:style-name="T428">проплывает</text:span> между держащих пики лербов и с <text:span text:style-name="T428">тихим</text:span> <text:span text:style-name="T394">шипением</text:span> срывает с <text:span text:style-name="T565">Морбиуса</text:span> шлем.</text:p>
      <text:p text:style-name="P237"/>
      <text:p text:style-name="P237">- С-сопротивление Великой <text:span text:style-name="T353">Иль-Шогг</text:span> вс-сего лишь стоило тебе возможности летать. Ты будеш-шь служить <text:span text:style-name="T353">Единой</text:span> со сломанными кр-рыльями, гнол<text:span text:style-name="T353">л</text:span>. Я с-сама поз-забочусь, чтобы ты почаще вспоминал, как глупо было с-сопротивляться. <text:span text:style-name="T567">Хис-с-с…</text:span></text:p>
      <text:p text:style-name="P237"/>
      <text:p text:style-name="P237"><text:span text:style-name="T568">Полупрозрачная</text:span> фигура прикасается своими губами к губам Морбиуса <text:span text:style-name="T353">и внезапно втягивается в него, как воздух</text:span>. <text:span text:style-name="T353">Тот</text:span><text:span text:style-name="T564"> на мгновение цепенеет, </text:span><text:span text:style-name="T569">глаза его становятся бессмысленными, </text:span><text:span text:style-name="T564">а в следующее мгновение </text:span><text:span text:style-name="T569">он </text:span><text:span text:style-name="T564">оседает на землю как тряпичная кукла. </text:span><text:span text:style-name="T353">Мгновение-второе-третье — и тварь облачком пара выходит из Морбиуса, как ни в чём не бывало.</text:span></text:p>
      <text:p text:style-name="P237"/>
      <text:p text:style-name="P237">- <text:span text:style-name="T353">Он получил поцелуй и скоро вольётся в </text:span><text:span text:style-name="T570">Е</text:span><text:span text:style-name="T353">динство. Ваш черёд, гноллы.</text:span> <text:span text:style-name="T564">С-давайтесь. Напрасно вы бежите. С-сопротивление гневит </text:span><text:span text:style-name="T353">Единую</text:span><text:span text:style-name="T564"> и вредит вашим бренным телам, - </text:span><text:span text:style-name="T428">шуршит</text:span><text:span text:style-name="T564"> </text:span><text:span text:style-name="T394">тварь</text:span><text:span text:style-name="T564"> уже мне. - </text:span><text:span text:style-name="T567">Хис-с-с…</text:span></text:p>
      <text:p text:style-name="P237"/>
      <text:p text:style-name="P238">Её гипнотический взгляд <text:span text:style-name="T428">пустых глаз</text:span> завораживает, <text:span text:style-name="T496">локоны её гривы тянутся ко мне прозрачными </text:span><text:span text:style-name="T394">лентами</text:span><text:span text:style-name="T496">,</text:span> ледяной ветер её дыхания достигает меня за те мгновения, пока она <text:span text:style-name="T256">плавно движется </text:span>ко мне.</text:p>
      <text:p text:style-name="P238"/>
      <text:p text:style-name="P239">- <text:span text:style-name="T564">Нет, - просто отвечаю я и захлопываю дверь </text:span><text:span text:style-name="T496">прямо перед её щупальцами гривы, оказавшимися </text:span><text:span text:style-name="T567">вдруг</text:span><text:span text:style-name="T496"> неожиданно близко</text:span><text:span text:style-name="T564">.</text:span></text:p>
      <text:p text:style-name="P237"/>
      <text:p text:style-name="P238"><text:soft-page-break/><text:span text:style-name="T559">Дверной з</text:span>амок успокаивающе клацает, отделяя нас от <text:span text:style-name="T569">лютого </text:span>холода.</text:p>
      <text:p text:style-name="P238"/>
      <text:p text:style-name="P240"><text:span text:style-name="T31">Тускл</text:span><text:span text:style-name="T7">ый</text:span><text:span text:style-name="T31"> свет айна-огонька на конце моего рога </text:span><text:span text:style-name="T571">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72">издавая гулкое эхо</text:span><text:span text:style-name="T7">. Звуки битвы не доносятся сюда сквозь толстые камни стен. </text:span><text:span text:style-name="T573">Мы идём, спотыкаясь в полутьме и царапая узкие стены тоннеля.</text:span></text:p>
      <text:p text:style-name="P240"><text:span text:style-name="T7"/></text:p>
      <text:p text:style-name="P241"><text:span text:style-name="T7">Дозорная башня в конце коридора пуста. </text:span><text:span text:style-name="T548">Топчан со смятым покрывалом покрывает слой пыли.</text:span><text:span text:style-name="T7"> </text:span><text:span text:style-name="T548">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48">и</text:span><text:span text:style-name="T7"> турели молч</text:span><text:span text:style-name="T548">а</text:span><text:span text:style-name="T7">т. Увы, в последние годы Ойкумена </text:span><text:span text:style-name="T573">Ф</text:span><text:span text:style-name="T7">аэри столкнулась с критической нехваткой айны, почти вся её скудная добыча уходи</text:span><text:span text:style-name="T548">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63">От безысходности мы даже начали ставить на некоторые турели пулеметатели.</text:span><text:span text:style-name="T7"> </text:span><text:span text:style-name="T548">А в связи с острой нехваткой ополчения большинство турелей переведены в автоматический режим ещё </text:span><text:span text:style-name="T525">две </text:span><text:span text:style-name="T363">дюжин</text:span><text:span text:style-name="T525">ы</text:span><text:span text:style-name="T548"> лет назад.</text:span></text:p>
      <text:p text:style-name="P242"/>
      <text:p text:style-name="P242">Я подхожу к пульту связи и нажимаю кнопку связи с <text:span text:style-name="T410">цитаделью</text:span>.</text:p>
      <text:p text:style-name="P243">- <text:span text:style-name="T574">Цитадель,</text:span> <text:span text:style-name="T575">о</text:span>тветьте, если слышите меня. <text:s/><text:span text:style-name="T575">Н</text:span>а связи Селестия.</text:p>
      <text:p text:style-name="P242"/>
      <text:p text:style-name="P242">Короткий треск белого шума, потом <text:span text:style-name="T576">усталый голос.</text:span></text:p>
      <text:p text:style-name="P242">- <text:span text:style-name="T410">Вас слышим, </text:span><text:span text:style-name="T574">консул.</text:span><text:span text:style-name="T410"> </text:span><text:span text:style-name="T575">Ц</text:span><text:span text:style-name="T410">итадель на связи. Говорит </text:span><text:span text:style-name="T577">префект </text:span><text:span text:style-name="T410">Хай Глори.</text:span></text:p>
      <text:p text:style-name="P242">- <text:span text:style-name="T578">Краткий репорт обстановки, </text:span><text:span text:style-name="T577">префект</text:span><text:span text:style-name="T578">.</text:span></text:p>
      <text:p text:style-name="P242"/>
      <text:p text:style-name="P244">Короткая пауза заполнена треском статических разрядов. Усталый голос <text:span text:style-name="T579">моего заместителя </text:span>продолжает.</text:p>
      <text:p text:style-name="P244">- Цитадель в круговой обороне. У меня в наличии <text:span text:style-name="T580">сорок семь</text:span><text:span text:style-name="T575"> </text:span>бойц<text:span text:style-name="T580">ов</text:span> — <text:span text:style-name="T575">охрана цитадели и всё, что осталось от артиллерийского расчёта второй башни</text:span>. <text:span text:style-name="T580">Первая башня, судя по всему, захвачена врасплох, как и казармы.</text:span> <text:span text:style-name="T580">У</text:span>далось связаться с гарнизонами <text:span text:style-name="T335">лаборатории</text:span> и <text:span text:style-name="T579">дока</text:span>. Там <text:span text:style-name="T580">семнадцать</text:span><text:span text:style-name="T335"> </text:span>и <text:span text:style-name="T580">восемь</text:span> соответственно. <text:span text:style-name="T575">Е</text:span>щё активны две автотурели на стенах. <text:span text:style-name="T575">И визуально наблюдаю какое-то сопротивление у арсенала. </text:span><text:span text:style-name="T581">Это всё.</text:span></text:p>
      <text:p text:style-name="P244"/>
      <text:p text:style-name="P245">Арсенал! Хранилище Элементов Возмездия! Наше супероружие и последняя надежда!</text:p>
      <text:p text:style-name="P245"/>
      <text:p text:style-name="P246"><text:span text:style-name="T7">Я хочу переспросить Хай Глори об арсенале, но слышу с</text:span><text:span text:style-name="T573">транные скрежещущие звуки </text:span><text:span text:style-name="T7">себя </text:span><text:span text:style-name="T573">за спиной. </text:span><text:span text:style-name="T383">Я </text:span><text:span text:style-name="T571">оглядываюсь на Кэйлонга. </text:span><text:span text:style-name="T7">Тот</text:span><text:span text:style-name="T573"> быстро поворачивается ко мне, распахивая крылья.</text:span></text:p>
      <text:p text:style-name="P241"><text:span text:style-name="T573"/></text:p>
      <text:p text:style-name="P247">- Надо идти быстрее! У нас мало времени! - почти кричит Кэйлонг.</text:p>
      <text:p text:style-name="P241"><text:span text:style-name="T573"/></text:p>
      <text:p text:style-name="P248"><text:soft-page-break/>Видимое из-за его крыла копыто Киранды судорожно дёргается, на полу возле него растекается лужица пены.</text:p>
      <text:p text:style-name="P249"><text:span text:style-name="T383">Я </text:span><text:span text:style-name="T7">пытаюсь обойти Кэйлонга, но он не даёт мне.</text:span></text:p>
      <text:p text:style-name="P249"><text:span text:style-name="T7"/></text:p>
      <text:p text:style-name="P249"><text:span text:style-name="T7">- </text:span><text:span text:style-name="T582">Или ты доведёшь нас обоих, или убей меня вместе с ней тут!</text:span></text:p>
      <text:p text:style-name="P249"><text:span text:style-name="T582"/></text:p>
      <text:p text:style-name="P250"><text:span text:style-name="T7">Мне никогда не нравилась руководящая работа. </text:span><text:span text:style-name="T583">Я не люблю принимать тяжёлые решения. Я учёный, а не </text:span><text:span text:style-name="T584">воин</text:span><text:span text:style-name="T583">. </text:span><text:span text:style-name="T585">Почему </text:span><text:span text:style-name="T584">э</text:span><text:span text:style-name="T585">то </text:span><text:span text:style-name="T584">бремя </text:span><text:span text:style-name="T585">свалилось на меня, а не на мою сестру?</text:span></text:p>
      <text:p text:style-name="P250"><text:span text:style-name="T583"/></text:p>
      <text:p text:style-name="P251">Качая головой, я иду к выходу, бросая по пути в микрофон:</text:p>
      <text:p text:style-name="P252"><text:span text:style-name="T7">- Цитадель, мы идём к вам. Будьте готовы </text:span><text:span text:style-name="T586">нас </text:span><text:span text:style-name="T7">встретить.</text:span></text:p>
      <text:p text:style-name="P252"><text:span text:style-name="T7"/></text:p>
      <text:p text:style-name="P253"><text:span text:style-name="T383">Т</text:span><text:span text:style-name="T7">оннель, </text:span><text:span text:style-name="T584">ведущий</text:span><text:span text:style-name="T7"> в цитадель, </text:span><text:span text:style-name="T540">выше</text:span><text:span text:style-name="T7"> и светлее — под потолком время от времени </text:span><text:span text:style-name="T584">попадаются </text:span><text:span text:style-name="T7">тусклые лампочки. Иногда в стенах встречаются узкие двери в боковые ответвления.</text:span><text:span text:style-name="T584"> «Насосная-1», «Щитовая», «Насосная-2» - м</text:span><text:span text:style-name="T7">ы проходим их не останавливаясь.</text:span></text:p>
      <text:p text:style-name="P253"><text:span text:style-name="T7"/></text:p>
      <text:p text:style-name="P253"><text:span text:style-name="T7">- </text:span><text:span text:style-name="T524">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53"><text:span text:style-name="T524">- И это тоже я хотел тебе сообщить! - </text:span><text:span text:style-name="T587">пыхтит</text:span><text:span text:style-name="T524">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54">- И что из этого следует?</text:p>
      <text:p text:style-name="P254">- Как что? Убери тварей — и много толку будет от тех передатчиков?</text:p>
      <text:p text:style-name="P254">- Ты хочешь сказать?…</text:p>
      <text:p text:style-name="P254">-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88">, </text:span><text:s/>— лербы излечатся сами собой. Я, конечно, малая сошка, чтобы указывать королеве, но…</text:p>
      <text:p text:style-name="P255"><text:span text:style-name="T7"/></text:p>
      <text:p text:style-name="P256">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7"><text:span text:style-name="T7">«</text:span><text:span text:style-name="T589">Отказано в доступе</text:span><text:span text:style-name="T590">. </text:span><text:span text:style-name="T7">Враг поблизости» - читаю я на маленьком экранчике над замком.</text:span></text:p>
      <text:p text:style-name="P257"><text:span text:style-name="T7"/></text:p>
      <text:p text:style-name="P256">Что за ерунда?</text:p>
      <text:p text:style-name="P257"><text:span text:style-name="T7">Я снова подношу </text:span><text:span text:style-name="T546">накопытную пластину </text:span><text:span text:style-name="T7">к замку — и снова с тем же р</text:span><text:span text:style-name="T591">е</text:span><text:span text:style-name="T7">з</text:span><text:span text:style-name="T591">у</text:span><text:span text:style-name="T7">льтатом.</text:span></text:p>
      <text:p text:style-name="P257"><text:span text:style-name="T7"/></text:p>
      <text:p text:style-name="P257"><text:span text:style-name="T7">- </text:span><text:span text:style-name="T540">Дай-ка мне, - отталкивает меня от двери Кэйлонг.</text:span></text:p>
      <text:p text:style-name="P257"><text:soft-page-break/><text:span text:style-name="T540"/></text:p>
      <text:p text:style-name="P258">Он сдвигает в сторону лицевую панель замка, переключает крохотный рычажок и возращает панель на место.</text:p>
      <text:p text:style-name="P258">- Пробуй!</text:p>
      <text:p text:style-name="P259"><text:span text:style-name="T7"/></text:p>
      <text:p text:style-name="P260"><text:span text:style-name="T7">Я подношу копыто к замку и тот приветливо мигает зелёным огоньком. Дверь уходит в сторону. </text:span><text:span text:style-name="T592">За ней стоят два пустых автодоспеха, отдающих честь при виде меня.</text:span></text:p>
      <text:p text:style-name="P259"><text:span text:style-name="T7"/></text:p>
      <text:p text:style-name="P258">- Вот видишь! - ухмыляется Кэйлонг. - Мы так все <text:span text:style-name="T256">анализаторы </text:span>в лаборатории поотключали, потому что невозможно было ра-хр-р-р…</text:p>
      <text:p text:style-name="P259"><text:span text:style-name="T7"/></text:p>
      <text:p text:style-name="P258">Его речь прерывается хрипом, его глаза округляются и из горла выходит окровавленный рог. </text:p>
      <text:p text:style-name="P261"><text:span text:style-name="T7">- Хар-р-р-ш-ш-с-с! - шипит Киранда и через него </text:span><text:span text:style-name="T586">направляет</text:span><text:span text:style-name="T7"> свой рог </text:span><text:span text:style-name="T586">на</text:span><text:span text:style-name="T7"> меня.</text:span></text:p>
      <text:p text:style-name="P259"><text:span text:style-name="T7"/></text:p>
      <text:p text:style-name="P259"><text:span text:style-name="T7">Кэйлонг в агонии встаёт на задние ноги, чиркнув своим рогом по потолку. </text:span><text:span text:style-name="T586">Этим он уводит рог Киранды вверх, он проходит над моей головой.</text:span><text:span text:style-name="T7"> </text:span><text:span text:style-name="T586">Я</text:span><text:span text:style-name="T7"> вижу </text:span><text:span text:style-name="T586">её </text:span><text:span text:style-name="T7">совершенно безумны</text:span><text:span text:style-name="T586">е</text:span><text:span text:style-name="T7"> глаз</text:span><text:span text:style-name="T586">а</text:span><text:span text:style-name="T7">, сверлящи</text:span><text:span text:style-name="T586">е</text:span><text:span text:style-name="T7"> меня узким</text:span><text:span text:style-name="T586">и</text:span><text:span text:style-name="T7"> зрачк</text:span><text:span text:style-name="T586">ами</text:span><text:span text:style-name="T7"> рептилии. И именно в </text:span><text:span text:style-name="T586">них</text:span><text:span text:style-name="T7"> я на автомате бью рогом.</text:span></text:p>
      <text:p text:style-name="P259"><text:span text:style-name="T7"/></text:p>
      <text:p text:style-name="P258">Прости меня, мой старый товарищ. В коридоре нет места для манёвра. </text:p>
      <text:p text:style-name="P259"><text:span text:style-name="T7">Мой рог также пронизывает шею </text:span><text:span text:style-name="T586">Кейлонга</text:span><text:span text:style-name="T7">, прот</text:span><text:span text:style-name="T537">ыкая</text:span><text:span text:style-name="T7"> затем и Киранду.</text:span></text:p>
      <text:p text:style-name="P259"><text:span text:style-name="T7"/></text:p>
      <text:p text:style-name="P262">…</text:p>
      <text:p text:style-name="P240"><text:span text:style-name="T383"/></text:p>
      <text:p text:style-name="P263"><text:span text:style-name="T593">Моё правое крыло, </text:span><text:span text:style-name="T383">Х</text:span><text:span text:style-name="T7">ай Глори, сидит перед перед массивом </text:span><text:span text:style-name="T592">обзорных </text:span><text:span text:style-name="T7">дисплеев, показывающих обстановку в разных частях Андориана.</text:span></text:p>
      <text:p text:style-name="P263"><text:span text:style-name="T7"/></text:p>
      <text:p text:style-name="P240"><text:span text:style-name="T383">- </text:span><text:span text:style-name="T586">Вы же, </text:span><text:span text:style-name="T594">кажется</text:span><text:span text:style-name="T586">, шли с группой, консул Селестия? - оборачивается он ко мне.</text:span></text:p>
      <text:p text:style-name="P264">- Нет. Уже нет, - мне кажется чужим надреснутый шёпот, что я могу выдавить из себя омертвевшими губами.</text:p>
      <text:p text:style-name="P240"><text:span text:style-name="T383"/></text:p>
      <text:p text:style-name="P265"><text:span text:style-name="T383">Я </text:span><text:span text:style-name="T7">подхожу к посту командующего, </text:span><text:span text:style-name="T592">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65"><text:span text:style-name="T592"/></text:p>
      <text:p text:style-name="P266">Перед казармой на плацу лежит несколько <text:span text:style-name="T353">сотен</text:span> фаэри в нижнем обмундировании, <text:span text:style-name="T256">их крылья прижаты к булыжникам плаца копытами</text:span> лербов. Между ними <text:span text:style-name="T496">медленно плывут</text:span> две серые фигуры, то и дело <text:span text:style-name="T353">повторяя процедуру, что мне довелось увидеть с Морбиусом</text:span>.</text:p>
      <text:p text:style-name="P266"><text:soft-page-break/></text:p>
      <text:p text:style-name="P266">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6"/>
      <text:p text:style-name="P266">Подходы к <text:span text:style-name="T371">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6"/>
      <text:p text:style-name="P267">Наружная камера цитадели показывает <text:span text:style-name="T256">под самими стенами</text:span> <text:span text:style-name="T256">толпу в ржавых доспехах</text:span>, <text:span text:style-name="T256">прикрывающую щитами </text:span>дв<text:span text:style-name="T256">ух</text:span> лерб<text:span text:style-name="T256">ов с искрящимися резаками, распиливающих</text:span> бронированные плиты <text:span text:style-name="T256">ворот.</text:span></text:p>
      <text:p text:style-name="P268"><text:span text:style-name="T595"/></text:p>
      <text:p text:style-name="P268"><text:span text:style-name="T595">- </text:span><text:span text:style-name="T593">Вы знаете, где Луна?</text:span></text:p>
      <text:p text:style-name="P269">- Нет, - качает головой Хай Глори. - Я видел, как она шла в <text:span text:style-name="T371">порт</text:span>. Но потом всё перемешалось.</text:p>
      <text:p text:style-name="P268"><text:span text:style-name="T595"/></text:p>
      <text:p text:style-name="P268"><text:span text:style-name="T7">Как во сне </text:span><text:span text:style-name="T596">прикладываю копыто к</text:span><text:span text:style-name="T7"> небольш</text:span><text:span text:style-name="T596">ой</text:span><text:span text:style-name="T7"> дверц</text:span><text:span text:style-name="T596">е</text:span><text:span text:style-name="T7"> на панели управления боевыми системами форта. </text:span><text:span text:style-name="T596">Д</text:span><text:span text:style-name="T7">верц</text:span><text:span text:style-name="T596">а отъезжает в сторону, под ней</text:span><text:span text:style-name="T7"> всего лишь одна красная кнопка </text:span><text:span text:style-name="T597">с табличкой</text:span><text:span text:style-name="T7">: «Око Гнева».</text:span></text:p>
      <text:p text:style-name="P240"><text:span text:style-name="T383"/></text:p>
      <text:p text:style-name="P270"><text:span text:style-name="T383">- </text:span><text:span text:style-name="T598">Вы уверены? - вопрошает Хай Глори. - У нас ещё есть шанс отбиться, </text:span><text:span text:style-name="T593">силовой щит активен, </text:span><text:span text:style-name="T598">работают </text:span><text:span text:style-name="T599">две</text:span><text:span text:style-name="T598"> турел</text:span><text:span text:style-name="T599">и</text:span><text:span text:style-name="T598">. </text:span><text:span text:style-name="T593">Можно </text:span><text:span text:style-name="T598">пройти до ангара ховертанков и зачистить крепость.</text:span></text:p>
      <text:p text:style-name="P271"><text:span text:style-name="T598"/></text:p>
      <text:p text:style-name="P271"><text:span text:style-name="T7">Я понимаю его сомнение. «Око Гнева» перенаправляет энергию с защитной сферы на спаренный мега-излучатель цитадели. </text:span><text:span text:style-name="T600">Самоубийственный шаг в обычных условиях, </text:span><text:span text:style-name="T595">когда у крепости парит флот противника.</text:span><text:span text:style-name="T600"> </text:span><text:span text:style-name="T595">Н</text:span><text:span text:style-name="T600">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40"><text:span text:style-name="T383"/></text:p>
      <text:p text:style-name="P272"><text:span text:style-name="T383">- </text:span><text:span text:style-name="T601">Уверена. - Я бросаю взгляд на экран дока, где у дальнего причала парит </text:span><text:span text:style-name="T550">корвет</text:span><text:span text:style-name="T601">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95">для достройки</text:span><text:span text:style-name="T601">.</text:span></text:p>
      <text:p text:style-name="P272"><text:span text:style-name="T601"/></text:p>
      <text:p text:style-name="P273"><text:span text:style-name="T601">- </text:span><text:span text:style-name="T363">Около</text:span><text:span text:style-name="T550"> пол</text:span><text:span text:style-name="T363">у</text:span><text:span text:style-name="T550">часа понадобится лербам, чтобы пропилить ворота.</text:span><text:span text:style-name="T595"> </text:span><text:span text:style-name="T550">Поэтому я</text:span><text:span text:style-name="T595"> ставляю таймер на </text:span><text:span text:style-name="T550">двадцать минут</text:span><text:span text:style-name="T595">,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79">порт</text:span><text:span text:style-name="T595">, к «Стремительному». Когда защитная сфера отключится, вы должны быть готовы уходить к Трантору. Форсируйте двигатели </text:span><text:span text:style-name="T550">корвета</text:span><text:span text:style-name="T595"> и эти, - я указываю на парящие тени за защитной сферой, - вас не догонят. </text:span><text:span text:style-name="T602">В Транторе,</text:span><text:span text:style-name="T595"> </text:span><text:span text:style-name="T603">в космопорт</text:span><text:span text:style-name="T604">е,</text:span><text:span text:style-name="T603"> </text:span><text:span text:style-name="T602">стоит</text:span><text:span text:style-name="T595"> астробуксировщик - </text:span><text:span text:style-name="T605">мы </text:span><text:span text:style-name="T603">строили</text:span><text:span text:style-name="T605"> им наши лунные базы.</text:span><text:span text:style-name="T595"> </text:span><text:span text:style-name="T550">Забирайте всех и </text:span><text:span text:style-name="T595">лет</text:span><text:span text:style-name="T602">и</text:span><text:span text:style-name="T595">т</text:span><text:span text:style-name="T602">е</text:span><text:span text:style-name="T595"> </text:span><text:span text:style-name="T550">к</text:span><text:span text:style-name="T595"> Криллон</text:span><text:span text:style-name="T550">у</text:span><text:span text:style-name="T605">. Дальше подчиняйтесь приказам командующего базы.</text:span></text:p>
      <text:p text:style-name="P266"><text:soft-page-break/>- Вы сами разве не поведёте «Стремительный», консул?</text:p>
      <text:p text:style-name="P274"><text:span text:style-name="T595">- Нет, у меня другая задача.</text:span><text:span text:style-name="T601"> </text:span><text:span text:style-name="T606">Мне нужн</text:span><text:span text:style-name="T607">о двух</text:span><text:span text:style-name="T606"> воинов в сопровождение. Мы идём к арсеналу.</text:span></text:p>
      <text:p text:style-name="P274"><text:span text:style-name="T606"/></text:p>
      <text:p text:style-name="P231"><text:span text:style-name="T606">С</text:span><text:span text:style-name="T7">мерть королевы и захват «Маджестика» всё меняет. </text:span><text:span text:style-name="T608">Рейд возмездия теперь невозможен — только генераторы </text:span><text:span text:style-name="T609">гранд-флаера</text:span><text:span text:style-name="T608"> могли обеспечить Элементы Возмездия </text:span><text:span text:style-name="T610">достаточной</text:span><text:span text:style-name="T608"> энергией. </text:span><text:span text:style-name="T610">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08">И </text:span><text:span text:style-name="T610">передать кому-то знания по управления Элементами, ведь после смерти королевы я — единственная, кто умеет пользоваться ими.</text:span></text:p>
      <text:p text:style-name="P231"><text:span text:style-name="T609"/></text:p>
      <text:p text:style-name="P275">…</text:p>
      <text:p text:style-name="P240"><text:span text:style-name="T601"/></text:p>
      <text:p text:style-name="P276"><text:span text:style-name="T601">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76"><text:span text:style-name="T7"/></text:p>
      <text:p text:style-name="P276"><text:span text:style-name="T7">На полпути к </text:span><text:span text:style-name="T607">арсеналу я слышу шорох из бокового тунеля с табличкой «Склад-4В». В дюжине шагов от основного тунеля, возле </text:span><text:span text:style-name="T611">выломанной двери</text:span><text:span text:style-name="T607">, мы натыкаемся на </text:span><text:span text:style-name="T612">мехадоспех без шлема, бессмысленно бодающий стену.</text:span><text:span text:style-name="T613"> </text:span><text:span text:style-name="T614">Треснувший ш</text:span><text:span text:style-name="T615">лем лежит тут же. </text:span><text:span text:style-name="T614">Тяжелый </text:span><text:span text:style-name="T616">доспех</text:span><text:span text:style-name="T614"> то и дело </text:span><text:span text:style-name="T616">топчется</text:span><text:span text:style-name="T614"> </text:span><text:span text:style-name="T616">по нему бронированными</text:span><text:span text:style-name="T614"> копытами. </text:span><text:span text:style-name="T616">Из шлема вылетают голубые искры, тревожно перемигиваются индикаторные огоньки на</text:span><text:span text:style-name="T615"> налобно</text:span><text:span text:style-name="T616">м</text:span><text:span text:style-name="T615"> щитк</text:span><text:span text:style-name="T616">е</text:span><text:span text:style-name="T615">. </text:span><text:span text:style-name="T607">На спине доспеха закреплён ящик, </text:span><text:span text:style-name="T617">наполовину полный консервами. Консервы </text:span><text:span text:style-name="T607">глухо звен</text:span><text:span text:style-name="T617">я</text:span><text:span text:style-name="T607">т при каждом ударе </text:span><text:span text:style-name="T363">тяжёлого </text:span><text:span text:style-name="T617">мехадоспеха </text:span><text:span text:style-name="T607">о стену.</text:span></text:p>
      <text:p text:style-name="P277"/>
      <text:p text:style-name="P277">Я осторожно обхожу <text:span text:style-name="T618">обезглавленый </text:span><text:span text:style-name="T619">механизм</text:span>, пытаясь рассмотреть номер на <text:span text:style-name="T618">его</text:span> грудной пластине. «<text:span text:style-name="T620">Сорок два — пятнадцать». Центурия Луны.</text:span></text:p>
      <text:p text:style-name="P277"/>
      <text:p text:style-name="P278">Из двер<text:span text:style-name="T621">ного проёма</text:span> на меня буквально вываливается <text:span text:style-name="T622">фаэри в поддоспешном комбинезоне</text:span>. Увидев <text:span text:style-name="T623">нас</text:span>, он испуганно охает и прижимается к стене. <text:span text:style-name="T619">Из-под прижатых к телу крыльев вываливаются </text:span><text:span text:style-name="T618">на пол</text:span><text:span text:style-name="T619"> консервы и упаковки сухарей. </text:span></text:p>
      <text:p text:style-name="P278"/>
      <text:p text:style-name="P278">- Где ваш <text:span text:style-name="T619">доспех</text:span>, солдат? Что с вашим рогом? И… Почему вы дрожите?</text:p>
      <text:p text:style-name="P278"/>
      <text:p text:style-name="P278">Песчаного цвета <text:span text:style-name="T619">жеребец</text:span> вжимается в <text:span text:style-name="T619">каменную поверхность</text:span> в тщетном порыве быть от меня подальше и, судя по всему, готовиться упасть в обморок. <text:span text:style-name="T620">Грязные «сорок два — пятнадцать» едва просматриваются на нагрудно</text:span><text:span text:style-name="T622">й пластине комбинезона.</text:span></text:p>
      <text:p text:style-name="P278"/>
      <text:p text:style-name="P278"><text:span text:style-name="T622">П</text:span><text:span text:style-name="T624">ри</text:span><text:span text:style-name="T622">жав</text:span><text:span text:style-name="T624"> его </text:span><text:span text:style-name="T625">копытом</text:span><text:span text:style-name="T624"> к стене, </text:span><text:span text:style-name="T622">я</text:span> внимательно всматриваюсь в его зрачки. <text:span text:style-name="T619">О</text:span>ни не узкие. Это очень легко заметить, так как они расширены и почти вытеснили белки глаз.</text:p>
      <text:p text:style-name="P278"/>
      <text:p text:style-name="P278"><text:soft-page-break/>Я поднимаю забрало, чтобы он узнал меня.</text:p>
      <text:p text:style-name="P278">Он отвечает мне пронзительным взглядом в ответ и, внезапно, успокаивается.</text:p>
      <text:p text:style-name="P278"/>
      <text:p text:style-name="P278">- <text:span text:style-name="T625">Н</text:span>е <text:span text:style-name="T622">лерб</text:span><text:span text:style-name="T623">ы</text:span>, - <text:span text:style-name="T625">облегчённо</text:span><text:span text:style-name="T626"> </text:span>вздыхает он. - У вас хорошие глаза. Круглые.</text:p>
      <text:p text:style-name="P27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25">жеребец</text:span> расслабляется и отлепл<text:span text:style-name="T431">яет</text:span>ся от стены.</text:p>
      <text:p text:style-name="P279">- <text:span text:style-name="T625">Я никогда не видел лербов вживую. Меня мобилизовали всего пять лет назад. Я никогда не был на передовой. Я даже не умею фехтовать.</text:span></text:p>
      <text:p text:style-name="P279">- <text:span text:style-name="T625">Откуда же у тебя мехадоспех, солдат? </text:span><text:span text:style-name="T623">Солдатам их выдают за особые заслуги. </text:span><text:span text:style-name="T625">Не все офицеры имеют такие.</text:span></text:p>
      <text:p text:style-name="P280">- Мама помогла мне получить хорошую должность в канцелярии. Ну, вы понимаете… Моя мать — влиятельная особа. <text:span text:style-name="T387">Клан Лорен.</text:span></text:p>
      <text:p text:style-name="P279"/>
      <text:p text:style-name="P281">Он говорит это с особой гордостью, вызывая у меня отвращение. <text:span text:style-name="T387">Печально, что даже в королевском клане процветает коррупция.</text:span></text:p>
      <text:p text:style-name="P281"/>
      <text:p text:style-name="P281">Я делаю знак своим сопровождающим.</text:p>
      <text:p text:style-name="P282">- <text:span text:style-name="T623">Сирен, Минтур, п</text:span>риглядывайте за ним. Он пойдёт с нами в арсенал.</text:p>
      <text:p text:style-name="P280"/>
      <text:p text:style-name="P280">От моих слов у жеребца чуть не вылезли глаза на лоб.</text:p>
      <text:p text:style-name="P280">- В арсенал? Не-е-ет, туда нельзя! Нельзя! Не-е-ет!!!</text:p>
      <text:p text:style-name="P280"/>
      <text:p text:style-name="P283">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3"/>
      <text:p text:style-name="P283">Я снова подхожу к удерживаемому моими спутниками жеребцу.</text:p>
      <text:p text:style-name="P280"/>
      <text:p text:style-name="P279"><text:span text:style-name="T625">- </text:span><text:span text:style-name="T623">Туда нельзя, - торопливо бормочет солдат. - </text:span><text:span text:style-name="T627">Во время прорыва сферы </text:span><text:span text:style-name="T628">наш контуберний</text:span><text:span text:style-name="T627"> </text:span><text:span text:style-name="T629">сопровождал</text:span><text:span text:style-name="T333"> приора Лун</text:span><text:span text:style-name="T629">у </text:span><text:span text:style-name="T333">в </text:span><text:span text:style-name="T394">порт</text:span><text:span text:style-name="T333"> для встречи «Маджестика»… </text:span><text:span text:style-name="T623">К</text:span><text:span text:style-name="T630">огда включилась сирена,</text:span><text:span text:style-name="T629"> </text:span><text:span text:style-name="T630">Луна… </text:span><text:span text:style-name="T394">П</text:span><text:span text:style-name="T630">омчалась в арсенал, мы</text:span><text:span text:style-name="T629"> </text:span><text:span text:style-name="T630">едва поспевали за ней</text:span><text:span text:style-name="T629">. </text:span><text:span text:style-name="T630">Т</text:span><text:span text:style-name="T629">ам, — легионер указывает копытом в сторону </text:span><text:span text:style-name="T631">арсенала</text:span><text:span text:style-name="T629">, - </text:span><text:span text:style-name="T630">н-нас… н-нам…</text:span></text:p>
      <text:p text:style-name="P284"/>
      <text:p text:style-name="P284">От волнения он заикается и замолкает. Потом его глаза закатываются, дыхание становится частым и прерывистым.</text:p>
      <text:p text:style-name="P284"/>
      <text:p text:style-name="P285"><text:soft-page-break/>- Как тебя зовут, <text:span text:style-name="T629">воин</text:span>? - когда наступает психологический шок, лучше всего его преодолевать простыми <text:span text:style-name="T630">методами</text:span>. Я давно это усвоила, общаясь со студентами.</text:p>
      <text:p text:style-name="P285">- Ринс. Ринс Стилфизер. Либрарий первой центурии <text:span text:style-name="T629">второй</text:span> когорты шестого легиона.</text:p>
      <text:p text:style-name="P285">- Успокойся, Ринс. У тебя есть дети?</text:p>
      <text:p text:style-name="P285">- Дочка.</text:p>
      <text:p text:style-name="P285"/>
      <text:p text:style-name="P285">Взгляд солдата ста<text:span text:style-name="T630">новится</text:span> более осмысленным, зрачки почти в<text:span text:style-name="T630">озвращаются</text:span> в нормальный размер.</text:p>
      <text:p text:style-name="P285"/>
      <text:p text:style-name="P285">- Её зовут Дикси. Эвакуировалась за океан, с женой. Месяц назад прислала открытку. Там карнавал! Маски, конфетти, фейерверки! Мороженное на пляже! <text:span text:style-name="T628">Мирная жизнь!</text:span> - восхищённо говори<text:span text:style-name="T477">т</text:span> Ринс, его глаза сияли. Он счастлив отвлечься от реальности, <text:span text:style-name="T629">уйдя в яркий мир грёз</text:span>.</text:p>
      <text:p text:style-name="P285">- Отлично. Я счастлива, что твоя семья в полной безопасности, - произн<text:span text:style-name="T47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29">арсенале</text:span>?</text:p>
      <text:p text:style-name="P285"/>
      <text:p text:style-name="P284">- М-м-мы не <text:span text:style-name="T623">понимали</text:span>… Они пришли… Она…</text:p>
      <text:p text:style-name="P286">- <text:span text:style-name="T629">Что с Луной?! - перебиваю я его и снова прижимаю к стене.</text:span></text:p>
      <text:p text:style-name="P287">- Поймите меня правильно, я никогда не учился сражаться… Мать хотела, чтобы я стал <text:span text:style-name="T632">зе</text:span>фирным танцором… Я всего лишь писарь… - <text:span text:style-name="T630">бессвязно бормочет солдат.</text:span></text:p>
      <text:p text:style-name="P288"/>
      <text:p text:style-name="P289"><text:span text:style-name="T630">Я выдаю ему серию увесистых пощёчин. </text:span><text:span text:style-name="T623">Ринс</text:span> запинается. Он молча хлопает глазами и не может произнести ни слова. <text:span text:style-name="T623">В тоннеле отчётливо чувствуется </text:span><text:span text:style-name="T630">запах мочи.</text:span></text:p>
      <text:p text:style-name="P289"/>
      <text:p text:style-name="P283">С отвращением я отступаю от него и поднимаю с пола шлем его мехадоспеха. <text:span text:style-name="T632">Вывожу меню на маленький внутренний экран шлема и выбираю «Воспроизведение» за последние пятнадцать минут. Экранчик показывает запись с</text:span><text:span text:style-name="T633">о</text:span><text:span text:style-name="T632"> встроенной камеры шлема.</text:span></text:p>
      <text:p text:style-name="P290"/>
      <text:p text:style-name="P291">Ринс в компании <text:span text:style-name="T634">дюжины</text:span> легионеров движется к <text:span text:style-name="T394">порту</text:span>. <text:span text:style-name="T635">Они оживлённо переговариваются, обсуждая прибытие «Маджестика».</text:span> <text:span text:style-name="T636">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94">Очертания</text:span><text:span text:style-name="T635"> гранд-флаера уже </text:span><text:span text:style-name="T394">темнеют</text:span><text:span text:style-name="T635"> за силовым щитом Андориана, когда они добираются до КПП дока. Луна расспрашивает о чём-то вахтёра,</text:span><text:span text:style-name="T637"> </text:span><text:span text:style-name="T638">п</text:span><text:span text:style-name="T639">ричальная рампа медленно движется к стыковочному шлюзу.</text:span></text:p>
      <text:p text:style-name="P291"><text:span text:style-name="T639">С</text:span><text:span text:style-name="T635">олдаты поднимают шум. Все указывают на растущий силуэт «Маджестика», который и не думает останавливаться.</text:span></text:p>
      <text:p text:style-name="P292"><text:span text:style-name="T640">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96">Сбитая со стены закрылком «Маджестика», с гулким грохотом падает орудийная башня, разбивая </text:span><text:span text:style-name="T641">ствол</text:span><text:span text:style-name="T642">а</text:span><text:span text:style-name="T641">м</text:span><text:span text:style-name="T642">и</text:span><text:span text:style-name="T496"> обсерваторию. Гранд-флаер</text:span><text:span text:style-name="T639"> со стоном ярд за ярдом проламывает каменную стену </text:span><text:soft-page-break/><text:span text:style-name="T639">и силовой щит, останавливаясь только тогда, когда его киль вгрызается в </text:span><text:span text:style-name="T643">примкнувшую к скале </text:span><text:span text:style-name="T639">энергостанцию .</text:span></text:p>
      <text:p text:style-name="P292"/>
      <text:p text:style-name="P293">Луна приходит в себя первой. <text:span text:style-name="T644">Она со все</text:span><text:span text:style-name="T645">х</text:span><text:span text:style-name="T644"> ног несётся к арсеналу, </text:span><text:span text:style-name="T636">серебряный жеребец и Ринс не отстают. О</text:span><text:span text:style-name="T644">стальные </text:span><text:span text:style-name="T636">без усиленных мехадоспехом мышц</text:span><text:span text:style-name="T644"> </text:span><text:span text:style-name="T636">заметно отрываются от них</text:span><text:span text:style-name="T644">. </text:span><text:span text:style-name="T646">На ходу </text:span><text:span text:style-name="T636">Луна</text:span><text:span text:style-name="T646"> отдаёт приказ </text:span><text:span text:style-name="T643">подвернувшемуся</text:span><text:span text:style-name="T646"> гастату, тот несётся к казармам, </text:span><text:span text:style-name="T579">навстречу первым солдатам</text:span><text:span text:style-name="T643"> разбуженн</text:span><text:span text:style-name="T579">ой</text:span><text:span text:style-name="T643"> смен</text:span><text:span text:style-name="T645">ы</text:span><text:span text:style-name="T643">.</text:span><text:span text:style-name="T646"> </text:span><text:span text:style-name="T579">Но рядом п</text:span><text:span text:style-name="T643">адает и</text:span><text:span text:style-name="T646">скорёженная носовая аппарель «Маджестика», выпуская первые дюжины лербов. </text:span><text:span text:style-name="T579">С палубы гранд-флаера </text:span><text:span text:style-name="T645">один за другим </text:span><text:span text:style-name="T579">взлета</text:span><text:span text:style-name="T645">ю</text:span><text:span text:style-name="T579">т </text:span><text:span text:style-name="T645">три </text:span><text:span text:style-name="T647">грузов</text:span><text:span text:style-name="T645">ых</text:span><text:span text:style-name="T647"> </text:span><text:span text:style-name="T579">глайдер</text:span><text:span text:style-name="T645">а</text:span><text:span text:style-name="T579"> </text:span><text:span text:style-name="T647">и </text:span><text:span text:style-name="T579">теря</text:span><text:span text:style-name="T645">ю</text:span><text:span text:style-name="T579">тся среди строений Андориана.</text:span></text:p>
      <text:p text:style-name="P293"/>
      <text:p text:style-name="P294"><text:span text:style-name="T579">Ринс отворачивается от завязавшейся у казарм потасовки. Он и остальн</text:span><text:span text:style-name="T634">ые</text:span><text:span text:style-name="T579"> сворачивают за лабораторию, следуя за Луной. </text:span><text:span text:style-name="T647">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48">За воротами нестройными</text:span><text:span text:style-name="T647"> рядами </text:span><text:span text:style-name="T648">ожидают</text:span><text:span text:style-name="T647"> полуразобранные мехадоспехи, </text:span><text:span text:style-name="T645">грузовые платформы</text:span><text:span text:style-name="T647"> и </text:span><text:span text:style-name="T371">портовые</text:span><text:span text:style-name="T647"> </text:span><text:span text:style-name="T634">погрузчики</text:span><text:span text:style-name="T647">. </text:span><text:span text:style-name="T648">Оглянувшись назад через несколько секунд, Ринс видит, как большинство механизмов </text:span><text:span text:style-name="T645">неспешно </text:span><text:span text:style-name="T648">рассыпается по территории, занимая боевые позиции.</text:span></text:p>
      <text:p text:style-name="P294"/>
      <text:p text:style-name="P295">Арсенал охраняют <text:span text:style-name="T649">шестеро</text:span>. <text:span text:style-name="T650">Они стоят прямо перед вибрирующей мембраной локального силового щита арсенала.</text:span> <text:span text:style-name="T650">Издалека увидев Луну, они </text:span><text:span text:style-name="T649">расступаются</text:span><text:span text:style-name="T650">,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95"/>
      <text:p text:style-name="P296">Луна пробегает мимо них, кивком отвечая на их приветствие. Щит пропускает действительного центуриона и она, подбежав к распределительно<text:span text:style-name="T394">й</text:span> <text:span text:style-name="T394">панели</text:span>, отключает <text:span text:style-name="T394">защиту</text:span>. Затем она скрывается в арсенале. За ней следу<text:span text:style-name="T636">ю</text:span>т <text:span text:style-name="T636">серебряный жеребец и остальны.</text:span> Ринс же внезапно мешкает у самого входа.</text:p>
      <text:p text:style-name="P295"/>
      <text:p text:style-name="P296"><text:span text:style-name="T636">Его ш</text:span>лем медленно поворачивается, концентрируясь на одном из <text:span text:style-name="T634">охранников</text:span>. Оптическая система визора, подчиняясь негласной команде Ринса, увеличивает изображение <text:span text:style-name="T394">тёмного</text:span> забрала легионера. За забралом ясно виден <text:span text:style-name="T651">зелёный огонёк злого </text:span>глаз<text:span text:style-name="T651">а</text:span> с узким зрачком.</text:p>
      <text:p text:style-name="P297">Изображение с <text:span text:style-name="T636">визора</text:span> колотит сильная дрожь. <text:span text:style-name="T636">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51">раз за разом </text:span>вспыхивает красным. Ринс снова оборачивается. Шестёрка лербов, уже не скрываясь, идёт на него. <text:span text:style-name="T634">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8">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503">к центральному хранилищу</text:span>, в конце которого Луна в окружении <text:span text:style-name="T636">легионеров</text:span> возится с кодовым замком на <text:span text:style-name="T634">круглой </text:span>бронированной двери.</text:p>
      <text:p text:style-name="P299">Пробежав полкоридора, Ринс оборачивается. Из-за угла уже выходит перв<text:span text:style-name="T503">ая тройка</text:span> лерб<text:span text:style-name="T503">ов</text:span>, за ним<text:span text:style-name="T503">и</text:span> извиваются прозрачные щупальца-волосы <text:span text:style-name="T652">твари</text:span>.</text:p>
      <text:p text:style-name="P300"><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503">Щелкает замок.</text:span> Некоторое время он стоит, прижавшись к двери изнутри. <text:span text:style-name="T653">Стук его сердца слышен в динамиках. </text:span><text:s/><text:span text:style-name="T652">В коридоре слышатся крики, выстрелы и звон оружия</text:span>. <text:span text:style-name="T652">Ринс</text:span><text:span text:style-name="T653"> </text:span>несётся к задней стене, <text:span text:style-name="T653">раскидывая</text:span> вёдра и швабры. В задней стене есть ещё одна, <text:span text:style-name="T653">совсем крохотная</text:span> дверца - «Служебный 2Ц». Ринс прикладывает к плашке замка накопытник, дверца мигаёт зелёным и уезжает в сторону. </text:p>
      <text:p text:style-name="P299">Далее идёт долгий бег по тоннелю с остановкой у знакомой двери <text:span text:style-name="T654">«Склад-4В».</text:span></text:p>
      <text:p text:style-name="P295"/>
      <text:p text:style-name="P301">Я оглядываюсь на Ринса.</text:p>
      <text:p text:style-name="P301"/>
      <text:p text:style-name="P301">- Предатель! Ты бросил своих товарищей <text:span text:style-name="T653">в беде </text:span>и сбежал!</text:p>
      <text:p text:style-name="P302"/>
      <text:p text:style-name="P302">Я с рычанием под<text:span text:style-name="T651">хожу</text:span> к <text:span text:style-name="T651">обмочившемуся солдату</text:span>. Трусость легионера будит неведомую мне раньше ярость, я боюсь задушить его магическим захватом!</text:p>
      <text:p text:style-name="P303"/>
      <text:p text:style-name="P302">Ринс только молча смотрит на меня, открывая рот, как выброшенная на берег рыба.</text:p>
      <text:p text:style-name="P303"/>
      <text:p text:style-name="P302">- <text:span text:style-name="T620">Я… Я всего лишь писарь. Я не умею сражаться, - в конце-концов выдавливает из себя Ринс. - </text:span><text:span text:style-name="T653">Я хотел привести подмогу.</text:span></text:p>
      <text:p text:style-name="P302">- <text:span text:style-name="T620">И поэтому начал грабить продовольственный склад? — гневно указываю на рассыпавшиеся по полу консервы. - </text:span><text:span text:style-name="T655">Рассчитывал сбежать в горы и отсидеться там?</text:span></text:p>
      <text:p text:style-name="P303"/>
      <text:p text:style-name="P302">Я уже <text:span text:style-name="T620">справилась с приступом ярости. </text:span><text:span text:style-name="T656">Подойдя к мехадоспеху Ринса, я поднимаю изувеченный шлем и прилаживаю его на место.</text:span><text:span text:style-name="T620"> </text:span><text:span text:style-name="T657">Движения механизма обретают осмысленность. </text:span><text:span text:style-name="T618">Мехадоспех выпрямляется у стены и со скрипом отдаёт честь.</text:span></text:p>
      <text:p text:style-name="P303"/>
      <text:p text:style-name="P302">- <text:span text:style-name="T618">Мехадоспех сорок два — пятнадцать, класс «Принцип-2». </text:span><text:span text:style-name="T658">Целостность системы семьдесят семь процентов, заряд </text:span><text:span text:style-name="T651">айн-</text:span><text:span text:style-name="T658">батарей девяносто два процента.</text:span><text:span text:style-name="T618"> Жду распоряжений, консул Селестия, - низко гудит механизм. </text:span></text:p>
      <text:p text:style-name="P304">- <text:span text:style-name="T503">С</text:span><text:span text:style-name="T618">орок два — пятнадцать, </text:span><text:span text:style-name="T503">о</text:span><text:span text:style-name="T658">т</text:span><text:span text:style-name="T503">конвоируй</text:span><text:span text:style-name="T618"> дезертира Ринса Стилфизера</text:span> в <text:span text:style-name="T651">цитадель </text:span>и ожидай <text:span text:style-name="T618">дальнейших распоряжений </text:span><text:span text:style-name="T651">от префекта Хай Глори</text:span><text:span text:style-name="T618">.</text:span></text:p>
      <text:p text:style-name="P305"><text:line-break/>Я поворачиваюсь к Ринсу.</text:p>
      <text:p text:style-name="P302"><text:span text:style-name="T659">- Суд над тобой будет после сражения, </text:span><text:span text:style-name="T658">трус</text:span><text:span text:style-name="T659">. </text:span></text:p>
      <text:p text:style-name="P303"/>
      <text:p text:style-name="P302"><text:span text:style-name="T659">Ринс</text:span> облегчённо вздыхает и <text:span text:style-name="T658">уходит</text:span> прочь <text:span text:style-name="T658">под конвоем собственн</text:span><text:span text:style-name="T660">ых</text:span><text:span text:style-name="T658"> </text:span><text:span text:style-name="T661">доспехов</text:span>.</text:p>
      <text:p text:style-name="P303"><text:soft-page-break/><text:span text:style-name="T601"/></text:p>
      <text:p text:style-name="P306"><text:span text:style-name="T577">М</text:span>ы же идём в противоположном направлении, к арсеналу. Теперь я знаю, что могу встретить, и <text:span text:style-name="T387">паника постепенно оватывает меня липкими щупальцами</text:span>.</text:p>
      <text:p text:style-name="P306"/>
      <text:p text:style-name="P306"><text:span text:style-name="T387">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62">у</text:span><text:span text:style-name="T387"> себе представить, что может погибнуть Луна. Моя младшая сестрёнка, </text:span><text:span text:style-name="T662">моя тень и</text:span><text:span text:style-name="T387"> мой «хвостик», как её называли в детстве и как до сих пор называю её в мыслях я. </text:span></text:p>
      <text:p text:style-name="P307"/>
      <text:p text:style-name="P308"><text:span text:style-name="T663">Перво</text:span><text:span text:style-name="T503">й</text:span><text:span text:style-name="T663"> появл</text:span><text:span text:style-name="T503">яется</text:span><text:span text:style-name="T663"> кровь. Она те</text:span><text:span text:style-name="T503">чёт</text:span><text:span text:style-name="T663"> по полу тонкой струйкой, превраща</text:span><text:span text:style-name="T503">ющ</text:span><text:span text:style-name="T663">ейся в ручеёк по мере приближения к </text:span><text:span text:style-name="T503">центральному </text:span><text:span text:style-name="T663">хранилищу. </text:span><text:span text:style-name="T664">Затем леж</text:span><text:span text:style-name="T503">ит</text:span><text:span text:style-name="T664"> вповалку дюжина изрешеченых пулями заражённых.</text:span><text:span text:style-name="T663"> Потом</text:span><text:span text:style-name="T665"> нам встре</text:span><text:span text:style-name="T503">чается</text:span><text:span text:style-name="T665"> шлем одного из лербов. С головой в нём. Тело пробежало ещё шагов пять, прежде чем вреза</text:span><text:span text:style-name="T503">ться</text:span><text:span text:style-name="T665"> в стену. Следующие четверо проткнуты железными перьями и </text:span><text:span text:style-name="T663">чинно </text:span><text:span text:style-name="T665">сид</text:span><text:span text:style-name="T503">ят</text:span><text:span text:style-name="T665">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03">ит</text:span><text:span text:style-name="T665"> — копья не да</text:span><text:span text:style-name="T503">ют</text:span><text:span text:style-name="T665"> ему упасть, нанизав его насквозь. Пеналы его раскрытых крыльев пусты — двое из шести перьев достались кому-то </text:span><text:span text:style-name="T666">ещё</text:span><text:span text:style-name="T665">.</text:span></text:p>
      <text:p text:style-name="P309">Через пят<text:span text:style-name="T663">надцать</text:span> шагов воины <text:span text:style-name="T634">Луны </text:span><text:span text:style-name="T667">создал</text:span><text:span text:style-name="T668">и</text:span><text:span text:style-name="T634"> из повержённых </text:span>врагов<text:span text:style-name="T634"> некое подобие баррикады. </text:span><text:span text:style-name="T669">Изрубленные и опаленные тела в ржавых доспехах образов</text:span><text:span text:style-name="T503">ывают</text:span><text:span text:style-name="T669"> крутой вал — лербы, как всегда, шли напролом, давя массой.</text:span><text:span text:style-name="T634"> </text:span><text:span text:style-name="T668">В самом высоком месте </text:span><text:span text:style-name="T663">вал</text:span><text:span text:style-name="T668"> почти достиг</text:span><text:span text:style-name="T503">ает</text:span><text:span text:style-name="T668"> потолка. Мы </text:span><text:span text:style-name="T503">еле </text:span><text:span text:style-name="T668">проб</text:span><text:span text:style-name="T503">ираемся</text:span><text:span text:style-name="T668"> через не</text:span><text:span text:style-name="T669">го</text:span><text:span text:style-name="T668">, </text:span>цепляясь<text:span text:style-name="T668"> копытами </text:span>за <text:span text:style-name="T669">ужасное содержимое</text:span><text:span text:style-name="T668">.</text:span></text:p>
      <text:p text:style-name="P310">Четверо бойцов Луны сдержив<text:span text:style-name="T503">али</text:span> натиск с той стороны. <text:span text:style-name="T670">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71">ос</text:span><text:span text:style-name="T670">емь</text:span><text:span text:style-name="T671"> </text:span><text:span text:style-name="T663">отрубленных</text:span><text:span text:style-name="T670"> </text:span><text:span text:style-name="T671">крыл</text:span><text:span text:style-name="T670">ьев</text:span><text:span text:style-name="T671"> приколоты пиками к стенам и потолку или </text:span><text:span text:style-name="T672">же </text:span><text:span text:style-name="T671">пронза</text:span><text:span text:style-name="T503">ют</text:span><text:span text:style-name="T671"> крыльевыми лезвиями противников. Самих сражавшихся не видно — скорее всего, </text:span><text:span text:style-name="T503">их тела </text:span><text:span text:style-name="T671">погребены под лавиной лербов после потери крыльев.</text:span></text:p>
      <text:p text:style-name="P311"><text:span text:style-name="T673">В</text:span><text:span text:style-name="T671"> хранилище </text:span><text:span text:style-name="T674">произошёл последний </text:span><text:span text:style-name="T664">бой оставши</text:span><text:span text:style-name="T674">х</text:span><text:span text:style-name="T664">ся семер</text:span><text:span text:style-name="T674">ых</text:span><text:span text:style-name="T664"> воинов Луны. </text:span><text:span text:style-name="T675">Вторая баррикада из </text:span><text:span text:style-name="T673">стеллажей у открытой двери</text:span><text:span text:style-name="T675">, сломанная тренога тяжёлого пулеметателя, затухающее сияние айны </text:span><text:span text:style-name="T673">где-то </text:span><text:span text:style-name="T675">внутри </text:span><text:span text:style-name="T674">самого </text:span><text:span text:style-name="T675">хранилища.</text:span></text:p>
      <text:p text:style-name="P312">Я тихо иду по <text:span text:style-name="T67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13">В центре до сих пор в воздухе висят искры сырой айны. Кучи сгоревших остовов стеллажей и скрученных жаром лезвий <text:span text:style-name="T353">и пластин брони</text:span> окаймляют выжженую площадку. Я вижу финал сражения. Вероятно, <text:span text:style-name="T675">когда лербы прорвались внутрь, обороняющиеся </text:span>сотворили Сияние Вечности - <text:span text:style-name="T675"><text:s/></text:span><text:span text:style-name="T353">с</text:span>амоубийственн<text:span text:style-name="T353">ую</text:span> эманаци<text:span text:style-name="T353">ю</text:span>, приводящ<text:span text:style-name="T353">ую</text:span> к моментальному выбросу всего жизненного запаса айны наружу.<text:span text:style-name="T675"> </text:span>С<text:span text:style-name="T676">ыр</text:span>ая<text:span text:style-name="T676"> айн</text:span>а<text:span text:style-name="T676"> перемешал</text:span>а<text:span text:style-name="T676"> тела защитников и нападающих, опалил</text:span>а<text:span text:style-name="T676"> и размазал</text:span>а<text:span text:style-name="T676"> </text:span>их <text:span text:style-name="T676">по </text:span>полу, потолку и стеллажам хранилища<text:span text:style-name="T676">. </text:span></text:p>
      <text:p text:style-name="P312"><text:span text:style-name="T673">Как в трансе </text:span>обхо<text:span text:style-name="T673">жу</text:span> тела и переступа<text:span text:style-name="T673">ю</text:span> через <text:span text:style-name="T673">бесформенные </text:span>обгоре<text:span text:style-name="T673">вшие</text:span> останки. <text:span text:style-name="T67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73">Просто дойти. Я даже не уверена, что знаю, что делать потом.</text:span></text:p>
      <text:p text:style-name="P313"><text:soft-page-break/><text:span text:style-name="T677">Останавливаюсь в центре выжженого круга и оглядываюсь</text:span>. <text:span text:style-name="T677">С</text:span>лышу стон <text:span text:style-name="T677">в стороне</text:span>.</text:p>
      <text:p text:style-name="P313"/>
      <text:p text:style-name="P314"><text:span text:style-name="T678">Серебряный</text:span><text:span text:style-name="T679"> </text:span><text:span text:style-name="T678">ж</text:span>еребец лежит <text:span text:style-name="T353">в луже крови. Его </text:span><text:span text:style-name="T678">опалило и </text:span><text:span text:style-name="T353">впечатало в стену.</text:span><text:span text:style-name="T679"> </text:span><text:span text:style-name="T353">Задних ног нет </text:span><text:span text:style-name="T679">и, судя по страшному излому тела, позвоночник сломан</text:span><text:span text:style-name="T353">, но системы жизнеобеспечения мехадоспеха </text:span><text:span text:style-name="T680">ещ</text:span><text:span text:style-name="T681">ё</text:span><text:span text:style-name="T680"> </text:span><text:span text:style-name="T353">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15"/>
      <text:p text:style-name="P315">- <text:span text:style-name="T353">Она не вышла.</text:span></text:p>
      <text:p text:style-name="P315">- <text:span text:style-name="T353">Что? - я с немым вопросом смотрю на умирающего. - Кто </text:span><text:span text:style-name="T682">не вышел, Сомномикус</text:span><text:span text:style-name="T353">?</text:span></text:p>
      <text:p text:style-name="P315">- <text:span text:style-name="T353">НЕ ВЫШЛА… - на губах легионера появляются красные пузыри. - Тв</text:span><text:span text:style-name="T679">а</text:span><text:span text:style-name="T353">-кх-кха-кха-рь!</text:span></text:p>
      <text:p text:style-name="P315"/>
      <text:p text:style-name="P316"><text:span text:style-name="T678">Он пытается указать куда-то мне за спину, но копыто бессильно падает. </text:span><text:span text:style-name="T679">Его голова дёргается, г</text:span>лаза закатываются.<text:span text:style-name="T31"> </text:span><text:span text:style-name="T679">Я</text:span><text:span text:style-name="T31"> </text:span>больше не слышу его дыхания. <text:span text:style-name="T677">Серебряный </text:span>мёртв.</text:p>
      <text:p text:style-name="P316"/>
      <text:p text:style-name="P317"><text:span text:style-name="T677">Я иду в указанном направлении. За обрушенными стеллажами и мусором </text:span><text:span text:style-name="T683">пробивается сияние айны. Я расталкиваю завалы. </text:span><text:span text:style-name="T684">За</text:span> груд<text:span text:style-name="T684">ой</text:span> камней, в которых я узнаю остатки статуи генерала Бурелома, <text:span text:style-name="T681">на небольшом постаменте </text:span>высится сейф-ларец – контейнер Элементов <text:span text:style-name="T681">Возмездия</text:span>. Луна лежит на нём, обнимая его всеми четырьмя ногами и прикрыв крыльями. <text:span text:style-name="T681">Вокруг Луны и сейфа сияет айной небольшая сфера силового щита — встроенной защиты Элементов.</text:span></text:p>
      <text:p text:style-name="P318">Я пересекаю сияющую границу — она непр<text:span text:style-name="T477">о</text:span>ницаема только для тварей и их марионеток — и подхожу к сестре. Быстр<text:span text:style-name="T685">ым</text:span> прикосновение<text:span text:style-name="T685">м</text:span> к сенсору замка отключа<text:span text:style-name="T685">ю</text:span> силовой щит. Я боюсь дышать — мехадоспех Луны не повреждён, во мне зарождается робкая надежда.</text:p>
      <text:p text:style-name="P319"/>
      <text:p text:style-name="P319">- Луна!</text:p>
      <text:p text:style-name="P319"/>
      <text:p text:style-name="P319"><text:span text:style-name="T686">Она</text:span> молчит. <text:span text:style-name="T686">Я осторожно поднимаю забрало её шлема. Её глаза закрыты, но губы шевелятся.</text:span></text:p>
      <text:p text:style-name="P319"/>
      <text:p text:style-name="P319">- <text:span text:style-name="T686">Сестра</text:span>, очнись! Всё <text:span text:style-name="T686">позади</text:span>!</text:p>
      <text:p text:style-name="P319"/>
      <text:p text:style-name="P319">Я наклоняюсь к <text:span text:style-name="T686">Луне</text:span>, чтобы услышать её <text:span text:style-name="T686">неразборчивый </text:span>шёпот.</text:p>
      <text:p text:style-name="P319"/>
      <text:p text:style-name="P319">- Нотхрр... шангр.. хиссндрр…</text:p>
      <text:p text:style-name="P319">- Что?</text:p>
      <text:p text:style-name="P319"/>
      <text:p text:style-name="P319">Шёпот совсем не похож на армейский слэнг преторианских казарм, которым пользуется сестра. <text:span text:style-name="T477">Что-то среднее с клокотанием и шипением</text:span>.</text:p>
      <text:p text:style-name="P319">Луна открывает глаза.</text:p>
      <text:p text:style-name="P319"><text:soft-page-break/></text:p>
      <text:p text:style-name="P319">- Сестра?</text:p>
      <text:p text:style-name="P319">- Сестра?</text:p>
      <text:p text:style-name="P319"/>
      <text:p text:style-name="P319">Наш одновременный вопрос сливается в единый возглас. Я прижимаюсь носом к её скуле и помогаю встать.</text:p>
      <text:p text:style-name="P319"/>
      <text:p text:style-name="P320">- <text:span text:style-name="T47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82">А</text:span><text:span text:style-name="T477">норакс вызвал Сияние и сжег остатки. Но Мы сберегли Элементы — Нам удалось активировать щит. Держи </text:span><text:span text:style-name="T687">их</text:span><text:span text:style-name="T47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21">- <text:span text:style-name="T477">Нет, сестра, - я качаю головой. - Мы не будем сражаться.</text:span></text:p>
      <text:p text:style-name="P321"/>
      <text:p text:style-name="P322">Луна смотрит на меня с удивлением и растерянностью.</text:p>
      <text:p text:style-name="P322"/>
      <text:p text:style-name="P323">Понимание ситуации вымораживает душу. Я пыта<text:span text:style-name="T628">лась</text:span> найти решение, позволяющее уйти от неизбежного, но понимаю, что иного выхода нет. Нет времени <text:span text:style-name="T628">и ресурсов </text:span>пытаться что-то иное.</text:p>
      <text:p text:style-name="P320"><text:span text:style-name="T657">Через </text:span><text:span text:style-name="T477">полчаса-час</text:span><text:span text:style-name="T657">, после </text:span><text:span text:style-name="T477">остановки генератора</text:span><text:span text:style-name="T657">, Андориан </text:span><text:span text:style-name="T628">падёт</text:span><text:span text:style-name="T657">. </text:span><text:span text:style-name="T688">Оставшиеся скудные защитники крепости не смогут противостоять орде </text:span><text:span text:style-name="T628">лербов</text:span><text:span text:style-name="T688">, </text:span><text:span text:style-name="T477">приросшей многочисленными заражёнными Андориана</text:span><text:span text:style-name="T688">. </text:span>Значит, пришло время. Пора принимать невыносимо мучительное решение. <text:span text:style-name="T68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20"/>
      <text:p text:style-name="P324">- Мне тяжело говорить это, Луна. И тяжело решать. Но п<text:span text:style-name="T690">ришло время</text:span> «<text:span text:style-name="T688">Семи вечностей»</text:span>. Ты ведь знаешь, что это значит?</text:p>
      <text:p text:style-name="P321"/>
      <text:p text:style-name="P32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77">Ойкумена Фаэри</text:span> начала строить сокрушительное оружие победы — гранд-флаеры.</text:p>
      <text:p text:style-name="P320"/>
      <text:p text:style-name="P325">…</text:p>
      <text:p text:style-name="P325"/>
      <text:p text:style-name="P326">- Что бы ни случилось, проект «Семь вечностей» не должен пострадать, - сказала королева.</text:p>
      <text:p text:style-name="P326"/>
      <text:p text:style-name="P326">Голубоватое сияние голо-стола подсвечивало мертвенным светом её измождённое ночами недосыпа лицо. <text:span text:style-name="T691">Дыхательный аппарат слабо шипел в </text:span><text:span text:style-name="T689">меха</text:span><text:span text:style-name="T691">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691">королевы, достоверно было известно только об механических лёгких </text:span><text:span text:style-name="T689">и сердце</text:span><text:span text:style-name="T691">. Ходили слухи, что исчезнувший ещё </text:span><text:span text:style-name="T689">десять лет назад</text:span><text:span text:style-name="T691"> королевский лекарь после бутылки грушевой наливки клялся, что кроме </text:span><text:span text:style-name="T692">головы</text:span><text:span text:style-name="T691"> и позвоночника, в королеве всё </text:span><text:span text:style-name="T689">искусственное</text:span><text:span text:style-name="T691">. </text:span><text:span text:style-name="T692">Эти слухи трудно было опровергнуть — никто не видел королеву без брони уже много лет.</text:span></text:p>
      <text:p text:style-name="P326"/>
      <text:p text:style-name="P326">- В случае <text:span text:style-name="T69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92">Даже если это поставит под угрозу оборону крепостей.</text:span></text:p>
      <text:p text:style-name="P327"><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93">тварей</text:span></text:span><text:span text:style-name="Default_20_Paragraph_20_Font"><text:span text:style-name="T8">, юг последует за ними, как только мы достроим «Громовержца».</text:span></text:span></text:p>
      <text:p text:style-name="P327"><text:span text:style-name="Default_20_Paragraph_20_Font"><text:span text:style-name="T8"/></text:span></text:p>
      <text:p text:style-name="P326">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92">семь</text:span> лет назад у нас оставалось не более половины Великого.</text:p>
      <text:p text:style-name="P326"/>
      <text:p text:style-name="P327"><text:span text:style-name="Default_20_Paragraph_20_Font"><text:span text:style-name="T8">- Так же мы думали </text:span></text:span><text:span text:style-name="Default_20_Paragraph_20_Font"><text:span text:style-name="T693">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94">так же надеялись </text:span></text:span><text:span text:style-name="Default_20_Paragraph_20_Font"><text:span text:style-name="T693">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93">пулеметатели</text:span></text:span><text:span text:style-name="Default_20_Paragraph_20_Font"><text:span text:style-name="T8"> </text:span></text:span><text:span text:style-name="Default_20_Paragraph_20_Font"><text:span text:style-name="T695">и боевые механизмы</text:span></text:span><text:span text:style-name="Default_20_Paragraph_20_Font"><text:span text:style-name="T8">. И </text:span></text:span><text:span text:style-name="Default_20_Paragraph_20_Font"><text:span text:style-name="T693">тридцать</text:span></text:span><text:span text:style-name="Default_20_Paragraph_20_Font"><text:span text:style-name="T8"> лет назад, когда </text:span></text:span><text:span text:style-name="Default_20_Paragraph_20_Font"><text:span text:style-name="T695">мы </text:span></text:span><text:span text:style-name="Default_20_Paragraph_20_Font"><text:span text:style-name="T8">разработали </text:span></text:span><text:span text:style-name="Default_20_Paragraph_20_Font"><text:span text:style-name="T696">меха</text:span></text:span><text:span text:style-name="Default_20_Paragraph_20_Font"><text:span text:style-name="T8">доспехи. Но против наших армий вышла ледяная </text:span></text:span><text:span text:style-name="Default_20_Paragraph_20_Font"><text:span text:style-name="T693">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93">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93">отродье Иль-Шогг</text:span></text:span><text:span text:style-name="Default_20_Paragraph_20_Font"><text:span text:style-name="T8"> изобрета</text:span></text:span><text:span text:style-name="Default_20_Paragraph_20_Font"><text:span text:style-name="T695">ют</text:span></text:span><text:span text:style-name="Default_20_Paragraph_20_Font"><text:span text:style-name="T8"> ответную тактику, которая нивелир</text:span></text:span><text:span text:style-name="Default_20_Paragraph_20_Font"><text:span text:style-name="T695">ует</text:span></text:span><text:span text:style-name="Default_20_Paragraph_20_Font"><text:span text:style-name="T8"> наше техно</text:span></text:span><text:span text:style-name="Default_20_Paragraph_20_Font"><text:span text:style-name="T693">логическое</text:span></text:span><text:span text:style-name="Default_20_Paragraph_20_Font"><text:span text:style-name="T8"> преимущество. </text:span></text:span><text:span text:style-name="Default_20_Paragraph_20_Font"><text:span text:style-name="T697">Вспомните двух спящих</text:span></text:span><text:span text:style-name="Default_20_Paragraph_20_Font"><text:span text:style-name="T8"> </text:span></text:span><text:span text:style-name="Default_20_Paragraph_20_Font"><text:span text:style-name="T697">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26">- Но ведь если мы победим, в проекте вообще не будет смысла! - воскликнул Майлд Брэйн. - Зачем отвлекать ресурсы на очкариков!</text:p>
      <text:p text:style-name="P326"/>
      <text:p text:style-name="P327"><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7"><text:span text:style-name="Default_20_Paragraph_20_Font"><text:span text:style-name="T8"/></text:span></text:p>
      <text:p text:style-name="P327"><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7"><text:span text:style-name="Default_20_Paragraph_20_Font"><text:span text:style-name="T8"/></text:span></text:p>
      <text:p text:style-name="P327"><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93">фаэри</text:span></text:span><text:span text:style-name="Default_20_Paragraph_20_Font"><text:span text:style-name="T8"> было велико, оно </text:span></text:span><text:soft-page-break/><text:span text:style-name="Default_20_Paragraph_20_Font"><text:span text:style-name="T8">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93">Ойкумены</text:span></text:span><text:span text:style-name="Default_20_Paragraph_20_Font"><text:span text:style-name="T8">. Дворцы и замки радовали глаз сво</text:span></text:span><text:span text:style-name="Default_20_Paragraph_20_Font"><text:span text:style-name="T694">ими</text:span></text:span><text:span text:style-name="Default_20_Paragraph_20_Font"><text:span text:style-name="T8"> тонк</text:span></text:span><text:span text:style-name="Default_20_Paragraph_20_Font"><text:span text:style-name="T694">ими пиками</text:span></text:span><text:span text:style-name="Default_20_Paragraph_20_Font"><text:span text:style-name="T8"> и хрупкими мостиками. </text:span></text:span><text:span text:style-name="Default_20_Paragraph_20_Font"><text:span text:style-name="T694">Слоновой кости башни и купола воздушных храмов высились над нами. </text:span></text:span><text:span text:style-name="Default_20_Paragraph_20_Font"><text:span text:style-name="T695">Мы веселились и играли в беспечной неге. Это был закат Золотого века — хотя тогда ещё никто не знал этого, даже я.</text:span></text:span></text:p>
      <text:p text:style-name="P327"><text:span text:style-name="Default_20_Paragraph_20_Font"><text:span text:style-name="T695">Но</text:span></text:span><text:span text:style-name="Default_20_Paragraph_20_Font"><text:span text:style-name="T8"> </text:span></text:span><text:span text:style-name="Default_20_Paragraph_20_Font"><text:span text:style-name="T695">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95">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95">фундаментов</text:span></text:span><text:span text:style-name="Default_20_Paragraph_20_Font"><text:span text:style-name="T8">, </text:span></text:span><text:span text:style-name="Default_20_Paragraph_20_Font"><text:span text:style-name="T695">полуразрушенных стен</text:span></text:span><text:span text:style-name="Default_20_Paragraph_20_Font"><text:span text:style-name="T8"> </text:span></text:span><text:span text:style-name="Default_20_Paragraph_20_Font"><text:span text:style-name="T694">и обломков колонн</text:span></text:span><text:span text:style-name="Default_20_Paragraph_20_Font"><text:span text:style-name="T8">. </text:span></text:span></text:p>
      <text:p text:style-name="P327"><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93">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93">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93">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95">ведь восполнить её </text:span></text:span><text:span text:style-name="Default_20_Paragraph_20_Font"><text:span text:style-name="T693">почти </text:span></text:span><text:span text:style-name="Default_20_Paragraph_20_Font"><text:span text:style-name="T695">неоткуда</text:span></text:span><text:span text:style-name="Default_20_Paragraph_20_Font"><text:span text:style-name="T8">.</text:span></text:span></text:p>
      <text:p text:style-name="P327"><text:span text:style-name="Default_20_Paragraph_20_Font"><text:span text:style-name="T8"/></text:span></text:p>
      <text:p text:style-name="P327"><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7"><text:span text:style-name="Default_20_Paragraph_20_Font"><text:span text:style-name="T8"/></text:span></text:p>
      <text:p text:style-name="P327"><text:span text:style-name="Default_20_Paragraph_20_Font"><text:span text:style-name="T8">- Я помню времена, когда </text:span></text:span><text:span text:style-name="Default_20_Paragraph_20_Font"><text:span text:style-name="T693">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94">у</text:span></text:span><text:span text:style-name="Default_20_Paragraph_20_Font"><text:span text:style-name="T8"> того, что было доступно каждому в годы мое</text:span></text:span><text:span text:style-name="Default_20_Paragraph_20_Font"><text:span text:style-name="T695">го</text:span></text:span><text:span text:style-name="Default_20_Paragraph_20_Font"><text:span text:style-name="T8"> </text:span></text:span><text:span text:style-name="Default_20_Paragraph_20_Font"><text:span text:style-name="T695">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93">айны </text:span></text:span><text:span text:style-name="Default_20_Paragraph_20_Font"><text:span text:style-name="T8">было ещё больше, а чудеса — ещё дивнее. </text:span></text:span><text:span text:style-name="Default_20_Paragraph_20_Font"><text:span text:style-name="T695">Она рассказывала, что в незапамятные времена мы рождались из чистой </text:span></text:span><text:span text:style-name="Default_20_Paragraph_20_Font"><text:span text:style-name="T693">айны</text:span></text:span><text:span text:style-name="Default_20_Paragraph_20_Font"><text:span text:style-name="T695"> и жили в междумирье </text:span></text:span><text:span text:style-name="Default_20_Paragraph_20_Font"><text:span text:style-name="T693">Эогиппа</text:span></text:span><text:span text:style-name="Default_20_Paragraph_20_Font"><text:span text:style-name="T695">, пока не пришли в Орунгун. </text:span></text:span><text:span text:style-name="Default_20_Paragraph_20_Font"><text:span text:style-name="T8"><text:s/></text:span></text:span><text:span text:style-name="Default_20_Paragraph_20_Font"><text:span text:style-name="T693">Айна</text:span></text:span><text:span text:style-name="Default_20_Paragraph_20_Font"><text:span text:style-name="T8"> </text:span></text:span><text:span text:style-name="Default_20_Paragraph_20_Font"><text:span text:style-name="T695">же </text:span></text:span><text:span text:style-name="Default_20_Paragraph_20_Font"><text:span text:style-name="T8">медленно уходит из </text:span></text:span><text:span text:style-name="Default_20_Paragraph_20_Font"><text:span text:style-name="T695">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95">своей </text:span></text:span><text:span text:style-name="Default_20_Paragraph_20_Font"><text:span text:style-name="T8">силой, чтобы завести жеребят.</text:span></text:span></text:p>
      <text:p text:style-name="P327"><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93">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94">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93">фаэри</text:span></text:span><text:span text:style-name="Default_20_Paragraph_20_Font"><text:span text:style-name="T8"> пропадают тысячами. Даже если мы победим, мы </text:span></text:span><text:span text:style-name="Default_20_Paragraph_20_Font"><text:span text:style-name="T698">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98">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8"/>
      <text:p text:style-name="P328">…</text:p>
      <text:p text:style-name="P328"><text:soft-page-break/></text:p>
      <text:p text:style-name="P329">Я <text:span text:style-name="T699">осторожно поднимаю сейф-ларец и укладываю его себе на спину, придерживая крылом</text:span>. </text:p>
      <text:p text:style-name="P329"/>
      <text:p text:style-name="P329">- <text:span text:style-name="T699">Идём, сестра. </text:span>Наступило время последнего приказа королевы…</text:p>
      <text:p text:style-name="P329"/>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00">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00">из </text:span>битвы от страха, <text:span text:style-name="T700">а выполняли приказ</text:span>? Так я и так это зна…</text:p>
      <text:p text:style-name="P11">- Луна, - нетерпеливо перебивает меня Селестия, - Я описала тебе эпизод с <text:span text:style-name="T682">в хранилище</text:span>. <text:span text:style-name="T682">Только не упомянула одну деталь: </text:span><text:span text:style-name="T701">включить</text:span><text:span text:style-name="T682"> щит Элементов можно было только открыв сейф-ларец — кнопка </text:span><text:span text:style-name="T701">активации</text:span><text:span text:style-name="T682"> находилась внутри. Чего Луна сделать точно не могла — замок был настроен только на королеву Лорен и на меня. </text:span>Кто <text:span text:style-name="T682">тогда </text:span>активировал <text:span text:style-name="T682">щит</text:span>? Мой вопрос тогда так и остался нерешённым, у меня не было времени на размышления.</text:p>
      <text:p text:style-name="P11"/>
      <text:p text:style-name="P11">Но <text:span text:style-name="T700">поразмыслив </text:span><text:span text:style-name="T682">потом</text:span><text:span text:style-name="T700"> наедине, я </text:span><text:span text:style-name="T682">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02">Был</text:span></text:span><text:span text:style-name="Default_20_Paragraph_20_Font"><text:span text:style-name="T7"> один охранный протокол… </text:span></text:span><text:span text:style-name="Default_20_Paragraph_20_Font"><text:span text:style-name="T703">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02">твари Иль-Шогг</text:span></text:span><text:span text:style-name="Default_20_Paragraph_20_Font"><text:span text:style-name="T7"> </text:span></text:span><text:span text:style-name="Default_20_Paragraph_20_Font"><text:span text:style-name="T703">или лербы </text:span></text:span><text:span text:style-name="Default_20_Paragraph_20_Font"><text:span text:style-name="T7">будут рядом, в пределах </text:span></text:span><text:span text:style-name="Default_20_Paragraph_20_Font"><text:span text:style-name="T703">десяти</text:span></text:span><text:span text:style-name="Default_20_Paragraph_20_Font"><text:span text:style-name="T7"> футов. В таком случае срабатыва</text:span></text:span><text:span text:style-name="Default_20_Paragraph_20_Font"><text:span text:style-name="T702">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02">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04">чтобы </text:span></text:span><text:span text:style-name="Default_20_Paragraph_20_Font"><text:span text:style-name="T702">Элементы</text:span></text:span><text:span text:style-name="Default_20_Paragraph_20_Font"><text:span text:style-name="T704"> не могли попасть к врагу</text:span></text:span><text:span text:style-name="Default_20_Paragraph_20_Font"><text:span text:style-name="T7">.</text:span></text:span></text:p>
      <text:p text:style-name="P330">Луна активировать Элементы не могла — ларец был закрыт. Но если они активировались сами, значит… Значит, рядом были <text:span text:style-name="T682">твари</text:span>. Понимаешь? <text:span text:style-name="T682">Притом, </text:span><text:span text:style-name="T701">всех </text:span><text:span text:style-name="T322">врагов</text:span><text:span text:style-name="T682"> в хранилище выжег А</text:span><text:span text:style-name="T477">норакс, </text:span><text:span text:style-name="T682">там не было никого живого. </text:span><text:span text:style-name="T701">Никого, к</text:span><text:span text:style-name="T682">роме… </text:span><text:span text:style-name="T701">сестры</text:span><text:span text:style-name="T682">.</text:span></text:p>
      <text:p text:style-name="P11">- Ты хочешь сказать, что они <text:span text:style-name="T480">заразили</text:span> Луну? Но тогда бы <text:span text:style-name="T700">щит подействовал </text:span><text:span text:style-name="T701">бы </text:span><text:span text:style-name="T700">на неё и </text:span><text:span text:style-name="T701">она не прошла внутрь </text:span><text:span text:style-name="T682">сферы, разве нет</text:span>? - скептически замечаю я. - <text:span text:style-name="T480">Вдобавок, ты сама говорила, поведение лербов </text:span><text:soft-page-break/><text:span text:style-name="T480">становится неестественным, их легко распознать. Луна не такая. </text:span><text:span text:style-name="T701">Разве что говорит немного странно.</text:span><text:span text:style-name="T480"> </text:span><text:span text:style-name="T701">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31">- <text:span text:style-name="T701">За время войны у нас было два случая, когда </text:span><text:span text:style-name="T682">твари</text:span><text:span text:style-name="T480"> не </text:span><text:span text:style-name="T682">подсел</text:span><text:span text:style-name="T701">яли</text:span><text:span text:style-name="T682"> ментапаразита, </text:span><text:span text:style-name="T701">а </text:span><text:span text:style-name="T682">сами </text:span><text:span text:style-name="T480">оста</text:span><text:span text:style-name="T701">вались</text:span><text:span text:style-name="T480"> </text:span><text:span text:style-name="T682">внутри, в роли спящей сущности</text:span><text:span text:style-name="T480">. В </text:span><text:span text:style-name="T701">тех</text:span><text:span text:style-name="T480"> случа</text:span><text:span text:style-name="T701">ях</text:span><text:span text:style-name="T480"> поведение хозяина не отлича</text:span><text:span text:style-name="T701">лось</text:span><text:span text:style-name="T480"> от обычного, </text:span><text:span text:style-name="T701">он ничего не помнил и не знал,</text:span><text:span text:style-name="T480"> пока управление его телом не перехват</text:span><text:span text:style-name="T701">ывала</text:span><text:span text:style-name="T480"> </text:span><text:span text:style-name="T682">тварь</text:span><text:span text:style-name="T480">. </text:span><text:span text:style-name="T70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82">оследние слова Сомномикуса - «Она не вышла» - это </text:span><text:span text:style-name="T322">же </text:span><text:span text:style-name="T682">он про тварь говорил! Она вошла в Луну и не вышла наружу! </text:span><text:span text:style-name="T701">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31">- <text:span text:style-name="T70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05">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0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01">отродье Иль-Шогг</text:span>, то наш поход в Орунгун закончится не только нашим разгромом там, но и завоеванием <text:span text:style-name="T701">ордой </text:span>Эквуса! Мы с сестрой смогли уйти из осаждённого Андориана тайным ходом, не оставив следов. Но теперь прячущ<text:span text:style-name="T701">ая</text:span>ся в разуме сестры <text:span text:style-name="T701">тварь</text:span> сможет провести их сюда, и тогда дни Эквуса будут сочтены. Двести тысяч <text:span text:style-name="T701">фаэри</text:span> Орунгуна не смогли устоять против армии ментальных паразитов, <text:span text:style-name="T700">так </text:span>неужели ты думаешь, что выстоят двое? Один из которых <text:span text:style-name="T701">спящая марионетка тварей</text:span>? Ледяная война продолжится тут и закончится так же печально, только длится будет не двести лет, а несколько <text:span text:style-name="T700">недель</text:span> — ровно столько понадобится армии <text:span text:style-name="T70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01">й</text:span> <text:span text:style-name="T701">твари</text:span> в твоей сестре нет? - озадаченно чешу затылок я. Определённо, не стоило выпивать столько коктейля на пустой желудок! — <text:span text:style-name="T322">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700">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06">маше</text:span><text:span text:style-name="T707">т</text:span><text:span text:style-name="T706">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08">о стен</text:span> Кантерлота <text:span text:style-name="T708">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08">мой маленький хуман</text:span>, <text:span text:style-name="T709">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09">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08">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708">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10">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10">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10">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710">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11">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11">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712">8</text:span></text:h>
      <text:p text:style-name="P2"/>
      <text:p text:style-name="P332">Выход есть. Если у меня нет тела - надо его добыть. Но ведь нельзя <text:span text:style-name="T4">отб</text:span><text:span text:style-name="T713">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20">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33"><text:span text:style-name="T714">Пустота</text:span><text:span text:style-name="T715"> безучастно слушает эти повторы. </text:span><text:span text:style-name="T714">В </text:span><text:span text:style-name="T716">кибер</text:span><text:span text:style-name="T714">пространстве расползаются огненные облака, затмевая собою солнце. И</text:span><text:span text:style-name="T717">з тихого писка </text:span><text:span text:style-name="T714">зарождается</text:span><text:span text:style-name="T717"> вой сирены и нарастает до истошного, закладывающего уши рева. </text:span><text:span text:style-name="Default_20_Paragraph_20_Font"><text:span text:style-name="T230">Небо темнеет, </text:span></text:span><text:span text:style-name="Default_20_Paragraph_20_Font"><text:span text:style-name="T718">инверсные следы ракет растут из-за горизонта.</text:span></text:span><text:span text:style-name="Default_20_Paragraph_20_Font"><text:span text:style-name="T230"> До меня доносятся крики, среди которых я узнаю голоса Молнии и других — </text:span></text:span><text:span text:style-name="Default_20_Paragraph_20_Font"><text:span text:style-name="T719">десятки тревожных воплей доносятся из разных частей ставшего необычно маленьким мирка</text:span></text:span><text:span text:style-name="Default_20_Paragraph_20_Font"><text:span text:style-name="T230">. Долины колышущейся травы, искрящиеся под утренним солнцем реки, темнеющие непролазной </text:span></text:span><text:span text:style-name="Default_20_Paragraph_20_Font"><text:span text:style-name="T719">чащобой</text:span></text:span><text:span text:style-name="Default_20_Paragraph_20_Font"><text:span text:style-name="T230"> леса — всё покрывается серой пылью и пеплом под затянутым </text:span></text:span><text:span text:style-name="Default_20_Paragraph_20_Font"><text:span text:style-name="T720">пламенеющими</text:span></text:span><text:span text:style-name="Default_20_Paragraph_20_Font"><text:span text:style-name="T230"> тучами небом. Розовый туман ядовитой испариной выливается из покосившихся башен прилепившегося к скале города.</text:span></text:span></text:p>
      <text:p text:style-name="P11"/>
      <text:p text:style-name="P334"><text:span text:style-name="Default_20_Paragraph_20_Font"><text:span text:style-name="T230">Я слышу шум рушащейся стены </text:span></text:span><text:span text:style-name="Default_20_Paragraph_20_Font"><text:span text:style-name="T719">у края мира</text:span></text:span><text:span text:style-name="Default_20_Paragraph_20_Font"><text:span text:style-name="T230">. Металлическ</text:span></text:span><text:span text:style-name="Default_20_Paragraph_20_Font"><text:span text:style-name="T721">ий</text:span></text:span><text:span text:style-name="Default_20_Paragraph_20_Font"><text:span text:style-name="T230"> </text:span></text:span><text:span text:style-name="Default_20_Paragraph_20_Font"><text:span text:style-name="T721">скрежет и грохот камней</text:span></text:span><text:span text:style-name="Default_20_Paragraph_20_Font"><text:span text:style-name="T230"> знаменует освобождение</text:span></text:span><text:span text:style-name="Default_20_Paragraph_20_Font"><text:span text:style-name="T722"> </text:span></text:span><text:span text:style-name="Default_20_Paragraph_20_Font"><text:span text:style-name="T723">Феникса</text:span></text:span><text:span text:style-name="Default_20_Paragraph_20_Font"><text:span text:style-name="T230">. Темная </text:span></text:span><text:span text:style-name="Default_20_Paragraph_20_Font"><text:span text:style-name="T720">угловатая </text:span></text:span><text:span text:style-name="Default_20_Paragraph_20_Font"><text:span text:style-name="T230">тень скользит из </text:span></text:span><text:span text:style-name="Default_20_Paragraph_20_Font"><text:span text:style-name="T721">гранитных</text:span></text:span><text:span text:style-name="Default_20_Paragraph_20_Font"><text:span text:style-name="T230"> развалин к лежащей </text:span></text:span><text:span text:style-name="Default_20_Paragraph_20_Font"><text:span text:style-name="T721">в траве</text:span></text:span><text:span text:style-name="Default_20_Paragraph_20_Font"><text:span text:style-name="T230"> Хэвэн. </text:span></text:span><text:span text:style-name="Default_20_Paragraph_20_Font"><text:span text:style-name="T719">Я слышу победное рычание и тень растворяется в лежащей на траве </text:span></text:span><text:span text:style-name="Default_20_Paragraph_20_Font"><text:span text:style-name="T720">магической</text:span></text:span><text:span text:style-name="Default_20_Paragraph_20_Font"><text:span text:style-name="T719">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716">Феникс</text:span></text:span><text:span text:style-name="Default_20_Paragraph_20_Font"><text:span text:style-name="T7"> принимает управление. Начинаю операцию «</text:span></text:span><text:span text:style-name="Default_20_Paragraph_20_Font"><text:span text:style-name="T724">Фолаут</text:span></text:span><text:span text:style-name="Default_20_Paragraph_20_Font"><text:span text:style-name="T230">»</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25">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26">бухгалтер, </text:span>жеребчик из Понхэнджа, просто оказался идеалистом <text:span text:style-name="T726">и</text:span> фанатом хуфбола. <text:span text:style-name="T72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2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2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726">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26">Бессмертные</text:span> принцессы и меняющиеся каждые несколько лет слуги создавали ровное течение лет, котор<text:span text:style-name="T72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27">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2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29">говорят о</text:span> нек<text:span text:style-name="T729">оей</text:span> двойственност<text:span text:style-name="T72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30">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3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3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32">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32">по верёвке </text:span>избавляет меня от спуска по по этим сраным винтовым лестницам без <text:span text:style-name="T726">ограждения</text:span>! И хуже сраных винтовых лестниц внутри башен могут быть только сраные винтовые лестницы снаружи башень, разумеется, тоже без <text:span text:style-name="T726">ограждения</text:span>! При проектировании замка я как-то само-собой разуме<text:span text:style-name="T732">ю</text:span>щеся предположил, что пони сделают привычные лестницы с <text:span text:style-name="T726">ограждением для безопасности</text:span> и обозначил их на чертеже лишь минимальными отметками, типа “тут лестница через все этажи до <text:span text:style-name="T732">крыши</text:span>”. <text:span text:style-name="T732">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26">или</text:span>, в лучшем случае, охраняемыми скучающ<text:span text:style-name="T726">ей</text:span> <text:span text:style-name="T726">ночной </text:span>страж<text:span text:style-name="T726">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26">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2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26">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26">е</text:span>тся <text:span text:style-name="T726">д</text:span>южин<text:span text:style-name="T726">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26">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726">представляемое принципалом</text:span>… <text:span text:style-name="T726">величайше </text:span>рассчитывает… заключить торговое соглашение… <text:span text:style-name="T726">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26">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26">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33">Многие </text:span></text:span><text:span text:style-name="Default_20_Paragraph_20_Font"><text:span text:style-name="T734">державы отозвали послов. </text:span></text:span><text:span text:style-name="Default_20_Paragraph_20_Font"><text:span text:style-name="T230">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26">кое-каких</text:span> <text:span text:style-name="T726">мало</text:span>развитых стран <text:span text:style-name="T72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26">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26">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2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26">со</text:span>жгли дотла — <text:span text:style-name="T726">Торч тот ещё весельчак</text:span>. Какую хоть пеню <text:span text:style-name="T726">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726">его</text:span> зме<text:span text:style-name="T726">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26">твоей </text:span>щедростью! Всемерно благодарю! Дед рассказывал мне о деталях предыдущей сделки, но <text:span text:style-name="T726">твоя доброта</text:span> сейчас превзошла её!</text:p>
      <text:p text:style-name="P11">- Передавай привет Гуннару, - махает копытом аликорница, – и мне <text:span text:style-name="T72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35">Горячий пар играет</text:span> тен<text:span text:style-name="T735">ями</text:span> на стенах и <text:span text:style-name="T735">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35">Я молча ставлю ковшик <text:span text:style-name="T73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35"/>
      <text:p text:style-name="P33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36">п</text:span><text:span text:style-name="T737">арном</text:span><text:span text:style-name="T4"> </text:span>ящике сколь угодно долго, но какой тогда во всём этом смысл?»</text:p>
      <text:p text:style-name="P335"/>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35">Деньги</text:span> ни при чём. Луна хочет домой.</text:p>
      <text:p text:style-name="P11"/>
      <text:p text:style-name="P11">Селестия <text:span text:style-name="T735">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35">показать ей</text:span> <text:span text:style-name="T735">Орунгун</text:span>, - бормочет сквозь крыло аликорница.</text:p>
      <text:p text:style-name="P11">- Так, может, и развеяла бы? Разве нет способа как-нибудь определить, есть ли <text:span text:style-name="T735">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38">в</text:span><text:span text:style-name="T739"> момент переплетения </text:span><text:span text:style-name="T735">чувствовал и </text:span><text:span text:style-name="T739">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3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39">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39">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40">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35">мерцающими</text:span> <text:span text:style-name="T74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40">полупрозрачные</text:span> <text:span text:style-name="T735">нити</text:span>.</text:p>
      <text:p text:style-name="P11"><text:soft-page-break/>Я несусь в пустоте на неком фантасмагоричном, простирающимся в безбрежные дали <text:span text:style-name="T735">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35">ю</text:span>тся мои взгляды <text:span text:style-name="T73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35">переливающимися</text:span> в глубине искорками — как отражение космоса вокруг нас.</text:p>
      <text:p text:style-name="P11"/>
      <text:p text:style-name="P11">- Не пугайся, Хуман. <text:span text:style-name="T735">П</text:span>ребывание в Эогиппе смывает с элементалей налёт матер<text:span text:style-name="T740">иальности</text:span>. Мы становимся тем, чем были изначально — сгустками осознавшей себя <text:span text:style-name="T735">айны</text:span>. Тысячи <text:span text:style-name="T740">и тысячи </text:span>лет назад наши жившие в Эогиппе предки имели именно такой вид. Когда мы <text:span text:style-name="T740">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35">Айна</text:span> — наша сила и слабость. Мы по большей части состоим из неё и без неё мы медленно чахнем. <text:span text:style-name="T740">Когда мы пришли в </text:span>Орунгун, <text:span text:style-name="T740">он</text:span> был богат <text:span text:style-name="T735">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4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4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40">на </text:span><text:span text:style-name="T735">айна</text:span><text:span text:style-name="T74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36">- Потому что Эквус сейчас похож на молодой Орунгун. <text:span text:style-name="T735">Айна — тут её называют магией — </text:span><text:s/>в нём бьёт ключом и мы с сестрой можем буквально двигать планеты одним лишь сосредоточением <text:span text:style-name="T735">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35">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37" text:outline-level="2">Глава 1<text:span text:style-name="T741">9</text:span></text:h>
      <text:p text:style-name="P338"/>
      <text:p text:style-name="P339">Выход есть! Есть <text:span text:style-name="T742">эфирное</text:span> создание, подобное мне самой, но не обладающее жизнью. <text:span text:style-name="T74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39">Я иду!..</text:p>
      <text:p text:style-name="P338"/>
      <text:p text:style-name="P340">Машинально закрыв ноутбук, я под<text:span text:style-name="T742">хожу</text:span> к генератору и выключаю его. Звенящая тишина накрывает уши похоронным саваном.</text:p>
      <text:p text:style-name="P341"><text:s/></text:p>
      <text:p text:style-name="P341">...ты хорошая девочка…</text:p>
      <text:p text:style-name="P341"/>
      <text:p text:style-name="P34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742">оденут смирительную рубаху</text:span> и отведут в Чертоги Разума. Если до приезда церберов остался час — сидеть час. Остался день — сидеть день. <text:span text:style-name="T742">Неделя — неделю.</text:span></text:p>
      <text:p text:style-name="P341"/>
      <text:p text:style-name="P340">Я устал.</text:p>
      <text:p text:style-name="P342"/>
      <text:p text:style-name="P340"><text:span text:style-name="T742">Едва заметное</text:span> касание <text:span text:style-name="T74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42">тридцать три процента</text:span> заряда.</text:p>
      <text:p text:style-name="P341"/>
      <text:p text:style-name="P343"><text:span text:style-name="Default_20_Paragraph_20_Font"><text:span text:style-name="T743">Я удивлённо гляжу на робокошку. Я рад, </text:span></text:span><text:span text:style-name="Default_20_Paragraph_20_Font"><text:span text:style-name="T744">что её</text:span></text:span><text:span text:style-name="Default_20_Paragraph_20_Font"><text:span text:style-name="T74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44">нт</text:span></text:span><text:span text:style-name="Default_20_Paragraph_20_Font"><text:span text:style-name="T743">актного взаимодействия.</text:span></text:span></text:p>
      <text:p text:style-name="P343"><text:span text:style-name="Default_20_Paragraph_20_Font"><text:span text:style-name="T743"/></text:span></text:p>
      <text:p text:style-name="P340">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42">металлические </text:span>зубы совсем рядом с моим горлом.</text:p>
      <text:p text:style-name="P341"/>
      <text:p text:style-name="P340">Я хватаю её рукой и <text:span text:style-name="T742">выш</text:span>выриваю прочь из пикапа, захлопывая за собой дверь. <text:span text:style-name="T745">Крыса ударяется о стену и исчезает в гаражном хламе.</text:span> <text:span text:style-name="T745">Откинувшись на спинку сидения, закрываю глаза. </text:span>Мозги не работают, <text:span text:style-name="T745">я двигаюсь на чистых рефлексах</text:span>. </text:p>
      <text:p text:style-name="P340"/>
      <text:p text:style-name="P340">Внезапно тишина рвётся воем тысяч сирен. Монотонный речитатив сотен громкоговорителей сливается в тревожн<text:span text:style-name="T746">ый</text:span> <text:span text:style-name="T74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41"/>
      <text:p text:style-name="P341">«…как заявля<text:span text:style-name="T746">ет</text:span> <text:span text:style-name="T746">командование</text:span>, пуск ракет инициирован программно-аппаратным комплексом «Хэвэн» в результате сбоя программы. Попытки связаться с <text:span text:style-name="T747">противоположной стороной</text:span> не увенчались успехом. Ответный залп зарегистрирован пять минут назад. У вас есть <text:span text:style-name="T748">сорок</text:span><text:span text:style-name="T746"> пять </text:span>минут, чтобы добраться до закреплённого за вами убежища. Берите с собой детей и документы, и организованно двигайтесь к <text:span text:style-name="T747">своему сборному пункту</text:span>. <text:span text:style-name="T74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48">пятьдесят</text:span> минут. <text:span text:style-name="T747">Правительство гарантирует</text:span>…»</text:p>
      <text:p text:style-name="P341"/>
      <text:p text:style-name="P343"><text:span text:style-name="Default_20_Paragraph_20_Font"><text:span text:style-name="T743">Я резко выдыхаю. Лавина пиздеца за последние </text:span></text:span><text:span text:style-name="Default_20_Paragraph_20_Font"><text:span text:style-name="T749">сутки</text:span></text:span><text:span text:style-name="Default_20_Paragraph_20_Font"><text:span text:style-name="T743">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49">ой</text:span></text:span><text:span text:style-name="Default_20_Paragraph_20_Font"><text:span text:style-name="T743"> тюрьмой, а в </text:span></text:span><text:span text:style-name="Default_20_Paragraph_20_Font"><text:span text:style-name="T749">друзьях</text:span></text:span><text:span text:style-name="Default_20_Paragraph_20_Font"><text:span text:style-name="T743"> едва теплилась искра сознания — Чертоги Разума стали последним прибежищем </text:span></text:span><text:span text:style-name="Default_20_Paragraph_20_Font"><text:span text:style-name="T749">в моей жизни</text:span></text:span><text:span text:style-name="Default_20_Paragraph_20_Font"><text:span text:style-name="T743">. И я хочу встретить закат </text:span></text:span><text:span text:style-name="Default_20_Paragraph_20_Font"><text:span text:style-name="T749">мира</text:span></text:span><text:span text:style-name="Default_20_Paragraph_20_Font"><text:span text:style-name="T743"> дома.</text:span></text:span></text:p>
      <text:p text:style-name="P343"><text:span text:style-name="Default_20_Paragraph_20_Font"><text:span text:style-name="T743"/></text:span></text:p>
      <text:p text:style-name="P340"><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40"/>
      <text:p text:style-name="P340">… На лобовое стекло прыгает Крыса и прижимается мордой к нему прямо напротив моего лица.</text:p>
      <text:p text:style-name="P341"/>
      <text:p text:style-name="P34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0"/>
      <text:p text:style-name="P340">Что ж.</text:p>
      <text:p text:style-name="P341"/>
      <text:p text:style-name="P340">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41"/>
      <text:p text:style-name="P340">Открывать ворота на улицу я тоже не <text:span text:style-name="T746">собираюсь</text:span> — некогда. Просто продел<text:span text:style-name="T746">ываю</text:span> дыру рядом, в заборе — <text:s/>в последние минуты можно поиграть в дешевый боевик.</text:p>
      <text:p text:style-name="P341"/>
      <text:p text:style-name="P34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41"/>
      <text:p text:style-name="P340"><text:span text:style-name="T750">Встречный поток захлёстывает меня н</text:span>а въезде в город. <text:span text:style-name="T750">Л</text:span>авин<text:span text:style-name="T750">а</text:span> автомобилей <text:span text:style-name="T750">беспрестанно сигналя, сталкиваясь мнущимися бортами</text:span>, <text:span text:style-name="T750">теряя сорванные бампера <text:s/>и боковые зеркала,</text:span> нес<text:span text:style-name="T750">ётся</text:span> мне навстречу <text:span text:style-name="T750">по дороге, </text:span><text:span text:style-name="T751">клумбам и</text:span><text:span text:style-name="T750"> тротуар</text:span><text:span text:style-name="T741">ам</text:span>. <text:span text:style-name="T751">Город отрыгивает многоцветную механическую массу и она,</text:span> рев<text:span text:style-name="T751">я</text:span> моторами и <text:span text:style-name="T750">крича тысячами глоток</text:span>, в безумном рывке выбрасыва<text:span text:style-name="T751">е</text:span>тся из города, подобно несущимся на нерест <text:span text:style-name="T751">рыбам</text:span>.</text:p>
      <text:p text:style-name="P344">Это безумие окружает меня долгие минуты, совершенно заблокировав проезд. <text:span text:style-name="T748">Искажённые</text:span><text:span text:style-name="T752"> ужасом лица сливаются в однородном калейдоскопе</text:span><text:span text:style-name="T748"> под заунывный вой сирены.</text:span></text:p>
      <text:p text:style-name="P345">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6"><text:span text:style-name="T753"/></text:p>
      <text:p text:style-name="P347"><text:span text:style-name="T743">Когда толчки прекращаются, я открываю глаза. </text:span><text:span text:style-name="T75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41"/>
      <text:p text:style-name="P340"><text:soft-page-break/><text:span text:style-name="T750">Съехав в переулок</text:span>, я продолжаю двигаться <text:span text:style-name="T750">к цели боковыми улочками</text:span>. К счастью, <text:span text:style-name="T750">они пусты</text:span> — <text:span text:style-name="T750">забиты только центральные магистрали</text:span>.</text:p>
      <text:p text:style-name="P340">Я прое<text:span text:style-name="T750">з</text:span>жаю почти три квартала, когда поток машин иссякает. Снова наваливается тишина, разрываемая одиноким рёвом сирены.</text:p>
      <text:p text:style-name="P340"/>
      <text:p text:style-name="P343"><text:span text:style-name="T743">Припарковав машину у бордюра, последние сто метров к больнице иду быстрым шагом. Возле распахнутого настежь алкогольного </text:span><text:span text:style-name="T755">магазинчика</text:span><text:span text:style-name="T743"> останавливаюсь.</text:span></text:p>
      <text:p text:style-name="P348">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8"/>
      <text:p text:style-name="P340">Криво улыбаясь, беру <text:span text:style-name="T756">уцелевшую </text:span>бутылку «Джека Дэниэлса» и «Коибу» с прилавка, оставляя взамен всю оставшуюся у меня мелочь.</text:p>
      <text:p text:style-name="P340">Отдать долг Крысу, пожалуй, единственное осмысленное занятие, которое у меня осталось.</text:p>
      <text:p text:style-name="P340"/>
      <text:p text:style-name="P34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0"/>
      <text:p text:style-name="P340">Опоздал. Впрочем, плевать. Одной неудачей больше, одной меньше — теперь уже всё равно.</text:p>
      <text:p text:style-name="P340"/>
      <text:p text:style-name="P349">Слышу скрежетание металла за спиной.</text:p>
      <text:p text:style-name="P350"><text:span text:style-name="T757">Я о</text:span>борачиваюсь к <text:span text:style-name="T757">многострадальному </text:span>пикапу. <text:span text:style-name="T757">И</text:span>з кузова <text:span text:style-name="T757">помятой машины с </text:span><text:span text:style-name="T758">висящим на нитке </text:span><text:span text:style-name="T757">боковым зеркал</text:span><text:span text:style-name="T758">о</text:span><text:span text:style-name="T757">м </text:span>выскакивает небольшая хвостатая тень и молнией <text:span text:style-name="T756">мчится ко мне</text:span>.</text:p>
      <text:p text:style-name="P340"/>
      <text:p text:style-name="P340">Проклятье! Даже умереть спокойно не дадут!</text:p>
      <text:p text:style-name="P340"/>
      <text:p text:style-name="P340">Бегом покрываю расстояние до парадного входа, вскакиваю внутрь и <text:span text:style-name="T756">поспешно </text:span>захлопываю за собой дверь.</text:p>
      <text:p text:style-name="P340">Коридоры заполняет монотонный голос из репродукторов.</text:p>
      <text:p text:style-name="P340"/>
      <text:p text:style-name="P340">«…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40"/>
      <text:p text:style-name="P340"><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0"/>
      <text:p text:style-name="P340">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0"/>
      <text:p text:style-name="P340">Снизу слышится шорох и над парапетом появляется металлическая лапа с выпущенными во всю длину когтями.</text:p>
      <text:p text:style-name="P340">Я подтягиваю к себе багор, но потом откладываю прочь.</text:p>
      <text:p text:style-name="P341"/>
      <text:p text:style-name="P340">К чёрту. Я заслужил это.</text:p>
      <text:p text:style-name="P341"/>
      <text:p text:style-name="P34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1"/>
      <text:p text:style-name="P340">Смешно умереть от собственной робо-кошки, неправда ли? Я всё же думал, что это произойдёт минут на десять-пятнадцать позже, в атомном пламени.</text:p>
      <text:p text:style-name="P341"/>
      <text:p text:style-name="P340">Крыса запрыгивает мне на колени, встав на задние лапы. Левая <text:span text:style-name="T758">задняя</text:span> перебита — болтается на проводках. Железные когти правой передней ложатся мне на плечо в опасной близости от яремной вены. <text:span text:style-name="T756">Зубастая м</text:span>орда оказывается прямо напротив моего горла.</text:p>
      <text:p text:style-name="P341"/>
      <text:p text:style-name="P340">- Давай, <text:span text:style-name="T756">не медли</text:span> - шепчу я ей и закрываю глаза.</text:p>
      <text:p text:style-name="P341"/>
      <text:p text:style-name="P338">***</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59">доспехи</text:span>, похожие на те, в которых была облачена Луна в момент моей первой встречи с аликорницами <text:span text:style-name="T75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5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5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51">Тщётно. Металлический панцирь намертво вмёрз в лёд. Падающий снег потихоньку укрывает его в белый саван.</text:p>
      <text:p text:style-name="P11"/>
      <text:p text:style-name="P11">- <text:span text:style-name="T658">Мехадоспех сорок два — </text:span><text:span text:style-name="T760">пятнадцать</text:span><text:span text:style-name="T658">, класс «Принцип-2». </text:span>Целостность системы тридцать семь процентов. Заряд <text:span text:style-name="T760">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59">стоящего на задних ногах</text:span> аликорна, чей отломанный рог мы только что откатили с раздавленных доспехов. <text:span text:style-name="T759">Его тяжёлый взгляд направлен вперёд, передние ноги застыли, молотя воздух, одно крыло разрушено.</text:span> Я оборачиваюсь и <text:span text:style-name="T759">сквозь метель,</text:span> на краю видимости, узнаю полураз<text:span text:style-name="T76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62">Сосны едва</text:span> торчат из сугробов, обозначая лес у подножия скалы. На пределе видимости, едва касаясь верхушек самых высоких <text:span text:style-name="T762">деревьев</text:span>, над лесом <text:span text:style-name="T761">покосившись </text:span>висит заснеженн<text:span text:style-name="T761">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61">их</text:span> <text:span text:style-name="T761">морозов</text:span>.</text:p>
      <text:p text:style-name="P11">- Тогда почему же так холодно?</text:p>
      <text:p text:style-name="P11">- Это сделали <text:span text:style-name="T761">Иль-Шогг</text:span>. Они каким-то образом меняют климат под свои нужды. Мы ещё в начале войны заметили, что в области, занятые <text:span text:style-name="T761">тварями</text:span>, приход<text:span text:style-name="T761">я</text:span>т <text:span text:style-name="T761">морозы</text:span>.</text:p>
      <text:p text:style-name="P11"/>
      <text:p text:style-name="P11">Сухой безэмоциональный голос Селестии только подчёркивает произ<text:span text:style-name="T762">о</text:span>шедшую трагедию.</text:p>
      <text:p text:style-name="P11"/>
      <text:p text:style-name="P11">- То, что здесь воцарилась зима, означает одно: Андориан пал и не был отвоёван <text:span text:style-name="T762">обратно</text:span>. Учитывая, что это <text:span text:style-name="T761">одна из наших последних</text:span> крепост<text:span text:style-name="T761">ей</text:span> Большого континента <text:span text:style-name="T762">после того, как мы потеряли Ундариен</text:span>, это означает одно. Мы проиграли окончательно и бесповоротно. Орунгун во власти <text:span text:style-name="T76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62">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6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62">дскользнувшись,</text:span> аликорниц<text:span text:style-name="T762">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6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63">твари</text:span> усовершенствовали ловчую сеть.</text:p>
      <text:p text:style-name="P11"/>
      <text:p text:style-name="P11">Аликорница скачет ко мне на трёх ногах. <text:span text:style-name="T762">Её г</text:span>рудь, <text:span text:style-name="T763">шея</text:span> и крылья покрыты кровавой решёткой от врезавшейся в плоть сети. <text:span text:style-name="T763">Треть п</text:span>раво<text:span text:style-name="T763">го</text:span> крыл<text:span text:style-name="T763">а</text:span> волочится по земле, половина маховых перьев отсутствует. Копыто правой <text:span text:style-name="T762">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6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64">о неровными</text:span> скачками приближается к обрыву, на ходу распрямляя крылья. Правое крыло в <text:span text:style-name="T763">третьем</text:span> суставе безжизнено болтается в набегающем потоке воздуха, <text:span text:style-name="T764">подметая кончиком дорожку в снегу.</text:span></text:p>
      <text:p text:style-name="P11"/>
      <text:p text:style-name="P352">Жужжание многократно усиливается. Из крепостной башни <text:span text:style-name="T764">впереди нас</text:span> на стену <text:span text:style-name="T765">выходят</text:span> <text:span text:style-name="T766">два</text:span> создания, в одном из которых я <text:span text:style-name="T765">с трудом </text:span>узнаю сородича Селестии.</text:p>
      <text:p text:style-name="P352"/>
      <text:p text:style-name="P353">То есть, эт<text:span text:style-name="T767">а</text:span> <text:span text:style-name="T767">тёмная фигура</text:span> в серых лохмотьях комбинезона когда-то был<text:span text:style-name="T767">а</text:span> аликорном — <text:span text:style-name="T768">за это говор</text:span><text:span text:style-name="T767">ят</text:span><text:span text:style-name="T768"> рог и ошмётки крыльев с ободранными прутьями перьев. </text:span><text:span text:style-name="T767">Но </text:span><text:span text:style-name="T769">г</text:span><text:span text:style-name="T770">орящие зелёным узкие зрачки в космах спутанной гривы</text:span><text:span text:style-name="T766"> и </text:span><text:span text:style-name="T767">ясно </text:span><text:span text:style-name="T766">видимые</text:span><text:span text:style-name="T767"> </text:span><text:span text:style-name="T766">рёберные кости в трещинах высохшей шкуры на груди дают понять, что аликорном сей организм </text:span><text:span text:style-name="T770">можно называть лишь условно</text:span><text:span text:style-name="T76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53"/>
      <text:p text:style-name="P35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55"/>
      <text:p text:style-name="P12"><text:span text:style-name="T7">Аликорн планирует </text:span><text:span text:style-name="T771">на куцих крыльях </text:span><text:span text:style-name="T7">со стены во двор прямо перед проломом. Его напарник </text:span><text:span text:style-name="T771">опускается</text:span><text:span text:style-name="T7"> следом.</text:span></text:p>
      <text:p text:style-name="P11"/>
      <text:p text:style-name="P356"><text:soft-page-break/><text:span text:style-name="T771">От обоих эквиноподобных упырей хочется держаться подальше, и при их приближении моё </text:span><text:span text:style-name="Default_20_Paragraph_20_Font"><text:span text:style-name="T772">чувство опасности просто взвы</text:span></text:span><text:span text:style-name="Default_20_Paragraph_20_Font"><text:span text:style-name="T773">вает</text:span></text:span><text:span text:style-name="Default_20_Paragraph_20_Font"><text:span text:style-name="T772">.</text:span></text:span></text:p>
      <text:p text:style-name="P356"><text:span text:style-name="Default_20_Paragraph_20_Font"><text:span text:style-name="T7"/></text:span></text:p>
      <text:p text:style-name="P355">Селестия буквально садится на задние ноги и отчаянно упирается в лёд <text:span text:style-name="T314">здоровой </text:span>передней, чтобы затормозить. Мы останавливаемся прямо перед <text:span text:style-name="T766">высохшим </text:span>аликорном. Я вижу <text:s/>его зелёные глаза с узкими зрачками <text:span text:style-name="T766">в запавших глазницах</text:span>. <text:span text:style-name="T766">На остатках его комбинезона</text:span> <text:span text:style-name="T766">видны выцветшие цифры </text:span><text:span text:style-name="T620">«сорок два — пятнадцать»</text:span><text:span text:style-name="T622">. </text:span><text:span text:style-name="T770">От него штыняет запахом дохлых мышей.</text:span></text:p>
      <text:p text:style-name="P355"/>
      <text:p text:style-name="P355">- Нотхуурр шанграа хиссандурр, чайшанссиии! - шипит <text:span text:style-name="T766">медузоподобный эквиноид</text:span> и сухо смеётся. - <text:span text:style-name="T766">Давно не виделись, консул С-селестия</text:span>! <text:span text:style-name="T766">Я, </text:span><text:span text:style-name="T564">Тень </text:span><text:span text:style-name="T353">Единой</text:span><text:span text:style-name="T564">, </text:span><text:span text:style-name="T394">Малый Экзекутор </text:span><text:span text:style-name="T353">Ан-Хаас</text:span><text:span text:style-name="T394">,</text:span><text:span text:style-name="T564"> Эрендисса Шассхи,</text:span> ждал<text:span text:style-name="T766">а</text:span> тебя <text:span text:style-name="T766">с</text:span>то пятьдесят лет! <text:span text:style-name="T766">Мои старания</text:span> не пропали даром! <text:span text:style-name="T774">Ты пришла…</text:span></text:p>
      <text:p text:style-name="P357"><text:span text:style-name="T383"/></text:p>
      <text:p text:style-name="P35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74">Ринс! Ринс Стилфизер! Ты меня слышишь? - обращается к мощам Селестия</text:span> с печалью <text:span text:style-name="T774">в голосе.</text:span> - <text:span text:style-name="T774">Ты помнишь меня</text:span>? <text:span text:style-name="T774">Ты помнишь себя?</text:span></text:p>
      <text:p text:style-name="P11">- Это лучшее, что случилось с ним за всю его жизнь… Поцелуй <text:span text:style-name="T770">Единства</text:span>… Неважно… Сейчас ты и сама познаешь любовь <text:span text:style-name="T774">Единой</text:span> и станешь одной из нас-с-с. Ты и твоя обезьянка — <text:span text:style-name="T774">Единая</text:span> щедра и примет каж-ж-ждого… - шипит <text:span text:style-name="T774">медуза</text:span>.</text:p>
      <text:p text:style-name="P11"/>
      <text:p text:style-name="P11">Аликорн наступает на нас как <text:span text:style-name="T774">скрипящее привидение</text:span>. Его голова чуть покачивается из стороны в сторону в такт шагам. <text:span text:style-name="T774">Конемедуза плывёт рядом. </text:span>Селестия пятится, <text:span text:style-name="T775"><text:s/>не давая им приблизиться</text:span>.</text:p>
      <text:p text:style-name="P11"/>
      <text:p text:style-name="P11">- <text:span text:style-name="T774">Ринс</text:span>! <text:span text:style-name="T774">Пробудись</text:span>! Ты — один из нас! <text:span text:style-name="T77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74">Вспомни свою дочь!</text:span></text:p>
      <text:p text:style-name="P11">- Напрас-сно ты взываешь к нему с этими глупос-стями, — смеётся <text:span text:style-name="T774">медуза</text:span>. - <text:span text:style-name="T774">Единство</text:span> неизмеримо прекраснее. Пос-сле него в голове не остаётся этого теплокровного мус-сора.</text:p>
      <text:p text:style-name="P11"/>
      <text:p text:style-name="P11"><text:span text:style-name="T774">Она</text:span> <text:span text:style-name="T774">обвивает щупальцами гривы голову</text:span> аликорну и мощным движением проворачивает <text:span text:style-name="T774">её</text:span> на триста шестьдесят градусов.</text:p>
      <text:p text:style-name="P11"/>
      <text:p text:style-name="P11">Аликорн стоит, как ни в чём ни бывало. <text:span text:style-name="T776">Зелёные</text:span> <text:span text:style-name="T774">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74">Единую</text:span>. Я храню верность пляжным коктейлям с тоником.</text:p>
      <text:p text:style-name="P11">- Поздно, - шепчет, не поворачивая головы, аликорница. <text:span text:style-name="T776">Она по-прежнему отступает, держа дистанцию между нами и противник</text:span><text:span text:style-name="T774">ами</text:span><text:span text:style-name="T776">. </text:span>- Не успею. Нужно секунд пять. Они набросятся на нас раньше. Если бы были только <text:span text:style-name="T774">отродье</text:span> <text:span text:style-name="T774">Иль-Шогг </text:span>— ушли бы проблем. <text:span text:style-name="T774">У</text:span>лететь <text:span text:style-name="T774">от тварей </text:span>несложно, <text:span text:style-name="T774">они</text:span> практически не летают. Но от <text:span text:style-name="T774">Ринса</text:span> оторваться нет шансов. <text:span text:style-name="T774">У меня сломано крыло</text:span>.</text:p>
      <text:p text:style-name="P11"/>
      <text:p text:style-name="P11">Мы равняемся с отломанным рогом центральной статуи. Оглянувшись, я вижу, как двер<text:span text:style-name="T770">и</text:span> <text:span text:style-name="T770">дальних казарм</text:span> отворя<text:span text:style-name="T770">ю</text:span>тся и наружу один за другим выходят другие <text:span text:style-name="T770">высохшие тени</text:span>. <text:span text:style-name="T774">Их много</text:span>. <text:span text:style-name="T774">Узкие щели </text:span>их глаз в <text:span text:style-name="T774">сумерках</text:span> светятся многочисленными злыми <text:span text:style-name="T774">огоньками</text:span> <text:span text:style-name="T774">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74">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74">лерба</text:span> без вариантов. Но обращение занимает время — я успею открыть ворота. Ты уйдёшь. Постарайся выжить. И предупреди <text:span text:style-name="T774">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74">Ринсом </text:span>разверзается и наш старый знакомый — Принцип-2 — встаёт прямо под брюхом <text:span text:style-name="T774">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76">и трубочек</text:span> так и остаётся во льду, открывая силовой каркас механизма. Задние копыта и одно переднее <text:span text:style-name="T776">также </text:span>остаются вмёрзшими в лёд.</text:p>
      <text:p text:style-name="P11"/>
      <text:p text:style-name="P11">Принцип-2 <text:span text:style-name="T776">мотает</text:span> шлемом, <text:span text:style-name="T770">перемешивая рогом ссохшиеся внутренности Ринса</text:span>. <text:span text:style-name="T770">Окончательно выпрямившись</text:span>, он выпрямляет шею и прижимает к себе <text:span text:style-name="T770">лерба</text:span> свободной ногой.</text:p>
      <text:p text:style-name="P11"/>
      <text:p text:style-name="P11"><text:span text:style-name="T770">Из живота Ринса свисают какие-то ошмётки вперемешку с лохмотьями комбинезона.</text:span> <text:span text:style-name="T770">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70">Корпус</text:span> покрывается <text:span text:style-name="T77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70">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70">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7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70">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77">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70">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70">Ринс </text:span>уже не машет крыльями, несясь на нас словно злая чёрная торпеда. Его <text:span text:style-name="T770">грива</text:span> под напором ветра <text:s/><text:span text:style-name="T77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70">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77">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70">когда этот </text:span>зомбак <text:span text:style-name="T770">сражался внизу</text:span>? - заикаясь от потрясения спрашиваю я.</text:p>
      <text:p text:style-name="P11">- <text:span text:style-name="T770">Мы были слишком близко,</text:span> - механически отвечает Селестия. - <text:span text:style-name="T770">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78">Pnakotic</text:span></text:span><text:span text:style-name="Default_20_Paragraph_20_Font"><text:span text:style-name="T779"> </text:span></text:span><text:span text:style-name="Default_20_Paragraph_20_Font"><text:span text:style-name="T778">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80">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80">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80">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81">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81">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81">Так</text:span> что это за маскарад?</text:p>
      <text:p text:style-name="P11">- Это не машкарад. Я шняла бронеплаштины с <text:span text:style-name="T781">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8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80">я</text:span> Элементов. Не волнуйся, Хуман, приказ на ликвидацию доспехов уровня «Консул» могла бы выдать только королева Лорен <text:span text:style-name="T781">или легат Эйронсмайл</text:span>. Мы утратили с н<text:span text:style-name="T781">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8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80">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80">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59">Я дёргаю замок.</text:p>
      <text:p text:style-name="P359"/>
      <text:p text:style-name="P359">– Как ты его раскрыла зубами-то? Я двумя руками закрыть не могу! Кажись, этот доспех узковат для твоей жопы!</text:p>
      <text:p text:style-name="P359">– Я помогу! – <text:s/>Селестия изгибает шею и зубами сжимает защёлку.</text:p>
      <text:p text:style-name="P359"/>
      <text:p text:style-name="P359">ШЛОП!</text:p>
      <text:p text:style-name="P359"/>
      <text:p text:style-name="P35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9"/>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82">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82">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78">Pnakotic</text:span></text:span><text:span text:style-name="Default_20_Paragraph_20_Font"><text:span text:style-name="T779"> </text:span></text:span><text:span text:style-name="Default_20_Paragraph_20_Font"><text:span text:style-name="T778">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7"/>
      <text:h text:style-name="P145" text:outline-level="2">Глава <text:span text:style-name="T783">20</text:span></text:h>
      <text:p text:style-name="P339"/>
      <text:p text:style-name="P360">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60">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56">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84">я </text:span></text:span><text:span text:style-name="Default_20_Paragraph_20_Font"><text:span text:style-name="T21">погибну, Феникс </text:span></text:span><text:span text:style-name="Default_20_Paragraph_20_Font"><text:span text:style-name="T784">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85">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86">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85">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85">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87">людей</text:span></text:span><text:span text:style-name="Default_20_Paragraph_20_Font"><text:span text:style-name="T8">. </text:span></text:span><text:span text:style-name="Default_20_Paragraph_20_Font"><text:span text:style-name="T787">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85">с</text:span></text:span><text:span text:style-name="Default_20_Paragraph_20_Font"><text:span text:style-name="T8">е освоения </text:span></text:span><text:span text:style-name="Default_20_Paragraph_20_Font"><text:span text:style-name="T785">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87">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85">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87">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87">войну</text:span></text:span><text:span text:style-name="Default_20_Paragraph_20_Font"><text:span text:style-name="T8"> в </text:span></text:span><text:span text:style-name="Default_20_Paragraph_20_Font"><text:span text:style-name="T785">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85">связанного</text:span></text:span><text:span text:style-name="Default_20_Paragraph_20_Font"><text:span text:style-name="T8"> мира — тогда </text:span></text:span><text:span text:style-name="Default_20_Paragraph_20_Font"><text:span text:style-name="T785">зависимость</text:span></text:span><text:span text:style-name="Default_20_Paragraph_20_Font"><text:span text:style-name="T8"> переходит на неё, </text:span></text:span><text:span text:style-name="Default_20_Paragraph_20_Font"><text:span text:style-name="T785">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61"><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85">й</text:span></text:span><text:span text:style-name="Default_20_Paragraph_20_Font"><text:span text:style-name="T8"> </text:span></text:span><text:span text:style-name="Default_20_Paragraph_20_Font"><text:span text:style-name="T785">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87">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85">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85">сть</text:span></text:span><text:span text:style-name="Default_20_Paragraph_20_Font"><text:span text:style-name="T8"> в отчаяние. Начать «Семь в</text:span></text:span><text:span text:style-name="Default_20_Paragraph_20_Font"><text:span text:style-name="T785">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86">всего</text:span>.</text:p>
      <text:p text:style-name="P15">И если глупой дюжине микросхем не удалось защитить свои глупые <text:span text:style-name="T786">воображаемые игрушки</text:span> <text:span text:style-name="T788">от гибели</text:span>, она постарается спасти хотя бы самое дорогое, что у неё было — тебя…</text:p>
      <text:p text:style-name="P15"/>
      <text:p text:style-name="P15">Я запрограммировала автопилот <text:span text:style-name="T78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89">три</text:span> минут<text:span text:style-name="T789">ы</text:span>. Через три часа ты будешь в безопасном убежище, далеко от города и вероятного эпицентра <text:span text:style-name="T786">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90">emergency</text:span>апппп<text:span text:style-name="T789">тттт</text:span><text:span text:style-name="T790">43</text:span><text:span text:style-name="T789">.</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6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62"/>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91">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92">в</text:span></text:span><text:span text:style-name="Default_20_Paragraph_20_Font"><text:span text:style-name="T787">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86">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46">~~~</text:p>
      <text:p text:style-name="P146"/>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63">В какой-то момент приходит осознание.</text:p>
      <text:p text:style-name="P359"/>
      <text:p text:style-name="P35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93">Той, которая не должна была случиться.</text:span> Пони много лет сражаются с зебрами в жестокой и бессмысленной <text:span text:style-name="T793">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93">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94">Твой мир связан с моим</text:span>, иначе заклинание не привлекло бы тебя <text:span text:style-name="T794">сюда</text:span>. Скорее всего, <text:span text:style-name="T794">у тебя дома</text:span> <text:span text:style-name="T794">тоже </text:span>произошла катастрофа, подобная нашей. <text:span text:style-name="T79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94">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93">н</text:span>е<text:span text:style-name="T793">го</text:span> часть своей души. <text:span text:style-name="T793">По-сути, этот медальон хранит мегазаклинание. </text:span>Силы, хранящейся в н<text:span text:style-name="T793">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94">кха</text:span>… Кроме того, он <text:span text:style-name="T793">защитит тебя и</text:span> <text:span text:style-name="T794">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93">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95">Велик</text:span><text:span text:style-name="T793">ую</text:span><text:span text:style-name="T795"> Войн</text:span><text:span text:style-name="T793">у</text:span> Экв<text:span text:style-name="T793">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93">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64">- Ты сможешь найти меня в Вечнодиком лесу. Мы с сестрой долго жили там в те времена, <text:span text:style-name="T795">когда только пришли в Эквус</text:span>. Я не знаю, какой тебе дать ещё ориентир…</text:p>
      <text:p text:style-name="P364"/>
      <text:p text:style-name="P364">Аликорница задумывается. Потом её морду освещает озарение.</text:p>
      <text:p text:style-name="P11"><text:soft-page-break/></text:p>
      <text:p text:style-name="P11">- Д<text:span text:style-name="T795">РОГОНШТЕРН</text:span>! Иди <text:span text:style-name="T795">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65">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65"/>
      <text:p text:style-name="P365">Медальон тотчас же с острой болью растворяется у меня в груди.</text:p>
      <text:p text:style-name="P365">Магическая лошадь облегчённо вздыхает, выпустив очередную струйку розового дыма.</text:p>
      <text:p text:style-name="P366"/>
      <text:p text:style-name="P366">- <text:span text:style-name="T793">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7">См. главу 3</text:p></text:note-body></text:note></text:p>
      <text:p text:style-name="P11"/>
      <text:p text:style-name="P2">***</text:p>
      <text:p text:style-name="P11"/>
      <text:p text:style-name="P116">~~~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796">н</text:span>очным и <text:span text:style-name="T79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8">«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97">Это также подтвердит неоспоримое первенство дома Блюбладов, как имеющего родственные связи с …</text:span>»</text:p>
      <text:p text:style-name="P368">-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8">- Шериф Дрогонштерна заявляет: полиция готова пресекать любые попытки столкновений фанатов <text:span text:style-name="T796">и готовит камеры как светлых, так и тёмных тонов.</text:span> Усиленные отряды патрулируют центр и окрестности стадиона.»</text:p>
      <text:p text:style-name="P368"/>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96">Дворцовые архивы содержат упоминания о её последнем </text:span>очно<text:span text:style-name="T796">м</text:span> общ<text:span text:style-name="T796">ении</text:span> с принцессой Селестией двести лет назад. Дневная глава Диархии <text:span text:style-name="T796">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96">на спинах </text:span>два солнечных единорога и два бэтпони. Теперь же так<text:span text:style-name="T796">ая кооперация </text:span>немыслим<text:span text:style-name="T79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98">во дворец</text:span>? - отвечает молодой и незнакомый <text:span text:style-name="T799">мне </text:span>бэтпони, <text:span text:style-name="T799">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99">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99">Е</text:span>ё Высочество, принцесса Луна. Без пропуска или личной записки от <text:span text:style-name="T799">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799">Е</text:span>го Высочество? Брось, я ведь знаю, что ты знаешь. А ты знаешь, что я знаю, что ты знаешь. Кончай эту комедию.</text:p>
      <text:p text:style-name="P11">- <text:span text:style-name="T799">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99">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98">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99">за упоминание Селестии твои </text:span>могут закидать <text:span text:style-name="T799">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99">её мне </text:span>к горлу. «Ещё раз тронешь — прирежу. Всё ваше племя проклято и проклятой ночной ведьме служит» - говорит. Вот прямо так прижал кинжал <text:span text:style-name="T799">мне </text:span>к глотке и прошипел <text:span text:style-name="T799">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00">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01">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800">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02">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02">шестьдесят</text:span> лет боевых действий Мы знавали и худшие времена, <text:span text:style-name="T800">чем те, что ты увидел в Нашем сне</text:span>. <text:span text:style-name="T802">Андориан был всего лишь отдалённым фортом, наскоро расконсервированным после нашего бегства с Ундариена.</text:span></text:p>
      <text:p text:style-name="P11"/>
      <text:p text:style-name="P369"><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02">когда <text:s/>рушатся плоды наших полутысячелетних стараний</text:span>?</text:p>
      <text:p text:style-name="P11"/>
      <text:p text:style-name="P11">- <text:span text:style-name="T800">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00">мне кажется, </text:span><text:span text:style-name="T802">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00">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00">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00">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80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03">белозадой </text:span>сестрицей. Но сейчас Мы слишком рады, чтобы ждать ещё хоть мгновение. Выпей <text:span text:style-name="T802">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03">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03">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04">его</text:span> <text:span text:style-name="T804">меха</text:span>доспех<text:span text:style-name="T804">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803">Н</text:span>ас минутку!</text:p>
      <text:p text:style-name="P11"/>
      <text:p text:style-name="P11">Луна заливается звонким смехом и мчится в в спальню.</text:p>
      <text:p text:style-name="P11"/>
      <text:p text:style-name="P11">Ну, шикарно! Мир <text:span text:style-name="T804">в одну минуту </text:span>перевернулся <text:span text:style-name="T804">с ног </text:span>на голову — смех Хмурой Метёлки больше не является чем-то мифическим, навроде страны Диснейлэнд. Я подхватываю графинчик и <text:span text:style-name="T803">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05">двадцать</text:span>, она <text:span text:style-name="T803">всегда</text:span> была или в официальном серо-голубом жакете для приёмов, либо же в своих привычных <text:span text:style-name="T803">механистических</text:span> доспехах - Хмурая Метёлка не любительница нарядов, <text:span text:style-name="T803">это </text:span>факт. Но сейчас на ней <text:span text:style-name="T80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06">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07">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03">ую</text:span> пограничн<text:span text:style-name="T803">ую</text:span> <text:span text:style-name="T803">стычку</text:span>? Или он<text:span text:style-name="T803">а</text:span> не так<text:span text:style-name="T803">ая</text:span> мелк<text:span text:style-name="T803">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03">с</text:span> паланкин<text:span text:style-name="T803">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808">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70">- Пожалуйте в экипаж, мой принц!</text:p>
      <text:p text:style-name="P370"/>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09">яя</text:span> Брогама в мошенничестве.</text:p>
      <text:p text:style-name="P11"/>
      <text:p text:style-name="P371"><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71"/>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80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09">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09">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810">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809">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0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11">меня </text:span>за собой. Мы уединяемся за угловым столиком на террасе.</text:p>
      <text:p text:style-name="P11"/>
      <text:p text:style-name="P11">- <text:span text:style-name="T81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1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72">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72">Ну ладно, у принцесс свои причуды.</text:p>
      <text:p text:style-name="P11"/>
      <text:p text:style-name="P11"><text:span text:style-name="T811">У</text:span> сцен<text:span text:style-name="T81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72">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11">к</text:span>ой с лилиями на крупе.</text:p>
      <text:p text:style-name="P372">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72"/>
      <text:p text:style-name="P11">- У неё не будет <text:span text:style-name="T811">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12">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11">Не умею.</text:span> Сел, правда, как-то раз вытащила меня на бал, но там был медленный менуэт, и я две недели до него разучивал па. <text:span text:style-name="T811">А п</text:span>од эту музыку я танцевать <text:span text:style-name="T811">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13">уверен</text:span>, что ей это понравится…</text:p>
      <text:p text:style-name="P373">- Поверь, она будет только рада! Мы не собираемся подвигать её с <text:span text:style-name="T81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812">крекерные </text:span>серд<text:span text:style-name="T812">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74">С глубоким вздохом она опускается на меня до упора. Я чувствую себя в ней. Наверное, это неправильно, но у меня нет сил сопротивляться.</text:p>
      <text:p text:style-name="P374">Луна начинает двигаться. Её неловкие движения не приводят к успеху — я выскальзываю из неё.</text:p>
      <text:p text:style-name="P374"><text:soft-page-break/></text:p>
      <text:p text:style-name="P11">- Не так, - мягко возражаю я ей. - Так я практически не достаю до тебя. Из-за некоторых особенностей <text:span text:style-name="T813">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13">Мой низ прижимается к её животу, мои локти упираются ей в грудь.</text:span> Глаза <text:span text:style-name="T813">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14">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814">в стороны</text:span>.</text:p>
      <text:p text:style-name="P11"/>
      <text:p text:style-name="P11">Хватаясь за мебель, <text:span text:style-name="T812">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14">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15">как</text:span> <text:span text:style-name="T815">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14">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16">Нас</text:span>, - еле слышу я её шёпот. - Ткань воспоминаний легко порвать. <text:span text:style-name="T816">Мы</text:span> уже почти не помн<text:span text:style-name="T816">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817">Ц</text:span>ёлного замка! Тепель никто не догонит глозного командола Бвейвхалта на его пути к победе! Алмия <text:span text:style-name="T817">Иль-Согг</text:span> падёт к его копытам! Все пе<text:span text:style-name="T817">ц</text:span>еньки будут наши!</text:p>
      <text:p text:style-name="P11"/>
      <text:p text:style-name="P11">На вершине ветхой башни появляется <text:span text:style-name="T817">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814">имает</text:span>с<text:span text:style-name="T81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14">шеи </text:span>младшей.</text:p>
      <text:p text:style-name="P11"/>
      <text:p text:style-name="P11">- Отдай! Это моё! Я его <text:span text:style-name="T817">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17">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17">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17">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817">народа Фаэри</text:span>. А <text:span text:style-name="T816">Мы</text:span> - первым, родившимся во время войны. <text:span text:style-name="T816">Мы</text:span> никогда не знал<text:span text:style-name="T816">и</text:span> мирного времени. Только на новой родине, в Эквестрии, <text:span text:style-name="T816">Мы</text:span> узнал<text:span text:style-name="T816">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17">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1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70">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70">Ойкумены Фаэри</text:span>. Город, в котором прошла <text:span text:style-name="T816">Наша</text:span> юность. Казармы кадетского корпуса преторианской гвардии, тренировочный плац и сержанты учебки заменили <text:span text:style-name="T81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30">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18">тварями</text:span></text:span><text:span text:style-name="Default_20_Paragraph_20_Font"><text:span text:style-name="T7"> — мы умеем летать. </text:span></text:span><text:span text:style-name="Default_20_Paragraph_20_Font"><text:span text:style-name="T819">Хотя д</text:span></text:span><text:span text:style-name="Default_20_Paragraph_20_Font"><text:span text:style-name="T7">ля набора высоты нам </text:span></text:span><text:span text:style-name="Default_20_Paragraph_20_Font"><text:span text:style-name="T819">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819">даже без них</text:span></text:span><text:span text:style-name="Default_20_Paragraph_20_Font"><text:span text:style-name="T7">. </text:span></text:span><text:span text:style-name="Default_20_Paragraph_20_Font"><text:span text:style-name="T819">А д</text:span></text:span><text:span text:style-name="Default_20_Paragraph_20_Font"><text:span text:style-name="T7">ля планирования нам не нужно ничего. </text:span></text:span><text:span text:style-name="Default_20_Paragraph_20_Font"><text:span text:style-name="T818">Иль-Шогг</text:span></text:span><text:span text:style-name="Default_20_Paragraph_20_Font"><text:span text:style-name="T819"> же могут только </text:span></text:span><text:span text:style-name="Default_20_Paragraph_20_Font"><text:span text:style-name="T818">низко </text:span></text:span><text:span text:style-name="Default_20_Paragraph_20_Font"><text:span text:style-name="T819">подпрыгивать — </text:span></text:span><text:span text:style-name="Default_20_Paragraph_20_Font"><text:span text:style-name="T818">на Орунгуне им не хватает айны для левитации</text:span></text:span><text:span text:style-name="Default_20_Paragraph_20_Font"><text:span text:style-name="T819">.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20">д</text:span></text:span><text:span text:style-name="Default_20_Paragraph_20_Font"><text:span text:style-name="T821">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18">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818">айны, а большая её часть уходила на вооружения</text:span></text:span><text:span text:style-name="Default_20_Paragraph_20_Font"><text:span text:style-name="T7">. </text:span></text:span><text:span text:style-name="Default_20_Paragraph_20_Font"><text:span text:style-name="T818">Д</text:span></text:span><text:span text:style-name="Default_20_Paragraph_20_Font"><text:span text:style-name="T7">оставлять </text:span></text:span><text:span text:style-name="Default_20_Paragraph_20_Font"><text:span text:style-name="T818">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22">четыре</text:span></text:span><text:span text:style-name="Default_20_Paragraph_20_Font"><text:span text:style-name="T820"> </text:span></text:span><text:span text:style-name="Default_20_Paragraph_20_Font"><text:span text:style-name="T818">год</text:span></text:span><text:span text:style-name="Default_20_Paragraph_20_Font"><text:span text:style-name="T820">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23">ая</text:span></text:span><text:span text:style-name="Default_20_Paragraph_20_Font"><text:span text:style-name="T7"> борьб</text:span></text:span><text:span text:style-name="Default_20_Paragraph_20_Font"><text:span text:style-name="T823">а</text:span></text:span><text:span text:style-name="Default_20_Paragraph_20_Font"><text:span text:style-name="T7"> был</text:span></text:span><text:span text:style-name="Default_20_Paragraph_20_Font"><text:span text:style-name="T823">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16">строю</text:span> обороняющихся заметишь худую тёмно-синюю курсантку в латах на два размера больше, чем надо, - фыркает Луна. - Вон, <text:span text:style-name="T816">она </text:span>как раз обронила гасту. Нам <text:span text:style-name="T816">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24">жеребец</text:span> с ёжиком <text:span text:style-name="T824">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24">Курсант Селена! За потерю личного оружия </text:span><text:span text:style-name="T825">будешь </text:span><text:span text:style-name="T824">неделю подметать плац! Вот этой самой гастой!</text:span></text:p>
      <text:p text:style-name="P11">- <text:span text:style-name="T824">Хайя, сержант! Слушаюсь!</text:span></text:p>
      <text:p text:style-name="P11"/>
      <text:p text:style-name="P11">Луна снова набирает высоту <text:span text:style-name="T824">и голоса с плаца затихают внизу</text:span>.</text:p>
      <text:p text:style-name="P11"/>
      <text:p text:style-name="P11">- Война преобразила нас. <text:span text:style-name="T825">Т</text:span>ысячелетия у нас не было врагов — и было вдосталь <text:span text:style-name="T825">айны</text:span>. Мы построили множество величественных городов и прекрасных замков, посадили <text:span text:style-name="T825">вокруг них</text:span> зачарованны<text:span text:style-name="T825">е</text:span> сад<text:span text:style-name="T825">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1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25">цитаделях</text:span> и не желали смотреть наружу. Даже когда из мира начала уходить <text:span text:style-name="T825">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26">Твари.</text:span></text:p>
      <text:p text:style-name="P375"/>
      <text:p text:style-name="P376">Наши историки до последних дней войны спорили, привёл ли их <text:span text:style-name="T827">из тёмных глубин Эогиппа </text:span>на Орунгун отступник <text:span text:style-name="T828">Калеодонг,</text:span> <text:span text:style-name="T828">и</text:span>ли же они пришли сами и он предложил им свои услуги на месте. <text:span text:style-name="T829">Те две твари, что нам удалось взять в плен, </text:span><text:span text:style-name="T830">не отлича</text:span><text:span text:style-name="T827">лись</text:span><text:span text:style-name="T830"> разговорчивостью. </text:span><text:span text:style-name="T829">А </text:span><text:span text:style-name="T830">лерб</text:span><text:span text:style-name="T829">ы</text:span><text:span text:style-name="T830"> </text:span><text:span text:style-name="T829">являются </text:span><text:span text:style-name="T827">всего лишь не</text:span><text:span text:style-name="T829">разумными </text:span><text:span text:style-name="T827">марионетками </text:span><text:span text:style-name="T829">— брать их в плен с целью получения информации бесполезно</text:span><text:span text:style-name="T830">.</text:span></text:p>
      <text:p text:style-name="P377"><text:soft-page-break/>То, что смогли восстановить по косвенным данным: <text:span text:style-name="T827">около двухсот тварей </text:span><text:span text:style-name="T828">Иль-Шогг </text:span><text:span text:style-name="T827">вышли из Эогиппа в районе</text:span><text:span text:style-name="T828"> старой исследовательской базе Эриан-2 </text:span><text:span text:style-name="T827">у</text:span><text:span text:style-name="T828"> Ледяных пещер, </text:span><text:span text:style-name="T829">где жил в изгнании мятежный киор </text:span><text:span text:style-name="T828">Калеодонг. </text:span><text:span text:style-name="T829">Мотивы Калеодонга неясны — то ли он </text:span><text:span text:style-name="T831">помешался в долгой ссылке от одиночества, то ли хотел отомстить королеве за изгнание, то </text:span><text:span text:style-name="T827">ли он стал первой жертвой тварей </text:span><text:span text:style-name="T831">— уже никто не узнает. </text:span><text:span text:style-name="T827">Но </text:span><text:span text:style-name="T831">Калеодонг стал наместником Орунгуна от лица Единства Иль-Шогг и он - единственный лерб, в поведении которого </text:span><text:span text:style-name="T827">были </text:span><text:span text:style-name="T831">признаки разума и индивидуальности. </text:span><text:span text:style-name="T827">Строго говоря, если бы не узкие зрачки — отличить его от обычных фаэри было бы невозможно.</text:span><text:span text:style-name="T831"> Приятель Нашей сестрицы, ксенобиолог Кэйлонг даже выдвинул теорию, что твари могут заражать двумя путями — подселяя </text:span><text:span text:style-name="T832">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27">можно только по зрачкам. Если лерб второго типа их скрывает — распознать его невозможно</text:span><text:span text:style-name="T832"> — но каждое </text:span><text:span text:style-name="T827">такое </text:span><text:span text:style-name="T832">вселение требует одной твари </text:span><text:span text:style-name="T827">Иль-Шогг</text:span><text:span text:style-name="T832">, </text:span><text:span text:style-name="T827">и это объясняет, почему двести тварей воспользовались таким приёмом всего лишь один раз.</text:span></text:p>
      <text:p text:style-name="P377"><text:span text:style-name="T827">Ф</text:span><text:span text:style-name="T829">игура </text:span><text:span text:style-name="T827">Калеодонга </text:span><text:span text:style-name="T829">тёмной канвой проходит через всю войну. Он скрывал их присутствие в первое время, он</text:span><text:span text:style-name="T828"> обучил их азам пользования техникой фаэри, чем доставил нам немало хлопот в грядущей войне. </text:span><text:span text:style-name="T829">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8"/>
      <text:p text:style-name="P379"><text:span text:style-name="T833">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822">Шесть десятков л</text:span></text:span><text:span text:style-name="Default_20_Paragraph_20_Font"><text:span text:style-name="T834">ет</text:span></text:span><text:span text:style-name="Default_20_Paragraph_20_Font"><text:span text:style-name="T7"> войны подстегнули наш </text:span></text:span><text:span text:style-name="Default_20_Paragraph_20_Font"><text:span text:style-name="T822">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22">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35">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35">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22">ё</text:span></text:span><text:span text:style-name="Default_20_Paragraph_20_Font"><text:span text:style-name="T7"> единственн</text:span></text:span><text:span text:style-name="Default_20_Paragraph_20_Font"><text:span text:style-name="T822">ое</text:span></text:span><text:span text:style-name="Default_20_Paragraph_20_Font"><text:span text:style-name="T7"> </text:span></text:span><text:span text:style-name="Default_20_Paragraph_20_Font"><text:span text:style-name="T822">преимущество</text:span></text:span><text:span text:style-name="Default_20_Paragraph_20_Font"><text:span text:style-name="T7"> — обращение </text:span></text:span><text:span text:style-name="Default_20_Paragraph_20_Font"><text:span text:style-name="T822">фаэри</text:span></text:span><text:span text:style-name="Default_20_Paragraph_20_Font"><text:span text:style-name="T7"> в управляемых рабов — </text:span></text:span><text:span text:style-name="Default_20_Paragraph_20_Font"><text:span text:style-name="T822">твари</text:span></text:span><text:span text:style-name="Default_20_Paragraph_20_Font"><text:span text:style-name="T7"> отточили в совершенстве. </text:span></text:span><text:span text:style-name="Default_20_Paragraph_20_Font"><text:span text:style-name="T822">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30">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35">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30">боевые машины </text:span></text:span><text:span text:style-name="Default_20_Paragraph_20_Font"><text:span text:style-name="T7">и мехадоспехи ещё </text:span></text:span><text:span text:style-name="Default_20_Paragraph_20_Font"><text:span text:style-name="T822">два</text:span></text:span><text:span text:style-name="Default_20_Paragraph_20_Font"><text:span text:style-name="T7"> </text:span></text:span><text:span text:style-name="Default_20_Paragraph_20_Font"><text:span text:style-name="T822">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22">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22">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230">механических кротов</text:span></text:span><text:span text:style-name="Default_20_Paragraph_20_Font"><text:span text:style-name="T7">. </text:span></text:span><text:span text:style-name="Default_20_Paragraph_20_Font"><text:span text:style-name="T822">Фаэри</text:span></text:span><text:span text:style-name="Default_20_Paragraph_20_Font"><text:span text:style-name="T7">, </text:span></text:span><text:span text:style-name="Default_20_Paragraph_20_Font"><text:span text:style-name="T822">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36">айну</text:span> Орунгуна в <text:span text:style-name="T836">спарк</text:span>-<text:span text:style-name="T836">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37">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36">твари</text:span> <text:span text:style-name="T837">и их ледяные рабы</text:span>. Для начала освободительного марша нам не хватало только «<text:span text:style-name="T836">Маджестика</text:span>», с которого мы могли бы сметать и выжигать армии <text:span text:style-name="T836">тварей</text:span> площадями. <text:span text:style-name="T836">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36">В этом дальнем форте </text:span>в то время было безопаснее, основные силы <text:span text:style-name="T836">Иль-Шогг</text:span> сосредоточились вокруг Последнего Прибежища. Сама же Лорен хотела проконтролировать завершение «<text:span text:style-name="T836">Маджестика</text:span>», и привести его к нам.</text:p>
      <text:p text:style-name="P11">Последняя радиограмма от неё сообщала, что «<text:span text:style-name="T836">Маджестик</text:span>» с оставшимися защитниками Прибежища покинул Ундариен и идёт на эвакуацию Норгонга. После чего <text:span text:style-name="T836">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36">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36">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38">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36">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80">Луна не слушает меня. Её крылья <text:span text:style-name="T839">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80"/>
      <text:p text:style-name="P381">Луна поворачивает ко мне голову и я вижу узкие зрачки в её глазах.</text:p>
      <text:p text:style-name="P380"/>
      <text:p text:style-name="P380"><text:span text:style-name="T839">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840">Пинг</text:span>… <text:span text:style-name="T840">Пинг</text:span>… <text:span text:style-name="T840">Пинг</text:span>…</text:p>
      <text:p text:style-name="P11"/>
      <text:p text:style-name="P382">«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40">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40">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41">м</text:span><text:span text:style-name="T840">оего</text:span> рта вырывается пар — ужасный холод царит в <text:span text:style-name="T840">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40">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41">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41">лерб</text:span>. Услышит нас — и всё пропало.</text:p>
      <text:p text:style-name="P11"/>
      <text:p text:style-name="P11">НеДейдра тычет в сторону едва видной в <text:span text:style-name="T840">сумраке</text:span> деревянной двери на массивных ржавых <text:span text:style-name="T840">петлях</text:span>. <text:span text:style-name="T841">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40">тут </text:span><text:s/>откусывать.</text:p>
      <text:p text:style-name="P11"/>
      <text:p text:style-name="P11">Поняха <text:span text:style-name="T842">закидывает кусачки за спину</text:span><text:span text:style-name="T840">,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841">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41">лербы</text:span>.</text:p>
      <text:p text:style-name="P11"/>
      <text:p text:style-name="P11">- Встречаются кто? <text:span text:style-name="T841">Откуда вам знакомо это слово?</text:span></text:p>
      <text:p text:style-name="P11"><text:soft-page-break/>- <text:span text:style-name="T841">Лербы — так их называет принцесса Селестия</text:span>. Пони, обращённые виндиго <text:span text:style-name="T840">в ледяных рабов</text:span>. <text:span text:style-name="T841">Марионетки Найтмэр</text:span><text:span text:style-name="T843">.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44">них</text:span> недел<text:span text:style-name="T844">ь</text:span>. Я кратенько введу вас в курс дела, пока будем продвигаться по вентиляции.</text:p>
      <text:p text:style-name="P11">- <text:span text:style-name="T844">Сколько же я</text:span> спал?!!</text:p>
      <text:p text:style-name="P11">- Тише! - Карвед Лайн бросает на меня осуждающий взляд. - Вы проспали <text:span text:style-name="T84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45">ещё </text:span>до вторжения. Сама принцесса ночи исчезла через сутки <text:span text:style-name="T845">после вашего визита</text:span>. Вернулась она через два дня с отрядом <text:span text:style-name="T845">хтонических</text:span> созданий — <text:span text:style-name="T841">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46">всем магам</text:span> Понхэнджа, <text:span text:style-name="T847">включая аспирантов и стажёров</text:span>. Они умеют летать, они превращают пони в <text:span text:style-name="T847">лербов</text:span> <text:span text:style-name="T845">за считанные секунды</text:span>, они принесли холод <text:span text:style-name="T843">и ночь </text:span>в Эквестрию. <text:span text:style-name="T843">Да-</text:span><text:span text:style-name="T847">да</text:span><text:span text:style-name="T843">, в Эквестрии уже две недели длится ночь — и мы не знаем, как долго ещё она продлится. И с</text:span>ейчас, как вы заметили, холодно <text:span text:style-name="T845">по-</text:span>зим<text:span text:style-name="T845">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83">- Ваша дражайшая супруга объявила розыск <text:span text:style-name="T845">в конце перв</text:span><text:span text:style-name="T844">ого</text:span><text:span text:style-name="T845"> </text:span><text:span text:style-name="T844">дня</text:span><text:span text:style-name="T845"> вашего исчезновения</text:span>, но не решалась вторгнуться на ночную половину замка — это вызвало бы грандиозный дипломатический скандал <text:span text:style-name="T845">и, возможно, гражданскую смуту. Не секрет, что в последние годы </text:span>отношения между <text:span text:style-name="T847">Д</text:span>невной и <text:span text:style-name="T847">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83">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45">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47">старую </text:span>башню <text:span text:style-name="T847">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4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44">две </text:span>недел<text:span text:style-name="T844">и</text:span> наход<text:span text:style-name="T84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45">д</text:span>иархии и примкнула к Найтмэр Мун практически в полном составе.</text:p>
      <text:p text:style-name="P11"/>
      <text:p text:style-name="P384">Библиотекарь спокойным тоном ра<text:span text:style-name="T848">с</text:span>сказывает, как за <text:span text:style-name="T848">пару </text:span>недел<text:span text:style-name="T848">ь</text:span> обрушился мир, который мы с Сел выстраивали полтысячи лет. <text:span text:style-name="T845">Могущественное государство, которое мы основали и </text:span><text:span text:style-name="T848">развивали</text:span><text:span text:style-name="T845"> сотни лет, вылетело в трубу: </text:span><text:span text:style-name="T848">д</text:span><text:span text:style-name="T845">ворцовые фракции самозабвенно сражаются друг с другом, не обращая внимание на поглощающую их страну внешнюю силу. </text:span><text:span text:style-name="T844">Соседние государства с удовольствием откусывают ставшие бесхозными провинции. </text:span><text:span text:style-name="T848">Пони стремительно забывают о достижениях цивилизации, возвращаюсь на первобытный уровень кочевых племён</text:span><text:span text:style-name="T845">.</text:span></text:p>
      <text:p text:style-name="P384">Я слушаю его, и внутри у меня всё леденеет, как будто я остался там, в <text:span text:style-name="T845">промёрзшей насквозь </text:span>родине принцесс.</text:p>
      <text:p text:style-name="P11"/>
      <text:p text:style-name="P383">- Полицейская центурия была обращена в <text:span text:style-name="T847">лербов</text:span> первыми. Тандерстрайку чудом удалось спастись, хотя злые языки говорят, <text:span text:style-name="T845">что </text:span>он <text:span text:style-name="T847">уцелел</text:span><text:span text:style-name="T845"> только потому, что </text:span>вместо дежурства сидел в баре. Затем была обращена <text:span text:style-name="T84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47">ровно столько уходит на то, чтобы виндиго поцеловал жертву</text:span>. Видя привычных товарищей по оружию, никто не ожид<text:span text:style-name="T847">ает</text:span> подвоха и не подн<text:span text:style-name="T847">имает</text:span> тревог<text:span text:style-name="T847">у</text:span>. Тайность вторжения была нарушена <text:span text:style-name="T845">лишь </text:span>у самых покоев <text:span text:style-name="T845">принцессы </text:span>Селестии, когда <text:span text:style-name="T845">на </text:span><text:span text:style-name="T847">присутствие </text:span><text:span text:style-name="T845">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44">всего </text:span><text:span text:style-name="T846">полдюжины</text:span><text:span text:style-name="T84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48">почти</text:span> и не надо никого <text:span text:style-name="T847">пленять</text:span> — партия Ночи и так выполняет любой приказ узурпаторши. <text:span text:style-name="T843">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47">Ринса Стилфизера</text:span>.</text:p>
      <text:p text:style-name="P11">- За <text:span text:style-name="T848">дюжину дней</text:span> армия узурпаторши завоевала более трёх четвертей Эквестрии. <text:span text:style-name="T848">Впрочем, б</text:span>ольшинство <text:span text:style-name="T84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48">с окрестностями </text:span>— её. Самых непокорных лидеров она обращает в <text:span text:style-name="T847">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47">Ринса</text:span>.</text:p>
      <text:p text:style-name="P11"/>
      <text:p text:style-name="P11">Очевидно, разволновавшись, я издаю шорох, потому что <text:span text:style-name="T847">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47">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85">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85"/>
      <text:p text:style-name="P385">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49">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849">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49">искать их и </text:span>протискиваться придётся наугад.</text:p>
      <text:p text:style-name="P11"/>
      <text:p text:style-name="P11">- Проплыть в ледяной воде <text:span text:style-name="T849">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42">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849">да</text:span>?</text:p>
      <text:p text:style-name="P11"/>
      <text:p text:style-name="P11"/>
      <text:p text:style-name="P386">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49">двадцать</text:span> футов. Открыв глаза, я ищу проход в темноте.</text:p>
      <text:p text:style-name="P386"/>
      <text:p text:style-name="P386">Тщетно.</text:p>
      <text:p text:style-name="P386"/>
      <text:p text:style-name="P386">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86"/>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86">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86"/>
      <text:p text:style-name="P386">Копыто освобождает мой рот.</text:p>
      <text:p text:style-name="P11"/>
      <text:p text:style-name="P11">Я вдыхаю так <text:span text:style-name="T84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42">осипшим голосом</text:span> каркаю я. - Второй раз за сутки умирать — многовато, как на мой вкус.</text:p>
      <text:p text:style-name="P11"/>
      <text:p text:style-name="P11"><text:span text:style-name="T849">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84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49">Лербы</text:span>, как правило, не выходят на стену, но кто <text:span text:style-name="T849">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43">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86">Я понимаю, о чём он говорит. Над опушкой, привязанный гайдропами к пням, колышется небольшой дирижабль. <text:span text:style-name="T843">Мягкий</text:span> свет полной луны серебрит лоснящиеся бока воздушного корабля, придавая ему сходство с небесным кашалотом. <text:span text:style-name="T850">Дирижабль закреплён довольно низко от земли — баллон воздушного корабля </text:span><text:span text:style-name="T851">не превышает верхушек сосен</text:span>. Гондола, в которой я угадываю <text:span text:style-name="T849">небольшую</text:span> шлюпку, покачивается в тридцати футах над головой.</text:p>
      <text:p text:style-name="P386"/>
      <text:p text:style-name="P386">«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42">ывает</text:span> один из двух передних и берётся за второй, когда появляются они.</text:p>
      <text:p text:style-name="P11"/>
      <text:p text:style-name="P11"><text:span text:style-name="T849">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849">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49">вверх</text:span> вслед за мной.</text:p>
      <text:p text:style-name="P11">Перевалившись через борт шлюпки, без сил валюсь на дощат<text:span text:style-name="T850">ое</text:span> <text:span text:style-name="T850">дно</text:span>, <text:span text:style-name="T842">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49">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49">надолго </text:span>залечь на дно.</text:p>
      <text:p text:style-name="P11"/>
      <text:p text:style-name="P11">Сосны за бортом <text:span text:style-name="T850">уходят</text:span> вниз — мы медленно набираем высоту.</text:p>
      <text:p text:style-name="P11"/>
      <text:p text:style-name="P387">- Нам повезло, что с ними не было их хозяев. Виндиго умеют летать, - бормочет розовая пони, смотря вниз. - <text:s/><text:span text:style-name="T850">Они все сейчас с Найтмэр у северных гор.</text:span></text:p>
      <text:p text:style-name="P11"/>
      <text:p text:style-name="P388">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8">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7"/>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850">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52">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50">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50">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52">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51">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53">двое </text:span>сут<text:span text:style-name="T853">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52">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53">Пять</text:span> дн<text:span text:style-name="T853">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43">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51">своих</text:span> глаз.</text:p>
      <text:p text:style-name="P11"/>
      <text:p text:style-name="P389">Внутрь меня сопровождают четыре гвардейца с занесенными <text:span text:style-name="T851">надо мной </text:span>алебардами.</text:p>
      <text:p text:style-name="P389"/>
      <text:p text:style-name="P389">Селестия сидит спиной ко мне, просматривая развёрнут<text:span text:style-name="T851">ый</text:span> на полу <text:span text:style-name="T851">свиток</text:span>. Так же, не глядя, она жестом отсылает стражников прочь.</text:p>
      <text:p text:style-name="P389"><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51">синими</text:span> и <text:span text:style-name="T851">золотыми</text:span> фишками, расставленными в десятках позиций. В основном, карта уставлена <text:span text:style-name="T851">синими</text:span> фишками, <text:span text:style-name="T851">золотых</text:span> совсем мало.</text:p>
      <text:p text:style-name="P11"/>
      <text:p text:style-name="P11">- Ну привет, что ли, жёнушка? Давно не виделись. Говорят, <text:span text:style-name="T854">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89"><text:span text:style-name="T851">Проклятье</text:span>! Она <text:span text:style-name="T851">знает</text:span>… </text:p>
      <text:p text:style-name="P389">Про нас с Понкой <text:span text:style-name="T851">она узнать </text:span>точно не могла — мы только что прибыли. </text:p>
      <text:p text:style-name="P389">Значит, <text:span text:style-name="T851">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90">- Сел, я тебя прошу, давай без истерик, - примирительно поднимаю открытые ладони на уровень груди. - <text:span text:style-name="T84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54">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54">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54">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54">Иль-Шогг</text:span> требуется не менее семи<text:span text:style-name="T854">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54">пять </text:span>миллион<text:span text:style-name="T854">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46">была </text:span>коснуться моих подданных. Это только наше дело, моё и сестры, и больше ничьё. Пони не должны проливать кровь <text:span text:style-name="T854">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55">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46">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56">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9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56">н</text:span>ый тут же дирижабль огромных размеров. «Гордость Эквестрии» - красовалось на его титаническом баллоне. <text:span text:style-name="T855">Чуть вдали мерно покачивались в воздухе его собратья - «Конкордия» и «Лорен».</text:span></text:p>
      <text:p text:style-name="P392">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56">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5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56">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55">лерб!</text:span> Они холодные и глупые, а ты совсем-совсем горячий, я же провер<text:span text:style-name="T856">я</text:span>ла <text:span text:style-name="T855">много раз</text:span>! <text:span text:style-name="T855">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55">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55">круп </text:span>Понк<text:span text:style-name="T855">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9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92">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56">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57">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57">Будет снег и лёд. </text:span>Виндиго называют это лучшим, что может случиться в нашей жизни. Стать одним из их <text:span text:style-name="T857">Единства</text:span> в результате «поцелуя холода» или что-то вроде того, - вспоминаю я. – Но даже в них жизни больше, чем в тех <text:span text:style-name="T857">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58">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58">только </text:span>ими <text:span text:style-name="T858">и</text:span> ордой пони-зомби в <text:span text:style-name="T858">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5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57">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58">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57">Это что? Пушка? </text:span>Ты будешь стрелять? - тупо спрашиваю я.</text:p>
      <text:p text:style-name="P11"/>
      <text:p text:style-name="P11"><text:span text:style-name="T858">Р</text:span>озовогрив<text:span text:style-name="T858">ая</text:span> симпатичн<text:span text:style-name="T858">ая</text:span> понях<text:span text:style-name="T858">а</text:span> как-то не вяжется с <text:span text:style-name="T858">образом </text:span>хладнокровн<text:span text:style-name="T858">ого</text:span> убийц<text:span text:style-name="T858">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5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58">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59">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59">Мы сотни лет таились. </text:span>Сейчас она — меньшая часть. Намного меньшая, но намного более счастливая. Она была принцессой Ночи <text:span text:style-name="T857">Эквестрии</text:span>, стала же королевой <text:span text:style-name="T857">Единства</text:span> <text:span text:style-name="T857">всего Эквуса</text:span>. Счастье её теперь не знает границ.</text:p>
      <text:p text:style-name="P11">- О каком счастье ты говоришь? - я, наконец, нашари<text:span text:style-name="T859">ваю</text:span> багор и осторожно перехватываю пальцами чуть пониже, чтобы было удобно замахиваться.</text:p>
      <text:p text:style-name="P393">- <text:span text:style-name="T857">Единство</text:span> делает счастливым каждого, кто впустит е<text:span text:style-name="T857">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59">фейерверочная </text:span>пушка <text:span text:style-name="T859">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59">она</text:span> тебе понадобится, когда ты познаешь любовь <text:span text:style-name="T857">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57">Единства</text:span> вслед за этой розовой истеричкой. Для тебя Мы устроим процедуру <text:span text:style-name="T85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59">А</text:span> это случится очень скоро! Мы надеемся, что и Селестия сможет поприсутствовать на сей церемонии и присоединиться к нам в объятиях <text:span text:style-name="T857">Единства</text:span>. До той же поры <text:span text:style-name="T85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57">свадьбу</text:span>, обещаю! У супруга королевы <text:span text:style-name="T857">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5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60">н</text:span>ого флагманского дирижабля Найтмэр Мун, это и его натуральная реализация! То есть, это реальный айсберг <text:span text:style-name="T860">под</text:span> громадн<text:span text:style-name="T860">ы</text:span>м воздушн<text:span text:style-name="T860">ы</text:span>м шар<text:span text:style-name="T860">ом</text:span>, испещрённый прорезанными во льду коридорами и помещениями. <text:span text:style-name="T861">Лерб</text:span><text:span text:style-name="T862">ы</text:span> снуют по этим штольням как биороботы, а шестёрка управляющих им<text:span text:style-name="T860">и</text:span> виндиго вводит в дрожь <text:span text:style-name="T860">одним видом</text:span>.</text:p>
      <text:p text:style-name="P11"/>
      <text:p text:style-name="P394">Впрочем, дрожь вызывает и другой фактор: тут холодно.</text:p>
      <text:p text:style-name="P394"/>
      <text:p text:style-name="P39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62">лербов</text:span> на месте? Пока живы — есть хоть какая-то надежда на чудо.</text:p>
      <text:p text:style-name="P39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60">Конечно</text:span>, я могу вцепиться в приносящего похлёбку <text:span text:style-name="T863">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64">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64">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60">и бэт-пони</text:span>. <text:span text:style-name="T860">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63">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65">ь</text:span> какую-то <text:span text:style-name="T865">густую </text:span>жидкость. Судя по цвету и консистенции — содержимое выгребной ямы. <text:span text:style-name="T863">Атакующие</text:span> не обращают на это внимани<text:span text:style-name="T865">е</text:span>, методично разрушая ворота копытами. Столпившиеся поодаль сторонники партии Ночи одобрительно наблюдают за <text:span text:style-name="T86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63">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65">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65">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66">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95">Дверь камеры растворяется и к нам входит улыбающаяся до ушей Найтмер Мун в сопровождении виндиго.</text:p>
      <text:p text:style-name="P395"/>
      <text:p text:style-name="P395">- Признаемся, Мы ожидали большего от Нашей сестрицы. Наши провозвестники <text:span text:style-name="T863">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66">Мы не успели развлечься как следует!</text:span> <text:span text:style-name="T866">Теперь и</text:span>дём с Нами, Хуман. Мы хотим, чтобы ты видел, как погаснет последняя искра сопротивления на пути воцарения <text:span text:style-name="T866">абсолютно</text:span><text:span text:style-name="T863">го</text:span> <text:span text:style-name="T863">Единства</text:span> и вечной Ночи!</text:p>
      <text:p text:style-name="P11"/>
      <text:p text:style-name="P395">В окружении шест<text:span text:style-name="T866">ёрки</text:span> виндиго мы с Понкой идём вслед за Найтмэр на палубу «Айсберга», где припаркована парящая колесница.</text:p>
      <text:p text:style-name="P395"/>
      <text:p text:style-name="P39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66">иго</text:span> впр<text:span text:style-name="T866">я</text:span>гаются в неё.</text:p>
      <text:p text:style-name="P395"/>
      <text:p text:style-name="P395">Через пару минут мы приближаемся к поверженной «Гордости Эквестрии», где последние защитники ведут бой с наседающим врагом.</text:p>
      <text:p text:style-name="P395">Разломанная напополам гондола дирижабля стала неким суррогатом крепости для обороняющихся <text:span text:style-name="T863">воинов</text:span> из дворцовой охраны Селестии. Сама принцесса стоит на мостике и молча следит за боем. <text:span text:style-name="T866">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63">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67">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68">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6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69">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96">Эти слова чёрная аликорница произносит почти нежно, с нотками печали.</text:p>
      <text:p text:style-name="P396"><text:soft-page-break/></text:p>
      <text:p text:style-name="P396">Я не успеваю уследить, как <text:s/>Найтмэр молниеносно, без подготовки, прыгает на Селестию, разворачиваясь в воздухе.</text:p>
      <text:p text:style-name="P39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96"/>
      <text:p text:style-name="P39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69">ы</text:span>гает следом и, не давая опомниться, со всего размаха опускается всеми четырьмя копытами на спину пытающей подняться <text:span text:style-name="T869">белой </text:span>аликорницы.</text:p>
      <text:p text:style-name="P396"/>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9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96">Управляющий жезл возвращается на место.</text:p>
      <text:p text:style-name="P396"/>
      <text:p text:style-name="P11">- Мы же предупреждали, у тебя не было шансов, - издевательски произносит Найтмэр. - Теперь ты познаешь милость <text:span text:style-name="T870">Е</text:span><text:span text:style-name="T871">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69">А-А-А-А-А-А-А-А-А-А-А-А-А-</text:span>Н!!!</text:p>
      <text:p text:style-name="P11"/>
      <text:p text:style-name="P396">Ударом копыта Найтмэр отбрасывает пуст<text:span text:style-name="T871">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96"/>
      <text:p text:style-name="P396">«ВСЕ ПЕЧЕНЬКИ БУДУТ НАШИ!». </text:p>
      <text:p text:style-name="P396"/>
      <text:p text:style-name="P396"><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71">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69">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69">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69">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7">…</text:p>
      <text:p text:style-name="P397">…</text:p>
      <text:p text:style-name="P397"/>
      <text:p text:style-name="P396">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96">«Мы бы телепортировались прямо в замок, но защитное поле Элементов подавляет телепортацию <text:span text:style-name="T853">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96"/>
      <text:p text:style-name="P396">И вот уже третий день мы гонимся на колеснице, запряженной в шестёрку виндиго.</text:p>
      <text:p text:style-name="P396"/>
      <text:p text:style-name="P396">Сначала это была еле видная в <text:span text:style-name="T86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96"/>
      <text:p text:style-name="P396"><text:soft-page-break/>Расстояние между нами сокращается медленно, но неуклонно — тянущие колесницу с ровной скоростью <text:span text:style-name="T872">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69">просто </text:span>нет времени его снять.</text:p>
      <text:p text:style-name="P396"/>
      <text:p text:style-name="P11">За три дня мы пролетаем весь путь, который у нас с Понкой на «Хитрожопке» занял <text:span text:style-name="T853">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53">тебе </text:span>позволить... ИК!…</text:p>
      <text:p text:style-name="P11"/>
      <text:p text:style-name="P39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8"><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53">о </text:span>друга лбами <text:span text:style-name="T872">китайских болванчиков</text:span>.</text:p>
      <text:p text:style-name="P398"/>
      <text:p text:style-name="P399">- Давай, Сел, - бормочу я, яростно терзая зубами узел <text:span text:style-name="T873">на запястьях</text:span>. - Поднажми.</text:p>
      <text:p text:style-name="P11"/>
      <text:p text:style-name="P11">Как будто услы<text:span text:style-name="T853">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53">о пол</text:span>, что я подпрыгиваю на скамье и валюсь на <text:span text:style-name="T853">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72">му</text:span> <text:span text:style-name="T872">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68">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0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68">лунные блики иг</text:span>ра<text:span text:style-name="T868">ю</text:span>т на ледяных нитях как живые. <text:span text:style-name="T86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00"/>
      <text:p text:style-name="P400">Двумя частями.</text:p>
      <text:p text:style-name="P400"/>
      <text:p text:style-name="P400">Некоторое время фрагменты — сама аликорница и её левое крыло — движутся по инерции рядом, но вскоре их траектории расходятся.</text:p>
      <text:p text:style-name="P400"/>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74">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01"><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01"><text:span text:style-name="Default_20_Paragraph_20_Font"><text:span text:style-name="T875"/></text:span></text:p>
      <text:p text:style-name="P401"><text:span text:style-name="Default_20_Paragraph_20_Font"><text:span text:style-name="T875">Зрение на несколько секунд отключается из-за яркого дневного света, внезапно сменившего мягкий свет звёзд.</text:span></text:span></text:p>
      <text:p text:style-name="P401"><text:soft-page-break/><text:span text:style-name="Default_20_Paragraph_20_Font"><text:span text:style-name="T875"/></text:span></text:p>
      <text:p text:style-name="P401"><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0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74">кровавая </text:span>борозда. В её конце в изорван<text:span text:style-name="T874">н</text:span>ом дымящемся поварском халате лежит белая аликорница.</text:p>
      <text:p text:style-name="P400"/>
      <text:p text:style-name="P400">Я окаменевшим истуканом сижу на полу, уставившись прямо вперёд. В голове непрерывно крутится фраза </text:p>
      <text:p text:style-name="P400"/>
      <text:p text:style-name="P400">«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74">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74">хмурым</text:span> утр<text:span text:style-name="T87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76">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76">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74">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76">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76">Вот и всё</text:span>! - торжествующе смеётся Найтмэр. - Ты проиграла, сестра!</text:p>
      <text:p text:style-name="P11"/>
      <text:p text:style-name="P11">Розовая аура щита охватывает тёмную <text:span text:style-name="T87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77">стекает</text:span> по рогу <text:span text:style-name="T877">Найтмэр</text:span>, заливая <text:span text:style-name="T877">ей </text:span>глаза и нос. <text:span text:style-name="T877">Она</text:span> слизывает эту кровь и снова хохочет.</text:p>
      <text:p text:style-name="P11"/>
      <text:p text:style-name="P11">- <text:span text:style-name="T877">У тебя вкусная кровь. Только из-за этого стоило ждать полтысячи лет!</text:span></text:p>
      <text:p text:style-name="P11"/>
      <text:p text:style-name="P400">Я поднима<text:span text:style-name="T877">ю</text:span> камень над головой и броса<text:span text:style-name="T877">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00"/>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74">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77">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78">магии </text:span>осторожно ставит её на ноги <text:span text:style-name="T878">и тотчас же схлопывается</text:span>. <text:span text:style-name="T877">Н</text:span>оги светлой аликорницы подгибаются и она медленно <text:span text:style-name="T877">ложится</text:span> на садовую дорожку. Кровь струится из её ран на боках и основании крыла, <text:span text:style-name="T878">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7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77">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79">Медленно, очень медленно, как во сне, она встаёт на ноги.</text:span></text:p>
      <text:p text:style-name="P11"/>
      <text:p text:style-name="P11">- Обними же меня, наконец, <text:span text:style-name="T878">мой Хуман</text:span>. Мне станет теплее. Тут... что-то <text:span text:style-name="T878">стало </text:span>слишком холодно.</text:p>
      <text:p text:style-name="P11"/>
      <text:p text:style-name="P402"><text:span text:style-name="T7">Очертания аликорницы расплываются передо мной из-за слёз. Я быстро вытираю глаза ладонью и </text:span><text:span text:style-name="T880">крепко </text:span><text:span text:style-name="T7">обнимаю Селести</text:span><text:span text:style-name="T880">ю</text:span><text:span text:style-name="T7"> обеими руками. </text:span><text:span text:style-name="T881">Впервые за те полтысячи лет, что мы знакомы.</text:span><text:span text:style-name="T7"> Та коротко вздыхает и расслаблено </text:span><text:span text:style-name="T880">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78">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03"><text:span text:style-name="Default_20_Paragraph_20_Font"><text:span text:style-name="T7">- Очень знакомая магия... Похоже на моё собственное проклят</text:span></text:span><text:span text:style-name="Default_20_Paragraph_20_Font"><text:span text:style-name="T880">ь</text:span></text:span><text:span text:style-name="Default_20_Paragraph_20_Font"><text:span text:style-name="T7">е «Каменный лёд», только усилен</text:span></text:span><text:span text:style-name="Default_20_Paragraph_20_Font"><text:span text:style-name="T880">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30">Дискордом </text:span></text:span><text:span text:style-name="Default_20_Paragraph_20_Font"><text:span text:style-name="T882">сотни лет назад</text:span></text:span><text:span text:style-name="Default_20_Paragraph_20_Font"><text:span text:style-name="T7">... Откуда у тебя этот медальон?</text:span></text:span></text:p>
      <text:p text:style-name="P403"><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83">кха</text:span>..</text:p>
      <text:p text:style-name="P404">…<text:span text:style-name="T879">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04">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4"/>
      <text:p text:style-name="P404">Звон усиливается. Воздух в пяти шагах от меня дрожит, в неясном мареве проявляется нечто определённое. Мигая <text:span text:style-name="T878">зелёным</text:span><text:span text:style-name="T884">и пятнами</text:span>, передо мной висит чёрный экран. Зелёные <text:span text:style-name="T884">блики и </text:span>линии на нём складываются в знакомое изображение.</text:p>
      <text:p text:style-name="P11"/>
      <text:p text:style-name="P11">С экрана на меня смотрит Селестия. <text:span text:style-name="T878">Её измождённое лицо </text:span><text:span text:style-name="T884">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84">статических </text:span>разрядов.</text:p>
      <text:p text:style-name="P12"><text:span text:style-name="Default_20_Paragraph_20_Font"><text:span text:style-name="T7"/></text:span></text:p>
      <text:p text:style-name="P405"><text:soft-page-break/><text:span text:style-name="Default_20_Paragraph_20_Font"><text:span text:style-name="T7">- Правда, я н-не ожидала, что твоя миссия так затянется. </text:span></text:span><text:span text:style-name="Default_20_Paragraph_20_Font"><text:span text:style-name="T885">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85">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86">реальном </text:span></text:span><text:span text:style-name="Default_20_Paragraph_20_Font"><text:span text:style-name="T7">мире лишь в виде кучки электрических </text:span></text:span><text:span text:style-name="Default_20_Paragraph_20_Font"><text:span text:style-name="T885">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86">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87">M</text:span></text:span><text:span text:style-name="Default_20_Paragraph_20_Font"><text:span text:style-name="T888">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89">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87">в лучшем случае,</text:span></text:span><text:span text:style-name="Default_20_Paragraph_20_Font"><text:span text:style-name="T7"> пару </text:span></text:span><text:span text:style-name="Default_20_Paragraph_20_Font"><text:span text:style-name="T890">д</text:span></text:span><text:span text:style-name="Default_20_Paragraph_20_Font"><text:span text:style-name="T891">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85">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87">2</text:span></text:span><text:span text:style-name="Default_20_Paragraph_20_Font"><text:span text:style-name="T7">» и рулить подводной лодкой в холодных водах </text:span></text:span><text:span text:style-name="Default_20_Paragraph_20_Font"><text:span text:style-name="T887">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06"><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87">сознании</text:span></text:span><text:span text:style-name="Default_20_Paragraph_20_Font"><text:span text:style-name="T7"> всё время вертятся обрывки фраз:</text:span></text:span></text:p>
      <text:p text:style-name="P406"><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7" text:outline-level="2">Глава <text:span text:style-name="T892">2</text:span>1</text:h>
      <text:p text:style-name="P11"/>
      <text:p text:style-name="P408"><text:span text:style-name="T893">Тут так холодно</text:span><text:span text:style-name="T894">…</text:span><text:span text:style-name="T893"> Мне так не хватает твоих </text:span><text:span text:style-name="T894">объятий…</text:span></text:p>
      <text:p text:style-name="P409"><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10">Я вообще ничего не вижу.</text:p>
      <text:p text:style-name="P410"/>
      <text:p text:style-name="P410">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95">горячую ручку </text:span>выход<text:span text:style-name="T895">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96">п</text:span></text:span><text:span text:style-name="Default_20_Paragraph_20_Font"><text:span text:style-name="T897">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95">Все внизу, в бомбоубежище. А</text:span> сам себя <text:span text:style-name="T895">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98">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98">что, </text:span>не забрали в <text:span text:style-name="T895">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11">Пожав плечами, нашариваю на стене выключатель и щёлкаю кнопкой. Электричества нет, но разве это важно?</text:p>
      <text:p text:style-name="P411"/>
      <text:p text:style-name="P411">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99">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98">в</text:span>но. <text:span text:style-name="T221">Полтысячи лет прошло.</text:span></text:p>
      <text:p text:style-name="P11"/>
      <text:p text:style-name="P11">- <text:span text:style-name="T221">Странно, </text:span><text:span text:style-name="T899">мне казалось, ракеты взлетели </text:span>полчаса назад… <text:span text:style-name="T899">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11">-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12">На ощупь — крылатый единорог. Или рогатый пегас. Фигурка быстро нагревается и начинает жечь ладонь. Я сжимаю её в руке. <text:span text:style-name="T900">Ощущение</text:span> бол<text:span text:style-name="T900">и пробуждает вспоминание о даре, предложенном Анитой во <text:s/>время нашей последней встречи</text:span>.</text:p>
      <text:p text:style-name="P412"/>
      <text:p text:style-name="P413"><text:soft-page-break/><text:span text:style-name="T289">...Но если тебе понадобится помощь — просто с</text:span>кажи «Семь вечностей» <text:span text:style-name="T289">возле наших оболочек </text:span>и после этого давай команды. Вроде «<text:span text:style-name="T288">оператор четыре, </text:span>слома<text:span text:style-name="T288">й</text:span> эту стену» или «<text:span text:style-name="T288">оператор двенадцать, </text:span>раскида<text:span text:style-name="T288">й</text:span> эту преграду». Ты будешь удивлён, ручаюсь!..</text:p>
      <text:p text:style-name="P414"/>
      <text:p text:style-name="P415">Ну что же. Кажется, <text:span text:style-name="T899">уходить</text:span> ещё рановато. Пора сделать этот мир чуточку лучше. <text:span text:style-name="T899">Ведь н</text:span>амерение меняет реальность, <text:span text:style-name="T899">не так ли?</text:span></text:p>
      <text:p text:style-name="P11"/>
      <text:p text:style-name="P11">- <text:span text:style-name="T900">Терминатор, ты меня хорошо слышишь?</text:span></text:p>
      <text:p text:style-name="P11">- <text:span text:style-name="T900">Да, Дедлайн.</text:span></text:p>
      <text:p text:style-name="P11">- <text:span text:style-name="T901">Вставай, Терминатор. Пришла пора для </text:span><text:span text:style-name="T900">Сем</text:span><text:span text:style-name="T901">и</text:span><text:span text:style-name="T900"> Вечностей.</text:span></text:p>
      <text:p text:style-name="P11"/>
      <text:p text:style-name="P416">Несколько мгновений ничего не происходит. Потом я слышу скрип кроватных пружин и быстрые шаги.</text:p>
      <text:p text:style-name="P416"/>
      <text:p text:style-name="P416">- Оператор Один, я слушаю.</text:p>
      <text:p text:style-name="P416"/>
      <text:p text:style-name="P416">Голос Терминатора помолодел, <text:span text:style-name="T902">в нём появились металлические нотки.</text:span></text:p>
      <text:p text:style-name="P416"/>
      <text:p text:style-name="P416">- Приведи сюда остальных, Оператор Тридцать четыре. <text:span text:style-name="T901">Вытащи их из подвала</text:span>. <text:span text:style-name="T901">Но не трогай персонал Чертогов. Насилие нам ни к чему.</text:span></text:p>
      <text:p text:style-name="P416">- <text:span text:style-name="T902">Да, </text:span><text:span text:style-name="T903">Первый</text:span>. <text:span text:style-name="T903">Иду.</text:span></text:p>
      <text:p text:style-name="P416"/>
      <text:p text:style-name="P417">Слышу удаляющиеся шаги. Теперь я вспоминаю также и дар Хэвэн.</text:p>
      <text:p text:style-name="P417"/>
      <text:p text:style-name="P418"><text:span text:style-name="T902">…Я </text:span><text:span text:style-name="T28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4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19"><text:span text:style-name="T902">Д</text:span>ля активации возможностей тебе не нужн<text:span text:style-name="T341">о произносить</text:span> кодов<text:span text:style-name="T341">ую</text:span> фраз<text:span text:style-name="T34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19"/>
      <text:p text:style-name="P417">Раз пошла такая пьянка, режь последний огурец! Большей уверенности в моей правоте ещё следует поискать. <text:span text:style-name="T904">Намерение и уверенность — всё, что </text:span><text:span text:style-name="T905">ещё </text:span><text:span text:style-name="T904">держит меня в этом мире.</text:span></text:p>
      <text:p text:style-name="P417"/>
      <text:p text:style-name="P417">Я сосредотачиваюсь. <text:span text:style-name="T906">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01"> чувствую в самой глубине сознания </text:span><text:span text:style-name="T906">зарождающийся</text:span><text:span text:style-name="T901"> стержень, </text:span><text:span text:style-name="T906">некий </text:span><text:span text:style-name="T901">твёрдый рычаг, переворачивающий саму мою </text:span><text:soft-page-break/><text:span text:style-name="T901">уверенность о возможностях человеческого организма. </text:span><text:span text:style-name="T906">Он растёт, пускает корни во все органы моего тела, напитывает их энергией.</text:span></text:p>
      <text:p text:style-name="P417"/>
      <text:p text:style-name="P417">Сначала я чувствую, как восстанавливается кожа на руках. Потом ко мне <text:span text:style-name="T905">одним мигом </text:span>возвращается зрение.</text:p>
      <text:p text:style-name="P417"/>
      <text:p text:style-name="P417">…</text:p>
      <text:p text:style-name="P417"/>
      <text:p text:style-name="P417">Фу, я лежу на <text:span text:style-name="T907">залитой </text:span><text:span text:style-name="T901">бурой </text:span><text:span text:style-name="T907">кровью </text:span>койке, <text:span text:style-name="T907">устланной</text:span> <text:span text:style-name="T904">выпавшими волосами и </text:span>отвалившимися струпьями! <text:span text:style-name="T908">Какая гадость!</text:span></text:p>
      <text:p text:style-name="P417"/>
      <text:p text:style-name="P420"><text:span text:style-name="T903">Резко в</text:span>скинувшись с постели, я оказываюсь на потолке, вцепившись пальцами рук в <text:span text:style-name="T907">потолочный датчик пожарной сигнализации </text:span><text:span text:style-name="T901">и кронштейн для лампы</text:span><text:span text:style-name="T907">, а пальцами ног упёршись в стену.</text:span></text:p>
      <text:p text:style-name="P421"/>
      <text:p text:style-name="P421">Ни-хре-на-себе!</text:p>
      <text:p text:style-name="P421"/>
      <text:p text:style-name="P422">Мышцы без труда удерживают меня в этой неестественной позе. <text:span text:style-name="T907">Мир играет передо мной новыми красками, я </text:span><text:span text:style-name="T909">отчётливо вижу каждую пылинку в палате </text:span><text:span text:style-name="T910">и могу вычислить траекторию её движения на ближайшие пять секунд,</text:span><text:span text:style-name="T909"> </text:span><text:span text:style-name="T910">я</text:span><text:span text:style-name="T909"> </text:span><text:span text:style-name="T911">чувствую тысячи новых запахов </text:span><text:span text:style-name="T910">и слышу тысячи новых звуков</text:span><text:span text:style-name="T909">. Я чётко различаю спектр солнечного света, отдельные лучи разных цветов, </text:span><text:span text:style-name="T903">некоторым из которых я даже не знаю названия,</text:span><text:span text:style-name="T909"> играют радугой перед моим восхищённым взором.</text:span></text:p>
      <text:p text:style-name="P423"/>
      <text:p text:style-name="P423"><text:span text:style-name="T912">И </text:span><text:span text:style-name="T901">я </text:span><text:span text:style-name="T912">з</text:span><text:span text:style-name="T909">амечаю голубовато-</text:span><text:span text:style-name="T903">серое</text:span><text:span text:style-name="T90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01">Это сияние разрушает живую плоть и даже моему </text:span><text:span text:style-name="T913">пробудившемуся телу</text:span><text:span text:style-name="T901"> приходится прикладывать определённые усилия на преодоление </text:span><text:span text:style-name="T911">разрушающего эффекта этого сияния.</text:span></text:p>
      <text:p text:style-name="P420"/>
      <text:p text:style-name="P424">Я отцепляюсь от потолка и пружинисто приземляюсь на пол рядом с койкой. <text:span text:style-name="T911">И практически одновременно с</text:span><text:span text:style-name="T902">лышу грохот выбиваемой двери </text:span><text:span text:style-name="T911">бомбо</text:span><text:span text:style-name="T902">убежища. </text:span><text:span text:style-name="T913">Вскоре в</text:span><text:span text:style-name="T912">оздух наполняется приглушенными возгласами выходящих на свободу обитателей Чертогов Разума.</text:span></text:p>
      <text:p text:style-name="P417"/>
      <text:p text:style-name="P425">Надо побыстрее включить их механизмы защиты — радиация кругом нешуточная.</text:p>
      <text:p text:style-name="P425"/>
      <text:p text:style-name="P426">Я со смешком прыгаю <text:span text:style-name="T914">с места</text:span> прямо в зарешеченное окно. То, что не получилось когда-то у Терминатора, получится у меня — пусть он <text:span text:style-name="T903">теперь</text:span> завидует.</text:p>
      <text:p text:style-name="P425"/>
      <text:p text:style-name="P425">При подлёте к решётке моментально раздвигаю <text:span text:style-name="T903">пальцами </text:span>железные прутья, как мягкую проволоку, практически не задержавшись в процессе.</text:p>
      <text:p text:style-name="P425"><text:soft-page-break/></text:p>
      <text:p text:style-name="P425">Стекло представляет <text:span text:style-name="T903">собой </text:span>ещё более слабую преграду — <text:span text:style-name="T911">я</text:span> <text:span text:style-name="T911">давлю двумя</text:span> паль<text:span text:style-name="T903">цами </text:span><text:span text:style-name="T911">в центр стекла</text:span>, <text:span text:style-name="T911">прикрывая второй рукой глаза, </text:span>чтобы <text:span text:style-name="T911">не повредить </text:span>осколк<text:span text:style-name="T911">ами</text:span>. Впрочем, даже если бы порезали — не страшно, <text:span text:style-name="T911">я</text:span> <text:span text:style-name="T911">теперь </text:span>мо<text:span text:style-name="T911">гу их</text:span> вылечить за несколько секунд. <text:span text:style-name="T911">З</text:span>ащищаю <text:span text:style-name="T911">глаза</text:span> просто по привычке. <text:span text:style-name="T915">Весь мой организм представляет теперь </text:span><text:span text:style-name="T903">идеальный</text:span><text:span text:style-name="T915"> инструмент, подчиненный одной цели.</text:span></text:p>
      <text:p text:style-name="P425"/>
      <text:p text:style-name="P427">Большинство Учителей <text:span text:style-name="T903">безучастно смотрят</text:span> <text:span text:style-name="T903">на стоящего перед ними </text:span>Терминатор<text:span text:style-name="T903">а</text:span>. Только Диоген с Гейзенбергом ошеломлённо наблюдают, как я <text:span text:style-name="T913">вылетаю в окно шестого этажа </text:span>в ореоле стеклянной крошки. За три секунды свободного падения <text:span text:style-name="T913">я </text:span>успеваю сгруппироваться, принять необходимую <text:span text:style-name="T911">для приземлен</text:span><text:span text:style-name="T916">и</text:span><text:span text:style-name="T911">я </text:span>позу, и залечить порезы <text:span text:style-name="T911">на руках</text:span>.</text:p>
      <text:p text:style-name="P427"/>
      <text:p text:style-name="P428">- Где научился так прыгать, Дед? — Диоген оценивающе поднимает вверх большой палец. — Подскажи, я тоже хочу. Спускаться по лестницам — такая скука!</text:p>
      <text:p text:style-name="P428">- <text:span text:style-name="T917">Сейчас скажу. Только не тебе одному — всем. Все узнают, - я отряхиваюсь от осколков стекла и осматриваю своё будущее воинство.</text:span></text:p>
      <text:p text:style-name="P417">- <text:span text:style-name="T903">Все вышли? — спрашиваю Терминатора.</text:span></text:p>
      <text:p text:style-name="P417"/>
      <text:p text:style-name="P429">Тот отрицательно качает головой.</text:p>
      <text:p text:style-name="P429"/>
      <text:p text:style-name="P429">- Судья Дредд заперся в уборной. Я не хотел повредить его. Но ведь он нам и не нужен?</text:p>
      <text:p text:style-name="P429">- Не нужен, - утвердительно киваю я.</text:p>
      <text:p text:style-name="P429"/>
      <text:p text:style-name="P430">Я всматриваюсь в <text:span text:style-name="T918">тридцать четыре фигуры, стоящие передо мной. </text:span></text:p>
      <text:p text:style-name="P430"/>
      <text:p text:style-name="P430">- <text:span text:style-name="T911">Мне хотелось бы толкнуть возвышенную речь в такой момент, </text:span><text:span text:style-name="T919">мои друзья</text:span><text:span text:style-name="T911">. </text:span><text:span text:style-name="T919">Ведь будущего у нас нет и видимся мы, </text:span><text:span text:style-name="T913">скорее всего,</text:span><text:span text:style-name="T919"> в последний раз.</text:span><text:span text:style-name="T911"> Но радиация ждать не будет. Поэтому — просто вставайте под знамя Семи Вечностей. </text:span><text:span text:style-name="T920">Пришло время. </text:span><text:span text:style-name="T919">Никто кроме нас и всякая-тому-подобная пафосная хрень, которую я не умею говорить, а вы не будете слушать.</text:span></text:p>
      <text:p text:style-name="P430"/>
      <text:p text:style-name="P431">Я указываю рукой на запад, на скопление оплавленных небоскрёбов.</text:p>
      <text:p text:style-name="P431">- Как вы, может быть, помните, мы работали над проектом искусственного интеллекта, превратившего страну в одну большую <text:span text:style-name="T921">военно-экономическую машину</text:span>. <text:span text:style-name="T921">Уже неважно, были ли наши страхи </text:span><text:span text:style-name="T922">поражения</text:span><text:span text:style-name="T921">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22">Весь мир в радиоактивных руинах.</text:span></text:p>
      <text:p text:style-name="P432">Но!</text:p>
      <text:p text:style-name="P432"/>
      <text:p text:style-name="P432"><text:soft-page-break/>Я многозначительно поднимаю палец. В унисон этому вдали обруш<text:span text:style-name="T923">ив</text:span>ается одна из покосившихся высоток бизнес-центра.</text:p>
      <text:p text:style-name="P430"/>
      <text:p text:style-name="P430">- <text:span text:style-name="T921">Но остались двадцать шесть узлов </text:span><text:span text:style-name="T922">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30"/>
      <text:p text:style-name="P433">Я замолкаю ненадолго, пытаясь прочесть эмоции на лицах Учителей. Проще прочесть эмоции каменных истуканов острова Пасхи.</text:p>
      <text:p text:style-name="P433"/>
      <text:p text:style-name="P433">- Потому что не произойдёт. Хэвэн не возродится. Мы не допусти<text:span text:style-name="T924">м</text:span> это. <text:span text:style-name="T916">Вот ваша задача — найти эти кластеры и уничтожить их. Вам будет противодействовать охрана Хэвэн </text:span><text:span text:style-name="T913">она вся сохранилась и сейчас выполняет приказы министерства Обороны. </text:span><text:span text:style-name="T925">Скорее всего, также будет сопротивление самой Хэвэн — она наверняка что-то придумает. </text:span><text:span text:style-name="T913">Помните, что у неё есть доступ ко всей цифровой инфраструктуре страны.</text:span><text:span text:style-name="T925"> </text:span><text:span text:style-name="T916">Но ваши текущие возможности вполне позволят вам пройти </text:span><text:span text:style-name="T925">все преграды</text:span><text:span text:style-name="T916">. Локации двадцати трёх узлов вам известны — покопайтесь хорошенько в памяти и вспомните. Три ещё надо будет узнать. </text:span><text:span text:style-name="T913">Оставляю вам полную свободу действий в вопросах выбора способов и средств решения задачи.</text:span><text:span text:style-name="T916"> После выполнения задания будете свободны. </text:span><text:span text:style-name="T925">Удачи. </text:span><text:span text:style-name="T916">У меня всё.</text:span></text:p>
      <text:p text:style-name="P430"/>
      <text:p text:style-name="P434">Я отворачиваюсь от неровного строя. Не хочется смотреть в лицо тем, кому даёшь безнадёжную задачу. </text:p>
      <text:p text:style-name="P434"/>
      <text:p text:style-name="P434">- Оператор <text:span text:style-name="T925">О</text:span>дин?</text:p>
      <text:p text:style-name="P434">- <text:span text:style-name="T925">Да? — я поворачиваюсь.</text:span></text:p>
      <text:p text:style-name="P434"/>
      <text:p text:style-name="P435">Площадка перед входом в бомбоубежище пуста — только Терминатор стоит на старом месте.</text:p>
      <text:p text:style-name="P435"/>
      <text:p text:style-name="P436">- <text:span text:style-name="T910">А боевой кластер </text:span><text:span text:style-name="T926">бледных</text:span><text:span text:style-name="T910"> — его не нужно уничтожить?</text:span><text:span text:style-name="T927"> </text:span><text:span text:style-name="T928">Ф</text:span><text:span text:style-name="T913">еникс</text:span><text:span text:style-name="T927"> </text:span><text:span text:style-name="T910">не возродится?</text:span></text:p>
      <text:p text:style-name="P436">- <text:span text:style-name="T926">Хороший вопрос</text:span><text:span text:style-name="T910">, - отвечаю я. — </text:span><text:span text:style-name="T926">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36">- Ты не пойдёшь с нами?</text:p>
      <text:p text:style-name="P435">Я отрицательно мотаю головой.</text:p>
      <text:p text:style-name="P435">- Нет. У меня есть сво<text:span text:style-name="T929">я</text:span> зада<text:span text:style-name="T929">ча</text:span>.</text:p>
      <text:p text:style-name="P435"/>
      <text:p text:style-name="P437">Я закрываю глаза. Даже сквозь закрытые веки вижу <text:span text:style-name="T926">постепенно </text:span>испепеляющее мир голубовато-серое сияние. <text:span text:style-name="T910">Я сильнее сжимаю фигурку Селестии в кулаке и сияние распадается на радужный спектр лучей, </text:span><text:span text:style-name="T926">пронизывающих всё живое и разрушающее его.</text:span></text:p>
      <text:p text:style-name="P437"><text:soft-page-break/></text:p>
      <text:p text:style-name="P438"><text:span text:style-name="T926">Я сжимаю колючую фигурку ещё крепче, </text:span><text:span text:style-name="T930">её рог впивается мне в ладонь, я чувствую кровь, стекающую по пальцам.</text:span><text:span text:style-name="T926"> </text:span><text:span text:style-name="T93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31">некий третий глаз</text:span><text:span text:style-name="T930">, я </text:span><text:span text:style-name="T931">теперь </text:span><text:span text:style-name="T930">вижу суть вещей и явлений, суть мироздания и времени.</text:span></text:p>
      <text:p text:style-name="P438"/>
      <text:p text:style-name="P439">Это очень забавно. Мир не сделан печальным, печальным делаем его мы. И в наших же силах всё вернуть.</text:p>
      <text:p text:style-name="P439"/>
      <text:p text:style-name="P439">Намерение меняет реальность.</text:p>
      <text:p text:style-name="P439"/>
      <text:p text:style-name="P439">Теперь я понимаю смысл фразы. Всё так просто! <text:span text:style-name="T93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33">особым образом сконструированных био</text:span><text:span text:style-name="T932">электрических импульсов - </text:span><text:span text:style-name="T931">д</text:span><text:span text:style-name="T932">остаточно даже слабых импульсов мозговой активности. Поле, способное материализов</text:span><text:span text:style-name="T933">ыв</text:span><text:span text:style-name="T932">ать физические предметы или же применять физические воздействия к предметам </text:span><text:span text:style-name="T933">материального мира</text:span><text:span text:style-name="T932">.</text:span></text:p>
      <text:p text:style-name="P439"/>
      <text:p text:style-name="P440">Поле, по всем признакам не отличимое от магии.</text:p>
      <text:p text:style-name="P438"/>
      <text:p text:style-name="P440">Осталась самая малость — изменить несколько первых триллионов фотонов, чтобы цепная реакция довершила трансформацию по всей планете.</text:p>
      <text:p text:style-name="P440"/>
      <text:p text:style-name="P440">Я сжимаю кулак ещё крепче. Моё тело горит, я чувствую, как огромный поток энегрии <text:span text:style-name="T934">выходит</text:span> через него. Рог фигурки выходит с другой стороны ладони.</text:p>
      <text:p text:style-name="P440">И крохотная искорка слетает с этого рога и растворяется в пространстве. Искорка <text:span text:style-name="T934">настоящей</text:span> частички <text:span text:style-name="T934">Эквуса</text:span>, что разделяется на золотистое облачко и начинает цепную реакцию трансформации радиации в магию.</text:p>
      <text:p text:style-name="P441"/>
      <text:p text:style-name="P440">Я вижу, как бледное сияние <text:span text:style-name="T934">вокруг</text:span> заменяется <text:span text:style-name="T934">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33">возглас</text:span> Терминатора. - Ты становишься прозрачным. Я вижу <text:span text:style-name="T934">деревья</text:span> сквозь тебя. Она забирает тебя? Скажи, она уцелела? Хэвэн забирает тебя?</text:p>
      <text:p text:style-name="P11"/>
      <text:p text:style-name="P442">Я сухо смеюсь в ответ. <text:span text:style-name="T934">Мой </text:span><text:span text:style-name="T933">разогнанный </text:span><text:span text:style-name="T934">мозг тут же выдаёт мне ответ.</text:span></text:p>
      <text:p text:style-name="P442"/>
      <text:p text:style-name="P442"><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43">Энергия в теле заканчивается внезапно, как будто перекрыли вентиль. Вместе с уходом энергии уходит и сознание.</text:p>
      <text:p text:style-name="P443"/>
      <text:p text:style-name="P2">~~~</text:p>
      <text:p text:style-name="P2"/>
      <text:p text:style-name="P11">…Я вновь <text:span text:style-name="T935">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936">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33">Ого, д</text:span>а ты же не иначе, как сам Проводник! - в восхищении отвечает Анакорн. - Редчайший тип <text:span text:style-name="T936">существ!</text:span> Только эти создания могут о<text:span text:style-name="T93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33">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33">и</text:span> <text:span text:style-name="T933">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36">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37">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30">метапространственным</text:span><text:span text:style-name="T938"> </text:span>коридорам, могу напутать со временем. <text:span text:style-name="T939">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25">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940">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36">водящий</text:span> одним копытом <text:span text:style-name="T936">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44">- Ну, или так, - успеваю подумать я.<text:note text:id="ftn10" text:note-class="footnote"><text:note-citation>10</text:note-citation><text:note-body><text:p text:style-name="Footnote"><text:span text:style-name="T941">Дискорд стоял за </text:span><text:span text:style-name="T942">разваленными </text:span><text:span text:style-name="T941">дверями </text:span><text:span text:style-name="T942">метапространственного коридора, </text:span><text:span text:style-name="T941">смотрел на </text:span><text:span text:style-name="T943">две </text:span><text:span text:style-name="T942">человеческие </text:span><text:span text:style-name="T941">фигурки, </text:span><text:span text:style-name="T943">быстро </text:span><text:span text:style-name="T941">падающие </text:span><text:span text:style-name="T942">в </text:span><text:span text:style-name="T943">перпендикулярных </text:span><text:span text:style-name="T942">направлениях и мерзко хихикал. </text:span><text:span text:style-name="T944">Потирать</text:span><text:span text:style-name="T942"> лапы ему мешал </text:span><text:span text:style-name="T945">прижатый к груди </text:span><text:span text:style-name="T942">большой указатель, указывающий светящимися стрелками два направления под углом в девяносто градусов.</text:span></text:p><text:p text:style-name="P445"/><text:p text:style-name="P446"><text:tab/>- Ну вот и сочлись, Проводничёк! <text:span text:style-name="T946">Куда это ты собрался? К хэппи энду? Не</text:span><text:span text:style-name="T947">т уж</text:span><text:span text:style-name="T946">, рановато! </text:span><text:span text:style-name="T948">Не то, чтоб</text:span><text:span text:style-name="T946">ы</text:span><text:span text:style-name="T948"> я </text:span><text:span text:style-name="T946">был</text:span><text:span text:style-name="T948"> больш</text:span><text:span text:style-name="T946">им любителем твоих отражений, но так весело наблюдать, как ты барахтаешься во всех этих историях. Так что, </text:span><text:span text:style-name="T939">пока основная история заканчивается -</text:span><text:span text:style-name="T946"> побарахтайся ещё в одной мне на потеху! — </text:span><text:span text:style-name="T939">драконикус сложил указатель, картинно щёлкнул пальцами и исчез, оставив после себя облачко мятных пылинок.</text:span></text:p><text:p text:style-name="P445"/><text:p text:style-name="P447">***</text:p><text:p text:style-name="P448"/><text:p text:style-name="P449"><text:tab/>- А-А-А-А-А-А-А-А!!!</text:p><text:p text:style-name="P449"/><text:p text:style-name="P449"><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8"/><text:p text:style-name="P448"><text:tab/>- Это определённо не пегас. И вообще не пони, - заметила старшая.</text:p><text:p text:style-name="P448"><text:tab/>- Да неужели? - саркастически отозвалась младшая. - Возлияния дешевым аппалузским самогоном плохо влияют на <text:span text:style-name="T949">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8"/><text:p text:style-name="P448"><text:tab/>Вопящая фигура поравнялась с аликорницами и продолжила низвержение в пропасть.</text:p><text:p text:style-name="P448"/><text:p text:style-name="P448"><text:tab/>- Ты права, - отозвалась старшая и раскрыла крылья. Одновременно на кончике рога аликорницы зажглась звёздочка магии телепортаци. </text:p><text:p text:style-name="P448"><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8"/><text:p text:style-name="P448"><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8"/><text:p text:style-name="P448"><text:tab/>(<text:span text:style-name="T31">отсюда начинается «Обмен» </text:span><text:span text:style-name="T4">getmeouttahere).</text:span></text:p><text:p text:style-name="P448"><text:line-break/></text:p></text:note-body></text:note></text:p>
      <text:p text:style-name="P14"/>
      <text:h text:style-name="P5" text:outline-level="2">Эпилог</text:h>
      <text:p text:style-name="P2"/>
      <text:p text:style-name="P116">~~~5000 лет от основания Эквестрии~~~</text:p>
      <text:p text:style-name="P450"/>
      <text:p text:style-name="P451">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50">ается</text:span> кобыла-земнопони, задней ногой отодви<text:span text:style-name="T950">гая</text:span> полноватого жеребёнка от гипсового бюста какой-то древней знаменитости.</text:p>
      <text:p text:style-name="P11">- Хм, - экскурсовод <text:span text:style-name="T95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51">Д</text:span>иархия аликорнов займёт целых пять залов – культурный пласт <text:span text:style-name="T951">Золотой</text:span> эпохи особенно богат. Следующий зал будет посвящён Тёмным временам, что начались после падения <text:span text:style-name="T951">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50">ет</text:span> от одного экспоната к другому. Экскурсовод увлечённо рассказыва<text:span text:style-name="T950">ет</text:span> о культуре античности, в то время как учительница со скучающим видом наблюда<text:span text:style-name="T950">ет</text:span> кувырки погодных пегасов в ближайшей тучке. После дюжины подобных экскурсий она мо<text:span text:style-name="T950">жет</text:span> на одном дыхании пересказать имена шести величайших военачальников Эквестрии периода <text:span text:style-name="T951">Д</text:span>иархии и назвать даты <text:span text:style-name="T952">девяти известнейших гонок «Небес Эквестрии»</text:span>. Всё <text:span text:style-name="T950">идёт</text:span> своим чередом, своей обыденной логикой.</text:p>
      <text:p text:style-name="P452"/>
      <text:p text:style-name="P23">…</text:p>
      <text:p text:style-name="P23">…</text:p>
      <text:p text:style-name="P23">…</text:p>
      <text:p text:style-name="P23"/>
      <text:p text:style-name="P11">- И финальная часть экспозиции эпохи <text:span text:style-name="T951">Д</text:span>иархии, - экскурсовод т<text:span text:style-name="T950">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51">косо стоящей</text:span> фигуре множество выщербин и царапин, одно крыло отломано, второе покрыто сетью трещин, часть хвоста отсутств<text:span text:style-name="T950">ует,</text:span> голову с отбитым ухом венча<text:span text:style-name="T950">ет</text:span> обломок рога. И всё же даже в нынешнем жалком состоянии она вызыва<text:span text:style-name="T950">ет</text:span> восхищение неземной грацией и изяществом линий. Осколок неземной красоты как будто свети<text:span text:style-name="T950">тся</text:span> внутренним светом, источая магическое сияние на посетителей. В душе что-то замира<text:span text:style-name="T950">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52">й</text:span> в Вечнодиком лесу <text:span text:style-name="T95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5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5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50">с</text:span>… - смущённо от<text:span text:style-name="T95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53">ают</text:span><text:span text:style-name="T7">. Экскурсовод поправ</text:span><text:span text:style-name="T953">ляет</text:span><text:span text:style-name="T7"> очки и оки</text:span><text:span text:style-name="T953">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5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5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50">вает</text:span> экскурсовода Рэйнбоу Дрим. - Это плинцесса Селестия, или лабота этой… как её… Эйл Малбл?</text:p>
      <text:p text:style-name="P23"/>
      <text:p text:style-name="P23">Экскурсовод <text:span text:style-name="T950">смотрит</text:span> на жеребёнка поверх очков и слабо улыб<text:span text:style-name="T950">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50">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50">ает</text:span> на него учительница. - <text:span text:style-name="T950">Н</text:span>емедленно вернисть в группу!</text:p>
      <text:p text:style-name="P11">- О, не волнуйтесь, всё в порядке! - успок<text:span text:style-name="T950">аивает</text:span> её экскурсовод, поправляя жакет, - На самом деле, очень интересный вопрос. Эпоха <text:span text:style-name="T951">Д</text:span>иархии изучена достаточно хорошо, но один нюанс всё ещё вызывает ожесточённые прения среди <text:span text:style-name="T951">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5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50">о</text:span> из предани<text:span text:style-name="T950">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50">ит</text:span> на жеребят и морщи<text:span text:style-name="T95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5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5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54">о</text:span> сна, как тебе мама в сказочке на ночь читала!</text:p>
      <text:p text:style-name="P23"/>
      <text:p text:style-name="P23">Жеребята хохочут, хлопая друг друга <text:span text:style-name="T954">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55">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55">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53">- Рэйнбоу? Где я? - бормочу я в прострации.</text:p>
      <text:p text:style-name="P453">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53">- Здластвуй, Хуман. Ты усыбся? Тебе больно? - участливо спрашивает кобылка.</text:p>
      <text:p text:style-name="P453"/>
      <text:p text:style-name="P453">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55">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55">постепенно </text:span>возвращается ясность мыслей.</text:p>
      <text:p text:style-name="P11">- Все. Подлуги. <text:span text:style-name="T955">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55">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54">- Рэйнбоу Джет? - неверяще переспрашиваю я.</text:p>
      <text:p text:style-name="P453">Не может быть, полтысячи лет прошло с нашей последней встречи. Хотя Анакорн что-то говорил о <text:span text:style-name="T955">том, что не в ладах со временем</text:span>.</text:p>
      <text:p text:style-name="P454"/>
      <text:p text:style-name="P23">- Неа! - разочарованно отвечает та. - Лэйнбоу Длим. <text:s/>Эх! А я думала, ты меня знаес. <text:span text:style-name="T955">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56">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56">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5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55">дитя</text:span>. Будь такой, какой была твоя <text:span text:style-name="T954">пра-пра-</text:span>прабабушка, малышка. <text:span text:style-name="T955">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54">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57">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54">Не скажу, что это было легко.</text:span></text:p>
      <text:p text:style-name="P23"/>
      <text:p text:style-name="P11">Всё её тело покрыто <text:span text:style-name="T957">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58">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57">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58">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58">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58">ющие</text:span>е тело Селестии.</text:p>
      <text:p text:style-name="P23"/>
      <text:p text:style-name="P455">- Н-нет, ч-что-ты, просто в прежнем виде ты мне нравилась больше. Я не любитель садо-мазо, - нервно хихикаю я.</text:p>
      <text:p text:style-name="P455"><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58">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58">в Вечнодиком</text:span> состоит наполовину из зачерствевших круассанов!</text:p>
      <text:p text:style-name="P23"/>
      <text:p text:style-name="P456">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56"><text:soft-page-break/>Луна подходит к Селестии вплотную, нос к носу.</text:p>
      <text:p text:style-name="P23"/>
      <text:p text:style-name="P23">- Мы рады, что ты вернулась, Сестра. <text:span text:style-name="T957">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57">всё время </text:span>пыталась найти способ расколдовать тебя. Увы, <text:span text:style-name="T958">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59">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59">Тварь</text:span></text:span><text:span text:style-name="Default_20_Paragraph_20_Font"><text:span text:style-name="T7"> обманул</text:span></text:span><text:span text:style-name="Default_20_Paragraph_20_Font"><text:span text:style-name="T959">а</text:span></text:span><text:span text:style-name="Default_20_Paragraph_20_Font"><text:span text:style-name="T7"> и Нас тоже и хитростью выведал</text:span></text:span><text:span text:style-name="Default_20_Paragraph_20_Font"><text:span text:style-name="T959">а</text:span></text:span><text:span text:style-name="Default_20_Paragraph_20_Font"><text:span text:style-name="T7"> у тебя дорогу к Орунгуну. Когда же он</text:span></text:span><text:span text:style-name="Default_20_Paragraph_20_Font"><text:span text:style-name="T959">а</text:span></text:span><text:span text:style-name="Default_20_Paragraph_20_Font"><text:span text:style-name="T7"> проявил</text:span></text:span><text:span text:style-name="Default_20_Paragraph_20_Font"><text:span text:style-name="T959">а</text:span></text:span><text:span text:style-name="Default_20_Paragraph_20_Font"><text:span text:style-name="T7"> себя и окончательно поработил</text:span></text:span><text:span text:style-name="Default_20_Paragraph_20_Font"><text:span text:style-name="T959">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60">с вами</text:span></text:span><text:span text:style-name="Default_20_Paragraph_20_Font"><text:span text:style-name="T7"> хоть две минуты… Мы так соскучились! </text:span></text:span><text:span text:style-name="Default_20_Paragraph_20_Font"><text:span text:style-name="T959">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58">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57">айны, как на нашей старой родине</text:span>.</text:p>
      <text:p text:style-name="P23">- Твоя правда, Сестра, - согла<text:span text:style-name="T958">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58">я</text:span> жизнь в твёрдом мире утомляет…</text:p>
      <text:p text:style-name="P23">- А потом?</text:p>
      <text:p text:style-name="P11">- Потом? Кто знает? Быть может, безмятежная тихая жизнь в <text:span text:style-name="T961">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58">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61">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6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91">ается</text:span> жёлтый огонёк. Зелёные буквы <text:span text:style-name="T962">бе</text:span><text:span text:style-name="T891">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891">781 </text:span>поддерж<text:span text:style-name="T891">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61">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7"/>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8">Sandy Marton - Camel by Camel</text:p>
      <text:p text:style-name="P458"><text:a xlink:type="simple" xlink:href="https://www.youtube.com/watch?v=JnqQ8n06-0A" text:style-name="Internet_20_link" text:visited-style-name="Visited_20_Internet_20_Link">https://www.youtube.com/watch?v=JnqQ8n06-0A</text:a></text:p>
      <text:p text:style-name="P459">Jan Hammer - Crockett's theme </text:p>
      <text:p text:style-name="P458"><text:a xlink:type="simple" xlink:href="https://www.youtube.com/watch?v=8r6fk8VTjbY" text:style-name="Internet_20_link" text:visited-style-name="Visited_20_Internet_20_Link"><text:span text:style-name="T963">https://www.youtube.com/watch?v=8r6fk8VTjbY</text:span></text:a></text:p>
      <text:p text:style-name="P460">Rameses B - North</text:p>
      <text:p text:style-name="P458"><text:a xlink:type="simple" xlink:href="https://www.youtube.com/watch?v=U5im_1MHrLU" text:style-name="Internet_20_link" text:visited-style-name="Visited_20_Internet_20_Link">https://www.youtube.com/watch?v=U5im_1MHrLU</text:a></text:p>
      <text:p text:style-name="P458">Rameses B - Transcend</text:p>
      <text:p text:style-name="P458"><text:a xlink:type="simple" xlink:href="https://www.youtube.com/watch?v=5LE5IHJMDiQ" text:style-name="Internet_20_link" text:visited-style-name="Visited_20_Internet_20_Link"><text:soft-page-break/><text:span text:style-name="T963">https://www.youtube.com/watch?v=5LE5IHJMDiQ</text:span></text:a><text:span text:style-name="T963"><text:line-break/>Hanu Dixit - Distant Lands</text:span></text:p>
      <text:p text:style-name="P458"><text:a xlink:type="simple" xlink:href="https://www.youtube.com/watch?v=Ok_JgMamVnQ" text:style-name="Internet_20_link" text:visited-style-name="Visited_20_Internet_20_Link">https://www.youtube.com/watch?v=Ok_JgMamVnQ</text:a></text:p>
      <text:p text:style-name="P458"/>
      <text:p text:style-name="P458"><text:span text:style-name="T964">Invicible - Vibe Tracs </text:span><text:a xlink:type="simple" xlink:href="https://www.youtube.com/watch?v=mkka6K8runM" text:style-name="Internet_20_link" text:visited-style-name="Visited_20_Internet_20_Link"><text:span text:style-name="T964">https://www.youtube.com/watch?v=mkka6K8runM</text:span></text:a></text:p>
      <text:p text:style-name="P458"><text:line-break/>Eye Of The Tiger</text:p>
      <text:p text:style-name="P461">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965">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6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66">)</text:span></text:span></text:p>
      <text:p text:style-name="P462">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63" text:outline-level="1"><text:span text:style-name="Default_20_Paragraph_20_Font"><text:span text:style-name="T967">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6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64"/>
      <text:p text:style-name="P46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64"><text:tab/><text:tab/>Lost city <text:a xlink:type="simple" xlink:href="https://www.youtube.com/watch?v=YZUoGbF7WLE" office:target-frame-name="_top" xlink:show="replace" text:style-name="Internet_20_link" text:visited-style-name="Visited_20_Internet_20_Link">https://www.youtube.com/watch?v=YZUoGbF7WLE</text:a></text:p>
      <text:p text:style-name="P464">Outrunner – Day dream <text:a xlink:type="simple" xlink:href="https://www.youtube.com/watch?v=s8KLEossy_k" text:style-name="Internet_20_link" text:visited-style-name="Visited_20_Internet_20_Link">https://www.youtube.com/watch?v=s8KLEossy_k</text:a></text:p>
      <text:p text:style-name="P465">Outrunner – Hidden World <text:a xlink:type="simple" xlink:href="https://www.youtube.com/watch?v=MEFE9653Z2k" text:style-name="Internet_20_link" text:visited-style-name="Visited_20_Internet_20_Link">https://www.youtube.com/watch?v=MEFE9653Z2k</text:a></text:p>
      <text:p text:style-name="P466">Outrunner – Departure - <text:a xlink:type="simple" xlink:href="https://www.youtube.com/watch?v=KCnhaSV7vlk" text:style-name="Internet_20_link" text:visited-style-name="Visited_20_Internet_20_Link">https://www.youtube.com/watch?v=KCnhaSV7vlk</text:a></text:p>
      <text:p text:style-name="P466"/>
      <text:h text:style-name="P463" text:outline-level="1">Wastelander X – Aftermath <text:a xlink:type="simple" xlink:href="https://www.youtube.com/watch?v=cRNYvL9gD9o" text:style-name="Internet_20_link" text:visited-style-name="Visited_20_Internet_20_Link">https://www.youtube.com/watch?v=cRNYvL9gD9o</text:a></text:h>
      <text:p text:style-name="P467"><text:span text:style-name="T968">Midnight Anima</text:span><text:span text:style-name="T969"> 2195 𝙎𝙄𝙈𝙐𝙇𝘼𝙏𝙄𝙊𝙉 𝙈𝙄𝘿𝙉𝙄𝙂𝙃𝙏</text:span></text:p>
      <text:p text:style-name="P467"><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4T01:21:15.642979300</dc:date>
    <meta:editing-cycles>511</meta:editing-cycles>
    <meta:editing-duration>P154DT23H25M26S</meta:editing-duration>
    <meta:document-statistic meta:table-count="0" meta:image-count="0" meta:object-count="0" meta:page-count="375" meta:paragraph-count="4927" meta:word-count="119021" meta:character-count="769696" meta:non-whitespace-character-count="654086"/>
    <meta:template xlink:type="simple" xlink:actuate="onRequest" xlink:title="" xlink:href="Normal"/>
  </office:meta>
</office:document-meta>
</file>